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39.21pt"/>
    </style:style>
    <style:style style:name="co7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33"/>
    <style:style style:name="ce5" style:family="table-cell" style:parent-style-name="Default" style:data-style-name="N133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33">
      <style:table-cell-properties fo:border-bottom="0.06pt solid #000000" fo:border-left="none" fo:border-right="none" fo:border-top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5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G_2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atriz siz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 Deviation</text:p>
          </table:table-cell>
        </table:table-row>
        <table:table-row table:style-name="ro1">
          <table:table-cell/>
          <table:table-cell office:value-type="string" calcext:value-type="string">
            <text:p>4x4</text:p>
          </table:table-cell>
          <table:table-cell table:style-name="ce4" table:formula="of:=[r4.B103]" office:value-type="float" office:value="1.6289699995521" calcext:value-type="float">
            <text:p>1.6290</text:p>
          </table:table-cell>
          <table:table-cell table:style-name="ce4" table:formula="of:=[r4.B104]" office:value-type="float" office:value="0.208094698659384" calcext:value-type="float">
            <text:p>0.2081</text:p>
          </table:table-cell>
        </table:table-row>
        <table:table-row table:style-name="ro1">
          <table:table-cell/>
          <table:table-cell office:value-type="string" calcext:value-type="string">
            <text:p>8x8</text:p>
          </table:table-cell>
          <table:table-cell table:formula="of:=[r8.B103]" office:value-type="float" office:value="1.787649992704" calcext:value-type="float">
            <text:p>1.7876</text:p>
          </table:table-cell>
          <table:table-cell table:formula="of:=[r8.B104]" office:value-type="float" office:value="0.102643090871478" calcext:value-type="float">
            <text:p>0.1026</text:p>
          </table:table-cell>
        </table:table-row>
        <table:table-row table:style-name="ro1">
          <table:table-cell/>
          <table:table-cell office:value-type="string" calcext:value-type="string">
            <text:p>16x16</text:p>
          </table:table-cell>
          <table:table-cell table:style-name="ce4" table:formula="of:=[r16.B103]" office:value-type="float" office:value="1.8388300037383" calcext:value-type="float">
            <text:p>1.8388</text:p>
          </table:table-cell>
          <table:table-cell table:formula="of:=[r16.B104]" office:value-type="float" office:value="0.0805978909624306" calcext:value-type="float">
            <text:p>0.0806</text:p>
          </table:table-cell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table:formula="of:=[r32.B103]" office:value-type="float" office:value="1.8754900050163" calcext:value-type="float">
            <text:p>1.8755</text:p>
          </table:table-cell>
          <table:table-cell table:formula="of:=[r32.B104]" office:value-type="float" office:value="0.0609121739689124" calcext:value-type="float">
            <text:p>0.0609</text:p>
          </table:table-cell>
        </table:table-row>
        <table:table-row table:style-name="ro1">
          <table:table-cell/>
          <table:table-cell office:value-type="string" calcext:value-type="string">
            <text:p>64x64</text:p>
          </table:table-cell>
          <table:table-cell table:style-name="ce4" table:formula="of:=[r64.B103]" office:value-type="float" office:value="1.8737800037869" calcext:value-type="float">
            <text:p>1.8738</text:p>
          </table:table-cell>
          <table:table-cell table:formula="of:=[r64.B104]" office:value-type="float" office:value="0.0525231179035097" calcext:value-type="float">
            <text:p>0.0525</text:p>
          </table:table-cell>
        </table:table-row>
        <table:table-row table:style-name="ro1">
          <table:table-cell/>
          <table:table-cell office:value-type="string" calcext:value-type="string">
            <text:p>128x128</text:p>
          </table:table-cell>
          <table:table-cell table:formula="of:=[r128.B103]" office:value-type="float" office:value="1.8759200024603" calcext:value-type="float">
            <text:p>1.8759</text:p>
          </table:table-cell>
          <table:table-cell table:formula="of:=[r128.B104]" office:value-type="float" office:value="0.0564957696113894" calcext:value-type="float">
            <text:p>0.0565</text:p>
          </table:table-cell>
        </table:table-row>
        <table:table-row table:style-name="ro1">
          <table:table-cell/>
          <table:table-cell office:value-type="string" calcext:value-type="string">
            <text:p>256x256</text:p>
          </table:table-cell>
          <table:table-cell table:formula="of:=[r256.B103]" office:value-type="float" office:value="1.8716399991516" calcext:value-type="float">
            <text:p>1.8716</text:p>
          </table:table-cell>
          <table:table-cell table:formula="of:=[r256.B104]" office:value-type="float" office:value="0.0498931246411756" calcext:value-type="float">
            <text:p>0.0499</text:p>
          </table:table-cell>
        </table:table-row>
        <table:table-row table:style-name="ro1">
          <table:table-cell/>
          <table:table-cell table:style-name="ce2" office:value-type="string" calcext:value-type="string">
            <text:p>512x512</text:p>
          </table:table-cell>
          <table:table-cell table:style-name="ce6" table:formula="of:=[r512.B103]" office:value-type="float" office:value="1.8295000052451" calcext:value-type="float">
            <text:p>1.8295</text:p>
          </table:table-cell>
          <table:table-cell table:style-name="ce6" table:formula="of:=[r512.B104]" office:value-type="float" office:value="0.0459429804352825" calcext:value-type="float">
            <text:p>0.0459</text:p>
          </table:table-cell>
        </table:table-row>
      </table:table>
      <table:table table:name="r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4/r_0.txt</text:p>
          </table:table-cell>
          <table:table-cell office:value-type="float" office:value="1.59300005436" calcext:value-type="float">
            <text:p>1.5930000544</text:p>
          </table:table-cell>
          <table:table-cell office:value-type="float" office:value="1" calcext:value-type="float">
            <text:p>1</text:p>
          </table:table-cell>
          <table:table-cell office:value-type="float" office:value="0.406676411629" calcext:value-type="float">
            <text:p>0.4066764116</text:p>
          </table:table-cell>
        </table:table-row>
        <table:table-row table:style-name="ro1">
          <table:table-cell office:value-type="string" calcext:value-type="string">
            <text:p>../passo3/perlin/n_4/r_10.txt</text:p>
          </table:table-cell>
          <table:table-cell office:value-type="float" office:value="1.53699994087" calcext:value-type="float">
            <text:p>1.5369999409</text:p>
          </table:table-cell>
          <table:table-cell office:value-type="float" office:value="1" calcext:value-type="float">
            <text:p>1</text:p>
          </table:table-cell>
          <table:table-cell office:value-type="float" office:value="0.462712794542" calcext:value-type="float">
            <text:p>0.4627127945</text:p>
          </table:table-cell>
        </table:table-row>
        <table:table-row table:style-name="ro1">
          <table:table-cell office:value-type="string" calcext:value-type="string">
            <text:p>../passo3/perlin/n_4/r_11.txt</text:p>
          </table:table-cell>
          <table:table-cell office:value-type="float" office:value="1.76499998569" calcext:value-type="float">
            <text:p>1.7649999857</text:p>
          </table:table-cell>
          <table:table-cell office:value-type="float" office:value="1" calcext:value-type="float">
            <text:p>1</text:p>
          </table:table-cell>
          <table:table-cell office:value-type="float" office:value="0.235357806087" calcext:value-type="float">
            <text:p>0.2353578061</text:p>
          </table:table-cell>
        </table:table-row>
        <table:table-row table:style-name="ro1">
          <table:table-cell office:value-type="string" calcext:value-type="string">
            <text:p>../passo3/perlin/n_4/r_12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1" calcext:value-type="float">
            <text:p>1</text:p>
          </table:table-cell>
          <table:table-cell office:value-type="float" office:value="0.0964431911707" calcext:value-type="float">
            <text:p>0.0964431912</text:p>
          </table:table-cell>
        </table:table-row>
        <table:table-row table:style-name="ro1">
          <table:table-cell office:value-type="string" calcext:value-type="string">
            <text:p>../passo3/perlin/n_4/r_13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1" calcext:value-type="float">
            <text:p>1</text:p>
          </table:table-cell>
          <table:table-cell office:value-type="float" office:value="0.0777034461498" calcext:value-type="float">
            <text:p>0.0777034461</text:p>
          </table:table-cell>
        </table:table-row>
        <table:table-row table:style-name="ro1">
          <table:table-cell office:value-type="string" calcext:value-type="string">
            <text:p>../passo3/perlin/n_4/r_14.txt</text:p>
          </table:table-cell>
          <table:table-cell office:value-type="float" office:value="1.1210000515" calcext:value-type="float">
            <text:p>1.1210000515</text:p>
          </table:table-cell>
          <table:table-cell office:value-type="float" office:value="1" calcext:value-type="float">
            <text:p>1</text:p>
          </table:table-cell>
          <table:table-cell office:value-type="float" office:value="0.878785610199" calcext:value-type="float">
            <text:p>0.8787856102</text:p>
          </table:table-cell>
        </table:table-row>
        <table:table-row table:style-name="ro1">
          <table:table-cell office:value-type="string" calcext:value-type="string">
            <text:p>../passo3/perlin/n_4/r_15.txt</text:p>
          </table:table-cell>
          <table:table-cell office:value-type="float" office:value="1.60800004005" calcext:value-type="float">
            <text:p>1.6080000401</text:p>
          </table:table-cell>
          <table:table-cell office:value-type="float" office:value="1" calcext:value-type="float">
            <text:p>1</text:p>
          </table:table-cell>
          <table:table-cell office:value-type="float" office:value="0.392049610615" calcext:value-type="float">
            <text:p>0.3920496106</text:p>
          </table:table-cell>
        </table:table-row>
        <table:table-row table:style-name="ro1">
          <table:table-cell office:value-type="string" calcext:value-type="string">
            <text:p>../passo3/perlin/n_4/r_16.txt</text:p>
          </table:table-cell>
          <table:table-cell office:value-type="float" office:value="1.61899995804" calcext:value-type="float">
            <text:p>1.618999958</text:p>
          </table:table-cell>
          <table:table-cell office:value-type="float" office:value="1" calcext:value-type="float">
            <text:p>1</text:p>
          </table:table-cell>
          <table:table-cell office:value-type="float" office:value="0.381484150887" calcext:value-type="float">
            <text:p>0.3814841509</text:p>
          </table:table-cell>
        </table:table-row>
        <table:table-row table:style-name="ro1">
          <table:table-cell office:value-type="string" calcext:value-type="string">
            <text:p>../passo3/perlin/n_4/r_17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1" calcext:value-type="float">
            <text:p>1</text:p>
          </table:table-cell>
          <table:table-cell office:value-type="float" office:value="0.0938460230827" calcext:value-type="float">
            <text:p>0.0938460231</text:p>
          </table:table-cell>
        </table:table-row>
        <table:table-row table:style-name="ro1">
          <table:table-cell office:value-type="string" calcext:value-type="string">
            <text:p>../passo3/perlin/n_4/r_18.txt</text:p>
          </table:table-cell>
          <table:table-cell office:value-type="float" office:value="1.28900003433" calcext:value-type="float">
            <text:p>1.2890000343</text:p>
          </table:table-cell>
          <table:table-cell office:value-type="float" office:value="1" calcext:value-type="float">
            <text:p>1</text:p>
          </table:table-cell>
          <table:table-cell office:value-type="float" office:value="0.71095430851" calcext:value-type="float">
            <text:p>0.7109543085</text:p>
          </table:table-cell>
        </table:table-row>
        <table:table-row table:style-name="ro1">
          <table:table-cell office:value-type="string" calcext:value-type="string">
            <text:p>../passo3/perlin/n_4/r_19.txt</text:p>
          </table:table-cell>
          <table:table-cell office:value-type="float" office:value="1.38100004196" calcext:value-type="float">
            <text:p>1.381000042</text:p>
          </table:table-cell>
          <table:table-cell office:value-type="float" office:value="1" calcext:value-type="float">
            <text:p>1</text:p>
          </table:table-cell>
          <table:table-cell office:value-type="float" office:value="0.619196593761" calcext:value-type="float">
            <text:p>0.6191965938</text:p>
          </table:table-cell>
        </table:table-row>
        <table:table-row table:style-name="ro1">
          <table:table-cell office:value-type="string" calcext:value-type="string">
            <text:p>../passo3/perlin/n_4/r_1.txt</text:p>
          </table:table-cell>
          <table:table-cell office:value-type="float" office:value="1.38600003719" calcext:value-type="float">
            <text:p>1.3860000372</text:p>
          </table:table-cell>
          <table:table-cell office:value-type="float" office:value="1" calcext:value-type="float">
            <text:p>1</text:p>
          </table:table-cell>
          <table:table-cell office:value-type="float" office:value="0.6135430336" calcext:value-type="float">
            <text:p>0.6135430336</text:p>
          </table:table-cell>
        </table:table-row>
        <table:table-row table:style-name="ro1">
          <table:table-cell office:value-type="string" calcext:value-type="string">
            <text:p>../passo3/perlin/n_4/r_20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1" calcext:value-type="float">
            <text:p>1</text:p>
          </table:table-cell>
          <table:table-cell office:value-type="float" office:value="0.121113739908" calcext:value-type="float">
            <text:p>0.1211137399</text:p>
          </table:table-cell>
        </table:table-row>
        <table:table-row table:style-name="ro1">
          <table:table-cell office:value-type="string" calcext:value-type="string">
            <text:p>../passo3/perlin/n_4/r_21.txt</text:p>
          </table:table-cell>
          <table:table-cell office:value-type="float" office:value="1.66799998283" calcext:value-type="float">
            <text:p>1.6679999828</text:p>
          </table:table-cell>
          <table:table-cell office:value-type="float" office:value="1" calcext:value-type="float">
            <text:p>1</text:p>
          </table:table-cell>
          <table:table-cell office:value-type="float" office:value="0.33161392808" calcext:value-type="float">
            <text:p>0.3316139281</text:p>
          </table:table-cell>
        </table:table-row>
        <table:table-row table:style-name="ro1">
          <table:table-cell office:value-type="string" calcext:value-type="string">
            <text:p>../passo3/perlin/n_4/r_22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1846911311" calcext:value-type="float">
            <text:p>0.1718469113</text:p>
          </table:table-cell>
        </table:table-row>
        <table:table-row table:style-name="ro1">
          <table:table-cell office:value-type="string" calcext:value-type="string">
            <text:p>../passo3/perlin/n_4/r_23.txt</text:p>
          </table:table-cell>
          <table:table-cell office:value-type="float" office:value="1.61000001431" calcext:value-type="float">
            <text:p>1.6100000143</text:p>
          </table:table-cell>
          <table:table-cell office:value-type="float" office:value="1" calcext:value-type="float">
            <text:p>1</text:p>
          </table:table-cell>
          <table:table-cell office:value-type="float" office:value="0.39026081562" calcext:value-type="float">
            <text:p>0.3902608156</text:p>
          </table:table-cell>
        </table:table-row>
        <table:table-row table:style-name="ro1">
          <table:table-cell office:value-type="string" calcext:value-type="string">
            <text:p>../passo3/perlin/n_4/r_24.txt</text:p>
          </table:table-cell>
          <table:table-cell office:value-type="float" office:value="1.57799994946" calcext:value-type="float">
            <text:p>1.5779999495</text:p>
          </table:table-cell>
          <table:table-cell office:value-type="float" office:value="1" calcext:value-type="float">
            <text:p>1</text:p>
          </table:table-cell>
          <table:table-cell office:value-type="float" office:value="0.421882629395" calcext:value-type="float">
            <text:p>0.4218826294</text:p>
          </table:table-cell>
        </table:table-row>
        <table:table-row table:style-name="ro1">
          <table:table-cell office:value-type="string" calcext:value-type="string">
            <text:p>../passo3/perlin/n_4/r_25.txt</text:p>
          </table:table-cell>
          <table:table-cell office:value-type="float" office:value="1.57000005245" calcext:value-type="float">
            <text:p>1.5700000525</text:p>
          </table:table-cell>
          <table:table-cell office:value-type="float" office:value="1" calcext:value-type="float">
            <text:p>1</text:p>
          </table:table-cell>
          <table:table-cell office:value-type="float" office:value="0.429595828056" calcext:value-type="float">
            <text:p>0.4295958281</text:p>
          </table:table-cell>
        </table:table-row>
        <table:table-row table:style-name="ro1">
          <table:table-cell office:value-type="string" calcext:value-type="string">
            <text:p>../passo3/perlin/n_4/r_26.txt</text:p>
          </table:table-cell>
          <table:table-cell office:value-type="float" office:value="1.49800002575" calcext:value-type="float">
            <text:p>1.4980000258</text:p>
          </table:table-cell>
          <table:table-cell office:value-type="float" office:value="1" calcext:value-type="float">
            <text:p>1</text:p>
          </table:table-cell>
          <table:table-cell office:value-type="float" office:value="0.502164244652" calcext:value-type="float">
            <text:p>0.5021642447</text:p>
          </table:table-cell>
        </table:table-row>
        <table:table-row table:style-name="ro1">
          <table:table-cell office:value-type="string" calcext:value-type="string">
            <text:p>../passo3/perlin/n_4/r_27.txt</text:p>
          </table:table-cell>
          <table:table-cell office:value-type="float" office:value="1.50800001621" calcext:value-type="float">
            <text:p>1.5080000162</text:p>
          </table:table-cell>
          <table:table-cell office:value-type="float" office:value="1" calcext:value-type="float">
            <text:p>1</text:p>
          </table:table-cell>
          <table:table-cell office:value-type="float" office:value="0.492303162813" calcext:value-type="float">
            <text:p>0.4923031628</text:p>
          </table:table-cell>
        </table:table-row>
        <table:table-row table:style-name="ro1">
          <table:table-cell office:value-type="string" calcext:value-type="string">
            <text:p>../passo3/perlin/n_4/r_28.txt</text:p>
          </table:table-cell>
          <table:table-cell office:value-type="float" office:value="1.28999996185" calcext:value-type="float">
            <text:p>1.2899999619</text:p>
          </table:table-cell>
          <table:table-cell office:value-type="float" office:value="1" calcext:value-type="float">
            <text:p>1</text:p>
          </table:table-cell>
          <table:table-cell office:value-type="float" office:value="0.710210740566" calcext:value-type="float">
            <text:p>0.7102107406</text:p>
          </table:table-cell>
        </table:table-row>
        <table:table-row table:style-name="ro1">
          <table:table-cell office:value-type="string" calcext:value-type="string">
            <text:p>../passo3/perlin/n_4/r_29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1" calcext:value-type="float">
            <text:p>1</text:p>
          </table:table-cell>
          <table:table-cell office:value-type="float" office:value="0.0732879415154" calcext:value-type="float">
            <text:p>0.0732879415</text:p>
          </table:table-cell>
        </table:table-row>
        <table:table-row table:style-name="ro1">
          <table:table-cell office:value-type="string" calcext:value-type="string">
            <text:p>../passo3/perlin/n_4/r_2.txt</text:p>
          </table:table-cell>
          <table:table-cell office:value-type="float" office:value="1.61099994183" calcext:value-type="float">
            <text:p>1.6109999418</text:p>
          </table:table-cell>
          <table:table-cell office:value-type="float" office:value="1" calcext:value-type="float">
            <text:p>1</text:p>
          </table:table-cell>
          <table:table-cell office:value-type="float" office:value="0.389259308577" calcext:value-type="float">
            <text:p>0.3892593086</text:p>
          </table:table-cell>
        </table:table-row>
        <table:table-row table:style-name="ro1">
          <table:table-cell office:value-type="string" calcext:value-type="string">
            <text:p>../passo3/perlin/n_4/r_30.txt</text:p>
          </table:table-cell>
          <table:table-cell office:value-type="float" office:value="1.25300002098" calcext:value-type="float">
            <text:p>1.253000021</text:p>
          </table:table-cell>
          <table:table-cell office:value-type="float" office:value="1" calcext:value-type="float">
            <text:p>1</text:p>
          </table:table-cell>
          <table:table-cell office:value-type="float" office:value="0.747319936752" calcext:value-type="float">
            <text:p>0.7473199368</text:p>
          </table:table-cell>
        </table:table-row>
        <table:table-row table:style-name="ro1">
          <table:table-cell office:value-type="string" calcext:value-type="string">
            <text:p>../passo3/perlin/n_4/r_31.txt</text:p>
          </table:table-cell>
          <table:table-cell office:value-type="float" office:value="1.77199995518" calcext:value-type="float">
            <text:p>1.7719999552</text:p>
          </table:table-cell>
          <table:table-cell office:value-type="float" office:value="1" calcext:value-type="float">
            <text:p>1</text:p>
          </table:table-cell>
          <table:table-cell office:value-type="float" office:value="0.228482738137" calcext:value-type="float">
            <text:p>0.2284827381</text:p>
          </table:table-cell>
        </table:table-row>
        <table:table-row table:style-name="ro1">
          <table:table-cell office:value-type="string" calcext:value-type="string">
            <text:p>../passo3/perlin/n_4/r_32.txt</text:p>
          </table:table-cell>
          <table:table-cell office:value-type="float" office:value="1.60300004482" calcext:value-type="float">
            <text:p>1.6030000448</text:p>
          </table:table-cell>
          <table:table-cell office:value-type="float" office:value="1" calcext:value-type="float">
            <text:p>1</text:p>
          </table:table-cell>
          <table:table-cell office:value-type="float" office:value="0.396914958954" calcext:value-type="float">
            <text:p>0.396914959</text:p>
          </table:table-cell>
        </table:table-row>
        <table:table-row table:style-name="ro1">
          <table:table-cell office:value-type="string" calcext:value-type="string">
            <text:p>../passo3/perlin/n_4/r_33.txt</text:p>
          </table:table-cell>
          <table:table-cell office:value-type="float" office:value="1.66799998283" calcext:value-type="float">
            <text:p>1.6679999828</text:p>
          </table:table-cell>
          <table:table-cell office:value-type="float" office:value="1" calcext:value-type="float">
            <text:p>1</text:p>
          </table:table-cell>
          <table:table-cell office:value-type="float" office:value="0.332405894995" calcext:value-type="float">
            <text:p>0.332405895</text:p>
          </table:table-cell>
        </table:table-row>
        <table:table-row table:style-name="ro1">
          <table:table-cell office:value-type="string" calcext:value-type="string">
            <text:p>../passo3/perlin/n_4/r_34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2351309061" calcext:value-type="float">
            <text:p>0.1323513091</text:p>
          </table:table-cell>
        </table:table-row>
        <table:table-row table:style-name="ro1">
          <table:table-cell office:value-type="string" calcext:value-type="string">
            <text:p>../passo3/perlin/n_4/r_35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1" calcext:value-type="float">
            <text:p>1</text:p>
          </table:table-cell>
          <table:table-cell office:value-type="float" office:value="0.190804749727" calcext:value-type="float">
            <text:p>0.1908047497</text:p>
          </table:table-cell>
        </table:table-row>
        <table:table-row table:style-name="ro1">
          <table:table-cell office:value-type="string" calcext:value-type="string">
            <text:p>../passo3/perlin/n_4/r_36.txt</text:p>
          </table:table-cell>
          <table:table-cell office:value-type="float" office:value="1.72699999809" calcext:value-type="float">
            <text:p>1.7269999981</text:p>
          </table:table-cell>
          <table:table-cell office:value-type="float" office:value="1" calcext:value-type="float">
            <text:p>1</text:p>
          </table:table-cell>
          <table:table-cell office:value-type="float" office:value="0.273126929998" calcext:value-type="float">
            <text:p>0.27312693</text:p>
          </table:table-cell>
        </table:table-row>
        <table:table-row table:style-name="ro1">
          <table:table-cell office:value-type="string" calcext:value-type="string">
            <text:p>../passo3/perlin/n_4/r_37.txt</text:p>
          </table:table-cell>
          <table:table-cell office:value-type="float" office:value="1.46800005436" calcext:value-type="float">
            <text:p>1.4680000544</text:p>
          </table:table-cell>
          <table:table-cell office:value-type="float" office:value="1" calcext:value-type="float">
            <text:p>1</text:p>
          </table:table-cell>
          <table:table-cell office:value-type="float" office:value="0.531968295574" calcext:value-type="float">
            <text:p>0.5319682956</text:p>
          </table:table-cell>
        </table:table-row>
        <table:table-row table:style-name="ro1">
          <table:table-cell office:value-type="string" calcext:value-type="string">
            <text:p>../passo3/perlin/n_4/r_38.txt</text:p>
          </table:table-cell>
          <table:table-cell office:value-type="float" office:value="1.61699998379" calcext:value-type="float">
            <text:p>1.6169999838</text:p>
          </table:table-cell>
          <table:table-cell office:value-type="float" office:value="1" calcext:value-type="float">
            <text:p>1</text:p>
          </table:table-cell>
          <table:table-cell office:value-type="float" office:value="0.38344681263" calcext:value-type="float">
            <text:p>0.3834468126</text:p>
          </table:table-cell>
        </table:table-row>
        <table:table-row table:style-name="ro1">
          <table:table-cell office:value-type="string" calcext:value-type="string">
            <text:p>../passo3/perlin/n_4/r_39.txt</text:p>
          </table:table-cell>
          <table:table-cell office:value-type="float" office:value="1.78600001335" calcext:value-type="float">
            <text:p>1.7860000134</text:p>
          </table:table-cell>
          <table:table-cell office:value-type="float" office:value="1" calcext:value-type="float">
            <text:p>1</text:p>
          </table:table-cell>
          <table:table-cell office:value-type="float" office:value="0.214081317186" calcext:value-type="float">
            <text:p>0.2140813172</text:p>
          </table:table-cell>
        </table:table-row>
        <table:table-row table:style-name="ro1">
          <table:table-cell office:value-type="string" calcext:value-type="string">
            <text:p>../passo3/perlin/n_4/r_3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59902840853" calcext:value-type="float">
            <text:p>0.1599028409</text:p>
          </table:table-cell>
        </table:table-row>
        <table:table-row table:style-name="ro1">
          <table:table-cell office:value-type="string" calcext:value-type="string">
            <text:p>../passo3/perlin/n_4/r_40.txt</text:p>
          </table:table-cell>
          <table:table-cell office:value-type="float" office:value="1.51999998093" calcext:value-type="float">
            <text:p>1.5199999809</text:p>
          </table:table-cell>
          <table:table-cell office:value-type="float" office:value="1" calcext:value-type="float">
            <text:p>1</text:p>
          </table:table-cell>
          <table:table-cell office:value-type="float" office:value="0.480048269033" calcext:value-type="float">
            <text:p>0.480048269</text:p>
          </table:table-cell>
        </table:table-row>
        <table:table-row table:style-name="ro1">
          <table:table-cell office:value-type="string" calcext:value-type="string">
            <text:p>../passo3/perlin/n_4/r_41.txt</text:p>
          </table:table-cell>
          <table:table-cell office:value-type="float" office:value="1.36699998379" calcext:value-type="float">
            <text:p>1.3669999838</text:p>
          </table:table-cell>
          <table:table-cell office:value-type="float" office:value="1" calcext:value-type="float">
            <text:p>1</text:p>
          </table:table-cell>
          <table:table-cell office:value-type="float" office:value="0.633116662502" calcext:value-type="float">
            <text:p>0.6331166625</text:p>
          </table:table-cell>
        </table:table-row>
        <table:table-row table:style-name="ro1">
          <table:table-cell office:value-type="string" calcext:value-type="string">
            <text:p>../passo3/perlin/n_4/r_42.txt</text:p>
          </table:table-cell>
          <table:table-cell office:value-type="float" office:value="1.76900005341" calcext:value-type="float">
            <text:p>1.7690000534</text:p>
          </table:table-cell>
          <table:table-cell office:value-type="float" office:value="1" calcext:value-type="float">
            <text:p>1</text:p>
          </table:table-cell>
          <table:table-cell office:value-type="float" office:value="0.231077447534" calcext:value-type="float">
            <text:p>0.2310774475</text:p>
          </table:table-cell>
        </table:table-row>
        <table:table-row table:style-name="ro1">
          <table:table-cell office:value-type="string" calcext:value-type="string">
            <text:p>../passo3/perlin/n_4/r_43.txt</text:p>
          </table:table-cell>
          <table:table-cell office:value-type="float" office:value="1.76699995995" calcext:value-type="float">
            <text:p>1.76699996</text:p>
          </table:table-cell>
          <table:table-cell office:value-type="float" office:value="1" calcext:value-type="float">
            <text:p>1</text:p>
          </table:table-cell>
          <table:table-cell office:value-type="float" office:value="0.233051985502" calcext:value-type="float">
            <text:p>0.2330519855</text:p>
          </table:table-cell>
        </table:table-row>
        <table:table-row table:style-name="ro1">
          <table:table-cell office:value-type="string" calcext:value-type="string">
            <text:p>../passo3/perlin/n_4/r_44.txt</text:p>
          </table:table-cell>
          <table:table-cell office:value-type="float" office:value="1.76900005341" calcext:value-type="float">
            <text:p>1.7690000534</text:p>
          </table:table-cell>
          <table:table-cell office:value-type="float" office:value="1" calcext:value-type="float">
            <text:p>1</text:p>
          </table:table-cell>
          <table:table-cell office:value-type="float" office:value="0.231292039156" calcext:value-type="float">
            <text:p>0.2312920392</text:p>
          </table:table-cell>
        </table:table-row>
        <table:table-row table:style-name="ro1">
          <table:table-cell office:value-type="string" calcext:value-type="string">
            <text:p>../passo3/perlin/n_4/r_45.txt</text:p>
          </table:table-cell>
          <table:table-cell office:value-type="float" office:value="1.74800002575" calcext:value-type="float">
            <text:p>1.7480000258</text:p>
          </table:table-cell>
          <table:table-cell office:value-type="float" office:value="1" calcext:value-type="float">
            <text:p>1</text:p>
          </table:table-cell>
          <table:table-cell office:value-type="float" office:value="0.25201010704" calcext:value-type="float">
            <text:p>0.252010107</text:p>
          </table:table-cell>
        </table:table-row>
        <table:table-row table:style-name="ro1">
          <table:table-cell office:value-type="string" calcext:value-type="string">
            <text:p>../passo3/perlin/n_4/r_46.txt</text:p>
          </table:table-cell>
          <table:table-cell office:value-type="float" office:value="1.51199996471" calcext:value-type="float">
            <text:p>1.5119999647</text:p>
          </table:table-cell>
          <table:table-cell office:value-type="float" office:value="1" calcext:value-type="float">
            <text:p>1</text:p>
          </table:table-cell>
          <table:table-cell office:value-type="float" office:value="0.488399624825" calcext:value-type="float">
            <text:p>0.4883996248</text:p>
          </table:table-cell>
        </table:table-row>
        <table:table-row table:style-name="ro1">
          <table:table-cell office:value-type="string" calcext:value-type="string">
            <text:p>../passo3/perlin/n_4/r_47.txt</text:p>
          </table:table-cell>
          <table:table-cell office:value-type="float" office:value="1.76800000668" calcext:value-type="float">
            <text:p>1.7680000067</text:p>
          </table:table-cell>
          <table:table-cell office:value-type="float" office:value="1" calcext:value-type="float">
            <text:p>1</text:p>
          </table:table-cell>
          <table:table-cell office:value-type="float" office:value="0.232485115528" calcext:value-type="float">
            <text:p>0.2324851155</text:p>
          </table:table-cell>
        </table:table-row>
        <table:table-row table:style-name="ro1">
          <table:table-cell office:value-type="string" calcext:value-type="string">
            <text:p>../passo3/perlin/n_4/r_48.txt</text:p>
          </table:table-cell>
          <table:table-cell office:value-type="float" office:value="1.71099996567" calcext:value-type="float">
            <text:p>1.7109999657</text:p>
          </table:table-cell>
          <table:table-cell office:value-type="float" office:value="1" calcext:value-type="float">
            <text:p>1</text:p>
          </table:table-cell>
          <table:table-cell office:value-type="float" office:value="0.288600832224" calcext:value-type="float">
            <text:p>0.2886008322</text:p>
          </table:table-cell>
        </table:table-row>
        <table:table-row table:style-name="ro1">
          <table:table-cell office:value-type="string" calcext:value-type="string">
            <text:p>../passo3/perlin/n_4/r_49.txt</text:p>
          </table:table-cell>
          <table:table-cell office:value-type="float" office:value="1.65199995041" calcext:value-type="float">
            <text:p>1.6519999504</text:p>
          </table:table-cell>
          <table:table-cell office:value-type="float" office:value="1" calcext:value-type="float">
            <text:p>1</text:p>
          </table:table-cell>
          <table:table-cell office:value-type="float" office:value="0.348441064358" calcext:value-type="float">
            <text:p>0.3484410644</text:p>
          </table:table-cell>
        </table:table-row>
        <table:table-row table:style-name="ro1">
          <table:table-cell office:value-type="string" calcext:value-type="string">
            <text:p>../passo3/perlin/n_4/r_4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1" calcext:value-type="float">
            <text:p>1</text:p>
          </table:table-cell>
          <table:table-cell office:value-type="float" office:value="0.183763086796" calcext:value-type="float">
            <text:p>0.1837630868</text:p>
          </table:table-cell>
        </table:table-row>
        <table:table-row table:style-name="ro1">
          <table:table-cell office:value-type="string" calcext:value-type="string">
            <text:p>../passo3/perlin/n_4/r_50.txt</text:p>
          </table:table-cell>
          <table:table-cell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0.37517991662" calcext:value-type="float">
            <text:p>0.3751799166</text:p>
          </table:table-cell>
        </table:table-row>
        <table:table-row table:style-name="ro1">
          <table:table-cell office:value-type="string" calcext:value-type="string">
            <text:p>../passo3/perlin/n_4/r_51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1" calcext:value-type="float">
            <text:p>1</text:p>
          </table:table-cell>
          <table:table-cell office:value-type="float" office:value="0.0923566371202" calcext:value-type="float">
            <text:p>0.0923566371</text:p>
          </table:table-cell>
        </table:table-row>
        <table:table-row table:style-name="ro1">
          <table:table-cell office:value-type="string" calcext:value-type="string">
            <text:p>../passo3/perlin/n_4/r_52.txt</text:p>
          </table:table-cell>
          <table:table-cell office:value-type="float" office:value="1.42700004578" calcext:value-type="float">
            <text:p>1.4270000458</text:p>
          </table:table-cell>
          <table:table-cell office:value-type="float" office:value="1" calcext:value-type="float">
            <text:p>1</text:p>
          </table:table-cell>
          <table:table-cell office:value-type="float" office:value="0.572847545147" calcext:value-type="float">
            <text:p>0.5728475451</text:p>
          </table:table-cell>
        </table:table-row>
        <table:table-row table:style-name="ro1">
          <table:table-cell office:value-type="string" calcext:value-type="string">
            <text:p>../passo3/perlin/n_4/r_53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20298542082" calcext:value-type="float">
            <text:p>0.1202985421</text:p>
          </table:table-cell>
        </table:table-row>
        <table:table-row table:style-name="ro1">
          <table:table-cell office:value-type="string" calcext:value-type="string">
            <text:p>../passo3/perlin/n_4/r_54.txt</text:p>
          </table:table-cell>
          <table:table-cell office:value-type="float" office:value="1.7159999609" calcext:value-type="float">
            <text:p>1.7159999609</text:p>
          </table:table-cell>
          <table:table-cell office:value-type="float" office:value="1" calcext:value-type="float">
            <text:p>1</text:p>
          </table:table-cell>
          <table:table-cell office:value-type="float" office:value="0.283783525229" calcext:value-type="float">
            <text:p>0.2837835252</text:p>
          </table:table-cell>
        </table:table-row>
        <table:table-row table:style-name="ro1">
          <table:table-cell office:value-type="string" calcext:value-type="string">
            <text:p>../passo3/perlin/n_4/r_55.txt</text:p>
          </table:table-cell>
          <table:table-cell office:value-type="float" office:value="1.75999999046" calcext:value-type="float">
            <text:p>1.7599999905</text:p>
          </table:table-cell>
          <table:table-cell office:value-type="float" office:value="1" calcext:value-type="float">
            <text:p>1</text:p>
          </table:table-cell>
          <table:table-cell office:value-type="float" office:value="0.239592090249" calcext:value-type="float">
            <text:p>0.2395920902</text:p>
          </table:table-cell>
        </table:table-row>
        <table:table-row table:style-name="ro1">
          <table:table-cell office:value-type="string" calcext:value-type="string">
            <text:p>../passo3/perlin/n_4/r_56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86157378554" calcext:value-type="float">
            <text:p>0.0886157379</text:p>
          </table:table-cell>
        </table:table-row>
        <table:table-row table:style-name="ro1">
          <table:table-cell office:value-type="string" calcext:value-type="string">
            <text:p>../passo3/perlin/n_4/r_57.txt</text:p>
          </table:table-cell>
          <table:table-cell office:value-type="float" office:value="1.67900002003" calcext:value-type="float">
            <text:p>1.67900002</text:p>
          </table:table-cell>
          <table:table-cell office:value-type="float" office:value="1" calcext:value-type="float">
            <text:p>1</text:p>
          </table:table-cell>
          <table:table-cell office:value-type="float" office:value="0.321230888367" calcext:value-type="float">
            <text:p>0.3212308884</text:p>
          </table:table-cell>
        </table:table-row>
        <table:table-row table:style-name="ro1">
          <table:table-cell office:value-type="string" calcext:value-type="string">
            <text:p>../passo3/perlin/n_4/r_58.txt</text:p>
          </table:table-cell>
          <table:table-cell office:value-type="float" office:value="1.43499994278" calcext:value-type="float">
            <text:p>1.4349999428</text:p>
          </table:table-cell>
          <table:table-cell office:value-type="float" office:value="1" calcext:value-type="float">
            <text:p>1</text:p>
          </table:table-cell>
          <table:table-cell office:value-type="float" office:value="0.565136253834" calcext:value-type="float">
            <text:p>0.5651362538</text:p>
          </table:table-cell>
        </table:table-row>
        <table:table-row table:style-name="ro1">
          <table:table-cell office:value-type="string" calcext:value-type="string">
            <text:p>../passo3/perlin/n_4/r_59.txt</text:p>
          </table:table-cell>
          <table:table-cell office:value-type="float" office:value="1.11099994183" calcext:value-type="float">
            <text:p>1.1109999418</text:p>
          </table:table-cell>
          <table:table-cell office:value-type="float" office:value="1" calcext:value-type="float">
            <text:p>1</text:p>
          </table:table-cell>
          <table:table-cell office:value-type="float" office:value="0.888699769974" calcext:value-type="float">
            <text:p>0.88869977</text:p>
          </table:table-cell>
        </table:table-row>
        <table:table-row table:style-name="ro1">
          <table:table-cell office:value-type="string" calcext:value-type="string">
            <text:p>../passo3/perlin/n_4/r_5.txt</text:p>
          </table:table-cell>
          <table:table-cell office:value-type="float" office:value="1.50300002098" calcext:value-type="float">
            <text:p>1.503000021</text:p>
          </table:table-cell>
          <table:table-cell office:value-type="float" office:value="1" calcext:value-type="float">
            <text:p>1</text:p>
          </table:table-cell>
          <table:table-cell office:value-type="float" office:value="0.497048556805" calcext:value-type="float">
            <text:p>0.4970485568</text:p>
          </table:table-cell>
        </table:table-row>
        <table:table-row table:style-name="ro1">
          <table:table-cell office:value-type="string" calcext:value-type="string">
            <text:p>../passo3/perlin/n_4/r_60.txt</text:p>
          </table:table-cell>
          <table:table-cell office:value-type="float" office:value="1.38699996471" calcext:value-type="float">
            <text:p>1.3869999647</text:p>
          </table:table-cell>
          <table:table-cell office:value-type="float" office:value="1" calcext:value-type="float">
            <text:p>1</text:p>
          </table:table-cell>
          <table:table-cell office:value-type="float" office:value="0.612758934498" calcext:value-type="float">
            <text:p>0.6127589345</text:p>
          </table:table-cell>
        </table:table-row>
        <table:table-row table:style-name="ro1">
          <table:table-cell office:value-type="string" calcext:value-type="string">
            <text:p>../passo3/perlin/n_4/r_61.txt</text:p>
          </table:table-cell>
          <table:table-cell office:value-type="float" office:value="1.44599997997" calcext:value-type="float">
            <text:p>1.44599998</text:p>
          </table:table-cell>
          <table:table-cell office:value-type="float" office:value="1" calcext:value-type="float">
            <text:p>1</text:p>
          </table:table-cell>
          <table:table-cell office:value-type="float" office:value="0.553543448448" calcext:value-type="float">
            <text:p>0.5535434484</text:p>
          </table:table-cell>
        </table:table-row>
        <table:table-row table:style-name="ro1">
          <table:table-cell office:value-type="string" calcext:value-type="string">
            <text:p>../passo3/perlin/n_4/r_62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1" calcext:value-type="float">
            <text:p>1</text:p>
          </table:table-cell>
          <table:table-cell office:value-type="float" office:value="0.148125946522" calcext:value-type="float">
            <text:p>0.1481259465</text:p>
          </table:table-cell>
        </table:table-row>
        <table:table-row table:style-name="ro1">
          <table:table-cell office:value-type="string" calcext:value-type="string">
            <text:p>../passo3/perlin/n_4/r_63.txt</text:p>
          </table:table-cell>
          <table:table-cell office:value-type="float" office:value="1.39100003242" calcext:value-type="float">
            <text:p>1.3910000324</text:p>
          </table:table-cell>
          <table:table-cell office:value-type="float" office:value="1" calcext:value-type="float">
            <text:p>1</text:p>
          </table:table-cell>
          <table:table-cell office:value-type="float" office:value="0.609367489815" calcext:value-type="float">
            <text:p>0.6093674898</text:p>
          </table:table-cell>
        </table:table-row>
        <table:table-row table:style-name="ro1">
          <table:table-cell office:value-type="string" calcext:value-type="string">
            <text:p>../passo3/perlin/n_4/r_64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3113107383" calcext:value-type="float">
            <text:p>0.1031131074</text:p>
          </table:table-cell>
        </table:table-row>
        <table:table-row table:style-name="ro1">
          <table:table-cell office:value-type="string" calcext:value-type="string">
            <text:p>../passo3/perlin/n_4/r_65.txt</text:p>
          </table:table-cell>
          <table:table-cell office:value-type="float" office:value="1.66400003433" calcext:value-type="float">
            <text:p>1.6640000343</text:p>
          </table:table-cell>
          <table:table-cell office:value-type="float" office:value="1" calcext:value-type="float">
            <text:p>1</text:p>
          </table:table-cell>
          <table:table-cell office:value-type="float" office:value="0.335759729147" calcext:value-type="float">
            <text:p>0.3357597291</text:p>
          </table:table-cell>
        </table:table-row>
        <table:table-row table:style-name="ro1">
          <table:table-cell office:value-type="string" calcext:value-type="string">
            <text:p>../passo3/perlin/n_4/r_66.txt</text:p>
          </table:table-cell>
          <table:table-cell office:value-type="float" office:value="1.45299994946" calcext:value-type="float">
            <text:p>1.4529999495</text:p>
          </table:table-cell>
          <table:table-cell office:value-type="float" office:value="1" calcext:value-type="float">
            <text:p>1</text:p>
          </table:table-cell>
          <table:table-cell office:value-type="float" office:value="0.546754717827" calcext:value-type="float">
            <text:p>0.5467547178</text:p>
          </table:table-cell>
        </table:table-row>
        <table:table-row table:style-name="ro1">
          <table:table-cell office:value-type="string" calcext:value-type="string">
            <text:p>../passo3/perlin/n_4/r_67.txt</text:p>
          </table:table-cell>
          <table:table-cell office:value-type="float" office:value="1.45899999142" calcext:value-type="float">
            <text:p>1.4589999914</text:p>
          </table:table-cell>
          <table:table-cell office:value-type="float" office:value="1" calcext:value-type="float">
            <text:p>1</text:p>
          </table:table-cell>
          <table:table-cell office:value-type="float" office:value="0.540778040886" calcext:value-type="float">
            <text:p>0.5407780409</text:p>
          </table:table-cell>
        </table:table-row>
        <table:table-row table:style-name="ro1">
          <table:table-cell office:value-type="string" calcext:value-type="string">
            <text:p>../passo3/perlin/n_4/r_68.txt</text:p>
          </table:table-cell>
          <table:table-cell office:value-type="float" office:value="1.71000003815" calcext:value-type="float">
            <text:p>1.7100000382</text:p>
          </table:table-cell>
          <table:table-cell office:value-type="float" office:value="1" calcext:value-type="float">
            <text:p>1</text:p>
          </table:table-cell>
          <table:table-cell office:value-type="float" office:value="0.290043443441" calcext:value-type="float">
            <text:p>0.2900434434</text:p>
          </table:table-cell>
        </table:table-row>
        <table:table-row table:style-name="ro1">
          <table:table-cell office:value-type="string" calcext:value-type="string">
            <text:p>../passo3/perlin/n_4/r_69.txt</text:p>
          </table:table-cell>
          <table:table-cell office:value-type="float" office:value="1.62699997425" calcext:value-type="float">
            <text:p>1.6269999743</text:p>
          </table:table-cell>
          <table:table-cell office:value-type="float" office:value="1" calcext:value-type="float">
            <text:p>1</text:p>
          </table:table-cell>
          <table:table-cell office:value-type="float" office:value="0.373149484396" calcext:value-type="float">
            <text:p>0.3731494844</text:p>
          </table:table-cell>
        </table:table-row>
        <table:table-row table:style-name="ro1">
          <table:table-cell office:value-type="string" calcext:value-type="string">
            <text:p>../passo3/perlin/n_4/r_6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928340137" calcext:value-type="float">
            <text:p>0.0792834014</text:p>
          </table:table-cell>
        </table:table-row>
        <table:table-row table:style-name="ro1">
          <table:table-cell office:value-type="string" calcext:value-type="string">
            <text:p>../passo3/perlin/n_4/r_70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1196737289" calcext:value-type="float">
            <text:p>0.1311967373</text:p>
          </table:table-cell>
        </table:table-row>
        <table:table-row table:style-name="ro1">
          <table:table-cell office:value-type="string" calcext:value-type="string">
            <text:p>../passo3/perlin/n_4/r_71.txt</text:p>
          </table:table-cell>
          <table:table-cell office:value-type="float" office:value="1.93099999428" calcext:value-type="float">
            <text:p>1.9309999943</text:p>
          </table:table-cell>
          <table:table-cell office:value-type="float" office:value="1" calcext:value-type="float">
            <text:p>1</text:p>
          </table:table-cell>
          <table:table-cell office:value-type="float" office:value="0.0692659392953" calcext:value-type="float">
            <text:p>0.0692659393</text:p>
          </table:table-cell>
        </table:table-row>
        <table:table-row table:style-name="ro1">
          <table:table-cell office:value-type="string" calcext:value-type="string">
            <text:p>../passo3/perlin/n_4/r_72.txt</text:p>
          </table:table-cell>
          <table:table-cell office:value-type="float" office:value="1.1779999733" calcext:value-type="float">
            <text:p>1.1779999733</text:p>
          </table:table-cell>
          <table:table-cell office:value-type="float" office:value="1" calcext:value-type="float">
            <text:p>1</text:p>
          </table:table-cell>
          <table:table-cell office:value-type="float" office:value="0.821969926357" calcext:value-type="float">
            <text:p>0.8219699264</text:p>
          </table:table-cell>
        </table:table-row>
        <table:table-row table:style-name="ro1">
          <table:table-cell office:value-type="string" calcext:value-type="string">
            <text:p>../passo3/perlin/n_4/r_73.txt</text:p>
          </table:table-cell>
          <table:table-cell office:value-type="float" office:value="1.63499999046" calcext:value-type="float">
            <text:p>1.6349999905</text:p>
          </table:table-cell>
          <table:table-cell office:value-type="float" office:value="1" calcext:value-type="float">
            <text:p>1</text:p>
          </table:table-cell>
          <table:table-cell office:value-type="float" office:value="0.365312129259" calcext:value-type="float">
            <text:p>0.3653121293</text:p>
          </table:table-cell>
        </table:table-row>
        <table:table-row table:style-name="ro1">
          <table:table-cell office:value-type="string" calcext:value-type="string">
            <text:p>../passo3/perlin/n_4/r_74.txt</text:p>
          </table:table-cell>
          <table:table-cell office:value-type="float" office:value="1.55499994755" calcext:value-type="float">
            <text:p>1.5549999476</text:p>
          </table:table-cell>
          <table:table-cell office:value-type="float" office:value="1" calcext:value-type="float">
            <text:p>1</text:p>
          </table:table-cell>
          <table:table-cell office:value-type="float" office:value="0.445085078478" calcext:value-type="float">
            <text:p>0.4450850785</text:p>
          </table:table-cell>
        </table:table-row>
        <table:table-row table:style-name="ro1">
          <table:table-cell office:value-type="string" calcext:value-type="string">
            <text:p>../passo3/perlin/n_4/r_75.txt</text:p>
          </table:table-cell>
          <table:table-cell office:value-type="float" office:value="1.52300000191" calcext:value-type="float">
            <text:p>1.5230000019</text:p>
          </table:table-cell>
          <table:table-cell office:value-type="float" office:value="1" calcext:value-type="float">
            <text:p>1</text:p>
          </table:table-cell>
          <table:table-cell office:value-type="float" office:value="0.476640373468" calcext:value-type="float">
            <text:p>0.4766403735</text:p>
          </table:table-cell>
        </table:table-row>
        <table:table-row table:style-name="ro1">
          <table:table-cell office:value-type="string" calcext:value-type="string">
            <text:p>../passo3/perlin/n_4/r_76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1" calcext:value-type="float">
            <text:p>1</text:p>
          </table:table-cell>
          <table:table-cell office:value-type="float" office:value="0.125650137663" calcext:value-type="float">
            <text:p>0.1256501377</text:p>
          </table:table-cell>
        </table:table-row>
        <table:table-row table:style-name="ro1">
          <table:table-cell office:value-type="string" calcext:value-type="string">
            <text:p>../passo3/perlin/n_4/r_77.txt</text:p>
          </table:table-cell>
          <table:table-cell office:value-type="float" office:value="1.46000003815" calcext:value-type="float">
            <text:p>1.4600000382</text:p>
          </table:table-cell>
          <table:table-cell office:value-type="float" office:value="1" calcext:value-type="float">
            <text:p>1</text:p>
          </table:table-cell>
          <table:table-cell office:value-type="float" office:value="0.540084242821" calcext:value-type="float">
            <text:p>0.5400842428</text:p>
          </table:table-cell>
        </table:table-row>
        <table:table-row table:style-name="ro1">
          <table:table-cell office:value-type="string" calcext:value-type="string">
            <text:p>../passo3/perlin/n_4/r_78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1" calcext:value-type="float">
            <text:p>1</text:p>
          </table:table-cell>
          <table:table-cell office:value-type="float" office:value="0.100588597357" calcext:value-type="float">
            <text:p>0.1005885974</text:p>
          </table:table-cell>
        </table:table-row>
        <table:table-row table:style-name="ro1">
          <table:table-cell office:value-type="string" calcext:value-type="string">
            <text:p>../passo3/perlin/n_4/r_79.txt</text:p>
          </table:table-cell>
          <table:table-cell office:value-type="float" office:value="1.76900005341" calcext:value-type="float">
            <text:p>1.7690000534</text:p>
          </table:table-cell>
          <table:table-cell office:value-type="float" office:value="1" calcext:value-type="float">
            <text:p>1</text:p>
          </table:table-cell>
          <table:table-cell office:value-type="float" office:value="0.23125615716" calcext:value-type="float">
            <text:p>0.2312561572</text:p>
          </table:table-cell>
        </table:table-row>
        <table:table-row table:style-name="ro1">
          <table:table-cell office:value-type="string" calcext:value-type="string">
            <text:p>../passo3/perlin/n_4/r_7.txt</text:p>
          </table:table-cell>
          <table:table-cell office:value-type="float" office:value="1.46000003815" calcext:value-type="float">
            <text:p>1.4600000382</text:p>
          </table:table-cell>
          <table:table-cell office:value-type="float" office:value="1" calcext:value-type="float">
            <text:p>1</text:p>
          </table:table-cell>
          <table:table-cell office:value-type="float" office:value="0.54036450386" calcext:value-type="float">
            <text:p>0.5403645039</text:p>
          </table:table-cell>
        </table:table-row>
        <table:table-row table:style-name="ro1">
          <table:table-cell office:value-type="string" calcext:value-type="string">
            <text:p>../passo3/perlin/n_4/r_80.txt</text:p>
          </table:table-cell>
          <table:table-cell office:value-type="float" office:value="1.82500004768" calcext:value-type="float">
            <text:p>1.8250000477</text:p>
          </table:table-cell>
          <table:table-cell office:value-type="float" office:value="1" calcext:value-type="float">
            <text:p>1</text:p>
          </table:table-cell>
          <table:table-cell office:value-type="float" office:value="0.174936592579" calcext:value-type="float">
            <text:p>0.1749365926</text:p>
          </table:table-cell>
        </table:table-row>
        <table:table-row table:style-name="ro1">
          <table:table-cell office:value-type="string" calcext:value-type="string">
            <text:p>../passo3/perlin/n_4/r_81.txt</text:p>
          </table:table-cell>
          <table:table-cell office:value-type="float" office:value="1.49399995804" calcext:value-type="float">
            <text:p>1.493999958</text:p>
          </table:table-cell>
          <table:table-cell office:value-type="float" office:value="1" calcext:value-type="float">
            <text:p>1</text:p>
          </table:table-cell>
          <table:table-cell office:value-type="float" office:value="0.506376683712" calcext:value-type="float">
            <text:p>0.5063766837</text:p>
          </table:table-cell>
        </table:table-row>
        <table:table-row table:style-name="ro1">
          <table:table-cell office:value-type="string" calcext:value-type="string">
            <text:p>../passo3/perlin/n_4/r_82.txt</text:p>
          </table:table-cell>
          <table:table-cell office:value-type="float" office:value="1.18400001526" calcext:value-type="float">
            <text:p>1.1840000153</text:p>
          </table:table-cell>
          <table:table-cell office:value-type="float" office:value="1" calcext:value-type="float">
            <text:p>1</text:p>
          </table:table-cell>
          <table:table-cell office:value-type="float" office:value="0.816084504128" calcext:value-type="float">
            <text:p>0.8160845041</text:p>
          </table:table-cell>
        </table:table-row>
        <table:table-row table:style-name="ro1">
          <table:table-cell office:value-type="string" calcext:value-type="string">
            <text:p>../passo3/perlin/n_4/r_83.txt</text:p>
          </table:table-cell>
          <table:table-cell office:value-type="float" office:value="1.44299995899" calcext:value-type="float">
            <text:p>1.442999959</text:p>
          </table:table-cell>
          <table:table-cell office:value-type="float" office:value="1" calcext:value-type="float">
            <text:p>1</text:p>
          </table:table-cell>
          <table:table-cell office:value-type="float" office:value="0.556713104248" calcext:value-type="float">
            <text:p>0.5567131042</text:p>
          </table:table-cell>
        </table:table-row>
        <table:table-row table:style-name="ro1">
          <table:table-cell office:value-type="string" calcext:value-type="string">
            <text:p>../passo3/perlin/n_4/r_84.txt</text:p>
          </table:table-cell>
          <table:table-cell office:value-type="float" office:value="1.73599994183" calcext:value-type="float">
            <text:p>1.7359999418</text:p>
          </table:table-cell>
          <table:table-cell office:value-type="float" office:value="1" calcext:value-type="float">
            <text:p>1</text:p>
          </table:table-cell>
          <table:table-cell office:value-type="float" office:value="0.264136016369" calcext:value-type="float">
            <text:p>0.2641360164</text:p>
          </table:table-cell>
        </table:table-row>
        <table:table-row table:style-name="ro1">
          <table:table-cell office:value-type="string" calcext:value-type="string">
            <text:p>../passo3/perlin/n_4/r_85.txt</text:p>
          </table:table-cell>
          <table:table-cell office:value-type="float" office:value="1.28600001335" calcext:value-type="float">
            <text:p>1.2860000134</text:p>
          </table:table-cell>
          <table:table-cell office:value-type="float" office:value="1" calcext:value-type="float">
            <text:p>1</text:p>
          </table:table-cell>
          <table:table-cell office:value-type="float" office:value="0.714257419109" calcext:value-type="float">
            <text:p>0.7142574191</text:p>
          </table:table-cell>
        </table:table-row>
        <table:table-row table:style-name="ro1">
          <table:table-cell office:value-type="string" calcext:value-type="string">
            <text:p>../passo3/perlin/n_4/r_86.txt</text:p>
          </table:table-cell>
          <table:table-cell office:value-type="float" office:value="1.62199997902" calcext:value-type="float">
            <text:p>1.621999979</text:p>
          </table:table-cell>
          <table:table-cell office:value-type="float" office:value="1" calcext:value-type="float">
            <text:p>1</text:p>
          </table:table-cell>
          <table:table-cell office:value-type="float" office:value="0.378278583288" calcext:value-type="float">
            <text:p>0.3782785833</text:p>
          </table:table-cell>
        </table:table-row>
        <table:table-row table:style-name="ro1">
          <table:table-cell office:value-type="string" calcext:value-type="string">
            <text:p>../passo3/perlin/n_4/r_87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1" calcext:value-type="float">
            <text:p>1</text:p>
          </table:table-cell>
          <table:table-cell office:value-type="float" office:value="0.154951646924" calcext:value-type="float">
            <text:p>0.1549516469</text:p>
          </table:table-cell>
        </table:table-row>
        <table:table-row table:style-name="ro1">
          <table:table-cell office:value-type="string" calcext:value-type="string">
            <text:p>../passo3/perlin/n_4/r_88.txt</text:p>
          </table:table-cell>
          <table:table-cell office:value-type="float" office:value="1.74899995327" calcext:value-type="float">
            <text:p>1.7489999533</text:p>
          </table:table-cell>
          <table:table-cell office:value-type="float" office:value="1" calcext:value-type="float">
            <text:p>1</text:p>
          </table:table-cell>
          <table:table-cell office:value-type="float" office:value="0.251359522343" calcext:value-type="float">
            <text:p>0.2513595223</text:p>
          </table:table-cell>
        </table:table-row>
        <table:table-row table:style-name="ro1">
          <table:table-cell office:value-type="string" calcext:value-type="string">
            <text:p>../passo3/perlin/n_4/r_89.txt</text:p>
          </table:table-cell>
          <table:table-cell office:value-type="float" office:value="1.73399996758" calcext:value-type="float">
            <text:p>1.7339999676</text:p>
          </table:table-cell>
          <table:table-cell office:value-type="float" office:value="1" calcext:value-type="float">
            <text:p>1</text:p>
          </table:table-cell>
          <table:table-cell office:value-type="float" office:value="0.265988171101" calcext:value-type="float">
            <text:p>0.2659881711</text:p>
          </table:table-cell>
        </table:table-row>
        <table:table-row table:style-name="ro1">
          <table:table-cell office:value-type="string" calcext:value-type="string">
            <text:p>../passo3/perlin/n_4/r_8.txt</text:p>
          </table:table-cell>
          <table:table-cell office:value-type="float" office:value="1.41700005531" calcext:value-type="float">
            <text:p>1.4170000553</text:p>
          </table:table-cell>
          <table:table-cell office:value-type="float" office:value="1" calcext:value-type="float">
            <text:p>1</text:p>
          </table:table-cell>
          <table:table-cell office:value-type="float" office:value="0.582685053349" calcext:value-type="float">
            <text:p>0.5826850533</text:p>
          </table:table-cell>
        </table:table-row>
        <table:table-row table:style-name="ro1">
          <table:table-cell office:value-type="string" calcext:value-type="string">
            <text:p>../passo3/perlin/n_4/r_90.txt</text:p>
          </table:table-cell>
          <table:table-cell office:value-type="float" office:value="1.6779999733" calcext:value-type="float">
            <text:p>1.6779999733</text:p>
          </table:table-cell>
          <table:table-cell office:value-type="float" office:value="1" calcext:value-type="float">
            <text:p>1</text:p>
          </table:table-cell>
          <table:table-cell office:value-type="float" office:value="0.321770429611" calcext:value-type="float">
            <text:p>0.3217704296</text:p>
          </table:table-cell>
        </table:table-row>
        <table:table-row table:style-name="ro1">
          <table:table-cell office:value-type="string" calcext:value-type="string">
            <text:p>../passo3/perlin/n_4/r_91.txt</text:p>
          </table:table-cell>
          <table:table-cell office:value-type="float" office:value="1.76800000668" calcext:value-type="float">
            <text:p>1.7680000067</text:p>
          </table:table-cell>
          <table:table-cell office:value-type="float" office:value="1" calcext:value-type="float">
            <text:p>1</text:p>
          </table:table-cell>
          <table:table-cell office:value-type="float" office:value="0.232486858964" calcext:value-type="float">
            <text:p>0.232486859</text:p>
          </table:table-cell>
        </table:table-row>
        <table:table-row table:style-name="ro1">
          <table:table-cell office:value-type="string" calcext:value-type="string">
            <text:p>../passo3/perlin/n_4/r_92.txt</text:p>
          </table:table-cell>
          <table:table-cell office:value-type="float" office:value="1.13699996471" calcext:value-type="float">
            <text:p>1.1369999647</text:p>
          </table:table-cell>
          <table:table-cell office:value-type="float" office:value="1" calcext:value-type="float">
            <text:p>1</text:p>
          </table:table-cell>
          <table:table-cell office:value-type="float" office:value="0.863299071789" calcext:value-type="float">
            <text:p>0.8632990718</text:p>
          </table:table-cell>
        </table:table-row>
        <table:table-row table:style-name="ro1">
          <table:table-cell office:value-type="string" calcext:value-type="string">
            <text:p>../passo3/perlin/n_4/r_93.txt</text:p>
          </table:table-cell>
          <table:table-cell office:value-type="float" office:value="1.66100001335" calcext:value-type="float">
            <text:p>1.6610000134</text:p>
          </table:table-cell>
          <table:table-cell office:value-type="float" office:value="1" calcext:value-type="float">
            <text:p>1</text:p>
          </table:table-cell>
          <table:table-cell office:value-type="float" office:value="0.338675558567" calcext:value-type="float">
            <text:p>0.3386755586</text:p>
          </table:table-cell>
        </table:table-row>
        <table:table-row table:style-name="ro1">
          <table:table-cell office:value-type="string" calcext:value-type="string">
            <text:p>../passo3/perlin/n_4/r_94.txt</text:p>
          </table:table-cell>
          <table:table-cell office:value-type="float" office:value="1.46700000763" calcext:value-type="float">
            <text:p>1.4670000076</text:p>
          </table:table-cell>
          <table:table-cell office:value-type="float" office:value="1" calcext:value-type="float">
            <text:p>1</text:p>
          </table:table-cell>
          <table:table-cell office:value-type="float" office:value="0.532892286777" calcext:value-type="float">
            <text:p>0.5328922868</text:p>
          </table:table-cell>
        </table:table-row>
        <table:table-row table:style-name="ro1">
          <table:table-cell office:value-type="string" calcext:value-type="string">
            <text:p>../passo3/perlin/n_4/r_95.txt</text:p>
          </table:table-cell>
          <table:table-cell office:value-type="float" office:value="1.74899995327" calcext:value-type="float">
            <text:p>1.7489999533</text:p>
          </table:table-cell>
          <table:table-cell office:value-type="float" office:value="1" calcext:value-type="float">
            <text:p>1</text:p>
          </table:table-cell>
          <table:table-cell office:value-type="float" office:value="0.251472979784" calcext:value-type="float">
            <text:p>0.2514729798</text:p>
          </table:table-cell>
        </table:table-row>
        <table:table-row table:style-name="ro1">
          <table:table-cell office:value-type="string" calcext:value-type="string">
            <text:p>../passo3/perlin/n_4/r_96.txt</text:p>
          </table:table-cell>
          <table:table-cell office:value-type="float" office:value="1.56400001049" calcext:value-type="float">
            <text:p>1.5640000105</text:p>
          </table:table-cell>
          <table:table-cell office:value-type="float" office:value="1" calcext:value-type="float">
            <text:p>1</text:p>
          </table:table-cell>
          <table:table-cell office:value-type="float" office:value="0.435885995626" calcext:value-type="float">
            <text:p>0.4358859956</text:p>
          </table:table-cell>
        </table:table-row>
        <table:table-row table:style-name="ro1">
          <table:table-cell office:value-type="string" calcext:value-type="string">
            <text:p>../passo3/perlin/n_4/r_97.txt</text:p>
          </table:table-cell>
          <table:table-cell office:value-type="float" office:value="1.46800005436" calcext:value-type="float">
            <text:p>1.4680000544</text:p>
          </table:table-cell>
          <table:table-cell office:value-type="float" office:value="1" calcext:value-type="float">
            <text:p>1</text:p>
          </table:table-cell>
          <table:table-cell office:value-type="float" office:value="0.532041251659" calcext:value-type="float">
            <text:p>0.5320412517</text:p>
          </table:table-cell>
        </table:table-row>
        <table:table-row table:style-name="ro1">
          <table:table-cell office:value-type="string" calcext:value-type="string">
            <text:p>../passo3/perlin/n_4/r_98.txt</text:p>
          </table:table-cell>
          <table:table-cell office:value-type="float" office:value="1.76300001144" calcext:value-type="float">
            <text:p>1.7630000114</text:p>
          </table:table-cell>
          <table:table-cell office:value-type="float" office:value="1" calcext:value-type="float">
            <text:p>1</text:p>
          </table:table-cell>
          <table:table-cell office:value-type="float" office:value="0.237283959985" calcext:value-type="float">
            <text:p>0.23728396</text:p>
          </table:table-cell>
        </table:table-row>
        <table:table-row table:style-name="ro1">
          <table:table-cell office:value-type="string" calcext:value-type="string">
            <text:p>../passo3/perlin/n_4/r_99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1" calcext:value-type="float">
            <text:p>1</text:p>
          </table:table-cell>
          <table:table-cell office:value-type="float" office:value="0.068136960268" calcext:value-type="float">
            <text:p>0.0681369603</text:p>
          </table:table-cell>
        </table:table-row>
        <table:table-row table:style-name="ro1">
          <table:table-cell office:value-type="string" calcext:value-type="string">
            <text:p>../passo3/perlin/n_4/r_9.txt</text:p>
          </table:table-cell>
          <table:table-cell office:value-type="float" office:value="1.65199995041" calcext:value-type="float">
            <text:p>1.6519999504</text:p>
          </table:table-cell>
          <table:table-cell office:value-type="float" office:value="1" calcext:value-type="float">
            <text:p>1</text:p>
          </table:table-cell>
          <table:table-cell office:value-type="float" office:value="0.348441064358" calcext:value-type="float">
            <text:p>0.34844106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6289699995521" calcext:value-type="float">
            <text:p>1.6289699996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208094698659384" calcext:value-type="float">
            <text:p>0.2080946987</text:p>
          </table:table-cell>
          <table:table-cell table:number-columns-repeated="2"/>
        </table:table-row>
      </table:table>
      <table:table table:name="r8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8/r_0.txt</text:p>
          </table:table-cell>
          <table:table-cell office:value-type="float" office:value="1.70000004768" calcext:value-type="float">
            <text:p>1.7000000477</text:p>
          </table:table-cell>
          <table:table-cell office:value-type="float" office:value="1" calcext:value-type="float">
            <text:p>1</text:p>
          </table:table-cell>
          <table:table-cell office:value-type="float" office:value="0.299964636564" calcext:value-type="float">
            <text:p>0.2999646366</text:p>
          </table:table-cell>
        </table:table-row>
        <table:table-row table:style-name="ro1">
          <table:table-cell office:value-type="string" calcext:value-type="string">
            <text:p>../passo3/perlin/n_8/r_10.txt</text:p>
          </table:table-cell>
          <table:table-cell office:value-type="float" office:value="1.75699996948" calcext:value-type="float">
            <text:p>1.7569999695</text:p>
          </table:table-cell>
          <table:table-cell office:value-type="float" office:value="1" calcext:value-type="float">
            <text:p>1</text:p>
          </table:table-cell>
          <table:table-cell office:value-type="float" office:value="0.243041142821" calcext:value-type="float">
            <text:p>0.2430411428</text:p>
          </table:table-cell>
        </table:table-row>
        <table:table-row table:style-name="ro1">
          <table:table-cell office:value-type="string" calcext:value-type="string">
            <text:p>../passo3/perlin/n_8/r_11.txt</text:p>
          </table:table-cell>
          <table:table-cell office:value-type="float" office:value="1.69799995422" calcext:value-type="float">
            <text:p>1.6979999542</text:p>
          </table:table-cell>
          <table:table-cell office:value-type="float" office:value="1" calcext:value-type="float">
            <text:p>1</text:p>
          </table:table-cell>
          <table:table-cell office:value-type="float" office:value="0.302285194397" calcext:value-type="float">
            <text:p>0.3022851944</text:p>
          </table:table-cell>
        </table:table-row>
        <table:table-row table:style-name="ro1">
          <table:table-cell office:value-type="string" calcext:value-type="string">
            <text:p>../passo3/perlin/n_8/r_12.txt</text:p>
          </table:table-cell>
          <table:table-cell office:value-type="float" office:value="1.73399996758" calcext:value-type="float">
            <text:p>1.7339999676</text:p>
          </table:table-cell>
          <table:table-cell office:value-type="float" office:value="1" calcext:value-type="float">
            <text:p>1</text:p>
          </table:table-cell>
          <table:table-cell office:value-type="float" office:value="0.266280651093" calcext:value-type="float">
            <text:p>0.2662806511</text:p>
          </table:table-cell>
        </table:table-row>
        <table:table-row table:style-name="ro1">
          <table:table-cell office:value-type="string" calcext:value-type="string">
            <text:p>../passo3/perlin/n_8/r_13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80852842331" calcext:value-type="float">
            <text:p>0.0980852842</text:p>
          </table:table-cell>
        </table:table-row>
        <table:table-row table:style-name="ro1">
          <table:table-cell office:value-type="string" calcext:value-type="string">
            <text:p>../passo3/perlin/n_8/r_14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1" calcext:value-type="float">
            <text:p>1</text:p>
          </table:table-cell>
          <table:table-cell office:value-type="float" office:value="0.148348554969" calcext:value-type="float">
            <text:p>0.148348555</text:p>
          </table:table-cell>
        </table:table-row>
        <table:table-row table:style-name="ro1">
          <table:table-cell office:value-type="string" calcext:value-type="string">
            <text:p>../passo3/perlin/n_8/r_15.txt</text:p>
          </table:table-cell>
          <table:table-cell office:value-type="float" office:value="1.69299995899" calcext:value-type="float">
            <text:p>1.692999959</text:p>
          </table:table-cell>
          <table:table-cell office:value-type="float" office:value="1" calcext:value-type="float">
            <text:p>1</text:p>
          </table:table-cell>
          <table:table-cell office:value-type="float" office:value="0.306820809841" calcext:value-type="float">
            <text:p>0.3068208098</text:p>
          </table:table-cell>
        </table:table-row>
        <table:table-row table:style-name="ro1">
          <table:table-cell office:value-type="string" calcext:value-type="string">
            <text:p>../passo3/perlin/n_8/r_16.txt</text:p>
          </table:table-cell>
          <table:table-cell office:value-type="float" office:value="1.83299994469" calcext:value-type="float">
            <text:p>1.8329999447</text:p>
          </table:table-cell>
          <table:table-cell office:value-type="float" office:value="1" calcext:value-type="float">
            <text:p>1</text:p>
          </table:table-cell>
          <table:table-cell office:value-type="float" office:value="0.166645288467" calcext:value-type="float">
            <text:p>0.1666452885</text:p>
          </table:table-cell>
        </table:table-row>
        <table:table-row table:style-name="ro1">
          <table:table-cell office:value-type="string" calcext:value-type="string">
            <text:p>../passo3/perlin/n_8/r_17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1" calcext:value-type="float">
            <text:p>1</text:p>
          </table:table-cell>
          <table:table-cell office:value-type="float" office:value="0.102263726294" calcext:value-type="float">
            <text:p>0.1022637263</text:p>
          </table:table-cell>
        </table:table-row>
        <table:table-row table:style-name="ro1">
          <table:table-cell office:value-type="string" calcext:value-type="string">
            <text:p>../passo3/perlin/n_8/r_18.txt</text:p>
          </table:table-cell>
          <table:table-cell office:value-type="float" office:value="1.83800005913" calcext:value-type="float">
            <text:p>1.8380000591</text:p>
          </table:table-cell>
          <table:table-cell office:value-type="float" office:value="1" calcext:value-type="float">
            <text:p>1</text:p>
          </table:table-cell>
          <table:table-cell office:value-type="float" office:value="0.162319302559" calcext:value-type="float">
            <text:p>0.1623193026</text:p>
          </table:table-cell>
        </table:table-row>
        <table:table-row table:style-name="ro1">
          <table:table-cell office:value-type="string" calcext:value-type="string">
            <text:p>../passo3/perlin/n_8/r_19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1" calcext:value-type="float">
            <text:p>1</text:p>
          </table:table-cell>
          <table:table-cell office:value-type="float" office:value="0.0538266077638" calcext:value-type="float">
            <text:p>0.0538266078</text:p>
          </table:table-cell>
        </table:table-row>
        <table:table-row table:style-name="ro1">
          <table:table-cell office:value-type="string" calcext:value-type="string">
            <text:p>../passo3/perlin/n_8/r_1.txt</text:p>
          </table:table-cell>
          <table:table-cell office:value-type="float" office:value="1.69000005722" calcext:value-type="float">
            <text:p>1.6900000572</text:p>
          </table:table-cell>
          <table:table-cell office:value-type="float" office:value="1" calcext:value-type="float">
            <text:p>1</text:p>
          </table:table-cell>
          <table:table-cell office:value-type="float" office:value="0.309871196747" calcext:value-type="float">
            <text:p>0.3098711967</text:p>
          </table:table-cell>
        </table:table-row>
        <table:table-row table:style-name="ro1">
          <table:table-cell office:value-type="string" calcext:value-type="string">
            <text:p>../passo3/perlin/n_8/r_20.txt</text:p>
          </table:table-cell>
          <table:table-cell office:value-type="float" office:value="1.69599997997" calcext:value-type="float">
            <text:p>1.69599998</text:p>
          </table:table-cell>
          <table:table-cell office:value-type="float" office:value="1" calcext:value-type="float">
            <text:p>1</text:p>
          </table:table-cell>
          <table:table-cell office:value-type="float" office:value="0.303606629372" calcext:value-type="float">
            <text:p>0.3036066294</text:p>
          </table:table-cell>
        </table:table-row>
        <table:table-row table:style-name="ro1">
          <table:table-cell office:value-type="string" calcext:value-type="string">
            <text:p>../passo3/perlin/n_8/r_21.txt</text:p>
          </table:table-cell>
          <table:table-cell office:value-type="float" office:value="1.75499999523" calcext:value-type="float">
            <text:p>1.7549999952</text:p>
          </table:table-cell>
          <table:table-cell office:value-type="float" office:value="1" calcext:value-type="float">
            <text:p>1</text:p>
          </table:table-cell>
          <table:table-cell office:value-type="float" office:value="0.245308578014" calcext:value-type="float">
            <text:p>0.245308578</text:p>
          </table:table-cell>
        </table:table-row>
        <table:table-row table:style-name="ro1">
          <table:table-cell office:value-type="string" calcext:value-type="string">
            <text:p>../passo3/perlin/n_8/r_22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1573415399" calcext:value-type="float">
            <text:p>0.1715734154</text:p>
          </table:table-cell>
        </table:table-row>
        <table:table-row table:style-name="ro1">
          <table:table-cell office:value-type="string" calcext:value-type="string">
            <text:p>../passo3/perlin/n_8/r_23.txt</text:p>
          </table:table-cell>
          <table:table-cell office:value-type="float" office:value="1.50699996948" calcext:value-type="float">
            <text:p>1.5069999695</text:p>
          </table:table-cell>
          <table:table-cell office:value-type="float" office:value="1" calcext:value-type="float">
            <text:p>1</text:p>
          </table:table-cell>
          <table:table-cell office:value-type="float" office:value="0.493255108595" calcext:value-type="float">
            <text:p>0.4932551086</text:p>
          </table:table-cell>
        </table:table-row>
        <table:table-row table:style-name="ro1">
          <table:table-cell office:value-type="string" calcext:value-type="string">
            <text:p>../passo3/perlin/n_8/r_24.txt</text:p>
          </table:table-cell>
          <table:table-cell office:value-type="float" office:value="1.7009999752" calcext:value-type="float">
            <text:p>1.7009999752</text:p>
          </table:table-cell>
          <table:table-cell office:value-type="float" office:value="1" calcext:value-type="float">
            <text:p>1</text:p>
          </table:table-cell>
          <table:table-cell office:value-type="float" office:value="0.298936396837" calcext:value-type="float">
            <text:p>0.2989363968</text:p>
          </table:table-cell>
        </table:table-row>
        <table:table-row table:style-name="ro1">
          <table:table-cell office:value-type="string" calcext:value-type="string">
            <text:p>../passo3/perlin/n_8/r_25.txt</text:p>
          </table:table-cell>
          <table:table-cell office:value-type="float" office:value="1.70599997044" calcext:value-type="float">
            <text:p>1.7059999704</text:p>
          </table:table-cell>
          <table:table-cell office:value-type="float" office:value="1" calcext:value-type="float">
            <text:p>1</text:p>
          </table:table-cell>
          <table:table-cell office:value-type="float" office:value="0.294140785933" calcext:value-type="float">
            <text:p>0.2941407859</text:p>
          </table:table-cell>
        </table:table-row>
        <table:table-row table:style-name="ro1">
          <table:table-cell office:value-type="string" calcext:value-type="string">
            <text:p>../passo3/perlin/n_8/r_26.txt</text:p>
          </table:table-cell>
          <table:table-cell office:value-type="float" office:value="1.71000003815" calcext:value-type="float">
            <text:p>1.7100000382</text:p>
          </table:table-cell>
          <table:table-cell office:value-type="float" office:value="1" calcext:value-type="float">
            <text:p>1</text:p>
          </table:table-cell>
          <table:table-cell office:value-type="float" office:value="0.29002481699" calcext:value-type="float">
            <text:p>0.290024817</text:p>
          </table:table-cell>
        </table:table-row>
        <table:table-row table:style-name="ro1">
          <table:table-cell office:value-type="string" calcext:value-type="string">
            <text:p>../passo3/perlin/n_8/r_27.txt</text:p>
          </table:table-cell>
          <table:table-cell office:value-type="float" office:value="1.77100002766" calcext:value-type="float">
            <text:p>1.7710000277</text:p>
          </table:table-cell>
          <table:table-cell office:value-type="float" office:value="1" calcext:value-type="float">
            <text:p>1</text:p>
          </table:table-cell>
          <table:table-cell office:value-type="float" office:value="0.228763535619" calcext:value-type="float">
            <text:p>0.2287635356</text:p>
          </table:table-cell>
        </table:table-row>
        <table:table-row table:style-name="ro1">
          <table:table-cell office:value-type="string" calcext:value-type="string">
            <text:p>../passo3/perlin/n_8/r_28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1" calcext:value-type="float">
            <text:p>1</text:p>
          </table:table-cell>
          <table:table-cell office:value-type="float" office:value="0.180108442903" calcext:value-type="float">
            <text:p>0.1801084429</text:p>
          </table:table-cell>
        </table:table-row>
        <table:table-row table:style-name="ro1">
          <table:table-cell office:value-type="string" calcext:value-type="string">
            <text:p>../passo3/perlin/n_8/r_29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1" calcext:value-type="float">
            <text:p>1</text:p>
          </table:table-cell>
          <table:table-cell office:value-type="float" office:value="0.111978694797" calcext:value-type="float">
            <text:p>0.1119786948</text:p>
          </table:table-cell>
        </table:table-row>
        <table:table-row table:style-name="ro1">
          <table:table-cell office:value-type="string" calcext:value-type="string">
            <text:p>../passo3/perlin/n_8/r_2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8400415182" calcext:value-type="float">
            <text:p>0.1284004152</text:p>
          </table:table-cell>
        </table:table-row>
        <table:table-row table:style-name="ro1">
          <table:table-cell office:value-type="string" calcext:value-type="string">
            <text:p>../passo3/perlin/n_8/r_30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1" calcext:value-type="float">
            <text:p>1</text:p>
          </table:table-cell>
          <table:table-cell office:value-type="float" office:value="0.0796771347523" calcext:value-type="float">
            <text:p>0.0796771348</text:p>
          </table:table-cell>
        </table:table-row>
        <table:table-row table:style-name="ro1">
          <table:table-cell office:value-type="string" calcext:value-type="string">
            <text:p>../passo3/perlin/n_8/r_31.txt</text:p>
          </table:table-cell>
          <table:table-cell office:value-type="float" office:value="1.55999994278" calcext:value-type="float">
            <text:p>1.5599999428</text:p>
          </table:table-cell>
          <table:table-cell office:value-type="float" office:value="1" calcext:value-type="float">
            <text:p>1</text:p>
          </table:table-cell>
          <table:table-cell office:value-type="float" office:value="0.440158307552" calcext:value-type="float">
            <text:p>0.4401583076</text:p>
          </table:table-cell>
        </table:table-row>
        <table:table-row table:style-name="ro1">
          <table:table-cell office:value-type="string" calcext:value-type="string">
            <text:p>../passo3/perlin/n_8/r_32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1" calcext:value-type="float">
            <text:p>1</text:p>
          </table:table-cell>
          <table:table-cell office:value-type="float" office:value="0.203456252813" calcext:value-type="float">
            <text:p>0.2034562528</text:p>
          </table:table-cell>
        </table:table-row>
        <table:table-row table:style-name="ro1">
          <table:table-cell office:value-type="string" calcext:value-type="string">
            <text:p>../passo3/perlin/n_8/r_33.txt</text:p>
          </table:table-cell>
          <table:table-cell office:value-type="float" office:value="1.7840000391" calcext:value-type="float">
            <text:p>1.7840000391</text:p>
          </table:table-cell>
          <table:table-cell office:value-type="float" office:value="1" calcext:value-type="float">
            <text:p>1</text:p>
          </table:table-cell>
          <table:table-cell office:value-type="float" office:value="0.21599586308" calcext:value-type="float">
            <text:p>0.2159958631</text:p>
          </table:table-cell>
        </table:table-row>
        <table:table-row table:style-name="ro1">
          <table:table-cell office:value-type="string" calcext:value-type="string">
            <text:p>../passo3/perlin/n_8/r_34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7573505044" calcext:value-type="float">
            <text:p>0.127573505</text:p>
          </table:table-cell>
        </table:table-row>
        <table:table-row table:style-name="ro1">
          <table:table-cell office:value-type="string" calcext:value-type="string">
            <text:p>../passo3/perlin/n_8/r_35.txt</text:p>
          </table:table-cell>
          <table:table-cell office:value-type="float" office:value="1.57799994946" calcext:value-type="float">
            <text:p>1.5779999495</text:p>
          </table:table-cell>
          <table:table-cell office:value-type="float" office:value="1" calcext:value-type="float">
            <text:p>1</text:p>
          </table:table-cell>
          <table:table-cell office:value-type="float" office:value="0.421763807535" calcext:value-type="float">
            <text:p>0.4217638075</text:p>
          </table:table-cell>
        </table:table-row>
        <table:table-row table:style-name="ro1">
          <table:table-cell office:value-type="string" calcext:value-type="string">
            <text:p>../passo3/perlin/n_8/r_36.txt</text:p>
          </table:table-cell>
          <table:table-cell office:value-type="float" office:value="1.59200000763" calcext:value-type="float">
            <text:p>1.5920000076</text:p>
          </table:table-cell>
          <table:table-cell office:value-type="float" office:value="1" calcext:value-type="float">
            <text:p>1</text:p>
          </table:table-cell>
          <table:table-cell office:value-type="float" office:value="0.40822327137" calcext:value-type="float">
            <text:p>0.4082232714</text:p>
          </table:table-cell>
        </table:table-row>
        <table:table-row table:style-name="ro1">
          <table:table-cell office:value-type="string" calcext:value-type="string">
            <text:p>../passo3/perlin/n_8/r_37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88670033216" calcext:value-type="float">
            <text:p>0.0788670033</text:p>
          </table:table-cell>
        </table:table-row>
        <table:table-row table:style-name="ro1">
          <table:table-cell office:value-type="string" calcext:value-type="string">
            <text:p>../passo3/perlin/n_8/r_38.txt</text:p>
          </table:table-cell>
          <table:table-cell office:value-type="float" office:value="1.6210000515" calcext:value-type="float">
            <text:p>1.6210000515</text:p>
          </table:table-cell>
          <table:table-cell office:value-type="float" office:value="1" calcext:value-type="float">
            <text:p>1</text:p>
          </table:table-cell>
          <table:table-cell office:value-type="float" office:value="0.379431426525" calcext:value-type="float">
            <text:p>0.3794314265</text:p>
          </table:table-cell>
        </table:table-row>
        <table:table-row table:style-name="ro1">
          <table:table-cell office:value-type="string" calcext:value-type="string">
            <text:p>../passo3/perlin/n_8/r_39.txt</text:p>
          </table:table-cell>
          <table:table-cell office:value-type="float" office:value="1.77100002766" calcext:value-type="float">
            <text:p>1.7710000277</text:p>
          </table:table-cell>
          <table:table-cell office:value-type="float" office:value="1" calcext:value-type="float">
            <text:p>1</text:p>
          </table:table-cell>
          <table:table-cell office:value-type="float" office:value="0.228683367372" calcext:value-type="float">
            <text:p>0.2286833674</text:p>
          </table:table-cell>
        </table:table-row>
        <table:table-row table:style-name="ro1">
          <table:table-cell office:value-type="string" calcext:value-type="string">
            <text:p>../passo3/perlin/n_8/r_3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8231281042" calcext:value-type="float">
            <text:p>0.0978231281</text:p>
          </table:table-cell>
        </table:table-row>
        <table:table-row table:style-name="ro1">
          <table:table-cell office:value-type="string" calcext:value-type="string">
            <text:p>../passo3/perlin/n_8/r_40.txt</text:p>
          </table:table-cell>
          <table:table-cell office:value-type="float" office:value="1.76199996471" calcext:value-type="float">
            <text:p>1.7619999647</text:p>
          </table:table-cell>
          <table:table-cell office:value-type="float" office:value="1" calcext:value-type="float">
            <text:p>1</text:p>
          </table:table-cell>
          <table:table-cell office:value-type="float" office:value="0.237556368113" calcext:value-type="float">
            <text:p>0.2375563681</text:p>
          </table:table-cell>
        </table:table-row>
        <table:table-row table:style-name="ro1">
          <table:table-cell office:value-type="string" calcext:value-type="string">
            <text:p>../passo3/perlin/n_8/r_41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27979710698" calcext:value-type="float">
            <text:p>0.0627979711</text:p>
          </table:table-cell>
        </table:table-row>
        <table:table-row table:style-name="ro1">
          <table:table-cell office:value-type="string" calcext:value-type="string">
            <text:p>../passo3/perlin/n_8/r_42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1" calcext:value-type="float">
            <text:p>1</text:p>
          </table:table-cell>
          <table:table-cell office:value-type="float" office:value="0.129299744964" calcext:value-type="float">
            <text:p>0.129299745</text:p>
          </table:table-cell>
        </table:table-row>
        <table:table-row table:style-name="ro1">
          <table:table-cell office:value-type="string" calcext:value-type="string">
            <text:p>../passo3/perlin/n_8/r_43.txt</text:p>
          </table:table-cell>
          <table:table-cell office:value-type="float" office:value="1.66199994087" calcext:value-type="float">
            <text:p>1.6619999409</text:p>
          </table:table-cell>
          <table:table-cell office:value-type="float" office:value="1" calcext:value-type="float">
            <text:p>1</text:p>
          </table:table-cell>
          <table:table-cell office:value-type="float" office:value="0.337949812412" calcext:value-type="float">
            <text:p>0.3379498124</text:p>
          </table:table-cell>
        </table:table-row>
        <table:table-row table:style-name="ro1">
          <table:table-cell office:value-type="string" calcext:value-type="string">
            <text:p>../passo3/perlin/n_8/r_44.txt</text:p>
          </table:table-cell>
          <table:table-cell office:value-type="float" office:value="1.93099999428" calcext:value-type="float">
            <text:p>1.9309999943</text:p>
          </table:table-cell>
          <table:table-cell office:value-type="float" office:value="1" calcext:value-type="float">
            <text:p>1</text:p>
          </table:table-cell>
          <table:table-cell office:value-type="float" office:value="0.0694385915995" calcext:value-type="float">
            <text:p>0.0694385916</text:p>
          </table:table-cell>
        </table:table-row>
        <table:table-row table:style-name="ro1">
          <table:table-cell office:value-type="string" calcext:value-type="string">
            <text:p>../passo3/perlin/n_8/r_45.txt</text:p>
          </table:table-cell>
          <table:table-cell office:value-type="float" office:value="1.71700000763" calcext:value-type="float">
            <text:p>1.7170000076</text:p>
          </table:table-cell>
          <table:table-cell office:value-type="float" office:value="1" calcext:value-type="float">
            <text:p>1</text:p>
          </table:table-cell>
          <table:table-cell office:value-type="float" office:value="0.282968908548" calcext:value-type="float">
            <text:p>0.2829689085</text:p>
          </table:table-cell>
        </table:table-row>
        <table:table-row table:style-name="ro1">
          <table:table-cell office:value-type="string" calcext:value-type="string">
            <text:p>../passo3/perlin/n_8/r_46.txt</text:p>
          </table:table-cell>
          <table:table-cell office:value-type="float" office:value="1.7539999485" calcext:value-type="float">
            <text:p>1.7539999485</text:p>
          </table:table-cell>
          <table:table-cell office:value-type="float" office:value="1" calcext:value-type="float">
            <text:p>1</text:p>
          </table:table-cell>
          <table:table-cell office:value-type="float" office:value="0.245930150151" calcext:value-type="float">
            <text:p>0.2459301502</text:p>
          </table:table-cell>
        </table:table-row>
        <table:table-row table:style-name="ro1">
          <table:table-cell office:value-type="string" calcext:value-type="string">
            <text:p>../passo3/perlin/n_8/r_47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1" calcext:value-type="float">
            <text:p>1</text:p>
          </table:table-cell>
          <table:table-cell office:value-type="float" office:value="0.112796343863" calcext:value-type="float">
            <text:p>0.1127963439</text:p>
          </table:table-cell>
        </table:table-row>
        <table:table-row table:style-name="ro1">
          <table:table-cell office:value-type="string" calcext:value-type="string">
            <text:p>../passo3/perlin/n_8/r_48.txt</text:p>
          </table:table-cell>
          <table:table-cell office:value-type="float" office:value="1.82400000095" calcext:value-type="float">
            <text:p>1.824000001</text:p>
          </table:table-cell>
          <table:table-cell office:value-type="float" office:value="1" calcext:value-type="float">
            <text:p>1</text:p>
          </table:table-cell>
          <table:table-cell office:value-type="float" office:value="0.175674423575" calcext:value-type="float">
            <text:p>0.1756744236</text:p>
          </table:table-cell>
        </table:table-row>
        <table:table-row table:style-name="ro1">
          <table:table-cell office:value-type="string" calcext:value-type="string">
            <text:p>../passo3/perlin/n_8/r_49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2388876081" calcext:value-type="float">
            <text:p>0.0662388876</text:p>
          </table:table-cell>
        </table:table-row>
        <table:table-row table:style-name="ro1">
          <table:table-cell office:value-type="string" calcext:value-type="string">
            <text:p>../passo3/perlin/n_8/r_4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64349486679" calcext:value-type="float">
            <text:p>0.0264349487</text:p>
          </table:table-cell>
        </table:table-row>
        <table:table-row table:style-name="ro1">
          <table:table-cell office:value-type="string" calcext:value-type="string">
            <text:p>../passo3/perlin/n_8/r_50.txt</text:p>
          </table:table-cell>
          <table:table-cell office:value-type="float" office:value="1.67999994755" calcext:value-type="float">
            <text:p>1.6799999476</text:p>
          </table:table-cell>
          <table:table-cell office:value-type="float" office:value="1" calcext:value-type="float">
            <text:p>1</text:p>
          </table:table-cell>
          <table:table-cell office:value-type="float" office:value="0.320175677538" calcext:value-type="float">
            <text:p>0.3201756775</text:p>
          </table:table-cell>
        </table:table-row>
        <table:table-row table:style-name="ro1">
          <table:table-cell office:value-type="string" calcext:value-type="string">
            <text:p>../passo3/perlin/n_8/r_51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1" calcext:value-type="float">
            <text:p>1</text:p>
          </table:table-cell>
          <table:table-cell office:value-type="float" office:value="0.116153731942" calcext:value-type="float">
            <text:p>0.1161537319</text:p>
          </table:table-cell>
        </table:table-row>
        <table:table-row table:style-name="ro1">
          <table:table-cell office:value-type="string" calcext:value-type="string">
            <text:p>../passo3/perlin/n_8/r_52.txt</text:p>
          </table:table-cell>
          <table:table-cell office:value-type="float" office:value="1.91700005531" calcext:value-type="float">
            <text:p>1.9170000553</text:p>
          </table:table-cell>
          <table:table-cell office:value-type="float" office:value="1" calcext:value-type="float">
            <text:p>1</text:p>
          </table:table-cell>
          <table:table-cell office:value-type="float" office:value="0.0831387117505" calcext:value-type="float">
            <text:p>0.0831387118</text:p>
          </table:table-cell>
        </table:table-row>
        <table:table-row table:style-name="ro1">
          <table:table-cell office:value-type="string" calcext:value-type="string">
            <text:p>../passo3/perlin/n_8/r_53.txt</text:p>
          </table:table-cell>
          <table:table-cell office:value-type="float" office:value="1.78999996185" calcext:value-type="float">
            <text:p>1.7899999619</text:p>
          </table:table-cell>
          <table:table-cell office:value-type="float" office:value="1" calcext:value-type="float">
            <text:p>1</text:p>
          </table:table-cell>
          <table:table-cell office:value-type="float" office:value="0.209590241313" calcext:value-type="float">
            <text:p>0.2095902413</text:p>
          </table:table-cell>
        </table:table-row>
        <table:table-row table:style-name="ro1">
          <table:table-cell office:value-type="string" calcext:value-type="string">
            <text:p>../passo3/perlin/n_8/r_54.txt</text:p>
          </table:table-cell>
          <table:table-cell office:value-type="float" office:value="1.6779999733" calcext:value-type="float">
            <text:p>1.6779999733</text:p>
          </table:table-cell>
          <table:table-cell office:value-type="float" office:value="1" calcext:value-type="float">
            <text:p>1</text:p>
          </table:table-cell>
          <table:table-cell office:value-type="float" office:value="0.322360724211" calcext:value-type="float">
            <text:p>0.3223607242</text:p>
          </table:table-cell>
        </table:table-row>
        <table:table-row table:style-name="ro1">
          <table:table-cell office:value-type="string" calcext:value-type="string">
            <text:p>../passo3/perlin/n_8/r_55.txt</text:p>
          </table:table-cell>
          <table:table-cell office:value-type="float" office:value="1.70599997044" calcext:value-type="float">
            <text:p>1.7059999704</text:p>
          </table:table-cell>
          <table:table-cell office:value-type="float" office:value="1" calcext:value-type="float">
            <text:p>1</text:p>
          </table:table-cell>
          <table:table-cell office:value-type="float" office:value="0.293985664845" calcext:value-type="float">
            <text:p>0.2939856648</text:p>
          </table:table-cell>
        </table:table-row>
        <table:table-row table:style-name="ro1">
          <table:table-cell office:value-type="string" calcext:value-type="string">
            <text:p>../passo3/perlin/n_8/r_56.txt</text:p>
          </table:table-cell>
          <table:table-cell office:value-type="float" office:value="1.75999999046" calcext:value-type="float">
            <text:p>1.7599999905</text:p>
          </table:table-cell>
          <table:table-cell office:value-type="float" office:value="1" calcext:value-type="float">
            <text:p>1</text:p>
          </table:table-cell>
          <table:table-cell office:value-type="float" office:value="0.239660099149" calcext:value-type="float">
            <text:p>0.2396600991</text:p>
          </table:table-cell>
        </table:table-row>
        <table:table-row table:style-name="ro1">
          <table:table-cell office:value-type="string" calcext:value-type="string">
            <text:p>../passo3/perlin/n_8/r_57.txt</text:p>
          </table:table-cell>
          <table:table-cell office:value-type="float" office:value="1.76999998093" calcext:value-type="float">
            <text:p>1.7699999809</text:p>
          </table:table-cell>
          <table:table-cell office:value-type="float" office:value="1" calcext:value-type="float">
            <text:p>1</text:p>
          </table:table-cell>
          <table:table-cell office:value-type="float" office:value="0.229575529695" calcext:value-type="float">
            <text:p>0.2295755297</text:p>
          </table:table-cell>
        </table:table-row>
        <table:table-row table:style-name="ro1">
          <table:table-cell office:value-type="string" calcext:value-type="string">
            <text:p>../passo3/perlin/n_8/r_58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1" calcext:value-type="float">
            <text:p>1</text:p>
          </table:table-cell>
          <table:table-cell office:value-type="float" office:value="0.155276224017" calcext:value-type="float">
            <text:p>0.155276224</text:p>
          </table:table-cell>
        </table:table-row>
        <table:table-row table:style-name="ro1">
          <table:table-cell office:value-type="string" calcext:value-type="string">
            <text:p>../passo3/perlin/n_8/r_59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198245883" calcext:value-type="float">
            <text:p>0.2119824588</text:p>
          </table:table-cell>
        </table:table-row>
        <table:table-row table:style-name="ro1">
          <table:table-cell office:value-type="string" calcext:value-type="string">
            <text:p>../passo3/perlin/n_8/r_5.txt</text:p>
          </table:table-cell>
          <table:table-cell office:value-type="float" office:value="1.88600003719" calcext:value-type="float">
            <text:p>1.8860000372</text:p>
          </table:table-cell>
          <table:table-cell office:value-type="float" office:value="1" calcext:value-type="float">
            <text:p>1</text:p>
          </table:table-cell>
          <table:table-cell office:value-type="float" office:value="0.114146396518" calcext:value-type="float">
            <text:p>0.1141463965</text:p>
          </table:table-cell>
        </table:table-row>
        <table:table-row table:style-name="ro1">
          <table:table-cell office:value-type="string" calcext:value-type="string">
            <text:p>../passo3/perlin/n_8/r_60.txt</text:p>
          </table:table-cell>
          <table:table-cell office:value-type="float" office:value="1.72699999809" calcext:value-type="float">
            <text:p>1.7269999981</text:p>
          </table:table-cell>
          <table:table-cell office:value-type="float" office:value="1" calcext:value-type="float">
            <text:p>1</text:p>
          </table:table-cell>
          <table:table-cell office:value-type="float" office:value="0.272762000561" calcext:value-type="float">
            <text:p>0.2727620006</text:p>
          </table:table-cell>
        </table:table-row>
        <table:table-row table:style-name="ro1">
          <table:table-cell office:value-type="string" calcext:value-type="string">
            <text:p>../passo3/perlin/n_8/r_61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59874141216" calcext:value-type="float">
            <text:p>0.1598741412</text:p>
          </table:table-cell>
        </table:table-row>
        <table:table-row table:style-name="ro1">
          <table:table-cell office:value-type="string" calcext:value-type="string">
            <text:p>../passo3/perlin/n_8/r_62.txt</text:p>
          </table:table-cell>
          <table:table-cell office:value-type="float" office:value="1.69599997997" calcext:value-type="float">
            <text:p>1.69599998</text:p>
          </table:table-cell>
          <table:table-cell office:value-type="float" office:value="1" calcext:value-type="float">
            <text:p>1</text:p>
          </table:table-cell>
          <table:table-cell office:value-type="float" office:value="0.303606629372" calcext:value-type="float">
            <text:p>0.3036066294</text:p>
          </table:table-cell>
        </table:table-row>
        <table:table-row table:style-name="ro1">
          <table:table-cell office:value-type="string" calcext:value-type="string">
            <text:p>../passo3/perlin/n_8/r_63.txt</text:p>
          </table:table-cell>
          <table:table-cell office:value-type="float" office:value="1.70700001717" calcext:value-type="float">
            <text:p>1.7070000172</text:p>
          </table:table-cell>
          <table:table-cell office:value-type="float" office:value="1" calcext:value-type="float">
            <text:p>1</text:p>
          </table:table-cell>
          <table:table-cell office:value-type="float" office:value="0.292958408594" calcext:value-type="float">
            <text:p>0.2929584086</text:p>
          </table:table-cell>
        </table:table-row>
        <table:table-row table:style-name="ro1">
          <table:table-cell office:value-type="string" calcext:value-type="string">
            <text:p>../passo3/perlin/n_8/r_64.txt</text:p>
          </table:table-cell>
          <table:table-cell office:value-type="float" office:value="1.59000003338" calcext:value-type="float">
            <text:p>1.5900000334</text:p>
          </table:table-cell>
          <table:table-cell office:value-type="float" office:value="1" calcext:value-type="float">
            <text:p>1</text:p>
          </table:table-cell>
          <table:table-cell office:value-type="float" office:value="0.410290062428" calcext:value-type="float">
            <text:p>0.4102900624</text:p>
          </table:table-cell>
        </table:table-row>
        <table:table-row table:style-name="ro1">
          <table:table-cell office:value-type="string" calcext:value-type="string">
            <text:p>../passo3/perlin/n_8/r_65.txt</text:p>
          </table:table-cell>
          <table:table-cell office:value-type="float" office:value="1.7539999485" calcext:value-type="float">
            <text:p>1.7539999485</text:p>
          </table:table-cell>
          <table:table-cell office:value-type="float" office:value="1" calcext:value-type="float">
            <text:p>1</text:p>
          </table:table-cell>
          <table:table-cell office:value-type="float" office:value="0.245513722301" calcext:value-type="float">
            <text:p>0.2455137223</text:p>
          </table:table-cell>
        </table:table-row>
        <table:table-row table:style-name="ro1">
          <table:table-cell office:value-type="string" calcext:value-type="string">
            <text:p>../passo3/perlin/n_8/r_66.txt</text:p>
          </table:table-cell>
          <table:table-cell office:value-type="float" office:value="1.81200003624" calcext:value-type="float">
            <text:p>1.8120000362</text:p>
          </table:table-cell>
          <table:table-cell office:value-type="float" office:value="1" calcext:value-type="float">
            <text:p>1</text:p>
          </table:table-cell>
          <table:table-cell office:value-type="float" office:value="0.18820899725" calcext:value-type="float">
            <text:p>0.1882089973</text:p>
          </table:table-cell>
        </table:table-row>
        <table:table-row table:style-name="ro1">
          <table:table-cell office:value-type="string" calcext:value-type="string">
            <text:p>../passo3/perlin/n_8/r_67.txt</text:p>
          </table:table-cell>
          <table:table-cell office:value-type="float" office:value="1.57000005245" calcext:value-type="float">
            <text:p>1.5700000525</text:p>
          </table:table-cell>
          <table:table-cell office:value-type="float" office:value="1" calcext:value-type="float">
            <text:p>1</text:p>
          </table:table-cell>
          <table:table-cell office:value-type="float" office:value="0.429989039898" calcext:value-type="float">
            <text:p>0.4299890399</text:p>
          </table:table-cell>
        </table:table-row>
        <table:table-row table:style-name="ro1">
          <table:table-cell office:value-type="string" calcext:value-type="string">
            <text:p>../passo3/perlin/n_8/r_68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51412726939" calcext:value-type="float">
            <text:p>0.0251412727</text:p>
          </table:table-cell>
        </table:table-row>
        <table:table-row table:style-name="ro1">
          <table:table-cell office:value-type="string" calcext:value-type="string">
            <text:p>../passo3/perlin/n_8/r_69.txt</text:p>
          </table:table-cell>
          <table:table-cell office:value-type="float" office:value="1.76499998569" calcext:value-type="float">
            <text:p>1.7649999857</text:p>
          </table:table-cell>
          <table:table-cell office:value-type="float" office:value="1" calcext:value-type="float">
            <text:p>1</text:p>
          </table:table-cell>
          <table:table-cell office:value-type="float" office:value="0.234633341432" calcext:value-type="float">
            <text:p>0.2346333414</text:p>
          </table:table-cell>
        </table:table-row>
        <table:table-row table:style-name="ro1">
          <table:table-cell office:value-type="string" calcext:value-type="string">
            <text:p>../passo3/perlin/n_8/r_6.txt</text:p>
          </table:table-cell>
          <table:table-cell office:value-type="float" office:value="1.72699999809" calcext:value-type="float">
            <text:p>1.7269999981</text:p>
          </table:table-cell>
          <table:table-cell office:value-type="float" office:value="1" calcext:value-type="float">
            <text:p>1</text:p>
          </table:table-cell>
          <table:table-cell office:value-type="float" office:value="0.273194640875" calcext:value-type="float">
            <text:p>0.2731946409</text:p>
          </table:table-cell>
        </table:table-row>
        <table:table-row table:style-name="ro1">
          <table:table-cell office:value-type="string" calcext:value-type="string">
            <text:p>../passo3/perlin/n_8/r_70.txt</text:p>
          </table:table-cell>
          <table:table-cell office:value-type="float" office:value="1.75899994373" calcext:value-type="float">
            <text:p>1.7589999437</text:p>
          </table:table-cell>
          <table:table-cell office:value-type="float" office:value="1" calcext:value-type="float">
            <text:p>1</text:p>
          </table:table-cell>
          <table:table-cell office:value-type="float" office:value="0.24127151072" calcext:value-type="float">
            <text:p>0.2412715107</text:p>
          </table:table-cell>
        </table:table-row>
        <table:table-row table:style-name="ro1">
          <table:table-cell office:value-type="string" calcext:value-type="string">
            <text:p>../passo3/perlin/n_8/r_71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385946631" calcext:value-type="float">
            <text:p>0.1653859466</text:p>
          </table:table-cell>
        </table:table-row>
        <table:table-row table:style-name="ro1">
          <table:table-cell office:value-type="string" calcext:value-type="string">
            <text:p>../passo3/perlin/n_8/r_72.txt</text:p>
          </table:table-cell>
          <table:table-cell office:value-type="float" office:value="1.62300002575" calcext:value-type="float">
            <text:p>1.6230000258</text:p>
          </table:table-cell>
          <table:table-cell office:value-type="float" office:value="1" calcext:value-type="float">
            <text:p>1</text:p>
          </table:table-cell>
          <table:table-cell office:value-type="float" office:value="0.376703053713" calcext:value-type="float">
            <text:p>0.3767030537</text:p>
          </table:table-cell>
        </table:table-row>
        <table:table-row table:style-name="ro1">
          <table:table-cell office:value-type="string" calcext:value-type="string">
            <text:p>../passo3/perlin/n_8/r_73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1" calcext:value-type="float">
            <text:p>1</text:p>
          </table:table-cell>
          <table:table-cell office:value-type="float" office:value="0.203065156937" calcext:value-type="float">
            <text:p>0.2030651569</text:p>
          </table:table-cell>
        </table:table-row>
        <table:table-row table:style-name="ro1">
          <table:table-cell office:value-type="string" calcext:value-type="string">
            <text:p>../passo3/perlin/n_8/r_74.txt</text:p>
          </table:table-cell>
          <table:table-cell office:value-type="float" office:value="1.78199994564" calcext:value-type="float">
            <text:p>1.7819999456</text:p>
          </table:table-cell>
          <table:table-cell office:value-type="float" office:value="1" calcext:value-type="float">
            <text:p>1</text:p>
          </table:table-cell>
          <table:table-cell office:value-type="float" office:value="0.217638403177" calcext:value-type="float">
            <text:p>0.2176384032</text:p>
          </table:table-cell>
        </table:table-row>
        <table:table-row table:style-name="ro1">
          <table:table-cell office:value-type="string" calcext:value-type="string">
            <text:p>../passo3/perlin/n_8/r_75.txt</text:p>
          </table:table-cell>
          <table:table-cell office:value-type="float" office:value="1.81700003147" calcext:value-type="float">
            <text:p>1.8170000315</text:p>
          </table:table-cell>
          <table:table-cell office:value-type="float" office:value="1" calcext:value-type="float">
            <text:p>1</text:p>
          </table:table-cell>
          <table:table-cell office:value-type="float" office:value="0.182567387819" calcext:value-type="float">
            <text:p>0.1825673878</text:p>
          </table:table-cell>
        </table:table-row>
        <table:table-row table:style-name="ro1">
          <table:table-cell office:value-type="string" calcext:value-type="string">
            <text:p>../passo3/perlin/n_8/r_76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39960035682" calcext:value-type="float">
            <text:p>0.1399600357</text:p>
          </table:table-cell>
        </table:table-row>
        <table:table-row table:style-name="ro1">
          <table:table-cell office:value-type="string" calcext:value-type="string">
            <text:p>../passo3/perlin/n_8/r_77.txt</text:p>
          </table:table-cell>
          <table:table-cell office:value-type="float" office:value="1.79400002956" calcext:value-type="float">
            <text:p>1.7940000296</text:p>
          </table:table-cell>
          <table:table-cell office:value-type="float" office:value="1" calcext:value-type="float">
            <text:p>1</text:p>
          </table:table-cell>
          <table:table-cell office:value-type="float" office:value="0.206403836608" calcext:value-type="float">
            <text:p>0.2064038366</text:p>
          </table:table-cell>
        </table:table-row>
        <table:table-row table:style-name="ro1">
          <table:table-cell office:value-type="string" calcext:value-type="string">
            <text:p>../passo3/perlin/n_8/r_78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1" calcext:value-type="float">
            <text:p>1</text:p>
          </table:table-cell>
          <table:table-cell office:value-type="float" office:value="0.153286322951" calcext:value-type="float">
            <text:p>0.153286323</text:p>
          </table:table-cell>
        </table:table-row>
        <table:table-row table:style-name="ro1">
          <table:table-cell office:value-type="string" calcext:value-type="string">
            <text:p>../passo3/perlin/n_8/r_79.txt</text:p>
          </table:table-cell>
          <table:table-cell office:value-type="float" office:value="1.79100000858" calcext:value-type="float">
            <text:p>1.7910000086</text:p>
          </table:table-cell>
          <table:table-cell office:value-type="float" office:value="1" calcext:value-type="float">
            <text:p>1</text:p>
          </table:table-cell>
          <table:table-cell office:value-type="float" office:value="0.20948907733" calcext:value-type="float">
            <text:p>0.2094890773</text:p>
          </table:table-cell>
        </table:table-row>
        <table:table-row table:style-name="ro1">
          <table:table-cell office:value-type="string" calcext:value-type="string">
            <text:p>../passo3/perlin/n_8/r_7.txt</text:p>
          </table:table-cell>
          <table:table-cell office:value-type="float" office:value="1.69099998474" calcext:value-type="float">
            <text:p>1.6909999847</text:p>
          </table:table-cell>
          <table:table-cell office:value-type="float" office:value="1" calcext:value-type="float">
            <text:p>1</text:p>
          </table:table-cell>
          <table:table-cell office:value-type="float" office:value="0.3089812994" calcext:value-type="float">
            <text:p>0.3089812994</text:p>
          </table:table-cell>
        </table:table-row>
        <table:table-row table:style-name="ro1">
          <table:table-cell office:value-type="string" calcext:value-type="string">
            <text:p>../passo3/perlin/n_8/r_80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1" calcext:value-type="float">
            <text:p>1</text:p>
          </table:table-cell>
          <table:table-cell office:value-type="float" office:value="0.147639811039" calcext:value-type="float">
            <text:p>0.147639811</text:p>
          </table:table-cell>
        </table:table-row>
        <table:table-row table:style-name="ro1">
          <table:table-cell office:value-type="string" calcext:value-type="string">
            <text:p>../passo3/perlin/n_8/r_81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301128104329" calcext:value-type="float">
            <text:p>0.0301128104</text:p>
          </table:table-cell>
        </table:table-row>
        <table:table-row table:style-name="ro1">
          <table:table-cell office:value-type="string" calcext:value-type="string">
            <text:p>../passo3/perlin/n_8/r_82.txt</text:p>
          </table:table-cell>
          <table:table-cell office:value-type="float" office:value="1.80799996853" calcext:value-type="float">
            <text:p>1.8079999685</text:p>
          </table:table-cell>
          <table:table-cell office:value-type="float" office:value="1" calcext:value-type="float">
            <text:p>1</text:p>
          </table:table-cell>
          <table:table-cell office:value-type="float" office:value="0.191581442952" calcext:value-type="float">
            <text:p>0.191581443</text:p>
          </table:table-cell>
        </table:table-row>
        <table:table-row table:style-name="ro1">
          <table:table-cell office:value-type="string" calcext:value-type="string">
            <text:p>../passo3/perlin/n_8/r_83.txt</text:p>
          </table:table-cell>
          <table:table-cell office:value-type="float" office:value="1.70299994946" calcext:value-type="float">
            <text:p>1.7029999495</text:p>
          </table:table-cell>
          <table:table-cell office:value-type="float" office:value="1" calcext:value-type="float">
            <text:p>1</text:p>
          </table:table-cell>
          <table:table-cell office:value-type="float" office:value="0.297117650509" calcext:value-type="float">
            <text:p>0.2971176505</text:p>
          </table:table-cell>
        </table:table-row>
        <table:table-row table:style-name="ro1">
          <table:table-cell office:value-type="string" calcext:value-type="string">
            <text:p>../passo3/perlin/n_8/r_84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1" calcext:value-type="float">
            <text:p>1</text:p>
          </table:table-cell>
          <table:table-cell office:value-type="float" office:value="0.123342432082" calcext:value-type="float">
            <text:p>0.1233424321</text:p>
          </table:table-cell>
        </table:table-row>
        <table:table-row table:style-name="ro1">
          <table:table-cell office:value-type="string" calcext:value-type="string">
            <text:p>../passo3/perlin/n_8/r_85.txt</text:p>
          </table:table-cell>
          <table:table-cell office:value-type="float" office:value="1.9509999752" calcext:value-type="float">
            <text:p>1.9509999752</text:p>
          </table:table-cell>
          <table:table-cell office:value-type="float" office:value="1" calcext:value-type="float">
            <text:p>1</text:p>
          </table:table-cell>
          <table:table-cell office:value-type="float" office:value="0.0488420501351" calcext:value-type="float">
            <text:p>0.0488420501</text:p>
          </table:table-cell>
        </table:table-row>
        <table:table-row table:style-name="ro1">
          <table:table-cell office:value-type="string" calcext:value-type="string">
            <text:p>../passo3/perlin/n_8/r_86.txt</text:p>
          </table:table-cell>
          <table:table-cell office:value-type="float" office:value="1.69799995422" calcext:value-type="float">
            <text:p>1.6979999542</text:p>
          </table:table-cell>
          <table:table-cell office:value-type="float" office:value="1" calcext:value-type="float">
            <text:p>1</text:p>
          </table:table-cell>
          <table:table-cell office:value-type="float" office:value="0.302243739367" calcext:value-type="float">
            <text:p>0.3022437394</text:p>
          </table:table-cell>
        </table:table-row>
        <table:table-row table:style-name="ro1">
          <table:table-cell office:value-type="string" calcext:value-type="string">
            <text:p>../passo3/perlin/n_8/r_87.txt</text:p>
          </table:table-cell>
          <table:table-cell office:value-type="float" office:value="1.71700000763" calcext:value-type="float">
            <text:p>1.7170000076</text:p>
          </table:table-cell>
          <table:table-cell office:value-type="float" office:value="1" calcext:value-type="float">
            <text:p>1</text:p>
          </table:table-cell>
          <table:table-cell office:value-type="float" office:value="0.283149629831" calcext:value-type="float">
            <text:p>0.2831496298</text:p>
          </table:table-cell>
        </table:table-row>
        <table:table-row table:style-name="ro1">
          <table:table-cell office:value-type="string" calcext:value-type="string">
            <text:p>../passo3/perlin/n_8/r_88.txt</text:p>
          </table:table-cell>
          <table:table-cell office:value-type="float" office:value="1.73800003529" calcext:value-type="float">
            <text:p>1.7380000353</text:p>
          </table:table-cell>
          <table:table-cell office:value-type="float" office:value="1" calcext:value-type="float">
            <text:p>1</text:p>
          </table:table-cell>
          <table:table-cell office:value-type="float" office:value="0.261591553688" calcext:value-type="float">
            <text:p>0.2615915537</text:p>
          </table:table-cell>
        </table:table-row>
        <table:table-row table:style-name="ro1">
          <table:table-cell office:value-type="string" calcext:value-type="string">
            <text:p>../passo3/perlin/n_8/r_89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1" calcext:value-type="float">
            <text:p>1</text:p>
          </table:table-cell>
          <table:table-cell office:value-type="float" office:value="0.205114096403" calcext:value-type="float">
            <text:p>0.2051140964</text:p>
          </table:table-cell>
        </table:table-row>
        <table:table-row table:style-name="ro1">
          <table:table-cell office:value-type="string" calcext:value-type="string">
            <text:p>../passo3/perlin/n_8/r_8.txt</text:p>
          </table:table-cell>
          <table:table-cell office:value-type="float" office:value="1.79999995232" calcext:value-type="float">
            <text:p>1.7999999523</text:p>
          </table:table-cell>
          <table:table-cell office:value-type="float" office:value="1" calcext:value-type="float">
            <text:p>1</text:p>
          </table:table-cell>
          <table:table-cell office:value-type="float" office:value="0.199563533068" calcext:value-type="float">
            <text:p>0.1995635331</text:p>
          </table:table-cell>
        </table:table-row>
        <table:table-row table:style-name="ro1">
          <table:table-cell office:value-type="string" calcext:value-type="string">
            <text:p>../passo3/perlin/n_8/r_90.txt</text:p>
          </table:table-cell>
          <table:table-cell office:value-type="float" office:value="1.81299996376" calcext:value-type="float">
            <text:p>1.8129999638</text:p>
          </table:table-cell>
          <table:table-cell office:value-type="float" office:value="1" calcext:value-type="float">
            <text:p>1</text:p>
          </table:table-cell>
          <table:table-cell office:value-type="float" office:value="0.187079027295" calcext:value-type="float">
            <text:p>0.1870790273</text:p>
          </table:table-cell>
        </table:table-row>
        <table:table-row table:style-name="ro1">
          <table:table-cell office:value-type="string" calcext:value-type="string">
            <text:p>../passo3/perlin/n_8/r_91.txt</text:p>
          </table:table-cell>
          <table:table-cell office:value-type="float" office:value="1.7539999485" calcext:value-type="float">
            <text:p>1.7539999485</text:p>
          </table:table-cell>
          <table:table-cell office:value-type="float" office:value="1" calcext:value-type="float">
            <text:p>1</text:p>
          </table:table-cell>
          <table:table-cell office:value-type="float" office:value="0.245725959539" calcext:value-type="float">
            <text:p>0.2457259595</text:p>
          </table:table-cell>
        </table:table-row>
        <table:table-row table:style-name="ro1">
          <table:table-cell office:value-type="string" calcext:value-type="string">
            <text:p>../passo3/perlin/n_8/r_92.txt</text:p>
          </table:table-cell>
          <table:table-cell office:value-type="float" office:value="1.8029999733" calcext:value-type="float">
            <text:p>1.8029999733</text:p>
          </table:table-cell>
          <table:table-cell office:value-type="float" office:value="1" calcext:value-type="float">
            <text:p>1</text:p>
          </table:table-cell>
          <table:table-cell office:value-type="float" office:value="0.196562632918" calcext:value-type="float">
            <text:p>0.1965626329</text:p>
          </table:table-cell>
        </table:table-row>
        <table:table-row table:style-name="ro1">
          <table:table-cell office:value-type="string" calcext:value-type="string">
            <text:p>../passo3/perlin/n_8/r_93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1" calcext:value-type="float">
            <text:p>1</text:p>
          </table:table-cell>
          <table:table-cell office:value-type="float" office:value="0.201535508037" calcext:value-type="float">
            <text:p>0.201535508</text:p>
          </table:table-cell>
        </table:table-row>
        <table:table-row table:style-name="ro1">
          <table:table-cell office:value-type="string" calcext:value-type="string">
            <text:p>../passo3/perlin/n_8/r_94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0039393604" calcext:value-type="float">
            <text:p>0.0560039394</text:p>
          </table:table-cell>
        </table:table-row>
        <table:table-row table:style-name="ro1">
          <table:table-cell office:value-type="string" calcext:value-type="string">
            <text:p>../passo3/perlin/n_8/r_95.txt</text:p>
          </table:table-cell>
          <table:table-cell office:value-type="float" office:value="1.83099997044" calcext:value-type="float">
            <text:p>1.8309999704</text:p>
          </table:table-cell>
          <table:table-cell office:value-type="float" office:value="1" calcext:value-type="float">
            <text:p>1</text:p>
          </table:table-cell>
          <table:table-cell office:value-type="float" office:value="0.169273629785" calcext:value-type="float">
            <text:p>0.1692736298</text:p>
          </table:table-cell>
        </table:table-row>
        <table:table-row table:style-name="ro1">
          <table:table-cell office:value-type="string" calcext:value-type="string">
            <text:p>../passo3/perlin/n_8/r_96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1" calcext:value-type="float">
            <text:p>1</text:p>
          </table:table-cell>
          <table:table-cell office:value-type="float" office:value="0.104843117297" calcext:value-type="float">
            <text:p>0.1048431173</text:p>
          </table:table-cell>
        </table:table-row>
        <table:table-row table:style-name="ro1">
          <table:table-cell office:value-type="string" calcext:value-type="string">
            <text:p>../passo3/perlin/n_8/r_97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1755710542" calcext:value-type="float">
            <text:p>0.0341755711</text:p>
          </table:table-cell>
        </table:table-row>
        <table:table-row table:style-name="ro1">
          <table:table-cell office:value-type="string" calcext:value-type="string">
            <text:p>../passo3/perlin/n_8/r_98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1" calcext:value-type="float">
            <text:p>1</text:p>
          </table:table-cell>
          <table:table-cell office:value-type="float" office:value="0.156221717596" calcext:value-type="float">
            <text:p>0.1562217176</text:p>
          </table:table-cell>
        </table:table-row>
        <table:table-row table:style-name="ro1">
          <table:table-cell office:value-type="string" calcext:value-type="string">
            <text:p>../passo3/perlin/n_8/r_99.txt</text:p>
          </table:table-cell>
          <table:table-cell office:value-type="float" office:value="1.65799999237" calcext:value-type="float">
            <text:p>1.6579999924</text:p>
          </table:table-cell>
          <table:table-cell office:value-type="float" office:value="1" calcext:value-type="float">
            <text:p>1</text:p>
          </table:table-cell>
          <table:table-cell office:value-type="float" office:value="0.342153280973" calcext:value-type="float">
            <text:p>0.342153281</text:p>
          </table:table-cell>
        </table:table-row>
        <table:table-row table:style-name="ro1">
          <table:table-cell office:value-type="string" calcext:value-type="string">
            <text:p>../passo3/perlin/n_8/r_9.txt</text:p>
          </table:table-cell>
          <table:table-cell office:value-type="float" office:value="1.72099995613" calcext:value-type="float">
            <text:p>1.7209999561</text:p>
          </table:table-cell>
          <table:table-cell office:value-type="float" office:value="1" calcext:value-type="float">
            <text:p>1</text:p>
          </table:table-cell>
          <table:table-cell office:value-type="float" office:value="0.27914339304" calcext:value-type="float">
            <text:p>0.2791433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787649992704" calcext:value-type="float">
            <text:p>1.7876499927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102643090871478" calcext:value-type="float">
            <text:p>0.1026430909</text:p>
          </table:table-cell>
          <table:table-cell table:number-columns-repeated="2"/>
        </table:table-row>
      </table:table>
      <table:table table:name="r16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16/r_0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124241873622" calcext:value-type="float">
            <text:p>0.1242418736</text:p>
          </table:table-cell>
        </table:table-row>
        <table:table-row table:style-name="ro1">
          <table:table-cell office:value-type="string" calcext:value-type="string">
            <text:p>../passo3/perlin/n_16/r_10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1" calcext:value-type="float">
            <text:p>1</text:p>
          </table:table-cell>
          <table:table-cell office:value-type="float" office:value="0.121577695012" calcext:value-type="float">
            <text:p>0.121577695</text:p>
          </table:table-cell>
        </table:table-row>
        <table:table-row table:style-name="ro1">
          <table:table-cell office:value-type="string" calcext:value-type="string">
            <text:p>../passo3/perlin/n_16/r_11.txt</text:p>
          </table:table-cell>
          <table:table-cell office:value-type="float" office:value="1.66999995708" calcext:value-type="float">
            <text:p>1.6699999571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317314714193" calcext:value-type="float">
            <text:p>0.3173147142</text:p>
          </table:table-cell>
        </table:table-row>
        <table:table-row table:style-name="ro1">
          <table:table-cell office:value-type="string" calcext:value-type="string">
            <text:p>../passo3/perlin/n_16/r_12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1" calcext:value-type="float">
            <text:p>1</text:p>
          </table:table-cell>
          <table:table-cell office:value-type="float" office:value="0.191124781966" calcext:value-type="float">
            <text:p>0.191124782</text:p>
          </table:table-cell>
        </table:table-row>
        <table:table-row table:style-name="ro1">
          <table:table-cell office:value-type="string" calcext:value-type="string">
            <text:p>../passo3/perlin/n_16/r_13.txt</text:p>
          </table:table-cell>
          <table:table-cell office:value-type="float" office:value="1.79299998283" calcext:value-type="float">
            <text:p>1.7929999828</text:p>
          </table:table-cell>
          <table:table-cell office:value-type="float" office:value="1" calcext:value-type="float">
            <text:p>1</text:p>
          </table:table-cell>
          <table:table-cell office:value-type="float" office:value="0.206500887871" calcext:value-type="float">
            <text:p>0.2065008879</text:p>
          </table:table-cell>
        </table:table-row>
        <table:table-row table:style-name="ro1">
          <table:table-cell office:value-type="string" calcext:value-type="string">
            <text:p>../passo3/perlin/n_16/r_14.txt</text:p>
          </table:table-cell>
          <table:table-cell office:value-type="float" office:value="1.85599994659" calcext:value-type="float">
            <text:p>1.8559999466</text:p>
          </table:table-cell>
          <table:table-cell office:value-type="float" office:value="1" calcext:value-type="float">
            <text:p>1</text:p>
          </table:table-cell>
          <table:table-cell office:value-type="float" office:value="0.143767207861" calcext:value-type="float">
            <text:p>0.1437672079</text:p>
          </table:table-cell>
        </table:table-row>
        <table:table-row table:style-name="ro1">
          <table:table-cell office:value-type="string" calcext:value-type="string">
            <text:p>../passo3/perlin/n_16/r_15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1" calcext:value-type="float">
            <text:p>1</text:p>
          </table:table-cell>
          <table:table-cell office:value-type="float" office:value="0.183992743492" calcext:value-type="float">
            <text:p>0.1839927435</text:p>
          </table:table-cell>
        </table:table-row>
        <table:table-row table:style-name="ro1">
          <table:table-cell office:value-type="string" calcext:value-type="string">
            <text:p>../passo3/perlin/n_16/r_16.txt</text:p>
          </table:table-cell>
          <table:table-cell office:value-type="float" office:value="1.78100001812" calcext:value-type="float">
            <text:p>1.7810000181</text:p>
          </table:table-cell>
          <table:table-cell office:value-type="float" office:value="1" calcext:value-type="float">
            <text:p>1</text:p>
          </table:table-cell>
          <table:table-cell office:value-type="float" office:value="0.219335913658" calcext:value-type="float">
            <text:p>0.2193359137</text:p>
          </table:table-cell>
        </table:table-row>
        <table:table-row table:style-name="ro1">
          <table:table-cell office:value-type="string" calcext:value-type="string">
            <text:p>../passo3/perlin/n_16/r_17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441080928" calcext:value-type="float">
            <text:p>0.1654410809</text:p>
          </table:table-cell>
        </table:table-row>
        <table:table-row table:style-name="ro1">
          <table:table-cell office:value-type="string" calcext:value-type="string">
            <text:p>../passo3/perlin/n_16/r_18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158272028" calcext:value-type="float">
            <text:p>0.2115827203</text:p>
          </table:table-cell>
        </table:table-row>
        <table:table-row table:style-name="ro1">
          <table:table-cell office:value-type="string" calcext:value-type="string">
            <text:p>../passo3/perlin/n_16/r_19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1" calcext:value-type="float">
            <text:p>1</text:p>
          </table:table-cell>
          <table:table-cell office:value-type="float" office:value="0.0410255864263" calcext:value-type="float">
            <text:p>0.0410255864</text:p>
          </table:table-cell>
        </table:table-row>
        <table:table-row table:style-name="ro1">
          <table:table-cell office:value-type="string" calcext:value-type="string">
            <text:p>../passo3/perlin/n_16/r_1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1" calcext:value-type="float">
            <text:p>1</text:p>
          </table:table-cell>
          <table:table-cell office:value-type="float" office:value="0.0819045975804" calcext:value-type="float">
            <text:p>0.0819045976</text:p>
          </table:table-cell>
        </table:table-row>
        <table:table-row table:style-name="ro1">
          <table:table-cell office:value-type="string" calcext:value-type="string">
            <text:p>../passo3/perlin/n_16/r_20.txt</text:p>
          </table:table-cell>
          <table:table-cell office:value-type="float" office:value="1.76499998569" calcext:value-type="float">
            <text:p>1.7649999857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221532553434" calcext:value-type="float">
            <text:p>0.2215325534</text:p>
          </table:table-cell>
        </table:table-row>
        <table:table-row table:style-name="ro1">
          <table:table-cell office:value-type="string" calcext:value-type="string">
            <text:p>../passo3/perlin/n_16/r_21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1" calcext:value-type="float">
            <text:p>1</text:p>
          </table:table-cell>
          <table:table-cell office:value-type="float" office:value="0.132781803608" calcext:value-type="float">
            <text:p>0.1327818036</text:p>
          </table:table-cell>
        </table:table-row>
        <table:table-row table:style-name="ro1">
          <table:table-cell office:value-type="string" calcext:value-type="string">
            <text:p>../passo3/perlin/n_16/r_22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1" calcext:value-type="float">
            <text:p>1</text:p>
          </table:table-cell>
          <table:table-cell office:value-type="float" office:value="0.200754284859" calcext:value-type="float">
            <text:p>0.2007542849</text:p>
          </table:table-cell>
        </table:table-row>
        <table:table-row table:style-name="ro1">
          <table:table-cell office:value-type="string" calcext:value-type="string">
            <text:p>../passo3/perlin/n_16/r_23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7595307529" calcext:value-type="float">
            <text:p>0.1175953075</text:p>
          </table:table-cell>
        </table:table-row>
        <table:table-row table:style-name="ro1">
          <table:table-cell office:value-type="string" calcext:value-type="string">
            <text:p>../passo3/perlin/n_16/r_24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09778773785" calcext:value-type="float">
            <text:p>0.0909778774</text:p>
          </table:table-cell>
        </table:table-row>
        <table:table-row table:style-name="ro1">
          <table:table-cell office:value-type="string" calcext:value-type="string">
            <text:p>../passo3/perlin/n_16/r_25.txt</text:p>
          </table:table-cell>
          <table:table-cell office:value-type="float" office:value="1.76400005817" calcext:value-type="float">
            <text:p>1.7640000582</text:p>
          </table:table-cell>
          <table:table-cell office:value-type="float" office:value="1" calcext:value-type="float">
            <text:p>1</text:p>
          </table:table-cell>
          <table:table-cell office:value-type="float" office:value="0.23554879427" calcext:value-type="float">
            <text:p>0.2355487943</text:p>
          </table:table-cell>
        </table:table-row>
        <table:table-row table:style-name="ro1">
          <table:table-cell office:value-type="string" calcext:value-type="string">
            <text:p>../passo3/perlin/n_16/r_26.txt</text:p>
          </table:table-cell>
          <table:table-cell office:value-type="float" office:value="1.88199996948" calcext:value-type="float">
            <text:p>1.8819999695</text:p>
          </table:table-cell>
          <table:table-cell office:value-type="float" office:value="1" calcext:value-type="float">
            <text:p>1</text:p>
          </table:table-cell>
          <table:table-cell office:value-type="float" office:value="0.118191689253" calcext:value-type="float">
            <text:p>0.1181916893</text:p>
          </table:table-cell>
        </table:table-row>
        <table:table-row table:style-name="ro1">
          <table:table-cell office:value-type="string" calcext:value-type="string">
            <text:p>../passo3/perlin/n_16/r_27.txt</text:p>
          </table:table-cell>
          <table:table-cell office:value-type="float" office:value="1.69000005722" calcext:value-type="float">
            <text:p>1.6900000572</text:p>
          </table:table-cell>
          <table:table-cell office:value-type="float" office:value="1" calcext:value-type="float">
            <text:p>1</text:p>
          </table:table-cell>
          <table:table-cell office:value-type="float" office:value="0.310391157866" calcext:value-type="float">
            <text:p>0.3103911579</text:p>
          </table:table-cell>
        </table:table-row>
        <table:table-row table:style-name="ro1">
          <table:table-cell office:value-type="string" calcext:value-type="string">
            <text:p>../passo3/perlin/n_16/r_28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1873948574" calcext:value-type="float">
            <text:p>0.2118739486</text:p>
          </table:table-cell>
        </table:table-row>
        <table:table-row table:style-name="ro1">
          <table:table-cell office:value-type="string" calcext:value-type="string">
            <text:p>../passo3/perlin/n_16/r_29.txt</text:p>
          </table:table-cell>
          <table:table-cell office:value-type="float" office:value="1.85500001907" calcext:value-type="float">
            <text:p>1.8550000191</text:p>
          </table:table-cell>
          <table:table-cell office:value-type="float" office:value="1" calcext:value-type="float">
            <text:p>1</text:p>
          </table:table-cell>
          <table:table-cell office:value-type="float" office:value="0.14485283196" calcext:value-type="float">
            <text:p>0.144852832</text:p>
          </table:table-cell>
        </table:table-row>
        <table:table-row table:style-name="ro1">
          <table:table-cell office:value-type="string" calcext:value-type="string">
            <text:p>../passo3/perlin/n_16/r_2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2419288158" calcext:value-type="float">
            <text:p>0.1324192882</text:p>
          </table:table-cell>
        </table:table-row>
        <table:table-row table:style-name="ro1">
          <table:table-cell office:value-type="string" calcext:value-type="string">
            <text:p>../passo3/perlin/n_16/r_30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1" calcext:value-type="float">
            <text:p>1</text:p>
          </table:table-cell>
          <table:table-cell office:value-type="float" office:value="0.041394636035" calcext:value-type="float">
            <text:p>0.041394636</text:p>
          </table:table-cell>
        </table:table-row>
        <table:table-row table:style-name="ro1">
          <table:table-cell office:value-type="string" calcext:value-type="string">
            <text:p>../passo3/perlin/n_16/r_31.txt</text:p>
          </table:table-cell>
          <table:table-cell office:value-type="float" office:value="1.79600000381" calcext:value-type="float">
            <text:p>1.7960000038</text:p>
          </table:table-cell>
          <table:table-cell office:value-type="float" office:value="1" calcext:value-type="float">
            <text:p>1</text:p>
          </table:table-cell>
          <table:table-cell office:value-type="float" office:value="0.204493969679" calcext:value-type="float">
            <text:p>0.2044939697</text:p>
          </table:table-cell>
        </table:table-row>
        <table:table-row table:style-name="ro1">
          <table:table-cell office:value-type="string" calcext:value-type="string">
            <text:p>../passo3/perlin/n_16/r_32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1" calcext:value-type="float">
            <text:p>1</text:p>
          </table:table-cell>
          <table:table-cell office:value-type="float" office:value="0.14233186841" calcext:value-type="float">
            <text:p>0.1423318684</text:p>
          </table:table-cell>
        </table:table-row>
        <table:table-row table:style-name="ro1">
          <table:table-cell office:value-type="string" calcext:value-type="string">
            <text:p>../passo3/perlin/n_16/r_33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1" calcext:value-type="float">
            <text:p>1</text:p>
          </table:table-cell>
          <table:table-cell office:value-type="float" office:value="0.163358435035" calcext:value-type="float">
            <text:p>0.163358435</text:p>
          </table:table-cell>
        </table:table-row>
        <table:table-row table:style-name="ro1">
          <table:table-cell office:value-type="string" calcext:value-type="string">
            <text:p>../passo3/perlin/n_16/r_34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1" calcext:value-type="float">
            <text:p>1</text:p>
          </table:table-cell>
          <table:table-cell office:value-type="float" office:value="0.108042553067" calcext:value-type="float">
            <text:p>0.1080425531</text:p>
          </table:table-cell>
        </table:table-row>
        <table:table-row table:style-name="ro1">
          <table:table-cell office:value-type="string" calcext:value-type="string">
            <text:p>../passo3/perlin/n_16/r_35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1" calcext:value-type="float">
            <text:p>1</text:p>
          </table:table-cell>
          <table:table-cell office:value-type="float" office:value="0.00767836300656" calcext:value-type="float">
            <text:p>0.007678363</text:p>
          </table:table-cell>
        </table:table-row>
        <table:table-row table:style-name="ro1">
          <table:table-cell office:value-type="string" calcext:value-type="string">
            <text:p>../passo3/perlin/n_16/r_36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81042161584" calcext:value-type="float">
            <text:p>0.0981042162</text:p>
          </table:table-cell>
        </table:table-row>
        <table:table-row table:style-name="ro1">
          <table:table-cell office:value-type="string" calcext:value-type="string">
            <text:p>../passo3/perlin/n_16/r_37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0.124512113631" calcext:value-type="float">
            <text:p>0.1245121136</text:p>
          </table:table-cell>
        </table:table-row>
        <table:table-row table:style-name="ro1">
          <table:table-cell office:value-type="string" calcext:value-type="string">
            <text:p>../passo3/perlin/n_16/r_38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46166247129" calcext:value-type="float">
            <text:p>0.0446166247</text:p>
          </table:table-cell>
        </table:table-row>
        <table:table-row table:style-name="ro1">
          <table:table-cell office:value-type="string" calcext:value-type="string">
            <text:p>../passo3/perlin/n_16/r_39.txt</text:p>
          </table:table-cell>
          <table:table-cell office:value-type="float" office:value="1.80200004578" calcext:value-type="float">
            <text:p>1.8020000458</text:p>
          </table:table-cell>
          <table:table-cell office:value-type="float" office:value="1" calcext:value-type="float">
            <text:p>1</text:p>
          </table:table-cell>
          <table:table-cell office:value-type="float" office:value="0.19816172123" calcext:value-type="float">
            <text:p>0.1981617212</text:p>
          </table:table-cell>
        </table:table-row>
        <table:table-row table:style-name="ro1">
          <table:table-cell office:value-type="string" calcext:value-type="string">
            <text:p>../passo3/perlin/n_16/r_3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5595069826" calcext:value-type="float">
            <text:p>0.023559507</text:p>
          </table:table-cell>
        </table:table-row>
        <table:table-row table:style-name="ro1">
          <table:table-cell office:value-type="string" calcext:value-type="string">
            <text:p>../passo3/perlin/n_16/r_40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1" calcext:value-type="float">
            <text:p>1</text:p>
          </table:table-cell>
          <table:table-cell office:value-type="float" office:value="0.105341516435" calcext:value-type="float">
            <text:p>0.1053415164</text:p>
          </table:table-cell>
        </table:table-row>
        <table:table-row table:style-name="ro1">
          <table:table-cell office:value-type="string" calcext:value-type="string">
            <text:p>../passo3/perlin/n_16/r_41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12314769626" calcext:value-type="float">
            <text:p>0.071231477</text:p>
          </table:table-cell>
        </table:table-row>
        <table:table-row table:style-name="ro1">
          <table:table-cell office:value-type="string" calcext:value-type="string">
            <text:p>../passo3/perlin/n_16/r_42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1" calcext:value-type="float">
            <text:p>1</text:p>
          </table:table-cell>
          <table:table-cell office:value-type="float" office:value="0.0892358422279" calcext:value-type="float">
            <text:p>0.0892358422</text:p>
          </table:table-cell>
        </table:table-row>
        <table:table-row table:style-name="ro1">
          <table:table-cell office:value-type="string" calcext:value-type="string">
            <text:p>../passo3/perlin/n_16/r_43.txt</text:p>
          </table:table-cell>
          <table:table-cell office:value-type="float" office:value="1.6590000391" calcext:value-type="float">
            <text:p>1.6590000391</text:p>
          </table:table-cell>
          <table:table-cell office:value-type="float" office:value="1" calcext:value-type="float">
            <text:p>1</text:p>
          </table:table-cell>
          <table:table-cell office:value-type="float" office:value="0.341184049845" calcext:value-type="float">
            <text:p>0.3411840498</text:p>
          </table:table-cell>
        </table:table-row>
        <table:table-row table:style-name="ro1">
          <table:table-cell office:value-type="string" calcext:value-type="string">
            <text:p>../passo3/perlin/n_16/r_44.txt</text:p>
          </table:table-cell>
          <table:table-cell office:value-type="float" office:value="1.77900004387" calcext:value-type="float">
            <text:p>1.7790000439</text:p>
          </table:table-cell>
          <table:table-cell office:value-type="float" office:value="1" calcext:value-type="float">
            <text:p>1</text:p>
          </table:table-cell>
          <table:table-cell office:value-type="float" office:value="0.220568060875" calcext:value-type="float">
            <text:p>0.2205680609</text:p>
          </table:table-cell>
        </table:table-row>
        <table:table-row table:style-name="ro1">
          <table:table-cell office:value-type="string" calcext:value-type="string">
            <text:p>../passo3/perlin/n_16/r_45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1" calcext:value-type="float">
            <text:p>1</text:p>
          </table:table-cell>
          <table:table-cell office:value-type="float" office:value="0.17288184166" calcext:value-type="float">
            <text:p>0.1728818417</text:p>
          </table:table-cell>
        </table:table-row>
        <table:table-row table:style-name="ro1">
          <table:table-cell office:value-type="string" calcext:value-type="string">
            <text:p>../passo3/perlin/n_16/r_46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1" calcext:value-type="float">
            <text:p>1</text:p>
          </table:table-cell>
          <table:table-cell office:value-type="float" office:value="0.120887555182" calcext:value-type="float">
            <text:p>0.1208875552</text:p>
          </table:table-cell>
        </table:table-row>
        <table:table-row table:style-name="ro1">
          <table:table-cell office:value-type="string" calcext:value-type="string">
            <text:p>../passo3/perlin/n_16/r_47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1" calcext:value-type="float">
            <text:p>1</text:p>
          </table:table-cell>
          <table:table-cell office:value-type="float" office:value="0.0672428905964" calcext:value-type="float">
            <text:p>0.0672428906</text:p>
          </table:table-cell>
        </table:table-row>
        <table:table-row table:style-name="ro1">
          <table:table-cell office:value-type="string" calcext:value-type="string">
            <text:p>../passo3/perlin/n_16/r_48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1" calcext:value-type="float">
            <text:p>1</text:p>
          </table:table-cell>
          <table:table-cell office:value-type="float" office:value="0.130879446864" calcext:value-type="float">
            <text:p>0.1308794469</text:p>
          </table:table-cell>
        </table:table-row>
        <table:table-row table:style-name="ro1">
          <table:table-cell office:value-type="string" calcext:value-type="string">
            <text:p>../passo3/perlin/n_16/r_49.txt</text:p>
          </table:table-cell>
          <table:table-cell office:value-type="float" office:value="1.96099996567" calcext:value-type="float">
            <text:p>1.9609999657</text:p>
          </table:table-cell>
          <table:table-cell office:value-type="float" office:value="1" calcext:value-type="float">
            <text:p>1</text:p>
          </table:table-cell>
          <table:table-cell office:value-type="float" office:value="0.039379671216" calcext:value-type="float">
            <text:p>0.0393796712</text:p>
          </table:table-cell>
        </table:table-row>
        <table:table-row table:style-name="ro1">
          <table:table-cell office:value-type="string" calcext:value-type="string">
            <text:p>../passo3/perlin/n_16/r_4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1" calcext:value-type="float">
            <text:p>1</text:p>
          </table:table-cell>
          <table:table-cell office:value-type="float" office:value="0.110575757921" calcext:value-type="float">
            <text:p>0.1105757579</text:p>
          </table:table-cell>
        </table:table-row>
        <table:table-row table:style-name="ro1">
          <table:table-cell office:value-type="string" calcext:value-type="string">
            <text:p>../passo3/perlin/n_16/r_50.txt</text:p>
          </table:table-cell>
          <table:table-cell office:value-type="float" office:value="1.76400005817" calcext:value-type="float">
            <text:p>1.7640000582</text:p>
          </table:table-cell>
          <table:table-cell office:value-type="float" office:value="1" calcext:value-type="float">
            <text:p>1</text:p>
          </table:table-cell>
          <table:table-cell office:value-type="float" office:value="0.235966086388" calcext:value-type="float">
            <text:p>0.2359660864</text:p>
          </table:table-cell>
        </table:table-row>
        <table:table-row table:style-name="ro1">
          <table:table-cell office:value-type="string" calcext:value-type="string">
            <text:p>../passo3/perlin/n_16/r_51.txt</text:p>
          </table:table-cell>
          <table:table-cell office:value-type="float" office:value="1.81400001049" calcext:value-type="float">
            <text:p>1.8140000105</text:p>
          </table:table-cell>
          <table:table-cell office:value-type="float" office:value="1" calcext:value-type="float">
            <text:p>1</text:p>
          </table:table-cell>
          <table:table-cell office:value-type="float" office:value="0.185658931732" calcext:value-type="float">
            <text:p>0.1856589317</text:p>
          </table:table-cell>
        </table:table-row>
        <table:table-row table:style-name="ro1">
          <table:table-cell office:value-type="string" calcext:value-type="string">
            <text:p>../passo3/perlin/n_16/r_52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1" calcext:value-type="float">
            <text:p>1</text:p>
          </table:table-cell>
          <table:table-cell office:value-type="float" office:value="0.162535399199" calcext:value-type="float">
            <text:p>0.1625353992</text:p>
          </table:table-cell>
        </table:table-row>
        <table:table-row table:style-name="ro1">
          <table:table-cell office:value-type="string" calcext:value-type="string">
            <text:p>../passo3/perlin/n_16/r_53.txt</text:p>
          </table:table-cell>
          <table:table-cell office:value-type="float" office:value="1.77400004864" calcext:value-type="float">
            <text:p>1.7740000486</text:p>
          </table:table-cell>
          <table:table-cell office:value-type="float" office:value="1" calcext:value-type="float">
            <text:p>1</text:p>
          </table:table-cell>
          <table:table-cell office:value-type="float" office:value="0.226203665137" calcext:value-type="float">
            <text:p>0.2262036651</text:p>
          </table:table-cell>
        </table:table-row>
        <table:table-row table:style-name="ro1">
          <table:table-cell office:value-type="string" calcext:value-type="string">
            <text:p>../passo3/perlin/n_16/r_54.txt</text:p>
          </table:table-cell>
          <table:table-cell office:value-type="float" office:value="1.75600004196" calcext:value-type="float">
            <text:p>1.756000042</text:p>
          </table:table-cell>
          <table:table-cell office:value-type="float" office:value="1" calcext:value-type="float">
            <text:p>1</text:p>
          </table:table-cell>
          <table:table-cell office:value-type="float" office:value="0.243556663394" calcext:value-type="float">
            <text:p>0.2435566634</text:p>
          </table:table-cell>
        </table:table-row>
        <table:table-row table:style-name="ro1">
          <table:table-cell office:value-type="string" calcext:value-type="string">
            <text:p>../passo3/perlin/n_16/r_55.txt</text:p>
          </table:table-cell>
          <table:table-cell office:value-type="float" office:value="1.7120000124" calcext:value-type="float">
            <text:p>1.7120000124</text:p>
          </table:table-cell>
          <table:table-cell office:value-type="float" office:value="1" calcext:value-type="float">
            <text:p>1</text:p>
          </table:table-cell>
          <table:table-cell office:value-type="float" office:value="0.288184672594" calcext:value-type="float">
            <text:p>0.2881846726</text:p>
          </table:table-cell>
        </table:table-row>
        <table:table-row table:style-name="ro1">
          <table:table-cell office:value-type="string" calcext:value-type="string">
            <text:p>../passo3/perlin/n_16/r_56.txt</text:p>
          </table:table-cell>
          <table:table-cell office:value-type="float" office:value="1.75499999523" calcext:value-type="float">
            <text:p>1.7549999952</text:p>
          </table:table-cell>
          <table:table-cell office:value-type="float" office:value="1" calcext:value-type="float">
            <text:p>1</text:p>
          </table:table-cell>
          <table:table-cell office:value-type="float" office:value="0.2447476089" calcext:value-type="float">
            <text:p>0.2447476089</text:p>
          </table:table-cell>
        </table:table-row>
        <table:table-row table:style-name="ro1">
          <table:table-cell office:value-type="string" calcext:value-type="string">
            <text:p>../passo3/perlin/n_16/r_57.txt</text:p>
          </table:table-cell>
          <table:table-cell office:value-type="float" office:value="1.88600003719" calcext:value-type="float">
            <text:p>1.8860000372</text:p>
          </table:table-cell>
          <table:table-cell office:value-type="float" office:value="1" calcext:value-type="float">
            <text:p>1</text:p>
          </table:table-cell>
          <table:table-cell office:value-type="float" office:value="0.113792821765" calcext:value-type="float">
            <text:p>0.1137928218</text:p>
          </table:table-cell>
        </table:table-row>
        <table:table-row table:style-name="ro1">
          <table:table-cell office:value-type="string" calcext:value-type="string">
            <text:p>../passo3/perlin/n_16/r_58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4080254436" calcext:value-type="float">
            <text:p>0.0344080254</text:p>
          </table:table-cell>
        </table:table-row>
        <table:table-row table:style-name="ro1">
          <table:table-cell office:value-type="string" calcext:value-type="string">
            <text:p>../passo3/perlin/n_16/r_59.txt</text:p>
          </table:table-cell>
          <table:table-cell office:value-type="float" office:value="1.75100004673" calcext:value-type="float">
            <text:p>1.7510000467</text:p>
          </table:table-cell>
          <table:table-cell office:value-type="float" office:value="1" calcext:value-type="float">
            <text:p>1</text:p>
          </table:table-cell>
          <table:table-cell office:value-type="float" office:value="0.24869799614" calcext:value-type="float">
            <text:p>0.2486979961</text:p>
          </table:table-cell>
        </table:table-row>
        <table:table-row table:style-name="ro1">
          <table:table-cell office:value-type="string" calcext:value-type="string">
            <text:p>../passo3/perlin/n_16/r_5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56091549993" calcext:value-type="float">
            <text:p>0.075609155</text:p>
          </table:table-cell>
        </table:table-row>
        <table:table-row table:style-name="ro1">
          <table:table-cell office:value-type="string" calcext:value-type="string">
            <text:p>../passo3/perlin/n_16/r_60.txt</text:p>
          </table:table-cell>
          <table:table-cell office:value-type="float" office:value="1.87199997902" calcext:value-type="float">
            <text:p>1.871999979</text:p>
          </table:table-cell>
          <table:table-cell office:value-type="float" office:value="1" calcext:value-type="float">
            <text:p>1</text:p>
          </table:table-cell>
          <table:table-cell office:value-type="float" office:value="0.128069087863" calcext:value-type="float">
            <text:p>0.1280690879</text:p>
          </table:table-cell>
        </table:table-row>
        <table:table-row table:style-name="ro1">
          <table:table-cell office:value-type="string" calcext:value-type="string">
            <text:p>../passo3/perlin/n_16/r_61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1" calcext:value-type="float">
            <text:p>1</text:p>
          </table:table-cell>
          <table:table-cell office:value-type="float" office:value="0.0784758403897" calcext:value-type="float">
            <text:p>0.0784758404</text:p>
          </table:table-cell>
        </table:table-row>
        <table:table-row table:style-name="ro1">
          <table:table-cell office:value-type="string" calcext:value-type="string">
            <text:p>../passo3/perlin/n_16/r_62.txt</text:p>
          </table:table-cell>
          <table:table-cell office:value-type="float" office:value="1.7840000391" calcext:value-type="float">
            <text:p>1.7840000391</text:p>
          </table:table-cell>
          <table:table-cell office:value-type="float" office:value="1" calcext:value-type="float">
            <text:p>1</text:p>
          </table:table-cell>
          <table:table-cell office:value-type="float" office:value="0.215833753347" calcext:value-type="float">
            <text:p>0.2158337533</text:p>
          </table:table-cell>
        </table:table-row>
        <table:table-row table:style-name="ro1">
          <table:table-cell office:value-type="string" calcext:value-type="string">
            <text:p>../passo3/perlin/n_16/r_63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1" calcext:value-type="float">
            <text:p>1</text:p>
          </table:table-cell>
          <table:table-cell office:value-type="float" office:value="0.14283028245" calcext:value-type="float">
            <text:p>0.1428302825</text:p>
          </table:table-cell>
        </table:table-row>
        <table:table-row table:style-name="ro1">
          <table:table-cell office:value-type="string" calcext:value-type="string">
            <text:p>../passo3/perlin/n_16/r_64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1" calcext:value-type="float">
            <text:p>1</text:p>
          </table:table-cell>
          <table:table-cell office:value-type="float" office:value="0.125986382365" calcext:value-type="float">
            <text:p>0.1259863824</text:p>
          </table:table-cell>
        </table:table-row>
        <table:table-row table:style-name="ro1">
          <table:table-cell office:value-type="string" calcext:value-type="string">
            <text:p>../passo3/perlin/n_16/r_65.txt</text:p>
          </table:table-cell>
          <table:table-cell office:value-type="float" office:value="1.91900002956" calcext:value-type="float">
            <text:p>1.9190000296</text:p>
          </table:table-cell>
          <table:table-cell office:value-type="float" office:value="1" calcext:value-type="float">
            <text:p>1</text:p>
          </table:table-cell>
          <table:table-cell office:value-type="float" office:value="0.0806040614843" calcext:value-type="float">
            <text:p>0.0806040615</text:p>
          </table:table-cell>
        </table:table-row>
        <table:table-row table:style-name="ro1">
          <table:table-cell office:value-type="string" calcext:value-type="string">
            <text:p>../passo3/perlin/n_16/r_66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1" calcext:value-type="float">
            <text:p>1</text:p>
          </table:table-cell>
          <table:table-cell office:value-type="float" office:value="0.191158637404" calcext:value-type="float">
            <text:p>0.1911586374</text:p>
          </table:table-cell>
        </table:table-row>
        <table:table-row table:style-name="ro1">
          <table:table-cell office:value-type="string" calcext:value-type="string">
            <text:p>../passo3/perlin/n_16/r_67.txt</text:p>
          </table:table-cell>
          <table:table-cell office:value-type="float" office:value="1.71000003815" calcext:value-type="float">
            <text:p>1.7100000382</text:p>
          </table:table-cell>
          <table:table-cell office:value-type="float" office:value="1" calcext:value-type="float">
            <text:p>1</text:p>
          </table:table-cell>
          <table:table-cell office:value-type="float" office:value="0.289945602417" calcext:value-type="float">
            <text:p>0.2899456024</text:p>
          </table:table-cell>
        </table:table-row>
        <table:table-row table:style-name="ro1">
          <table:table-cell office:value-type="string" calcext:value-type="string">
            <text:p>../passo3/perlin/n_16/r_68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1" calcext:value-type="float">
            <text:p>1</text:p>
          </table:table-cell>
          <table:table-cell office:value-type="float" office:value="0.205498635769" calcext:value-type="float">
            <text:p>0.2054986358</text:p>
          </table:table-cell>
        </table:table-row>
        <table:table-row table:style-name="ro1">
          <table:table-cell office:value-type="string" calcext:value-type="string">
            <text:p>../passo3/perlin/n_16/r_69.txt</text:p>
          </table:table-cell>
          <table:table-cell office:value-type="float" office:value="1.70700001717" calcext:value-type="float">
            <text:p>1.7070000172</text:p>
          </table:table-cell>
          <table:table-cell office:value-type="float" office:value="1" calcext:value-type="float">
            <text:p>1</text:p>
          </table:table-cell>
          <table:table-cell office:value-type="float" office:value="0.292997717857" calcext:value-type="float">
            <text:p>0.2929977179</text:p>
          </table:table-cell>
        </table:table-row>
        <table:table-row table:style-name="ro1">
          <table:table-cell office:value-type="string" calcext:value-type="string">
            <text:p>../passo3/perlin/n_16/r_6.txt</text:p>
          </table:table-cell>
          <table:table-cell office:value-type="float" office:value="1.73099994659" calcext:value-type="float">
            <text:p>1.7309999466</text:p>
          </table:table-cell>
          <table:table-cell office:value-type="float" office:value="1" calcext:value-type="float">
            <text:p>1</text:p>
          </table:table-cell>
          <table:table-cell office:value-type="float" office:value="0.268628627062" calcext:value-type="float">
            <text:p>0.2686286271</text:p>
          </table:table-cell>
        </table:table-row>
        <table:table-row table:style-name="ro1">
          <table:table-cell office:value-type="string" calcext:value-type="string">
            <text:p>../passo3/perlin/n_16/r_70.txt</text:p>
          </table:table-cell>
          <table:table-cell office:value-type="float" office:value="1.6590000391" calcext:value-type="float">
            <text:p>1.6590000391</text:p>
          </table:table-cell>
          <table:table-cell office:value-type="float" office:value="1" calcext:value-type="float">
            <text:p>1</text:p>
          </table:table-cell>
          <table:table-cell office:value-type="float" office:value="0.341074079275" calcext:value-type="float">
            <text:p>0.3410740793</text:p>
          </table:table-cell>
        </table:table-row>
        <table:table-row table:style-name="ro1">
          <table:table-cell office:value-type="string" calcext:value-type="string">
            <text:p>../passo3/perlin/n_16/r_71.txt</text:p>
          </table:table-cell>
          <table:table-cell office:value-type="float" office:value="1.69599997997" calcext:value-type="float">
            <text:p>1.69599998</text:p>
          </table:table-cell>
          <table:table-cell office:value-type="float" office:value="1" calcext:value-type="float">
            <text:p>1</text:p>
          </table:table-cell>
          <table:table-cell office:value-type="float" office:value="0.304482758045" calcext:value-type="float">
            <text:p>0.304482758</text:p>
          </table:table-cell>
        </table:table-row>
        <table:table-row table:style-name="ro1">
          <table:table-cell office:value-type="string" calcext:value-type="string">
            <text:p>../passo3/perlin/n_16/r_72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60311967134" calcext:value-type="float">
            <text:p>0.1603119671</text:p>
          </table:table-cell>
        </table:table-row>
        <table:table-row table:style-name="ro1">
          <table:table-cell office:value-type="string" calcext:value-type="string">
            <text:p>../passo3/perlin/n_16/r_73.txt</text:p>
          </table:table-cell>
          <table:table-cell office:value-type="float" office:value="1.76699995995" calcext:value-type="float">
            <text:p>1.76699996</text:p>
          </table:table-cell>
          <table:table-cell office:value-type="float" office:value="1" calcext:value-type="float">
            <text:p>1</text:p>
          </table:table-cell>
          <table:table-cell office:value-type="float" office:value="0.23263977468" calcext:value-type="float">
            <text:p>0.2326397747</text:p>
          </table:table-cell>
        </table:table-row>
        <table:table-row table:style-name="ro1">
          <table:table-cell office:value-type="string" calcext:value-type="string">
            <text:p>../passo3/perlin/n_16/r_74.txt</text:p>
          </table:table-cell>
          <table:table-cell office:value-type="float" office:value="1.71300005913" calcext:value-type="float">
            <text:p>1.7130000591</text:p>
          </table:table-cell>
          <table:table-cell office:value-type="float" office:value="1" calcext:value-type="float">
            <text:p>1</text:p>
          </table:table-cell>
          <table:table-cell office:value-type="float" office:value="0.287081927061" calcext:value-type="float">
            <text:p>0.2870819271</text:p>
          </table:table-cell>
        </table:table-row>
        <table:table-row table:style-name="ro1">
          <table:table-cell office:value-type="string" calcext:value-type="string">
            <text:p>../passo3/perlin/n_16/r_75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40567943454" calcext:value-type="float">
            <text:p>0.0140567943</text:p>
          </table:table-cell>
        </table:table-row>
        <table:table-row table:style-name="ro1">
          <table:table-cell office:value-type="string" calcext:value-type="string">
            <text:p>../passo3/perlin/n_16/r_76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1" calcext:value-type="float">
            <text:p>1</text:p>
          </table:table-cell>
          <table:table-cell office:value-type="float" office:value="0.162699073553" calcext:value-type="float">
            <text:p>0.1626990736</text:p>
          </table:table-cell>
        </table:table-row>
        <table:table-row table:style-name="ro1">
          <table:table-cell office:value-type="string" calcext:value-type="string">
            <text:p>../passo3/perlin/n_16/r_77.txt</text:p>
          </table:table-cell>
          <table:table-cell office:value-type="float" office:value="1.7009999752" calcext:value-type="float">
            <text:p>1.7009999752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285375416279" calcext:value-type="float">
            <text:p>0.2853754163</text:p>
          </table:table-cell>
        </table:table-row>
        <table:table-row table:style-name="ro1">
          <table:table-cell office:value-type="string" calcext:value-type="string">
            <text:p>../passo3/perlin/n_16/r_78.txt</text:p>
          </table:table-cell>
          <table:table-cell office:value-type="float" office:value="1.9129999876" calcext:value-type="float">
            <text:p>1.9129999876</text:p>
          </table:table-cell>
          <table:table-cell office:value-type="float" office:value="1" calcext:value-type="float">
            <text:p>1</text:p>
          </table:table-cell>
          <table:table-cell office:value-type="float" office:value="0.0869992524385" calcext:value-type="float">
            <text:p>0.0869992524</text:p>
          </table:table-cell>
        </table:table-row>
        <table:table-row table:style-name="ro1">
          <table:table-cell office:value-type="string" calcext:value-type="string">
            <text:p>../passo3/perlin/n_16/r_79.txt</text:p>
          </table:table-cell>
          <table:table-cell office:value-type="float" office:value="1.77300000191" calcext:value-type="float">
            <text:p>1.7730000019</text:p>
          </table:table-cell>
          <table:table-cell office:value-type="float" office:value="1" calcext:value-type="float">
            <text:p>1</text:p>
          </table:table-cell>
          <table:table-cell office:value-type="float" office:value="0.227311775088" calcext:value-type="float">
            <text:p>0.2273117751</text:p>
          </table:table-cell>
        </table:table-row>
        <table:table-row table:style-name="ro1">
          <table:table-cell office:value-type="string" calcext:value-type="string">
            <text:p>../passo3/perlin/n_16/r_7.txt</text:p>
          </table:table-cell>
          <table:table-cell office:value-type="float" office:value="1.79299998283" calcext:value-type="float">
            <text:p>1.7929999828</text:p>
          </table:table-cell>
          <table:table-cell office:value-type="float" office:value="1" calcext:value-type="float">
            <text:p>1</text:p>
          </table:table-cell>
          <table:table-cell office:value-type="float" office:value="0.207005187869" calcext:value-type="float">
            <text:p>0.2070051879</text:p>
          </table:table-cell>
        </table:table-row>
        <table:table-row table:style-name="ro1">
          <table:table-cell office:value-type="string" calcext:value-type="string">
            <text:p>../passo3/perlin/n_16/r_80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1" calcext:value-type="float">
            <text:p>1</text:p>
          </table:table-cell>
          <table:table-cell office:value-type="float" office:value="0.101276576519" calcext:value-type="float">
            <text:p>0.1012765765</text:p>
          </table:table-cell>
        </table:table-row>
        <table:table-row table:style-name="ro1">
          <table:table-cell office:value-type="string" calcext:value-type="string">
            <text:p>../passo3/perlin/n_16/r_81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1" calcext:value-type="float">
            <text:p>1</text:p>
          </table:table-cell>
          <table:table-cell office:value-type="float" office:value="0.0817268490791" calcext:value-type="float">
            <text:p>0.0817268491</text:p>
          </table:table-cell>
        </table:table-row>
        <table:table-row table:style-name="ro1">
          <table:table-cell office:value-type="string" calcext:value-type="string">
            <text:p>../passo3/perlin/n_16/r_82.txt</text:p>
          </table:table-cell>
          <table:table-cell office:value-type="float" office:value="1.71399998665" calcext:value-type="float">
            <text:p>1.7139999867</text:p>
          </table:table-cell>
          <table:table-cell office:value-type="float" office:value="1" calcext:value-type="float">
            <text:p>1</text:p>
          </table:table-cell>
          <table:table-cell office:value-type="float" office:value="0.285916864872" calcext:value-type="float">
            <text:p>0.2859168649</text:p>
          </table:table-cell>
        </table:table-row>
        <table:table-row table:style-name="ro1">
          <table:table-cell office:value-type="string" calcext:value-type="string">
            <text:p>../passo3/perlin/n_16/r_83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1" calcext:value-type="float">
            <text:p>1</text:p>
          </table:table-cell>
          <table:table-cell office:value-type="float" office:value="0.109184555709" calcext:value-type="float">
            <text:p>0.1091845557</text:p>
          </table:table-cell>
        </table:table-row>
        <table:table-row table:style-name="ro1">
          <table:table-cell office:value-type="string" calcext:value-type="string">
            <text:p>../passo3/perlin/n_16/r_84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40798807144" calcext:value-type="float">
            <text:p>0.0640798807</text:p>
          </table:table-cell>
        </table:table-row>
        <table:table-row table:style-name="ro1">
          <table:table-cell office:value-type="string" calcext:value-type="string">
            <text:p>../passo3/perlin/n_16/r_85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4283314347" calcext:value-type="float">
            <text:p>0.0764283314</text:p>
          </table:table-cell>
        </table:table-row>
        <table:table-row table:style-name="ro1">
          <table:table-cell office:value-type="string" calcext:value-type="string">
            <text:p>../passo3/perlin/n_16/r_86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2623678744" calcext:value-type="float">
            <text:p>0.1026236787</text:p>
          </table:table-cell>
        </table:table-row>
        <table:table-row table:style-name="ro1">
          <table:table-cell office:value-type="string" calcext:value-type="string">
            <text:p>../passo3/perlin/n_16/r_87.txt</text:p>
          </table:table-cell>
          <table:table-cell office:value-type="float" office:value="1.7460000515" calcext:value-type="float">
            <text:p>1.7460000515</text:p>
          </table:table-cell>
          <table:table-cell office:value-type="float" office:value="1" calcext:value-type="float">
            <text:p>1</text:p>
          </table:table-cell>
          <table:table-cell office:value-type="float" office:value="0.254296422005" calcext:value-type="float">
            <text:p>0.254296422</text:p>
          </table:table-cell>
        </table:table-row>
        <table:table-row table:style-name="ro1">
          <table:table-cell office:value-type="string" calcext:value-type="string">
            <text:p>../passo3/perlin/n_16/r_88.txt</text:p>
          </table:table-cell>
          <table:table-cell office:value-type="float" office:value="1.85399997234" calcext:value-type="float">
            <text:p>1.8539999723</text:p>
          </table:table-cell>
          <table:table-cell office:value-type="float" office:value="1" calcext:value-type="float">
            <text:p>1</text:p>
          </table:table-cell>
          <table:table-cell office:value-type="float" office:value="0.145624086261" calcext:value-type="float">
            <text:p>0.1456240863</text:p>
          </table:table-cell>
        </table:table-row>
        <table:table-row table:style-name="ro1">
          <table:table-cell office:value-type="string" calcext:value-type="string">
            <text:p>../passo3/perlin/n_16/r_89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38392046094" calcext:value-type="float">
            <text:p>0.0638392046</text:p>
          </table:table-cell>
        </table:table-row>
        <table:table-row table:style-name="ro1">
          <table:table-cell office:value-type="string" calcext:value-type="string">
            <text:p>../passo3/perlin/n_16/r_8.txt</text:p>
          </table:table-cell>
          <table:table-cell office:value-type="float" office:value="1.85099995136" calcext:value-type="float">
            <text:p>1.8509999514</text:p>
          </table:table-cell>
          <table:table-cell office:value-type="float" office:value="1" calcext:value-type="float">
            <text:p>1</text:p>
          </table:table-cell>
          <table:table-cell office:value-type="float" office:value="0.149117544293" calcext:value-type="float">
            <text:p>0.1491175443</text:p>
          </table:table-cell>
        </table:table-row>
        <table:table-row table:style-name="ro1">
          <table:table-cell office:value-type="string" calcext:value-type="string">
            <text:p>../passo3/perlin/n_16/r_90.txt</text:p>
          </table:table-cell>
          <table:table-cell office:value-type="float" office:value="1.78299999237" calcext:value-type="float">
            <text:p>1.7829999924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203069254756" calcext:value-type="float">
            <text:p>0.2030692548</text:p>
          </table:table-cell>
        </table:table-row>
        <table:table-row table:style-name="ro1">
          <table:table-cell office:value-type="string" calcext:value-type="string">
            <text:p>../passo3/perlin/n_16/r_91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1" calcext:value-type="float">
            <text:p>1</text:p>
          </table:table-cell>
          <table:table-cell office:value-type="float" office:value="0.157709121704" calcext:value-type="float">
            <text:p>0.1577091217</text:p>
          </table:table-cell>
        </table:table-row>
        <table:table-row table:style-name="ro1">
          <table:table-cell office:value-type="string" calcext:value-type="string">
            <text:p>../passo3/perlin/n_16/r_92.txt</text:p>
          </table:table-cell>
          <table:table-cell office:value-type="float" office:value="1.73500001431" calcext:value-type="float">
            <text:p>1.7350000143</text:p>
          </table:table-cell>
          <table:table-cell office:value-type="float" office:value="1" calcext:value-type="float">
            <text:p>1</text:p>
          </table:table-cell>
          <table:table-cell office:value-type="float" office:value="0.264946758747" calcext:value-type="float">
            <text:p>0.2649467587</text:p>
          </table:table-cell>
        </table:table-row>
        <table:table-row table:style-name="ro1">
          <table:table-cell office:value-type="string" calcext:value-type="string">
            <text:p>../passo3/perlin/n_16/r_93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1" calcext:value-type="float">
            <text:p>1</text:p>
          </table:table-cell>
          <table:table-cell office:value-type="float" office:value="0.167529299855" calcext:value-type="float">
            <text:p>0.1675292999</text:p>
          </table:table-cell>
        </table:table-row>
        <table:table-row table:style-name="ro1">
          <table:table-cell office:value-type="string" calcext:value-type="string">
            <text:p>../passo3/perlin/n_16/r_94.txt</text:p>
          </table:table-cell>
          <table:table-cell office:value-type="float" office:value="1.9620000124" calcext:value-type="float">
            <text:p>1.9620000124</text:p>
          </table:table-cell>
          <table:table-cell office:value-type="float" office:value="1" calcext:value-type="float">
            <text:p>1</text:p>
          </table:table-cell>
          <table:table-cell office:value-type="float" office:value="0.0379028357565" calcext:value-type="float">
            <text:p>0.0379028358</text:p>
          </table:table-cell>
        </table:table-row>
        <table:table-row table:style-name="ro1">
          <table:table-cell office:value-type="string" calcext:value-type="string">
            <text:p>../passo3/perlin/n_16/r_95.txt</text:p>
          </table:table-cell>
          <table:table-cell office:value-type="float" office:value="1.85000002384" calcext:value-type="float">
            <text:p>1.8500000238</text:p>
          </table:table-cell>
          <table:table-cell office:value-type="float" office:value="1" calcext:value-type="float">
            <text:p>1</text:p>
          </table:table-cell>
          <table:table-cell office:value-type="float" office:value="0.150318190455" calcext:value-type="float">
            <text:p>0.1503181905</text:p>
          </table:table-cell>
        </table:table-row>
        <table:table-row table:style-name="ro1">
          <table:table-cell office:value-type="string" calcext:value-type="string">
            <text:p>../passo3/perlin/n_16/r_96.txt</text:p>
          </table:table-cell>
          <table:table-cell office:value-type="float" office:value="1.85300004482" calcext:value-type="float">
            <text:p>1.8530000448</text:p>
          </table:table-cell>
          <table:table-cell office:value-type="float" office:value="1" calcext:value-type="float">
            <text:p>1</text:p>
          </table:table-cell>
          <table:table-cell office:value-type="float" office:value="0.146512448788" calcext:value-type="float">
            <text:p>0.1465124488</text:p>
          </table:table-cell>
        </table:table-row>
        <table:table-row table:style-name="ro1">
          <table:table-cell office:value-type="string" calcext:value-type="string">
            <text:p>../passo3/perlin/n_16/r_97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1" calcext:value-type="float">
            <text:p>1</text:p>
          </table:table-cell>
          <table:table-cell office:value-type="float" office:value="0.181530252099" calcext:value-type="float">
            <text:p>0.1815302521</text:p>
          </table:table-cell>
        </table:table-row>
        <table:table-row table:style-name="ro1">
          <table:table-cell office:value-type="string" calcext:value-type="string">
            <text:p>../passo3/perlin/n_16/r_98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1" calcext:value-type="float">
            <text:p>1</text:p>
          </table:table-cell>
          <table:table-cell office:value-type="float" office:value="0.160999566317" calcext:value-type="float">
            <text:p>0.1609995663</text:p>
          </table:table-cell>
        </table:table-row>
        <table:table-row table:style-name="ro1">
          <table:table-cell office:value-type="string" calcext:value-type="string">
            <text:p>../passo3/perlin/n_16/r_99.txt</text:p>
          </table:table-cell>
          <table:table-cell office:value-type="float" office:value="1.89400005341" calcext:value-type="float">
            <text:p>1.8940000534</text:p>
          </table:table-cell>
          <table:table-cell office:value-type="float" office:value="1" calcext:value-type="float">
            <text:p>1</text:p>
          </table:table-cell>
          <table:table-cell office:value-type="float" office:value="0.106265157461" calcext:value-type="float">
            <text:p>0.1062651575</text:p>
          </table:table-cell>
        </table:table-row>
        <table:table-row table:style-name="ro1">
          <table:table-cell office:value-type="string" calcext:value-type="string">
            <text:p>../passo3/perlin/n_16/r_9.txt</text:p>
          </table:table-cell>
          <table:table-cell office:value-type="float" office:value="1.89699995518" calcext:value-type="float">
            <text:p>1.8969999552</text:p>
          </table:table-cell>
          <table:table-cell office:value-type="float" office:value="1" calcext:value-type="float">
            <text:p>1</text:p>
          </table:table-cell>
          <table:table-cell office:value-type="float" office:value="0.103086560965" calcext:value-type="float">
            <text:p>0.1030865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388300037383" calcext:value-type="float">
            <text:p>1.8388300037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805978909624306" calcext:value-type="float">
            <text:p>0.080597891</text:p>
          </table:table-cell>
          <table:table-cell table:number-columns-repeated="2"/>
        </table:table-row>
      </table:table>
      <table:table table:name="r32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32/r_0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6879113391" calcext:value-type="float">
            <text:p>0.0168791134</text:p>
          </table:table-cell>
        </table:table-row>
        <table:table-row table:style-name="ro1">
          <table:table-cell office:value-type="string" calcext:value-type="string">
            <text:p>../passo3/perlin/n_32/r_10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93566323817" calcext:value-type="float">
            <text:p>0.0293566324</text:p>
          </table:table-cell>
        </table:table-row>
        <table:table-row table:style-name="ro1">
          <table:table-cell office:value-type="string" calcext:value-type="string">
            <text:p>../passo3/perlin/n_32/r_11.txt</text:p>
          </table:table-cell>
          <table:table-cell office:value-type="float" office:value="1.80099999905" calcext:value-type="float">
            <text:p>1.800999999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9582170248" calcext:value-type="float">
            <text:p>0.1958217025</text:p>
          </table:table-cell>
        </table:table-row>
        <table:table-row table:style-name="ro1">
          <table:table-cell office:value-type="string" calcext:value-type="string">
            <text:p>../passo3/perlin/n_32/r_12.txt</text:p>
          </table:table-cell>
          <table:table-cell office:value-type="float" office:value="1.8029999733" calcext:value-type="float">
            <text:p>1.8029999733</text:p>
          </table:table-cell>
          <table:table-cell office:value-type="float" office:value="1" calcext:value-type="float">
            <text:p>1</text:p>
          </table:table-cell>
          <table:table-cell office:value-type="float" office:value="0.196631908417" calcext:value-type="float">
            <text:p>0.1966319084</text:p>
          </table:table-cell>
        </table:table-row>
        <table:table-row table:style-name="ro1">
          <table:table-cell office:value-type="string" calcext:value-type="string">
            <text:p>../passo3/perlin/n_32/r_13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19488877058" calcext:value-type="float">
            <text:p>0.1948887706</text:p>
          </table:table-cell>
        </table:table-row>
        <table:table-row table:style-name="ro1">
          <table:table-cell office:value-type="string" calcext:value-type="string">
            <text:p>../passo3/perlin/n_32/r_14.txt</text:p>
          </table:table-cell>
          <table:table-cell office:value-type="float" office:value="1.79400002956" calcext:value-type="float">
            <text:p>1.7940000296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201072245836" calcext:value-type="float">
            <text:p>0.2010722458</text:p>
          </table:table-cell>
        </table:table-row>
        <table:table-row table:style-name="ro1">
          <table:table-cell office:value-type="string" calcext:value-type="string">
            <text:p>../passo3/perlin/n_32/r_15.txt</text:p>
          </table:table-cell>
          <table:table-cell office:value-type="float" office:value="1.93799996376" calcext:value-type="float">
            <text:p>1.9379999638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0501102693379" calcext:value-type="float">
            <text:p>0.0501102693</text:p>
          </table:table-cell>
        </table:table-row>
        <table:table-row table:style-name="ro1">
          <table:table-cell office:value-type="string" calcext:value-type="string">
            <text:p>../passo3/perlin/n_32/r_16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871596187353" calcext:value-type="float">
            <text:p>0.0871596187</text:p>
          </table:table-cell>
        </table:table-row>
        <table:table-row table:style-name="ro1">
          <table:table-cell office:value-type="string" calcext:value-type="string">
            <text:p>../passo3/perlin/n_32/r_17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18015415967" calcext:value-type="float">
            <text:p>0.118015416</text:p>
          </table:table-cell>
        </table:table-row>
        <table:table-row table:style-name="ro1">
          <table:table-cell office:value-type="string" calcext:value-type="string">
            <text:p>../passo3/perlin/n_32/r_18.txt</text:p>
          </table:table-cell>
          <table:table-cell office:value-type="float" office:value="1.81200003624" calcext:value-type="float">
            <text:p>1.8120000362</text:p>
          </table:table-cell>
          <table:table-cell office:value-type="float" office:value="1" calcext:value-type="float">
            <text:p>1</text:p>
          </table:table-cell>
          <table:table-cell office:value-type="float" office:value="0.187572360039" calcext:value-type="float">
            <text:p>0.18757236</text:p>
          </table:table-cell>
        </table:table-row>
        <table:table-row table:style-name="ro1">
          <table:table-cell office:value-type="string" calcext:value-type="string">
            <text:p>../passo3/perlin/n_32/r_19.txt</text:p>
          </table:table-cell>
          <table:table-cell office:value-type="float" office:value="1.91700005531" calcext:value-type="float">
            <text:p>1.9170000553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77361702919" calcext:value-type="float">
            <text:p>0.0773617029</text:p>
          </table:table-cell>
        </table:table-row>
        <table:table-row table:style-name="ro1">
          <table:table-cell office:value-type="string" calcext:value-type="string">
            <text:p>../passo3/perlin/n_32/r_1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965553149581" calcext:value-type="float">
            <text:p>0.096555315</text:p>
          </table:table-cell>
        </table:table-row>
        <table:table-row table:style-name="ro1">
          <table:table-cell office:value-type="string" calcext:value-type="string">
            <text:p>../passo3/perlin/n_32/r_20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119614869356" calcext:value-type="float">
            <text:p>0.1196148694</text:p>
          </table:table-cell>
        </table:table-row>
        <table:table-row table:style-name="ro1">
          <table:table-cell office:value-type="string" calcext:value-type="string">
            <text:p>../passo3/perlin/n_32/r_21.txt</text:p>
          </table:table-cell>
          <table:table-cell office:value-type="float" office:value="1.85399997234" calcext:value-type="float">
            <text:p>1.8539999723</text:p>
          </table:table-cell>
          <table:table-cell office:value-type="float" office:value="1" calcext:value-type="float">
            <text:p>1</text:p>
          </table:table-cell>
          <table:table-cell office:value-type="float" office:value="0.146483063698" calcext:value-type="float">
            <text:p>0.1464830637</text:p>
          </table:table-cell>
        </table:table-row>
        <table:table-row table:style-name="ro1">
          <table:table-cell office:value-type="string" calcext:value-type="string">
            <text:p>../passo3/perlin/n_32/r_22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919613093138" calcext:value-type="float">
            <text:p>0.0919613093</text:p>
          </table:table-cell>
        </table:table-row>
        <table:table-row table:style-name="ro1">
          <table:table-cell office:value-type="string" calcext:value-type="string">
            <text:p>../passo3/perlin/n_32/r_23.txt</text:p>
          </table:table-cell>
          <table:table-cell office:value-type="float" office:value="1.91600000858" calcext:value-type="float">
            <text:p>1.916000008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763173997402" calcext:value-type="float">
            <text:p>0.0763173997</text:p>
          </table:table-cell>
        </table:table-row>
        <table:table-row table:style-name="ro1">
          <table:table-cell office:value-type="string" calcext:value-type="string">
            <text:p>../passo3/perlin/n_32/r_24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100689440966" calcext:value-type="float">
            <text:p>0.100689441</text:p>
          </table:table-cell>
        </table:table-row>
        <table:table-row table:style-name="ro1">
          <table:table-cell office:value-type="string" calcext:value-type="string">
            <text:p>../passo3/perlin/n_32/r_25.txt</text:p>
          </table:table-cell>
          <table:table-cell office:value-type="float" office:value="1.86099994183" calcext:value-type="float">
            <text:p>1.860999941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35035768151" calcext:value-type="float">
            <text:p>0.1350357682</text:p>
          </table:table-cell>
        </table:table-row>
        <table:table-row table:style-name="ro1">
          <table:table-cell office:value-type="string" calcext:value-type="string">
            <text:p>../passo3/perlin/n_32/r_26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1" calcext:value-type="float">
            <text:p>1</text:p>
          </table:table-cell>
          <table:table-cell office:value-type="float" office:value="0.0848009064794" calcext:value-type="float">
            <text:p>0.0848009065</text:p>
          </table:table-cell>
        </table:table-row>
        <table:table-row table:style-name="ro1">
          <table:table-cell office:value-type="string" calcext:value-type="string">
            <text:p>../passo3/perlin/n_32/r_27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502370819449" calcext:value-type="float">
            <text:p>0.0502370819</text:p>
          </table:table-cell>
        </table:table-row>
        <table:table-row table:style-name="ro1">
          <table:table-cell office:value-type="string" calcext:value-type="string">
            <text:p>../passo3/perlin/n_32/r_28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1" calcext:value-type="float">
            <text:p>1</text:p>
          </table:table-cell>
          <table:table-cell office:value-type="float" office:value="0.134173244238" calcext:value-type="float">
            <text:p>0.1341732442</text:p>
          </table:table-cell>
        </table:table-row>
        <table:table-row table:style-name="ro1">
          <table:table-cell office:value-type="string" calcext:value-type="string">
            <text:p>../passo3/perlin/n_32/r_29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16216510534" calcext:value-type="float">
            <text:p>0.1162165105</text:p>
          </table:table-cell>
        </table:table-row>
        <table:table-row table:style-name="ro1">
          <table:table-cell office:value-type="string" calcext:value-type="string">
            <text:p>../passo3/perlin/n_32/r_2.txt</text:p>
          </table:table-cell>
          <table:table-cell office:value-type="float" office:value="1.9279999733" calcext:value-type="float">
            <text:p>1.9279999733</text:p>
          </table:table-cell>
          <table:table-cell office:value-type="float" office:value="1" calcext:value-type="float">
            <text:p>1</text:p>
          </table:table-cell>
          <table:table-cell office:value-type="float" office:value="0.0715091899037" calcext:value-type="float">
            <text:p>0.0715091899</text:p>
          </table:table-cell>
        </table:table-row>
        <table:table-row table:style-name="ro1">
          <table:table-cell office:value-type="string" calcext:value-type="string">
            <text:p>../passo3/perlin/n_32/r_30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0.125488474965" calcext:value-type="float">
            <text:p>0.125488475</text:p>
          </table:table-cell>
        </table:table-row>
        <table:table-row table:style-name="ro1">
          <table:table-cell office:value-type="string" calcext:value-type="string">
            <text:p>../passo3/perlin/n_32/r_31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160788610578" calcext:value-type="float">
            <text:p>0.1607886106</text:p>
          </table:table-cell>
        </table:table-row>
        <table:table-row table:style-name="ro1">
          <table:table-cell office:value-type="string" calcext:value-type="string">
            <text:p>../passo3/perlin/n_32/r_32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1" calcext:value-type="float">
            <text:p>1</text:p>
          </table:table-cell>
          <table:table-cell office:value-type="float" office:value="0.182217657566" calcext:value-type="float">
            <text:p>0.1822176576</text:p>
          </table:table-cell>
        </table:table-row>
        <table:table-row table:style-name="ro1">
          <table:table-cell office:value-type="string" calcext:value-type="string">
            <text:p>../passo3/perlin/n_32/r_33.txt</text:p>
          </table:table-cell>
          <table:table-cell office:value-type="float" office:value="1.75600004196" calcext:value-type="float">
            <text:p>1.756000042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236657485366" calcext:value-type="float">
            <text:p>0.2366574854</text:p>
          </table:table-cell>
        </table:table-row>
        <table:table-row table:style-name="ro1">
          <table:table-cell office:value-type="string" calcext:value-type="string">
            <text:p>../passo3/perlin/n_32/r_34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1" calcext:value-type="float">
            <text:p>1</text:p>
          </table:table-cell>
          <table:table-cell office:value-type="float" office:value="0.128996625543" calcext:value-type="float">
            <text:p>0.1289966255</text:p>
          </table:table-cell>
        </table:table-row>
        <table:table-row table:style-name="ro1">
          <table:table-cell office:value-type="string" calcext:value-type="string">
            <text:p>../passo3/perlin/n_32/r_35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1" calcext:value-type="float">
            <text:p>1</text:p>
          </table:table-cell>
          <table:table-cell office:value-type="float" office:value="0.0940579250455" calcext:value-type="float">
            <text:p>0.094057925</text:p>
          </table:table-cell>
        </table:table-row>
        <table:table-row table:style-name="ro1">
          <table:table-cell office:value-type="string" calcext:value-type="string">
            <text:p>../passo3/perlin/n_32/r_36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879275128245" calcext:value-type="float">
            <text:p>0.0879275128</text:p>
          </table:table-cell>
        </table:table-row>
        <table:table-row table:style-name="ro1">
          <table:table-cell office:value-type="string" calcext:value-type="string">
            <text:p>../passo3/perlin/n_32/r_37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1" calcext:value-type="float">
            <text:p>1</text:p>
          </table:table-cell>
          <table:table-cell office:value-type="float" office:value="0.211748749018" calcext:value-type="float">
            <text:p>0.211748749</text:p>
          </table:table-cell>
        </table:table-row>
        <table:table-row table:style-name="ro1">
          <table:table-cell office:value-type="string" calcext:value-type="string">
            <text:p>../passo3/perlin/n_32/r_38.txt</text:p>
          </table:table-cell>
          <table:table-cell office:value-type="float" office:value="1.73099994659" calcext:value-type="float">
            <text:p>1.730999946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262391537428" calcext:value-type="float">
            <text:p>0.2623915374</text:p>
          </table:table-cell>
        </table:table-row>
        <table:table-row table:style-name="ro1">
          <table:table-cell office:value-type="string" calcext:value-type="string">
            <text:p>../passo3/perlin/n_32/r_39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409564972" calcext:value-type="float">
            <text:p>0.165409565</text:p>
          </table:table-cell>
        </table:table-row>
        <table:table-row table:style-name="ro1">
          <table:table-cell office:value-type="string" calcext:value-type="string">
            <text:p>../passo3/perlin/n_32/r_3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99548617005" calcext:value-type="float">
            <text:p>0.199548617</text:p>
          </table:table-cell>
        </table:table-row>
        <table:table-row table:style-name="ro1">
          <table:table-cell office:value-type="string" calcext:value-type="string">
            <text:p>../passo3/perlin/n_32/r_40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1" calcext:value-type="float">
            <text:p>1</text:p>
          </table:table-cell>
          <table:table-cell office:value-type="float" office:value="0.180440589786" calcext:value-type="float">
            <text:p>0.1804405898</text:p>
          </table:table-cell>
        </table:table-row>
        <table:table-row table:style-name="ro1">
          <table:table-cell office:value-type="string" calcext:value-type="string">
            <text:p>../passo3/perlin/n_32/r_41.txt</text:p>
          </table:table-cell>
          <table:table-cell office:value-type="float" office:value="1.69799995422" calcext:value-type="float">
            <text:p>1.6979999542</text:p>
          </table:table-cell>
          <table:table-cell office:value-type="float" office:value="1" calcext:value-type="float">
            <text:p>1</text:p>
          </table:table-cell>
          <table:table-cell office:value-type="float" office:value="0.302093952894" calcext:value-type="float">
            <text:p>0.3020939529</text:p>
          </table:table-cell>
        </table:table-row>
        <table:table-row table:style-name="ro1">
          <table:table-cell office:value-type="string" calcext:value-type="string">
            <text:p>../passo3/perlin/n_32/r_42.txt</text:p>
          </table:table-cell>
          <table:table-cell office:value-type="float" office:value="1.77199995518" calcext:value-type="float">
            <text:p>1.771999955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224751532078" calcext:value-type="float">
            <text:p>0.2247515321</text:p>
          </table:table-cell>
        </table:table-row>
        <table:table-row table:style-name="ro1">
          <table:table-cell office:value-type="string" calcext:value-type="string">
            <text:p>../passo3/perlin/n_32/r_43.txt</text:p>
          </table:table-cell>
          <table:table-cell office:value-type="float" office:value="1.8220000267" calcext:value-type="float">
            <text:p>1.8220000267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74165859818" calcext:value-type="float">
            <text:p>0.1741658598</text:p>
          </table:table-cell>
        </table:table-row>
        <table:table-row table:style-name="ro1">
          <table:table-cell office:value-type="string" calcext:value-type="string">
            <text:p>../passo3/perlin/n_32/r_44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1" calcext:value-type="float">
            <text:p>1</text:p>
          </table:table-cell>
          <table:table-cell office:value-type="float" office:value="0.0464205816388" calcext:value-type="float">
            <text:p>0.0464205816</text:p>
          </table:table-cell>
        </table:table-row>
        <table:table-row table:style-name="ro1">
          <table:table-cell office:value-type="string" calcext:value-type="string">
            <text:p>../passo3/perlin/n_32/r_45.txt</text:p>
          </table:table-cell>
          <table:table-cell office:value-type="float" office:value="1.88100004196" calcext:value-type="float">
            <text:p>1.881000042</text:p>
          </table:table-cell>
          <table:table-cell office:value-type="float" office:value="1" calcext:value-type="float">
            <text:p>1</text:p>
          </table:table-cell>
          <table:table-cell office:value-type="float" office:value="0.118932433426" calcext:value-type="float">
            <text:p>0.1189324334</text:p>
          </table:table-cell>
        </table:table-row>
        <table:table-row table:style-name="ro1">
          <table:table-cell office:value-type="string" calcext:value-type="string">
            <text:p>../passo3/perlin/n_32/r_46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24845117331" calcext:value-type="float">
            <text:p>0.1248451173</text:p>
          </table:table-cell>
        </table:table-row>
        <table:table-row table:style-name="ro1">
          <table:table-cell office:value-type="string" calcext:value-type="string">
            <text:p>../passo3/perlin/n_32/r_47.txt</text:p>
          </table:table-cell>
          <table:table-cell office:value-type="float" office:value="1.88100004196" calcext:value-type="float">
            <text:p>1.881000042</text:p>
          </table:table-cell>
          <table:table-cell office:value-type="float" office:value="1" calcext:value-type="float">
            <text:p>1</text:p>
          </table:table-cell>
          <table:table-cell office:value-type="float" office:value="0.118745289743" calcext:value-type="float">
            <text:p>0.1187452897</text:p>
          </table:table-cell>
        </table:table-row>
        <table:table-row table:style-name="ro1">
          <table:table-cell office:value-type="string" calcext:value-type="string">
            <text:p>../passo3/perlin/n_32/r_48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1" calcext:value-type="float">
            <text:p>1</text:p>
          </table:table-cell>
          <table:table-cell office:value-type="float" office:value="0.180440589786" calcext:value-type="float">
            <text:p>0.1804405898</text:p>
          </table:table-cell>
        </table:table-row>
        <table:table-row table:style-name="ro1">
          <table:table-cell office:value-type="string" calcext:value-type="string">
            <text:p>../passo3/perlin/n_32/r_49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1" calcext:value-type="float">
            <text:p>1</text:p>
          </table:table-cell>
          <table:table-cell office:value-type="float" office:value="0.0997738242149" calcext:value-type="float">
            <text:p>0.0997738242</text:p>
          </table:table-cell>
        </table:table-row>
        <table:table-row table:style-name="ro1">
          <table:table-cell office:value-type="string" calcext:value-type="string">
            <text:p>../passo3/perlin/n_32/r_4.txt</text:p>
          </table:table-cell>
          <table:table-cell office:value-type="float" office:value="1.80400002003" calcext:value-type="float">
            <text:p>1.8040000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92775666714" calcext:value-type="float">
            <text:p>0.1927756667</text:p>
          </table:table-cell>
        </table:table-row>
        <table:table-row table:style-name="ro1">
          <table:table-cell office:value-type="string" calcext:value-type="string">
            <text:p>../passo3/perlin/n_32/r_50.txt</text:p>
          </table:table-cell>
          <table:table-cell office:value-type="float" office:value="1.86099994183" calcext:value-type="float">
            <text:p>1.8609999418</text:p>
          </table:table-cell>
          <table:table-cell office:value-type="float" office:value="1" calcext:value-type="float">
            <text:p>1</text:p>
          </table:table-cell>
          <table:table-cell office:value-type="float" office:value="0.139448687434" calcext:value-type="float">
            <text:p>0.1394486874</text:p>
          </table:table-cell>
        </table:table-row>
        <table:table-row table:style-name="ro1">
          <table:table-cell office:value-type="string" calcext:value-type="string">
            <text:p>../passo3/perlin/n_32/r_51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01555682719" calcext:value-type="float">
            <text:p>0.1015556827</text:p>
          </table:table-cell>
        </table:table-row>
        <table:table-row table:style-name="ro1">
          <table:table-cell office:value-type="string" calcext:value-type="string">
            <text:p>../passo3/perlin/n_32/r_52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1" calcext:value-type="float">
            <text:p>1</text:p>
          </table:table-cell>
          <table:table-cell office:value-type="float" office:value="0.106604747474" calcext:value-type="float">
            <text:p>0.1066047475</text:p>
          </table:table-cell>
        </table:table-row>
        <table:table-row table:style-name="ro1">
          <table:table-cell office:value-type="string" calcext:value-type="string">
            <text:p>../passo3/perlin/n_32/r_53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919741541147" calcext:value-type="float">
            <text:p>0.0919741541</text:p>
          </table:table-cell>
        </table:table-row>
        <table:table-row table:style-name="ro1">
          <table:table-cell office:value-type="string" calcext:value-type="string">
            <text:p>../passo3/perlin/n_32/r_54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767157822847" calcext:value-type="float">
            <text:p>0.0767157823</text:p>
          </table:table-cell>
        </table:table-row>
        <table:table-row table:style-name="ro1">
          <table:table-cell office:value-type="string" calcext:value-type="string">
            <text:p>../passo3/perlin/n_32/r_55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1" calcext:value-type="float">
            <text:p>1</text:p>
          </table:table-cell>
          <table:table-cell office:value-type="float" office:value="0.0913637727499" calcext:value-type="float">
            <text:p>0.0913637727</text:p>
          </table:table-cell>
        </table:table-row>
        <table:table-row table:style-name="ro1">
          <table:table-cell office:value-type="string" calcext:value-type="string">
            <text:p>../passo3/perlin/n_32/r_56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0.9931640625" calcext:value-type="float">
            <text:p>0.9931640625</text:p>
          </table:table-cell>
          <table:table-cell office:value-type="float" office:value="0.0527271218598" calcext:value-type="float">
            <text:p>0.0527271219</text:p>
          </table:table-cell>
        </table:table-row>
        <table:table-row table:style-name="ro1">
          <table:table-cell office:value-type="string" calcext:value-type="string">
            <text:p>../passo3/perlin/n_32/r_57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40327349305" calcext:value-type="float">
            <text:p>0.1403273493</text:p>
          </table:table-cell>
        </table:table-row>
        <table:table-row table:style-name="ro1">
          <table:table-cell office:value-type="string" calcext:value-type="string">
            <text:p>../passo3/perlin/n_32/r_58.txt</text:p>
          </table:table-cell>
          <table:table-cell office:value-type="float" office:value="1.74800002575" calcext:value-type="float">
            <text:p>1.7480000258</text:p>
          </table:table-cell>
          <table:table-cell office:value-type="float" office:value="1" calcext:value-type="float">
            <text:p>1</text:p>
          </table:table-cell>
          <table:table-cell office:value-type="float" office:value="0.251766979694" calcext:value-type="float">
            <text:p>0.2517669797</text:p>
          </table:table-cell>
        </table:table-row>
        <table:table-row table:style-name="ro1">
          <table:table-cell office:value-type="string" calcext:value-type="string">
            <text:p>../passo3/perlin/n_32/r_59.txt</text:p>
          </table:table-cell>
          <table:table-cell office:value-type="float" office:value="1.82400000095" calcext:value-type="float">
            <text:p>1.824000001</text:p>
          </table:table-cell>
          <table:table-cell office:value-type="float" office:value="1" calcext:value-type="float">
            <text:p>1</text:p>
          </table:table-cell>
          <table:table-cell office:value-type="float" office:value="0.176262632012" calcext:value-type="float">
            <text:p>0.176262632</text:p>
          </table:table-cell>
        </table:table-row>
        <table:table-row table:style-name="ro1">
          <table:table-cell office:value-type="string" calcext:value-type="string">
            <text:p>../passo3/perlin/n_32/r_5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708258375525" calcext:value-type="float">
            <text:p>0.0708258376</text:p>
          </table:table-cell>
        </table:table-row>
        <table:table-row table:style-name="ro1">
          <table:table-cell office:value-type="string" calcext:value-type="string">
            <text:p>../passo3/perlin/n_32/r_60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28480255604" calcext:value-type="float">
            <text:p>0.1284802556</text:p>
          </table:table-cell>
        </table:table-row>
        <table:table-row table:style-name="ro1">
          <table:table-cell office:value-type="string" calcext:value-type="string">
            <text:p>../passo3/perlin/n_32/r_61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172508493066" calcext:value-type="float">
            <text:p>0.1725084931</text:p>
          </table:table-cell>
        </table:table-row>
        <table:table-row table:style-name="ro1">
          <table:table-cell office:value-type="string" calcext:value-type="string">
            <text:p>../passo3/perlin/n_32/r_62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1" calcext:value-type="float">
            <text:p>1</text:p>
          </table:table-cell>
          <table:table-cell office:value-type="float" office:value="0.129521891475" calcext:value-type="float">
            <text:p>0.1295218915</text:p>
          </table:table-cell>
        </table:table-row>
        <table:table-row table:style-name="ro1">
          <table:table-cell office:value-type="string" calcext:value-type="string">
            <text:p>../passo3/perlin/n_32/r_63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07325688004" calcext:value-type="float">
            <text:p>0.107325688</text:p>
          </table:table-cell>
        </table:table-row>
        <table:table-row table:style-name="ro1">
          <table:table-cell office:value-type="string" calcext:value-type="string">
            <text:p>../passo3/perlin/n_32/r_64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1" calcext:value-type="float">
            <text:p>1</text:p>
          </table:table-cell>
          <table:table-cell office:value-type="float" office:value="0.139814674854" calcext:value-type="float">
            <text:p>0.1398146749</text:p>
          </table:table-cell>
        </table:table-row>
        <table:table-row table:style-name="ro1">
          <table:table-cell office:value-type="string" calcext:value-type="string">
            <text:p>../passo3/perlin/n_32/r_65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1" calcext:value-type="float">
            <text:p>1</text:p>
          </table:table-cell>
          <table:table-cell office:value-type="float" office:value="0.172480091453" calcext:value-type="float">
            <text:p>0.1724800915</text:p>
          </table:table-cell>
        </table:table-row>
        <table:table-row table:style-name="ro1">
          <table:table-cell office:value-type="string" calcext:value-type="string">
            <text:p>../passo3/perlin/n_32/r_66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1" calcext:value-type="float">
            <text:p>1</text:p>
          </table:table-cell>
          <table:table-cell office:value-type="float" office:value="0.0457890219986" calcext:value-type="float">
            <text:p>0.045789022</text:p>
          </table:table-cell>
        </table:table-row>
        <table:table-row table:style-name="ro1">
          <table:table-cell office:value-type="string" calcext:value-type="string">
            <text:p>../passo3/perlin/n_32/r_67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172359310091" calcext:value-type="float">
            <text:p>0.017235931</text:p>
          </table:table-cell>
        </table:table-row>
        <table:table-row table:style-name="ro1">
          <table:table-cell office:value-type="string" calcext:value-type="string">
            <text:p>../passo3/perlin/n_32/r_68.txt</text:p>
          </table:table-cell>
          <table:table-cell office:value-type="float" office:value="1.82299995422" calcext:value-type="float">
            <text:p>1.822999954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7341466248" calcext:value-type="float">
            <text:p>0.1734146625</text:p>
          </table:table-cell>
        </table:table-row>
        <table:table-row table:style-name="ro1">
          <table:table-cell office:value-type="string" calcext:value-type="string">
            <text:p>../passo3/perlin/n_32/r_69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1975516677" calcext:value-type="float">
            <text:p>0.1319755167</text:p>
          </table:table-cell>
        </table:table-row>
        <table:table-row table:style-name="ro1">
          <table:table-cell office:value-type="string" calcext:value-type="string">
            <text:p>../passo3/perlin/n_32/r_6.txt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.250106543303" calcext:value-type="float">
            <text:p>0.2501065433</text:p>
          </table:table-cell>
        </table:table-row>
        <table:table-row table:style-name="ro1">
          <table:table-cell office:value-type="string" calcext:value-type="string">
            <text:p>../passo3/perlin/n_32/r_70.txt</text:p>
          </table:table-cell>
          <table:table-cell office:value-type="float" office:value="1.9129999876" calcext:value-type="float">
            <text:p>1.912999987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829288586974" calcext:value-type="float">
            <text:p>0.0829288587</text:p>
          </table:table-cell>
        </table:table-row>
        <table:table-row table:style-name="ro1">
          <table:table-cell office:value-type="string" calcext:value-type="string">
            <text:p>../passo3/perlin/n_32/r_71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674077048898" calcext:value-type="float">
            <text:p>0.0674077049</text:p>
          </table:table-cell>
        </table:table-row>
        <table:table-row table:style-name="ro1">
          <table:table-cell office:value-type="string" calcext:value-type="string">
            <text:p>../passo3/perlin/n_32/r_72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50871453807" calcext:value-type="float">
            <text:p>0.0150871454</text:p>
          </table:table-cell>
        </table:table-row>
        <table:table-row table:style-name="ro1">
          <table:table-cell office:value-type="string" calcext:value-type="string">
            <text:p>../passo3/perlin/n_32/r_73.txt</text:p>
          </table:table-cell>
          <table:table-cell office:value-type="float" office:value="1.85599994659" calcext:value-type="float">
            <text:p>1.855999946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40213876963" calcext:value-type="float">
            <text:p>0.140213877</text:p>
          </table:table-cell>
        </table:table-row>
        <table:table-row table:style-name="ro1">
          <table:table-cell office:value-type="string" calcext:value-type="string">
            <text:p>../passo3/perlin/n_32/r_74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3296854496" calcext:value-type="float">
            <text:p>0.0632968545</text:p>
          </table:table-cell>
        </table:table-row>
        <table:table-row table:style-name="ro1">
          <table:table-cell office:value-type="string" calcext:value-type="string">
            <text:p>../passo3/perlin/n_32/r_75.txt</text:p>
          </table:table-cell>
          <table:table-cell office:value-type="float" office:value="1.83399999142" calcext:value-type="float">
            <text:p>1.8339999914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158402964473" calcext:value-type="float">
            <text:p>0.1584029645</text:p>
          </table:table-cell>
        </table:table-row>
        <table:table-row table:style-name="ro1">
          <table:table-cell office:value-type="string" calcext:value-type="string">
            <text:p>../passo3/perlin/n_32/r_76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0544870272279" calcext:value-type="float">
            <text:p>0.0544870272</text:p>
          </table:table-cell>
        </table:table-row>
        <table:table-row table:style-name="ro1">
          <table:table-cell office:value-type="string" calcext:value-type="string">
            <text:p>../passo3/perlin/n_32/r_77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5814014673" calcext:value-type="float">
            <text:p>0.0975814015</text:p>
          </table:table-cell>
        </table:table-row>
        <table:table-row table:style-name="ro1">
          <table:table-cell office:value-type="string" calcext:value-type="string">
            <text:p>../passo3/perlin/n_32/r_78.txt</text:p>
          </table:table-cell>
          <table:table-cell office:value-type="float" office:value="1.96300005913" calcext:value-type="float">
            <text:p>1.963000059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328734144568" calcext:value-type="float">
            <text:p>0.0328734145</text:p>
          </table:table-cell>
        </table:table-row>
        <table:table-row table:style-name="ro1">
          <table:table-cell office:value-type="string" calcext:value-type="string">
            <text:p>../passo3/perlin/n_32/r_79.txt</text:p>
          </table:table-cell>
          <table:table-cell office:value-type="float" office:value="1.80799996853" calcext:value-type="float">
            <text:p>1.807999968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88475847244" calcext:value-type="float">
            <text:p>0.1884758472</text:p>
          </table:table-cell>
        </table:table-row>
        <table:table-row table:style-name="ro1">
          <table:table-cell office:value-type="string" calcext:value-type="string">
            <text:p>../passo3/perlin/n_32/r_7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816921442747" calcext:value-type="float">
            <text:p>0.0816921443</text:p>
          </table:table-cell>
        </table:table-row>
        <table:table-row table:style-name="ro1">
          <table:table-cell office:value-type="string" calcext:value-type="string">
            <text:p>../passo3/perlin/n_32/r_80.txt</text:p>
          </table:table-cell>
          <table:table-cell office:value-type="float" office:value="1.8029999733" calcext:value-type="float">
            <text:p>1.8029999733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191832631826" calcext:value-type="float">
            <text:p>0.1918326318</text:p>
          </table:table-cell>
        </table:table-row>
        <table:table-row table:style-name="ro1">
          <table:table-cell office:value-type="string" calcext:value-type="string">
            <text:p>../passo3/perlin/n_32/r_81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22855433822" calcext:value-type="float">
            <text:p>0.0222855434</text:p>
          </table:table-cell>
        </table:table-row>
        <table:table-row table:style-name="ro1">
          <table:table-cell office:value-type="string" calcext:value-type="string">
            <text:p>../passo3/perlin/n_32/r_82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17990709841" calcext:value-type="float">
            <text:p>0.1179907098</text:p>
          </table:table-cell>
        </table:table-row>
        <table:table-row table:style-name="ro1">
          <table:table-cell office:value-type="string" calcext:value-type="string">
            <text:p>../passo3/perlin/n_32/r_83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213645715266" calcext:value-type="float">
            <text:p>0.0213645715</text:p>
          </table:table-cell>
        </table:table-row>
        <table:table-row table:style-name="ro1">
          <table:table-cell office:value-type="string" calcext:value-type="string">
            <text:p>../passo3/perlin/n_32/r_84.txt</text:p>
          </table:table-cell>
          <table:table-cell office:value-type="float" office:value="1.88300001621" calcext:value-type="float">
            <text:p>1.8830000162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10945469141" calcext:value-type="float">
            <text:p>0.1094546914</text:p>
          </table:table-cell>
        </table:table-row>
        <table:table-row table:style-name="ro1">
          <table:table-cell office:value-type="string" calcext:value-type="string">
            <text:p>../passo3/perlin/n_32/r_85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495363809168" calcext:value-type="float">
            <text:p>0.0495363809</text:p>
          </table:table-cell>
        </table:table-row>
        <table:table-row table:style-name="ro1">
          <table:table-cell office:value-type="string" calcext:value-type="string">
            <text:p>../passo3/perlin/n_32/r_86.txt</text:p>
          </table:table-cell>
          <table:table-cell office:value-type="float" office:value="1.7840000391" calcext:value-type="float">
            <text:p>1.784000039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212918132544" calcext:value-type="float">
            <text:p>0.2129181325</text:p>
          </table:table-cell>
        </table:table-row>
        <table:table-row table:style-name="ro1">
          <table:table-cell office:value-type="string" calcext:value-type="string">
            <text:p>../passo3/perlin/n_32/r_87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1" calcext:value-type="float">
            <text:p>1</text:p>
          </table:table-cell>
          <table:table-cell office:value-type="float" office:value="0.17305354774" calcext:value-type="float">
            <text:p>0.1730535477</text:p>
          </table:table-cell>
        </table:table-row>
        <table:table-row table:style-name="ro1">
          <table:table-cell office:value-type="string" calcext:value-type="string">
            <text:p>../passo3/perlin/n_32/r_88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621114335954" calcext:value-type="float">
            <text:p>0.0621114336</text:p>
          </table:table-cell>
        </table:table-row>
        <table:table-row table:style-name="ro1">
          <table:table-cell office:value-type="string" calcext:value-type="string">
            <text:p>../passo3/perlin/n_32/r_89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08397908509" calcext:value-type="float">
            <text:p>0.1083979085</text:p>
          </table:table-cell>
        </table:table-row>
        <table:table-row table:style-name="ro1">
          <table:table-cell office:value-type="string" calcext:value-type="string">
            <text:p>../passo3/perlin/n_32/r_8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1" calcext:value-type="float">
            <text:p>1</text:p>
          </table:table-cell>
          <table:table-cell office:value-type="float" office:value="0.0546796545386" calcext:value-type="float">
            <text:p>0.0546796545</text:p>
          </table:table-cell>
        </table:table-row>
        <table:table-row table:style-name="ro1">
          <table:table-cell office:value-type="string" calcext:value-type="string">
            <text:p>../passo3/perlin/n_32/r_90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1" calcext:value-type="float">
            <text:p>1</text:p>
          </table:table-cell>
          <table:table-cell office:value-type="float" office:value="0.059604998678" calcext:value-type="float">
            <text:p>0.0596049987</text:p>
          </table:table-cell>
        </table:table-row>
        <table:table-row table:style-name="ro1">
          <table:table-cell office:value-type="string" calcext:value-type="string">
            <text:p>../passo3/perlin/n_32/r_91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20885908604" calcext:value-type="float">
            <text:p>0.1208859086</text:p>
          </table:table-cell>
        </table:table-row>
        <table:table-row table:style-name="ro1">
          <table:table-cell office:value-type="string" calcext:value-type="string">
            <text:p>../passo3/perlin/n_32/r_92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0740878433" calcext:value-type="float">
            <text:p>0.1074087843</text:p>
          </table:table-cell>
        </table:table-row>
        <table:table-row table:style-name="ro1">
          <table:table-cell office:value-type="string" calcext:value-type="string">
            <text:p>../passo3/perlin/n_32/r_93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0740878433" calcext:value-type="float">
            <text:p>0.1074087843</text:p>
          </table:table-cell>
        </table:table-row>
        <table:table-row table:style-name="ro1">
          <table:table-cell office:value-type="string" calcext:value-type="string">
            <text:p>../passo3/perlin/n_32/r_94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1" calcext:value-type="float">
            <text:p>1</text:p>
          </table:table-cell>
          <table:table-cell office:value-type="float" office:value="0.12906371057" calcext:value-type="float">
            <text:p>0.1290637106</text:p>
          </table:table-cell>
        </table:table-row>
        <table:table-row table:style-name="ro1">
          <table:table-cell office:value-type="string" calcext:value-type="string">
            <text:p>../passo3/perlin/n_32/r_95.txt</text:p>
          </table:table-cell>
          <table:table-cell office:value-type="float" office:value="1.83000004292" calcext:value-type="float">
            <text:p>1.8300000429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161114916205" calcext:value-type="float">
            <text:p>0.1611149162</text:p>
          </table:table-cell>
        </table:table-row>
        <table:table-row table:style-name="ro1">
          <table:table-cell office:value-type="string" calcext:value-type="string">
            <text:p>../passo3/perlin/n_32/r_96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1" calcext:value-type="float">
            <text:p>1</text:p>
          </table:table-cell>
          <table:table-cell office:value-type="float" office:value="0.0313040204346" calcext:value-type="float">
            <text:p>0.0313040204</text:p>
          </table:table-cell>
        </table:table-row>
        <table:table-row table:style-name="ro1">
          <table:table-cell office:value-type="string" calcext:value-type="string">
            <text:p>../passo3/perlin/n_32/r_97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767848193645" calcext:value-type="float">
            <text:p>0.0767848194</text:p>
          </table:table-cell>
        </table:table-row>
        <table:table-row table:style-name="ro1">
          <table:table-cell office:value-type="string" calcext:value-type="string">
            <text:p>../passo3/perlin/n_32/r_98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19817018509" calcext:value-type="float">
            <text:p>0.1198170185</text:p>
          </table:table-cell>
        </table:table-row>
        <table:table-row table:style-name="ro1">
          <table:table-cell office:value-type="string" calcext:value-type="string">
            <text:p>../passo3/perlin/n_32/r_99.txt</text:p>
          </table:table-cell>
          <table:table-cell office:value-type="float" office:value="1.89600002766" calcext:value-type="float">
            <text:p>1.8960000277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964992716908" calcext:value-type="float">
            <text:p>0.0964992717</text:p>
          </table:table-cell>
        </table:table-row>
        <table:table-row table:style-name="ro1">
          <table:table-cell office:value-type="string" calcext:value-type="string">
            <text:p>../passo3/perlin/n_32/r_9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41409882903" calcext:value-type="float">
            <text:p>0.074140988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754900050163" calcext:value-type="float">
            <text:p>1.875490005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609121739689124" calcext:value-type="float">
            <text:p>0.060912174</text:p>
          </table:table-cell>
          <table:table-cell table:number-columns-repeated="2"/>
        </table:table-row>
      </table:table>
      <table:table table:name="r64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64/r_0.txt</text:p>
          </table:table-cell>
          <table:table-cell office:value-type="float" office:value="1.83399999142" calcext:value-type="float">
            <text:p>1.8339999914</text:p>
          </table:table-cell>
          <table:table-cell office:value-type="float" office:value="0.995849609375" calcext:value-type="float">
            <text:p>0.9958496094</text:p>
          </table:table-cell>
          <table:table-cell office:value-type="float" office:value="0.158084660769" calcext:value-type="float">
            <text:p>0.1580846608</text:p>
          </table:table-cell>
        </table:table-row>
        <table:table-row table:style-name="ro1">
          <table:table-cell office:value-type="string" calcext:value-type="string">
            <text:p>../passo3/perlin/n_64/r_10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9267578125" calcext:value-type="float">
            <text:p>0.9992675781</text:p>
          </table:table-cell>
          <table:table-cell office:value-type="float" office:value="0.012940492481" calcext:value-type="float">
            <text:p>0.0129404925</text:p>
          </table:table-cell>
        </table:table-row>
        <table:table-row table:style-name="ro1">
          <table:table-cell office:value-type="string" calcext:value-type="string">
            <text:p>../passo3/perlin/n_64/r_11.txt</text:p>
          </table:table-cell>
          <table:table-cell office:value-type="float" office:value="1.78900003433" calcext:value-type="float">
            <text:p>1.7890000343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205391123891" calcext:value-type="float">
            <text:p>0.2053911239</text:p>
          </table:table-cell>
        </table:table-row>
        <table:table-row table:style-name="ro1">
          <table:table-cell office:value-type="string" calcext:value-type="string">
            <text:p>../passo3/perlin/n_64/r_12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239507835358" calcext:value-type="float">
            <text:p>0.0239507835</text:p>
          </table:table-cell>
        </table:table-row>
        <table:table-row table:style-name="ro1">
          <table:table-cell office:value-type="string" calcext:value-type="string">
            <text:p>../passo3/perlin/n_64/r_13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0.99853515625" calcext:value-type="float">
            <text:p>0.9985351563</text:p>
          </table:table-cell>
          <table:table-cell office:value-type="float" office:value="0.0310843549669" calcext:value-type="float">
            <text:p>0.031084355</text:p>
          </table:table-cell>
        </table:table-row>
        <table:table-row table:style-name="ro1">
          <table:table-cell office:value-type="string" calcext:value-type="string">
            <text:p>../passo3/perlin/n_64/r_14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0.995849609375" calcext:value-type="float">
            <text:p>0.9958496094</text:p>
          </table:table-cell>
          <table:table-cell office:value-type="float" office:value="0.131807148457" calcext:value-type="float">
            <text:p>0.1318071485</text:p>
          </table:table-cell>
        </table:table-row>
        <table:table-row table:style-name="ro1">
          <table:table-cell office:value-type="string" calcext:value-type="string">
            <text:p>../passo3/perlin/n_64/r_15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130382880569" calcext:value-type="float">
            <text:p>0.1303828806</text:p>
          </table:table-cell>
        </table:table-row>
        <table:table-row table:style-name="ro1">
          <table:table-cell office:value-type="string" calcext:value-type="string">
            <text:p>../passo3/perlin/n_64/r_16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55970618129" calcext:value-type="float">
            <text:p>0.1559706181</text:p>
          </table:table-cell>
        </table:table-row>
        <table:table-row table:style-name="ro1">
          <table:table-cell office:value-type="string" calcext:value-type="string">
            <text:p>../passo3/perlin/n_64/r_17.txt</text:p>
          </table:table-cell>
          <table:table-cell office:value-type="float" office:value="1.8220000267" calcext:value-type="float">
            <text:p>1.8220000267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168973684311" calcext:value-type="float">
            <text:p>0.1689736843</text:p>
          </table:table-cell>
        </table:table-row>
        <table:table-row table:style-name="ro1">
          <table:table-cell office:value-type="string" calcext:value-type="string">
            <text:p>../passo3/perlin/n_64/r_18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107955187559" calcext:value-type="float">
            <text:p>0.1079551876</text:p>
          </table:table-cell>
        </table:table-row>
        <table:table-row table:style-name="ro1">
          <table:table-cell office:value-type="string" calcext:value-type="string">
            <text:p>../passo3/perlin/n_64/r_19.txt</text:p>
          </table:table-cell>
          <table:table-cell office:value-type="float" office:value="1.80099999905" calcext:value-type="float">
            <text:p>1.8009999991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193767085671" calcext:value-type="float">
            <text:p>0.1937670857</text:p>
          </table:table-cell>
        </table:table-row>
        <table:table-row table:style-name="ro1">
          <table:table-cell office:value-type="string" calcext:value-type="string">
            <text:p>../passo3/perlin/n_64/r_1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27433985472" calcext:value-type="float">
            <text:p>0.1274339855</text:p>
          </table:table-cell>
        </table:table-row>
        <table:table-row table:style-name="ro1">
          <table:table-cell office:value-type="string" calcext:value-type="string">
            <text:p>../passo3/perlin/n_64/r_20.txt</text:p>
          </table:table-cell>
          <table:table-cell office:value-type="float" office:value="1.92999994755" calcext:value-type="float">
            <text:p>1.9299999476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0654633715749" calcext:value-type="float">
            <text:p>0.0654633716</text:p>
          </table:table-cell>
        </table:table-row>
        <table:table-row table:style-name="ro1">
          <table:table-cell office:value-type="string" calcext:value-type="string">
            <text:p>../passo3/perlin/n_64/r_21.txt</text:p>
          </table:table-cell>
          <table:table-cell office:value-type="float" office:value="1.84300005436" calcext:value-type="float">
            <text:p>1.8430000544</text:p>
          </table:table-cell>
          <table:table-cell office:value-type="float" office:value="1" calcext:value-type="float">
            <text:p>1</text:p>
          </table:table-cell>
          <table:table-cell office:value-type="float" office:value="0.156948626041" calcext:value-type="float">
            <text:p>0.156948626</text:p>
          </table:table-cell>
        </table:table-row>
        <table:table-row table:style-name="ro1">
          <table:table-cell office:value-type="string" calcext:value-type="string">
            <text:p>../passo3/perlin/n_64/r_22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124097667634" calcext:value-type="float">
            <text:p>0.1240976676</text:p>
          </table:table-cell>
        </table:table-row>
        <table:table-row table:style-name="ro1">
          <table:table-cell office:value-type="string" calcext:value-type="string">
            <text:p>../passo3/perlin/n_64/r_23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0779124200344" calcext:value-type="float">
            <text:p>0.07791242</text:p>
          </table:table-cell>
        </table:table-row>
        <table:table-row table:style-name="ro1">
          <table:table-cell office:value-type="string" calcext:value-type="string">
            <text:p>../passo3/perlin/n_64/r_24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11697036773" calcext:value-type="float">
            <text:p>0.1169703677</text:p>
          </table:table-cell>
        </table:table-row>
        <table:table-row table:style-name="ro1">
          <table:table-cell office:value-type="string" calcext:value-type="string">
            <text:p>../passo3/perlin/n_64/r_25.txt</text:p>
          </table:table-cell>
          <table:table-cell office:value-type="float" office:value="1.88499999046" calcext:value-type="float">
            <text:p>1.8849999905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110826678574" calcext:value-type="float">
            <text:p>0.1108266786</text:p>
          </table:table-cell>
        </table:table-row>
        <table:table-row table:style-name="ro1">
          <table:table-cell office:value-type="string" calcext:value-type="string">
            <text:p>../passo3/perlin/n_64/r_26.txt</text:p>
          </table:table-cell>
          <table:table-cell office:value-type="float" office:value="1.85899996758" calcext:value-type="float">
            <text:p>1.8589999676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135509029031" calcext:value-type="float">
            <text:p>0.135509029</text:p>
          </table:table-cell>
        </table:table-row>
        <table:table-row table:style-name="ro1">
          <table:table-cell office:value-type="string" calcext:value-type="string">
            <text:p>../passo3/perlin/n_64/r_27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114607907832" calcext:value-type="float">
            <text:p>0.1146079078</text:p>
          </table:table-cell>
        </table:table-row>
        <table:table-row table:style-name="ro1">
          <table:table-cell office:value-type="string" calcext:value-type="string">
            <text:p>../passo3/perlin/n_64/r_28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18680255115" calcext:value-type="float">
            <text:p>0.1868025512</text:p>
          </table:table-cell>
        </table:table-row>
        <table:table-row table:style-name="ro1">
          <table:table-cell office:value-type="string" calcext:value-type="string">
            <text:p>../passo3/perlin/n_64/r_29.txt</text:p>
          </table:table-cell>
          <table:table-cell office:value-type="float" office:value="1.89600002766" calcext:value-type="float">
            <text:p>1.8960000277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999004244804" calcext:value-type="float">
            <text:p>0.0999004245</text:p>
          </table:table-cell>
        </table:table-row>
        <table:table-row table:style-name="ro1">
          <table:table-cell office:value-type="string" calcext:value-type="string">
            <text:p>../passo3/perlin/n_64/r_2.txt</text:p>
          </table:table-cell>
          <table:table-cell office:value-type="float" office:value="1.82099997997" calcext:value-type="float">
            <text:p>1.82099998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168801218271" calcext:value-type="float">
            <text:p>0.1688012183</text:p>
          </table:table-cell>
        </table:table-row>
        <table:table-row table:style-name="ro1">
          <table:table-cell office:value-type="string" calcext:value-type="string">
            <text:p>../passo3/perlin/n_64/r_30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4873046875" calcext:value-type="float">
            <text:p>0.9948730469</text:p>
          </table:table-cell>
          <table:table-cell office:value-type="float" office:value="0.0627740398049" calcext:value-type="float">
            <text:p>0.0627740398</text:p>
          </table:table-cell>
        </table:table-row>
        <table:table-row table:style-name="ro1">
          <table:table-cell office:value-type="string" calcext:value-type="string">
            <text:p>../passo3/perlin/n_64/r_31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0.996337890625" calcext:value-type="float">
            <text:p>0.9963378906</text:p>
          </table:table-cell>
          <table:table-cell office:value-type="float" office:value="0.0392793416977" calcext:value-type="float">
            <text:p>0.0392793417</text:p>
          </table:table-cell>
        </table:table-row>
        <table:table-row table:style-name="ro1">
          <table:table-cell office:value-type="string" calcext:value-type="string">
            <text:p>../passo3/perlin/n_64/r_32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153906345367" calcext:value-type="float">
            <text:p>0.1539063454</text:p>
          </table:table-cell>
        </table:table-row>
        <table:table-row table:style-name="ro1">
          <table:table-cell office:value-type="string" calcext:value-type="string">
            <text:p>../passo3/perlin/n_64/r_33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104961104691" calcext:value-type="float">
            <text:p>0.1049611047</text:p>
          </table:table-cell>
        </table:table-row>
        <table:table-row table:style-name="ro1">
          <table:table-cell office:value-type="string" calcext:value-type="string">
            <text:p>../passo3/perlin/n_64/r_34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737417936325" calcext:value-type="float">
            <text:p>0.0737417936</text:p>
          </table:table-cell>
        </table:table-row>
        <table:table-row table:style-name="ro1">
          <table:table-cell office:value-type="string" calcext:value-type="string">
            <text:p>../passo3/perlin/n_64/r_35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59302800894" calcext:value-type="float">
            <text:p>0.1593028009</text:p>
          </table:table-cell>
        </table:table-row>
        <table:table-row table:style-name="ro1">
          <table:table-cell office:value-type="string" calcext:value-type="string">
            <text:p>../passo3/perlin/n_64/r_36.txt</text:p>
          </table:table-cell>
          <table:table-cell office:value-type="float" office:value="1.95299994946" calcext:value-type="float">
            <text:p>1.9529999495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342694856226" calcext:value-type="float">
            <text:p>0.0342694856</text:p>
          </table:table-cell>
        </table:table-row>
        <table:table-row table:style-name="ro1">
          <table:table-cell office:value-type="string" calcext:value-type="string">
            <text:p>../passo3/perlin/n_64/r_37.txt</text:p>
          </table:table-cell>
          <table:table-cell office:value-type="float" office:value="1.91600000858" calcext:value-type="float">
            <text:p>1.9160000086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79285338521" calcext:value-type="float">
            <text:p>0.0792853385</text:p>
          </table:table-cell>
        </table:table-row>
        <table:table-row table:style-name="ro1">
          <table:table-cell office:value-type="string" calcext:value-type="string">
            <text:p>../passo3/perlin/n_64/r_38.txt</text:p>
          </table:table-cell>
          <table:table-cell office:value-type="float" office:value="1.81200003624" calcext:value-type="float">
            <text:p>1.8120000362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182690769434" calcext:value-type="float">
            <text:p>0.1826907694</text:p>
          </table:table-cell>
        </table:table-row>
        <table:table-row table:style-name="ro1">
          <table:table-cell office:value-type="string" calcext:value-type="string">
            <text:p>../passo3/perlin/n_64/r_39.txt</text:p>
          </table:table-cell>
          <table:table-cell office:value-type="float" office:value="1.93799996376" calcext:value-type="float">
            <text:p>1.937999963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579011924565" calcext:value-type="float">
            <text:p>0.0579011925</text:p>
          </table:table-cell>
        </table:table-row>
        <table:table-row table:style-name="ro1">
          <table:table-cell office:value-type="string" calcext:value-type="string">
            <text:p>../passo3/perlin/n_64/r_3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069850564003" calcext:value-type="float">
            <text:p>0.069850564</text:p>
          </table:table-cell>
        </table:table-row>
        <table:table-row table:style-name="ro1">
          <table:table-cell office:value-type="string" calcext:value-type="string">
            <text:p>../passo3/perlin/n_64/r_40.txt</text:p>
          </table:table-cell>
          <table:table-cell office:value-type="float" office:value="1.89400005341" calcext:value-type="float">
            <text:p>1.8940000534</text:p>
          </table:table-cell>
          <table:table-cell office:value-type="float" office:value="0.994873046875" calcext:value-type="float">
            <text:p>0.9948730469</text:p>
          </table:table-cell>
          <table:table-cell office:value-type="float" office:value="0.0964914038777" calcext:value-type="float">
            <text:p>0.0964914039</text:p>
          </table:table-cell>
        </table:table-row>
        <table:table-row table:style-name="ro1">
          <table:table-cell office:value-type="string" calcext:value-type="string">
            <text:p>../passo3/perlin/n_64/r_41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0.995361328125" calcext:value-type="float">
            <text:p>0.9953613281</text:p>
          </table:table-cell>
          <table:table-cell office:value-type="float" office:value="0.193482771516" calcext:value-type="float">
            <text:p>0.1934827715</text:p>
          </table:table-cell>
        </table:table-row>
        <table:table-row table:style-name="ro1">
          <table:table-cell office:value-type="string" calcext:value-type="string">
            <text:p>../passo3/perlin/n_64/r_42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328706093132" calcext:value-type="float">
            <text:p>0.0328706093</text:p>
          </table:table-cell>
        </table:table-row>
        <table:table-row table:style-name="ro1">
          <table:table-cell office:value-type="string" calcext:value-type="string">
            <text:p>../passo3/perlin/n_64/r_43.txt</text:p>
          </table:table-cell>
          <table:table-cell office:value-type="float" office:value="1.82099997997" calcext:value-type="float">
            <text:p>1.82099998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168801218271" calcext:value-type="float">
            <text:p>0.1688012183</text:p>
          </table:table-cell>
        </table:table-row>
        <table:table-row table:style-name="ro1">
          <table:table-cell office:value-type="string" calcext:value-type="string">
            <text:p>../passo3/perlin/n_64/r_44.txt</text:p>
          </table:table-cell>
          <table:table-cell office:value-type="float" office:value="1.78299999237" calcext:value-type="float">
            <text:p>1.7829999924</text:p>
          </table:table-cell>
          <table:table-cell office:value-type="float" office:value="0.99951171875" calcext:value-type="float">
            <text:p>0.9995117188</text:p>
          </table:table-cell>
          <table:table-cell office:value-type="float" office:value="0.21635697782" calcext:value-type="float">
            <text:p>0.2163569778</text:p>
          </table:table-cell>
        </table:table-row>
        <table:table-row table:style-name="ro1">
          <table:table-cell office:value-type="string" calcext:value-type="string">
            <text:p>../passo3/perlin/n_64/r_45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646785125136" calcext:value-type="float">
            <text:p>0.0646785125</text:p>
          </table:table-cell>
        </table:table-row>
        <table:table-row table:style-name="ro1">
          <table:table-cell office:value-type="string" calcext:value-type="string">
            <text:p>../passo3/perlin/n_64/r_46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120411254466" calcext:value-type="float">
            <text:p>0.1204112545</text:p>
          </table:table-cell>
        </table:table-row>
        <table:table-row table:style-name="ro1">
          <table:table-cell office:value-type="string" calcext:value-type="string">
            <text:p>../passo3/perlin/n_64/r_47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5849609375" calcext:value-type="float">
            <text:p>0.9958496094</text:p>
          </table:table-cell>
          <table:table-cell office:value-type="float" office:value="0.0645107924938" calcext:value-type="float">
            <text:p>0.0645107925</text:p>
          </table:table-cell>
        </table:table-row>
        <table:table-row table:style-name="ro1">
          <table:table-cell office:value-type="string" calcext:value-type="string">
            <text:p>../passo3/perlin/n_64/r_48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0.994873046875" calcext:value-type="float">
            <text:p>0.9948730469</text:p>
          </table:table-cell>
          <table:table-cell office:value-type="float" office:value="0.100966915488" calcext:value-type="float">
            <text:p>0.1009669155</text:p>
          </table:table-cell>
        </table:table-row>
        <table:table-row table:style-name="ro1">
          <table:table-cell office:value-type="string" calcext:value-type="string">
            <text:p>../passo3/perlin/n_64/r_49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0.99951171875" calcext:value-type="float">
            <text:p>0.9995117188</text:p>
          </table:table-cell>
          <table:table-cell office:value-type="float" office:value="0.171466335654" calcext:value-type="float">
            <text:p>0.1714663357</text:p>
          </table:table-cell>
        </table:table-row>
        <table:table-row table:style-name="ro1">
          <table:table-cell office:value-type="string" calcext:value-type="string">
            <text:p>../passo3/perlin/n_64/r_4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129498526454" calcext:value-type="float">
            <text:p>0.1294985265</text:p>
          </table:table-cell>
        </table:table-row>
        <table:table-row table:style-name="ro1">
          <table:table-cell office:value-type="string" calcext:value-type="string">
            <text:p>../passo3/perlin/n_64/r_50.txt</text:p>
          </table:table-cell>
          <table:table-cell office:value-type="float" office:value="1.86300003529" calcext:value-type="float">
            <text:p>1.8630000353</text:p>
          </table:table-cell>
          <table:table-cell office:value-type="float" office:value="0.9931640625" calcext:value-type="float">
            <text:p>0.9931640625</text:p>
          </table:table-cell>
          <table:table-cell office:value-type="float" office:value="0.123975776136" calcext:value-type="float">
            <text:p>0.1239757761</text:p>
          </table:table-cell>
        </table:table-row>
        <table:table-row table:style-name="ro1">
          <table:table-cell office:value-type="string" calcext:value-type="string">
            <text:p>../passo3/perlin/n_64/r_51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0.995361328125" calcext:value-type="float">
            <text:p>0.9953613281</text:p>
          </table:table-cell>
          <table:table-cell office:value-type="float" office:value="0.175631448627" calcext:value-type="float">
            <text:p>0.1756314486</text:p>
          </table:table-cell>
        </table:table-row>
        <table:table-row table:style-name="ro1">
          <table:table-cell office:value-type="string" calcext:value-type="string">
            <text:p>../passo3/perlin/n_64/r_52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107110150158" calcext:value-type="float">
            <text:p>0.1071101502</text:p>
          </table:table-cell>
        </table:table-row>
        <table:table-row table:style-name="ro1">
          <table:table-cell office:value-type="string" calcext:value-type="string">
            <text:p>../passo3/perlin/n_64/r_53.txt</text:p>
          </table:table-cell>
          <table:table-cell office:value-type="float" office:value="1.86300003529" calcext:value-type="float">
            <text:p>1.8630000353</text:p>
          </table:table-cell>
          <table:table-cell office:value-type="float" office:value="0.99853515625" calcext:value-type="float">
            <text:p>0.9985351563</text:p>
          </table:table-cell>
          <table:table-cell office:value-type="float" office:value="0.133809775114" calcext:value-type="float">
            <text:p>0.1338097751</text:p>
          </table:table-cell>
        </table:table-row>
        <table:table-row table:style-name="ro1">
          <table:table-cell office:value-type="string" calcext:value-type="string">
            <text:p>../passo3/perlin/n_64/r_54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0911937654018" calcext:value-type="float">
            <text:p>0.0911937654</text:p>
          </table:table-cell>
        </table:table-row>
        <table:table-row table:style-name="ro1">
          <table:table-cell office:value-type="string" calcext:value-type="string">
            <text:p>../passo3/perlin/n_64/r_55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797164961696" calcext:value-type="float">
            <text:p>0.0797164962</text:p>
          </table:table-cell>
        </table:table-row>
        <table:table-row table:style-name="ro1">
          <table:table-cell office:value-type="string" calcext:value-type="string">
            <text:p>../passo3/perlin/n_64/r_56.txt</text:p>
          </table:table-cell>
          <table:table-cell office:value-type="float" office:value="1.80499994755" calcext:value-type="float">
            <text:p>1.8049999476</text:p>
          </table:table-cell>
          <table:table-cell office:value-type="float" office:value="0.998291015625" calcext:value-type="float">
            <text:p>0.9982910156</text:p>
          </table:table-cell>
          <table:table-cell office:value-type="float" office:value="0.192110642791" calcext:value-type="float">
            <text:p>0.1921106428</text:p>
          </table:table-cell>
        </table:table-row>
        <table:table-row table:style-name="ro1">
          <table:table-cell office:value-type="string" calcext:value-type="string">
            <text:p>../passo3/perlin/n_64/r_57.txt</text:p>
          </table:table-cell>
          <table:table-cell office:value-type="float" office:value="1.83399999142" calcext:value-type="float">
            <text:p>1.8339999914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160239204764" calcext:value-type="float">
            <text:p>0.1602392048</text:p>
          </table:table-cell>
        </table:table-row>
        <table:table-row table:style-name="ro1">
          <table:table-cell office:value-type="string" calcext:value-type="string">
            <text:p>../passo3/perlin/n_64/r_58.txt</text:p>
          </table:table-cell>
          <table:table-cell office:value-type="float" office:value="1.9279999733" calcext:value-type="float">
            <text:p>1.9279999733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0678846910596" calcext:value-type="float">
            <text:p>0.0678846911</text:p>
          </table:table-cell>
        </table:table-row>
        <table:table-row table:style-name="ro1">
          <table:table-cell office:value-type="string" calcext:value-type="string">
            <text:p>../passo3/perlin/n_64/r_59.txt</text:p>
          </table:table-cell>
          <table:table-cell office:value-type="float" office:value="1.75100004673" calcext:value-type="float">
            <text:p>1.7510000467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243650063872" calcext:value-type="float">
            <text:p>0.2436500639</text:p>
          </table:table-cell>
        </table:table-row>
        <table:table-row table:style-name="ro1">
          <table:table-cell office:value-type="string" calcext:value-type="string">
            <text:p>../passo3/perlin/n_64/r_5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0611788071692" calcext:value-type="float">
            <text:p>0.0611788072</text:p>
          </table:table-cell>
        </table:table-row>
        <table:table-row table:style-name="ro1">
          <table:table-cell office:value-type="string" calcext:value-type="string">
            <text:p>../passo3/perlin/n_64/r_60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168220549822" calcext:value-type="float">
            <text:p>0.1682205498</text:p>
          </table:table-cell>
        </table:table-row>
        <table:table-row table:style-name="ro1">
          <table:table-cell office:value-type="string" calcext:value-type="string">
            <text:p>../passo3/perlin/n_64/r_61.txt</text:p>
          </table:table-cell>
          <table:table-cell office:value-type="float" office:value="1.83299994469" calcext:value-type="float">
            <text:p>1.8329999447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161417424679" calcext:value-type="float">
            <text:p>0.1614174247</text:p>
          </table:table-cell>
        </table:table-row>
        <table:table-row table:style-name="ro1">
          <table:table-cell office:value-type="string" calcext:value-type="string">
            <text:p>../passo3/perlin/n_64/r_62.txt</text:p>
          </table:table-cell>
          <table:table-cell office:value-type="float" office:value="1.86300003529" calcext:value-type="float">
            <text:p>1.8630000353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13091082871" calcext:value-type="float">
            <text:p>0.1309108287</text:p>
          </table:table-cell>
        </table:table-row>
        <table:table-row table:style-name="ro1">
          <table:table-cell office:value-type="string" calcext:value-type="string">
            <text:p>../passo3/perlin/n_64/r_63.txt</text:p>
          </table:table-cell>
          <table:table-cell office:value-type="float" office:value="1.86199998856" calcext:value-type="float">
            <text:p>1.8619999886</text:p>
          </table:table-cell>
          <table:table-cell office:value-type="float" office:value="0.998779296875" calcext:value-type="float">
            <text:p>0.9987792969</text:p>
          </table:table-cell>
          <table:table-cell office:value-type="float" office:value="0.135670185089" calcext:value-type="float">
            <text:p>0.1356701851</text:p>
          </table:table-cell>
        </table:table-row>
        <table:table-row table:style-name="ro1">
          <table:table-cell office:value-type="string" calcext:value-type="string">
            <text:p>../passo3/perlin/n_64/r_64.txt</text:p>
          </table:table-cell>
          <table:table-cell office:value-type="float" office:value="1.82099997997" calcext:value-type="float">
            <text:p>1.82099998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173153370619" calcext:value-type="float">
            <text:p>0.1731533706</text:p>
          </table:table-cell>
        </table:table-row>
        <table:table-row table:style-name="ro1">
          <table:table-cell office:value-type="string" calcext:value-type="string">
            <text:p>../passo3/perlin/n_64/r_65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743040144444" calcext:value-type="float">
            <text:p>0.0743040144</text:p>
          </table:table-cell>
        </table:table-row>
        <table:table-row table:style-name="ro1">
          <table:table-cell office:value-type="string" calcext:value-type="string">
            <text:p>../passo3/perlin/n_64/r_66.txt</text:p>
          </table:table-cell>
          <table:table-cell office:value-type="float" office:value="1.89999997616" calcext:value-type="float">
            <text:p>1.8999999762</text:p>
          </table:table-cell>
          <table:table-cell office:value-type="float" office:value="0.99560546875" calcext:value-type="float">
            <text:p>0.9956054688</text:p>
          </table:table-cell>
          <table:table-cell office:value-type="float" office:value="0.0911718085408" calcext:value-type="float">
            <text:p>0.0911718085</text:p>
          </table:table-cell>
        </table:table-row>
        <table:table-row table:style-name="ro1">
          <table:table-cell office:value-type="string" calcext:value-type="string">
            <text:p>../passo3/perlin/n_64/r_67.txt</text:p>
          </table:table-cell>
          <table:table-cell office:value-type="float" office:value="1.77900004387" calcext:value-type="float">
            <text:p>1.7790000439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215683713555" calcext:value-type="float">
            <text:p>0.2156837136</text:p>
          </table:table-cell>
        </table:table-row>
        <table:table-row table:style-name="ro1">
          <table:table-cell office:value-type="string" calcext:value-type="string">
            <text:p>../passo3/perlin/n_64/r_68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0.994384765625" calcext:value-type="float">
            <text:p>0.9943847656</text:p>
          </table:table-cell>
          <table:table-cell office:value-type="float" office:value="0.0435867197812" calcext:value-type="float">
            <text:p>0.0435867198</text:p>
          </table:table-cell>
        </table:table-row>
        <table:table-row table:style-name="ro1">
          <table:table-cell office:value-type="string" calcext:value-type="string">
            <text:p>../passo3/perlin/n_64/r_69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635580644011" calcext:value-type="float">
            <text:p>0.0635580644</text:p>
          </table:table-cell>
        </table:table-row>
        <table:table-row table:style-name="ro1">
          <table:table-cell office:value-type="string" calcext:value-type="string">
            <text:p>../passo3/perlin/n_64/r_6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122635252774" calcext:value-type="float">
            <text:p>0.0122635253</text:p>
          </table:table-cell>
        </table:table-row>
        <table:table-row table:style-name="ro1">
          <table:table-cell office:value-type="string" calcext:value-type="string">
            <text:p>../passo3/perlin/n_64/r_70.txt</text:p>
          </table:table-cell>
          <table:table-cell office:value-type="float" office:value="1.90699994564" calcext:value-type="float">
            <text:p>1.9069999456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907127708197" calcext:value-type="float">
            <text:p>0.0907127708</text:p>
          </table:table-cell>
        </table:table-row>
        <table:table-row table:style-name="ro1">
          <table:table-cell office:value-type="string" calcext:value-type="string">
            <text:p>../passo3/perlin/n_64/r_71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128130719066" calcext:value-type="float">
            <text:p>0.1281307191</text:p>
          </table:table-cell>
        </table:table-row>
        <table:table-row table:style-name="ro1">
          <table:table-cell office:value-type="string" calcext:value-type="string">
            <text:p>../passo3/perlin/n_64/r_72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106859065592" calcext:value-type="float">
            <text:p>0.1068590656</text:p>
          </table:table-cell>
        </table:table-row>
        <table:table-row table:style-name="ro1">
          <table:table-cell office:value-type="string" calcext:value-type="string">
            <text:p>../passo3/perlin/n_64/r_73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0.998291015625" calcext:value-type="float">
            <text:p>0.9982910156</text:p>
          </table:table-cell>
          <table:table-cell office:value-type="float" office:value="0.0891940370202" calcext:value-type="float">
            <text:p>0.089194037</text:p>
          </table:table-cell>
        </table:table-row>
        <table:table-row table:style-name="ro1">
          <table:table-cell office:value-type="string" calcext:value-type="string">
            <text:p>../passo3/perlin/n_64/r_74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945995375514" calcext:value-type="float">
            <text:p>0.0945995376</text:p>
          </table:table-cell>
        </table:table-row>
        <table:table-row table:style-name="ro1">
          <table:table-cell office:value-type="string" calcext:value-type="string">
            <text:p>../passo3/perlin/n_64/r_75.txt</text:p>
          </table:table-cell>
          <table:table-cell office:value-type="float" office:value="1.91799998283" calcext:value-type="float">
            <text:p>1.9179999828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0765838176012" calcext:value-type="float">
            <text:p>0.0765838176</text:p>
          </table:table-cell>
        </table:table-row>
        <table:table-row table:style-name="ro1">
          <table:table-cell office:value-type="string" calcext:value-type="string">
            <text:p>../passo3/perlin/n_64/r_76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151685491204" calcext:value-type="float">
            <text:p>0.1516854912</text:p>
          </table:table-cell>
        </table:table-row>
        <table:table-row table:style-name="ro1">
          <table:table-cell office:value-type="string" calcext:value-type="string">
            <text:p>../passo3/perlin/n_64/r_77.txt</text:p>
          </table:table-cell>
          <table:table-cell office:value-type="float" office:value="1.79400002956" calcext:value-type="float">
            <text:p>1.7940000296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201130032539" calcext:value-type="float">
            <text:p>0.2011300325</text:p>
          </table:table-cell>
        </table:table-row>
        <table:table-row table:style-name="ro1">
          <table:table-cell office:value-type="string" calcext:value-type="string">
            <text:p>../passo3/perlin/n_64/r_78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126001060009" calcext:value-type="float">
            <text:p>0.12600106</text:p>
          </table:table-cell>
        </table:table-row>
        <table:table-row table:style-name="ro1">
          <table:table-cell office:value-type="string" calcext:value-type="string">
            <text:p>../passo3/perlin/n_64/r_79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0904491767287" calcext:value-type="float">
            <text:p>0.0904491767</text:p>
          </table:table-cell>
        </table:table-row>
        <table:table-row table:style-name="ro1">
          <table:table-cell office:value-type="string" calcext:value-type="string">
            <text:p>../passo3/perlin/n_64/r_7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0.995849609375" calcext:value-type="float">
            <text:p>0.9958496094</text:p>
          </table:table-cell>
          <table:table-cell office:value-type="float" office:value="0.0931966379285" calcext:value-type="float">
            <text:p>0.0931966379</text:p>
          </table:table-cell>
        </table:table-row>
        <table:table-row table:style-name="ro1">
          <table:table-cell office:value-type="string" calcext:value-type="string">
            <text:p>../passo3/perlin/n_64/r_80.txt</text:p>
          </table:table-cell>
          <table:table-cell office:value-type="float" office:value="1.90499997139" calcext:value-type="float">
            <text:p>1.9049999714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0894199758768" calcext:value-type="float">
            <text:p>0.0894199759</text:p>
          </table:table-cell>
        </table:table-row>
        <table:table-row table:style-name="ro1">
          <table:table-cell office:value-type="string" calcext:value-type="string">
            <text:p>../passo3/perlin/n_64/r_81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102524355054" calcext:value-type="float">
            <text:p>0.1025243551</text:p>
          </table:table-cell>
        </table:table-row>
        <table:table-row table:style-name="ro1">
          <table:table-cell office:value-type="string" calcext:value-type="string">
            <text:p>../passo3/perlin/n_64/r_82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0.999267578125" calcext:value-type="float">
            <text:p>0.9992675781</text:p>
          </table:table-cell>
          <table:table-cell office:value-type="float" office:value="0.128062307835" calcext:value-type="float">
            <text:p>0.1280623078</text:p>
          </table:table-cell>
        </table:table-row>
        <table:table-row table:style-name="ro1">
          <table:table-cell office:value-type="string" calcext:value-type="string">
            <text:p>../passo3/perlin/n_64/r_83.txt</text:p>
          </table:table-cell>
          <table:table-cell office:value-type="float" office:value="1.81299996376" calcext:value-type="float">
            <text:p>1.8129999638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182219743729" calcext:value-type="float">
            <text:p>0.1822197437</text:p>
          </table:table-cell>
        </table:table-row>
        <table:table-row table:style-name="ro1">
          <table:table-cell office:value-type="string" calcext:value-type="string">
            <text:p>../passo3/perlin/n_64/r_84.txt</text:p>
          </table:table-cell>
          <table:table-cell office:value-type="float" office:value="1.92299997807" calcext:value-type="float">
            <text:p>1.9229999781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0718232318759" calcext:value-type="float">
            <text:p>0.0718232319</text:p>
          </table:table-cell>
        </table:table-row>
        <table:table-row table:style-name="ro1">
          <table:table-cell office:value-type="string" calcext:value-type="string">
            <text:p>../passo3/perlin/n_64/r_85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57467484474" calcext:value-type="float">
            <text:p>0.1574674845</text:p>
          </table:table-cell>
        </table:table-row>
        <table:table-row table:style-name="ro1">
          <table:table-cell office:value-type="string" calcext:value-type="string">
            <text:p>../passo3/perlin/n_64/r_86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133697286248" calcext:value-type="float">
            <text:p>0.1336972862</text:p>
          </table:table-cell>
        </table:table-row>
        <table:table-row table:style-name="ro1">
          <table:table-cell office:value-type="string" calcext:value-type="string">
            <text:p>../passo3/perlin/n_64/r_87.txt</text:p>
          </table:table-cell>
          <table:table-cell office:value-type="float" office:value="1.84300005436" calcext:value-type="float">
            <text:p>1.8430000544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150209456682" calcext:value-type="float">
            <text:p>0.1502094567</text:p>
          </table:table-cell>
        </table:table-row>
        <table:table-row table:style-name="ro1">
          <table:table-cell office:value-type="string" calcext:value-type="string">
            <text:p>../passo3/perlin/n_64/r_88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0.995361328125" calcext:value-type="float">
            <text:p>0.9953613281</text:p>
          </table:table-cell>
          <table:table-cell office:value-type="float" office:value="0.124974012375" calcext:value-type="float">
            <text:p>0.1249740124</text:p>
          </table:table-cell>
        </table:table-row>
        <table:table-row table:style-name="ro1">
          <table:table-cell office:value-type="string" calcext:value-type="string">
            <text:p>../passo3/perlin/n_64/r_89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470537282526" calcext:value-type="float">
            <text:p>0.0470537283</text:p>
          </table:table-cell>
        </table:table-row>
        <table:table-row table:style-name="ro1">
          <table:table-cell office:value-type="string" calcext:value-type="string">
            <text:p>../passo3/perlin/n_64/r_8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119939610362" calcext:value-type="float">
            <text:p>0.1199396104</text:p>
          </table:table-cell>
        </table:table-row>
        <table:table-row table:style-name="ro1">
          <table:table-cell office:value-type="string" calcext:value-type="string">
            <text:p>../passo3/perlin/n_64/r_90.txt</text:p>
          </table:table-cell>
          <table:table-cell office:value-type="float" office:value="1.84300005436" calcext:value-type="float">
            <text:p>1.8430000544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150209456682" calcext:value-type="float">
            <text:p>0.1502094567</text:p>
          </table:table-cell>
        </table:table-row>
        <table:table-row table:style-name="ro1">
          <table:table-cell office:value-type="string" calcext:value-type="string">
            <text:p>../passo3/perlin/n_64/r_91.txt</text:p>
          </table:table-cell>
          <table:table-cell office:value-type="float" office:value="1.76199996471" calcext:value-type="float">
            <text:p>1.7619999647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232133165002" calcext:value-type="float">
            <text:p>0.232133165</text:p>
          </table:table-cell>
        </table:table-row>
        <table:table-row table:style-name="ro1">
          <table:table-cell office:value-type="string" calcext:value-type="string">
            <text:p>../passo3/perlin/n_64/r_92.txt</text:p>
          </table:table-cell>
          <table:table-cell office:value-type="float" office:value="1.92299997807" calcext:value-type="float">
            <text:p>1.922999978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732344835997" calcext:value-type="float">
            <text:p>0.0732344836</text:p>
          </table:table-cell>
        </table:table-row>
        <table:table-row table:style-name="ro1">
          <table:table-cell office:value-type="string" calcext:value-type="string">
            <text:p>../passo3/perlin/n_64/r_93.txt</text:p>
          </table:table-cell>
          <table:table-cell office:value-type="float" office:value="1.79400002956" calcext:value-type="float">
            <text:p>1.794000029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20245988667" calcext:value-type="float">
            <text:p>0.2024598867</text:p>
          </table:table-cell>
        </table:table-row>
        <table:table-row table:style-name="ro1">
          <table:table-cell office:value-type="string" calcext:value-type="string">
            <text:p>../passo3/perlin/n_64/r_94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0.998779296875" calcext:value-type="float">
            <text:p>0.9987792969</text:p>
          </table:table-cell>
          <table:table-cell office:value-type="float" office:value="0.122263662517" calcext:value-type="float">
            <text:p>0.1222636625</text:p>
          </table:table-cell>
        </table:table-row>
        <table:table-row table:style-name="ro1">
          <table:table-cell office:value-type="string" calcext:value-type="string">
            <text:p>../passo3/perlin/n_64/r_95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369978286326" calcext:value-type="float">
            <text:p>0.0369978286</text:p>
          </table:table-cell>
        </table:table-row>
        <table:table-row table:style-name="ro1">
          <table:table-cell office:value-type="string" calcext:value-type="string">
            <text:p>../passo3/perlin/n_64/r_96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207216441631" calcext:value-type="float">
            <text:p>0.2072164416</text:p>
          </table:table-cell>
        </table:table-row>
        <table:table-row table:style-name="ro1">
          <table:table-cell office:value-type="string" calcext:value-type="string">
            <text:p>../passo3/perlin/n_64/r_97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161512926221" calcext:value-type="float">
            <text:p>0.1615129262</text:p>
          </table:table-cell>
        </table:table-row>
        <table:table-row table:style-name="ro1">
          <table:table-cell office:value-type="string" calcext:value-type="string">
            <text:p>../passo3/perlin/n_64/r_98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127479404211" calcext:value-type="float">
            <text:p>0.1274794042</text:p>
          </table:table-cell>
        </table:table-row>
        <table:table-row table:style-name="ro1">
          <table:table-cell office:value-type="string" calcext:value-type="string">
            <text:p>../passo3/perlin/n_64/r_99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186589062214" calcext:value-type="float">
            <text:p>0.1865890622</text:p>
          </table:table-cell>
        </table:table-row>
        <table:table-row table:style-name="ro1">
          <table:table-cell office:value-type="string" calcext:value-type="string">
            <text:p>../passo3/perlin/n_64/r_9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111219801009" calcext:value-type="float">
            <text:p>0.1112198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737800037869" calcext:value-type="float">
            <text:p>1.8737800038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525231179035097" calcext:value-type="float">
            <text:p>0.0525231179</text:p>
          </table:table-cell>
          <table:table-cell table:number-columns-repeated="2"/>
        </table:table-row>
      </table:table>
      <table:table table:name="r128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128/r_0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0.992980957031" calcext:value-type="float">
            <text:p>0.992980957</text:p>
          </table:table-cell>
          <table:table-cell office:value-type="float" office:value="0.0758517608047" calcext:value-type="float">
            <text:p>0.0758517608</text:p>
          </table:table-cell>
        </table:table-row>
        <table:table-row table:style-name="ro1">
          <table:table-cell office:value-type="string" calcext:value-type="string">
            <text:p>../passo3/perlin/n_128/r_10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0.993713378906" calcext:value-type="float">
            <text:p>0.9937133789</text:p>
          </table:table-cell>
          <table:table-cell office:value-type="float" office:value="0.0557763911784" calcext:value-type="float">
            <text:p>0.0557763912</text:p>
          </table:table-cell>
        </table:table-row>
        <table:table-row table:style-name="ro1">
          <table:table-cell office:value-type="string" calcext:value-type="string">
            <text:p>../passo3/perlin/n_128/r_11.txt</text:p>
          </table:table-cell>
          <table:table-cell office:value-type="float" office:value="1.91700005531" calcext:value-type="float">
            <text:p>1.9170000553</text:p>
          </table:table-cell>
          <table:table-cell office:value-type="float" office:value="0.992980957031" calcext:value-type="float">
            <text:p>0.992980957</text:p>
          </table:table-cell>
          <table:table-cell office:value-type="float" office:value="0.069741949439" calcext:value-type="float">
            <text:p>0.0697419494</text:p>
          </table:table-cell>
        </table:table-row>
        <table:table-row table:style-name="ro1">
          <table:table-cell office:value-type="string" calcext:value-type="string">
            <text:p>../passo3/perlin/n_128/r_12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2309570312" calcext:value-type="float">
            <text:p>0.9923095703</text:p>
          </table:table-cell>
          <table:table-cell office:value-type="float" office:value="0.0577575676143" calcext:value-type="float">
            <text:p>0.0577575676</text:p>
          </table:table-cell>
        </table:table-row>
        <table:table-row table:style-name="ro1">
          <table:table-cell office:value-type="string" calcext:value-type="string">
            <text:p>../passo3/perlin/n_128/r_13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0.992858886719" calcext:value-type="float">
            <text:p>0.9928588867</text:p>
          </table:table-cell>
          <table:table-cell office:value-type="float" office:value="0.0616014152765" calcext:value-type="float">
            <text:p>0.0616014153</text:p>
          </table:table-cell>
        </table:table-row>
        <table:table-row table:style-name="ro1">
          <table:table-cell office:value-type="string" calcext:value-type="string">
            <text:p>../passo3/perlin/n_128/r_14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0.991455078125" calcext:value-type="float">
            <text:p>0.9914550781</text:p>
          </table:table-cell>
          <table:table-cell office:value-type="float" office:value="0.118251331151" calcext:value-type="float">
            <text:p>0.1182513312</text:p>
          </table:table-cell>
        </table:table-row>
        <table:table-row table:style-name="ro1">
          <table:table-cell office:value-type="string" calcext:value-type="string">
            <text:p>../passo3/perlin/n_128/r_15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119223542511" calcext:value-type="float">
            <text:p>0.1192235425</text:p>
          </table:table-cell>
        </table:table-row>
        <table:table-row table:style-name="ro1">
          <table:table-cell office:value-type="string" calcext:value-type="string">
            <text:p>../passo3/perlin/n_128/r_16.txt</text:p>
          </table:table-cell>
          <table:table-cell office:value-type="float" office:value="1.83299994469" calcext:value-type="float">
            <text:p>1.8329999447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156062468886" calcext:value-type="float">
            <text:p>0.1560624689</text:p>
          </table:table-cell>
        </table:table-row>
        <table:table-row table:style-name="ro1">
          <table:table-cell office:value-type="string" calcext:value-type="string">
            <text:p>../passo3/perlin/n_128/r_17.txt</text:p>
          </table:table-cell>
          <table:table-cell office:value-type="float" office:value="1.78600001335" calcext:value-type="float">
            <text:p>1.7860000134</text:p>
          </table:table-cell>
          <table:table-cell office:value-type="float" office:value="0.993408203125" calcext:value-type="float">
            <text:p>0.9934082031</text:p>
          </table:table-cell>
          <table:table-cell office:value-type="float" office:value="0.202579304576" calcext:value-type="float">
            <text:p>0.2025793046</text:p>
          </table:table-cell>
        </table:table-row>
        <table:table-row table:style-name="ro1">
          <table:table-cell office:value-type="string" calcext:value-type="string">
            <text:p>../passo3/perlin/n_128/r_18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0.993896484375" calcext:value-type="float">
            <text:p>0.9938964844</text:p>
          </table:table-cell>
          <table:table-cell office:value-type="float" office:value="0.143874809146" calcext:value-type="float">
            <text:p>0.1438748091</text:p>
          </table:table-cell>
        </table:table-row>
        <table:table-row table:style-name="ro1">
          <table:table-cell office:value-type="string" calcext:value-type="string">
            <text:p>../passo3/perlin/n_128/r_19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0.993408203125" calcext:value-type="float">
            <text:p>0.9934082031</text:p>
          </table:table-cell>
          <table:table-cell office:value-type="float" office:value="0.00870744138956" calcext:value-type="float">
            <text:p>0.0087074414</text:p>
          </table:table-cell>
        </table:table-row>
        <table:table-row table:style-name="ro1">
          <table:table-cell office:value-type="string" calcext:value-type="string">
            <text:p>../passo3/perlin/n_128/r_1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0.991943359375" calcext:value-type="float">
            <text:p>0.9919433594</text:p>
          </table:table-cell>
          <table:table-cell office:value-type="float" office:value="0.0951817259192" calcext:value-type="float">
            <text:p>0.0951817259</text:p>
          </table:table-cell>
        </table:table-row>
        <table:table-row table:style-name="ro1">
          <table:table-cell office:value-type="string" calcext:value-type="string">
            <text:p>../passo3/perlin/n_128/r_20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172838106751" calcext:value-type="float">
            <text:p>0.1728381068</text:p>
          </table:table-cell>
        </table:table-row>
        <table:table-row table:style-name="ro1">
          <table:table-cell office:value-type="string" calcext:value-type="string">
            <text:p>../passo3/perlin/n_128/r_21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0.991760253906" calcext:value-type="float">
            <text:p>0.9917602539</text:p>
          </table:table-cell>
          <table:table-cell office:value-type="float" office:value="0.108577415347" calcext:value-type="float">
            <text:p>0.1085774153</text:p>
          </table:table-cell>
        </table:table-row>
        <table:table-row table:style-name="ro1">
          <table:table-cell office:value-type="string" calcext:value-type="string">
            <text:p>../passo3/perlin/n_128/r_22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95824547112" calcext:value-type="float">
            <text:p>0.0958245471</text:p>
          </table:table-cell>
        </table:table-row>
        <table:table-row table:style-name="ro1">
          <table:table-cell office:value-type="string" calcext:value-type="string">
            <text:p>../passo3/perlin/n_128/r_23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0.992431640625" calcext:value-type="float">
            <text:p>0.9924316406</text:p>
          </table:table-cell>
          <table:table-cell office:value-type="float" office:value="0.0254611745477" calcext:value-type="float">
            <text:p>0.0254611745</text:p>
          </table:table-cell>
        </table:table-row>
        <table:table-row table:style-name="ro1">
          <table:table-cell office:value-type="string" calcext:value-type="string">
            <text:p>../passo3/perlin/n_128/r_24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0.992797851562" calcext:value-type="float">
            <text:p>0.9927978516</text:p>
          </table:table-cell>
          <table:table-cell office:value-type="float" office:value="0.0663103982806" calcext:value-type="float">
            <text:p>0.0663103983</text:p>
          </table:table-cell>
        </table:table-row>
        <table:table-row table:style-name="ro1">
          <table:table-cell office:value-type="string" calcext:value-type="string">
            <text:p>../passo3/perlin/n_128/r_25.txt</text:p>
          </table:table-cell>
          <table:table-cell office:value-type="float" office:value="1.94799995422" calcext:value-type="float">
            <text:p>1.9479999542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0407308228314" calcext:value-type="float">
            <text:p>0.0407308228</text:p>
          </table:table-cell>
        </table:table-row>
        <table:table-row table:style-name="ro1">
          <table:table-cell office:value-type="string" calcext:value-type="string">
            <text:p>../passo3/perlin/n_128/r_26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0.993835449219" calcext:value-type="float">
            <text:p>0.9938354492</text:p>
          </table:table-cell>
          <table:table-cell office:value-type="float" office:value="0.0805911943316" calcext:value-type="float">
            <text:p>0.0805911943</text:p>
          </table:table-cell>
        </table:table-row>
        <table:table-row table:style-name="ro1">
          <table:table-cell office:value-type="string" calcext:value-type="string">
            <text:p>../passo3/perlin/n_128/r_27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0.993957519531" calcext:value-type="float">
            <text:p>0.9939575195</text:p>
          </table:table-cell>
          <table:table-cell office:value-type="float" office:value="0.170556440949" calcext:value-type="float">
            <text:p>0.1705564409</text:p>
          </table:table-cell>
        </table:table-row>
        <table:table-row table:style-name="ro1">
          <table:table-cell office:value-type="string" calcext:value-type="string">
            <text:p>../passo3/perlin/n_128/r_28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0.992919921875" calcext:value-type="float">
            <text:p>0.9929199219</text:p>
          </table:table-cell>
          <table:table-cell office:value-type="float" office:value="0.0336966775358" calcext:value-type="float">
            <text:p>0.0336966775</text:p>
          </table:table-cell>
        </table:table-row>
        <table:table-row table:style-name="ro1">
          <table:table-cell office:value-type="string" calcext:value-type="string">
            <text:p>../passo3/perlin/n_128/r_29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0.994934082031" calcext:value-type="float">
            <text:p>0.994934082</text:p>
          </table:table-cell>
          <table:table-cell office:value-type="float" office:value="0.0581330619752" calcext:value-type="float">
            <text:p>0.058133062</text:p>
          </table:table-cell>
        </table:table-row>
        <table:table-row table:style-name="ro1">
          <table:table-cell office:value-type="string" calcext:value-type="string">
            <text:p>../passo3/perlin/n_128/r_2.txt</text:p>
          </table:table-cell>
          <table:table-cell office:value-type="float" office:value="1.91600000858" calcext:value-type="float">
            <text:p>1.9160000086</text:p>
          </table:table-cell>
          <table:table-cell office:value-type="float" office:value="0.994262695312" calcext:value-type="float">
            <text:p>0.9942626953</text:p>
          </table:table-cell>
          <table:table-cell office:value-type="float" office:value="0.0724541470408" calcext:value-type="float">
            <text:p>0.072454147</text:p>
          </table:table-cell>
        </table:table-row>
        <table:table-row table:style-name="ro1">
          <table:table-cell office:value-type="string" calcext:value-type="string">
            <text:p>../passo3/perlin/n_128/r_30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0.993957519531" calcext:value-type="float">
            <text:p>0.9939575195</text:p>
          </table:table-cell>
          <table:table-cell office:value-type="float" office:value="0.0748667791486" calcext:value-type="float">
            <text:p>0.0748667791</text:p>
          </table:table-cell>
        </table:table-row>
        <table:table-row table:style-name="ro1">
          <table:table-cell office:value-type="string" calcext:value-type="string">
            <text:p>../passo3/perlin/n_128/r_31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2980957031" calcext:value-type="float">
            <text:p>0.992980957</text:p>
          </table:table-cell>
          <table:table-cell office:value-type="float" office:value="0.0593053996563" calcext:value-type="float">
            <text:p>0.0593053997</text:p>
          </table:table-cell>
        </table:table-row>
        <table:table-row table:style-name="ro1">
          <table:table-cell office:value-type="string" calcext:value-type="string">
            <text:p>../passo3/perlin/n_128/r_32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0.994384765625" calcext:value-type="float">
            <text:p>0.9943847656</text:p>
          </table:table-cell>
          <table:table-cell office:value-type="float" office:value="0.0310683362186" calcext:value-type="float">
            <text:p>0.0310683362</text:p>
          </table:table-cell>
        </table:table-row>
        <table:table-row table:style-name="ro1">
          <table:table-cell office:value-type="string" calcext:value-type="string">
            <text:p>../passo3/perlin/n_128/r_33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0.993225097656" calcext:value-type="float">
            <text:p>0.9932250977</text:p>
          </table:table-cell>
          <table:table-cell office:value-type="float" office:value="0.112037710845" calcext:value-type="float">
            <text:p>0.1120377108</text:p>
          </table:table-cell>
        </table:table-row>
        <table:table-row table:style-name="ro1">
          <table:table-cell office:value-type="string" calcext:value-type="string">
            <text:p>../passo3/perlin/n_128/r_34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0.992004394531" calcext:value-type="float">
            <text:p>0.9920043945</text:p>
          </table:table-cell>
          <table:table-cell office:value-type="float" office:value="0.140662267804" calcext:value-type="float">
            <text:p>0.1406622678</text:p>
          </table:table-cell>
        </table:table-row>
        <table:table-row table:style-name="ro1">
          <table:table-cell office:value-type="string" calcext:value-type="string">
            <text:p>../passo3/perlin/n_128/r_35.txt</text:p>
          </table:table-cell>
          <table:table-cell office:value-type="float" office:value="1.76400005817" calcext:value-type="float">
            <text:p>1.7640000582</text:p>
          </table:table-cell>
          <table:table-cell office:value-type="float" office:value="0.993408203125" calcext:value-type="float">
            <text:p>0.9934082031</text:p>
          </table:table-cell>
          <table:table-cell office:value-type="float" office:value="0.224573135376" calcext:value-type="float">
            <text:p>0.2245731354</text:p>
          </table:table-cell>
        </table:table-row>
        <table:table-row table:style-name="ro1">
          <table:table-cell office:value-type="string" calcext:value-type="string">
            <text:p>../passo3/perlin/n_128/r_36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839904397726" calcext:value-type="float">
            <text:p>0.0839904398</text:p>
          </table:table-cell>
        </table:table-row>
        <table:table-row table:style-name="ro1">
          <table:table-cell office:value-type="string" calcext:value-type="string">
            <text:p>../passo3/perlin/n_128/r_37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93957519531" calcext:value-type="float">
            <text:p>0.9939575195</text:p>
          </table:table-cell>
          <table:table-cell office:value-type="float" office:value="0.018501713872" calcext:value-type="float">
            <text:p>0.0185017139</text:p>
          </table:table-cell>
        </table:table-row>
        <table:table-row table:style-name="ro1">
          <table:table-cell office:value-type="string" calcext:value-type="string">
            <text:p>../passo3/perlin/n_128/r_38.txt</text:p>
          </table:table-cell>
          <table:table-cell office:value-type="float" office:value="1.85500001907" calcext:value-type="float">
            <text:p>1.8550000191</text:p>
          </table:table-cell>
          <table:table-cell office:value-type="float" office:value="0.989013671875" calcext:value-type="float">
            <text:p>0.9890136719</text:p>
          </table:table-cell>
          <table:table-cell office:value-type="float" office:value="0.124882958829" calcext:value-type="float">
            <text:p>0.1248829588</text:p>
          </table:table-cell>
        </table:table-row>
        <table:table-row table:style-name="ro1">
          <table:table-cell office:value-type="string" calcext:value-type="string">
            <text:p>../passo3/perlin/n_128/r_39.txt</text:p>
          </table:table-cell>
          <table:table-cell office:value-type="float" office:value="1.83099997044" calcext:value-type="float">
            <text:p>1.8309999704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158769667149" calcext:value-type="float">
            <text:p>0.1587696671</text:p>
          </table:table-cell>
        </table:table-row>
        <table:table-row table:style-name="ro1">
          <table:table-cell office:value-type="string" calcext:value-type="string">
            <text:p>../passo3/perlin/n_128/r_3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0.992492675781" calcext:value-type="float">
            <text:p>0.9924926758</text:p>
          </table:table-cell>
          <table:table-cell office:value-type="float" office:value="0.0748423933983" calcext:value-type="float">
            <text:p>0.0748423934</text:p>
          </table:table-cell>
        </table:table-row>
        <table:table-row table:style-name="ro1">
          <table:table-cell office:value-type="string" calcext:value-type="string">
            <text:p>../passo3/perlin/n_128/r_40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0.992248535156" calcext:value-type="float">
            <text:p>0.9922485352</text:p>
          </table:table-cell>
          <table:table-cell office:value-type="float" office:value="0.0764393135905" calcext:value-type="float">
            <text:p>0.0764393136</text:p>
          </table:table-cell>
        </table:table-row>
        <table:table-row table:style-name="ro1">
          <table:table-cell office:value-type="string" calcext:value-type="string">
            <text:p>../passo3/perlin/n_128/r_41.txt</text:p>
          </table:table-cell>
          <table:table-cell office:value-type="float" office:value="1.96399998665" calcext:value-type="float">
            <text:p>1.9639999867</text:p>
          </table:table-cell>
          <table:table-cell office:value-type="float" office:value="0.993530273438" calcext:value-type="float">
            <text:p>0.9935302734</text:p>
          </table:table-cell>
          <table:table-cell office:value-type="float" office:value="0.022830946371" calcext:value-type="float">
            <text:p>0.0228309464</text:p>
          </table:table-cell>
        </table:table-row>
        <table:table-row table:style-name="ro1">
          <table:table-cell office:value-type="string" calcext:value-type="string">
            <text:p>../passo3/perlin/n_128/r_42.txt</text:p>
          </table:table-cell>
          <table:table-cell office:value-type="float" office:value="1.78299999237" calcext:value-type="float">
            <text:p>1.7829999924</text:p>
          </table:table-cell>
          <table:table-cell office:value-type="float" office:value="0.992309570312" calcext:value-type="float">
            <text:p>0.9923095703</text:p>
          </table:table-cell>
          <table:table-cell office:value-type="float" office:value="0.202839046717" calcext:value-type="float">
            <text:p>0.2028390467</text:p>
          </table:table-cell>
        </table:table-row>
        <table:table-row table:style-name="ro1">
          <table:table-cell office:value-type="string" calcext:value-type="string">
            <text:p>../passo3/perlin/n_128/r_43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0.991577148438" calcext:value-type="float">
            <text:p>0.9915771484</text:p>
          </table:table-cell>
          <table:table-cell office:value-type="float" office:value="0.0480255410075" calcext:value-type="float">
            <text:p>0.048025541</text:p>
          </table:table-cell>
        </table:table-row>
        <table:table-row table:style-name="ro1">
          <table:table-cell office:value-type="string" calcext:value-type="string">
            <text:p>../passo3/perlin/n_128/r_44.txt</text:p>
          </table:table-cell>
          <table:table-cell office:value-type="float" office:value="1.83399999142" calcext:value-type="float">
            <text:p>1.8339999914</text:p>
          </table:table-cell>
          <table:table-cell office:value-type="float" office:value="0.993347167969" calcext:value-type="float">
            <text:p>0.993347168</text:p>
          </table:table-cell>
          <table:table-cell office:value-type="float" office:value="0.15336355567" calcext:value-type="float">
            <text:p>0.1533635557</text:p>
          </table:table-cell>
        </table:table-row>
        <table:table-row table:style-name="ro1">
          <table:table-cell office:value-type="string" calcext:value-type="string">
            <text:p>../passo3/perlin/n_128/r_45.txt</text:p>
          </table:table-cell>
          <table:table-cell office:value-type="float" office:value="1.81500005722" calcext:value-type="float">
            <text:p>1.8150000572</text:p>
          </table:table-cell>
          <table:table-cell office:value-type="float" office:value="0.993957519531" calcext:value-type="float">
            <text:p>0.9939575195</text:p>
          </table:table-cell>
          <table:table-cell office:value-type="float" office:value="0.174102813005" calcext:value-type="float">
            <text:p>0.174102813</text:p>
          </table:table-cell>
        </table:table-row>
        <table:table-row table:style-name="ro1">
          <table:table-cell office:value-type="string" calcext:value-type="string">
            <text:p>../passo3/perlin/n_128/r_46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0.991516113281" calcext:value-type="float">
            <text:p>0.9915161133</text:p>
          </table:table-cell>
          <table:table-cell office:value-type="float" office:value="0.175017610192" calcext:value-type="float">
            <text:p>0.1750176102</text:p>
          </table:table-cell>
        </table:table-row>
        <table:table-row table:style-name="ro1">
          <table:table-cell office:value-type="string" calcext:value-type="string">
            <text:p>../passo3/perlin/n_128/r_47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0.994262695312" calcext:value-type="float">
            <text:p>0.9942626953</text:p>
          </table:table-cell>
          <table:table-cell office:value-type="float" office:value="0.121685884893" calcext:value-type="float">
            <text:p>0.1216858849</text:p>
          </table:table-cell>
        </table:table-row>
        <table:table-row table:style-name="ro1">
          <table:table-cell office:value-type="string" calcext:value-type="string">
            <text:p>../passo3/perlin/n_128/r_48.txt</text:p>
          </table:table-cell>
          <table:table-cell office:value-type="float" office:value="1.81700003147" calcext:value-type="float">
            <text:p>1.8170000315</text:p>
          </table:table-cell>
          <table:table-cell office:value-type="float" office:value="0.991882324219" calcext:value-type="float">
            <text:p>0.9918823242</text:p>
          </table:table-cell>
          <table:table-cell office:value-type="float" office:value="0.168328076601" calcext:value-type="float">
            <text:p>0.1683280766</text:p>
          </table:table-cell>
        </table:table-row>
        <table:table-row table:style-name="ro1">
          <table:table-cell office:value-type="string" calcext:value-type="string">
            <text:p>../passo3/perlin/n_128/r_49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93103027344" calcext:value-type="float">
            <text:p>0.9931030273</text:p>
          </table:table-cell>
          <table:table-cell office:value-type="float" office:value="0.0142503809184" calcext:value-type="float">
            <text:p>0.0142503809</text:p>
          </table:table-cell>
        </table:table-row>
        <table:table-row table:style-name="ro1">
          <table:table-cell office:value-type="string" calcext:value-type="string">
            <text:p>../passo3/perlin/n_128/r_4.txt</text:p>
          </table:table-cell>
          <table:table-cell office:value-type="float" office:value="1.86099994183" calcext:value-type="float">
            <text:p>1.8609999418</text:p>
          </table:table-cell>
          <table:table-cell office:value-type="float" office:value="0.993957519531" calcext:value-type="float">
            <text:p>0.9939575195</text:p>
          </table:table-cell>
          <table:table-cell office:value-type="float" office:value="0.12766033411" calcext:value-type="float">
            <text:p>0.1276603341</text:p>
          </table:table-cell>
        </table:table-row>
        <table:table-row table:style-name="ro1">
          <table:table-cell office:value-type="string" calcext:value-type="string">
            <text:p>../passo3/perlin/n_128/r_50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0.992065429688" calcext:value-type="float">
            <text:p>0.9920654297</text:p>
          </table:table-cell>
          <table:table-cell office:value-type="float" office:value="0.0082024782896" calcext:value-type="float">
            <text:p>0.0082024783</text:p>
          </table:table-cell>
        </table:table-row>
        <table:table-row table:style-name="ro1">
          <table:table-cell office:value-type="string" calcext:value-type="string">
            <text:p>../passo3/perlin/n_128/r_51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0.992980957031" calcext:value-type="float">
            <text:p>0.992980957</text:p>
          </table:table-cell>
          <table:table-cell office:value-type="float" office:value="0.116210699081" calcext:value-type="float">
            <text:p>0.1162106991</text:p>
          </table:table-cell>
        </table:table-row>
        <table:table-row table:style-name="ro1">
          <table:table-cell office:value-type="string" calcext:value-type="string">
            <text:p>../passo3/perlin/n_128/r_52.txt</text:p>
          </table:table-cell>
          <table:table-cell office:value-type="float" office:value="1.84800004959" calcext:value-type="float">
            <text:p>1.8480000496</text:p>
          </table:table-cell>
          <table:table-cell office:value-type="float" office:value="0.992370605469" calcext:value-type="float">
            <text:p>0.9923706055</text:p>
          </table:table-cell>
          <table:table-cell office:value-type="float" office:value="0.137819156051" calcext:value-type="float">
            <text:p>0.1378191561</text:p>
          </table:table-cell>
        </table:table-row>
        <table:table-row table:style-name="ro1">
          <table:table-cell office:value-type="string" calcext:value-type="string">
            <text:p>../passo3/perlin/n_128/r_53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0.993774414062" calcext:value-type="float">
            <text:p>0.9937744141</text:p>
          </table:table-cell>
          <table:table-cell office:value-type="float" office:value="0.0934091955423" calcext:value-type="float">
            <text:p>0.0934091955</text:p>
          </table:table-cell>
        </table:table-row>
        <table:table-row table:style-name="ro1">
          <table:table-cell office:value-type="string" calcext:value-type="string">
            <text:p>../passo3/perlin/n_128/r_54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0.994079589844" calcext:value-type="float">
            <text:p>0.9940795898</text:p>
          </table:table-cell>
          <table:table-cell office:value-type="float" office:value="0.0522888451815" calcext:value-type="float">
            <text:p>0.0522888452</text:p>
          </table:table-cell>
        </table:table-row>
        <table:table-row table:style-name="ro1">
          <table:table-cell office:value-type="string" calcext:value-type="string">
            <text:p>../passo3/perlin/n_128/r_55.txt</text:p>
          </table:table-cell>
          <table:table-cell office:value-type="float" office:value="1.80999994278" calcext:value-type="float">
            <text:p>1.8099999428</text:p>
          </table:table-cell>
          <table:table-cell office:value-type="float" office:value="0.994750976562" calcext:value-type="float">
            <text:p>0.9947509766</text:p>
          </table:table-cell>
          <table:table-cell office:value-type="float" office:value="0.180068433285" calcext:value-type="float">
            <text:p>0.1800684333</text:p>
          </table:table-cell>
        </table:table-row>
        <table:table-row table:style-name="ro1">
          <table:table-cell office:value-type="string" calcext:value-type="string">
            <text:p>../passo3/perlin/n_128/r_56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0.9892578125" calcext:value-type="float">
            <text:p>0.9892578125</text:p>
          </table:table-cell>
          <table:table-cell office:value-type="float" office:value="0.143531799316" calcext:value-type="float">
            <text:p>0.1435317993</text:p>
          </table:table-cell>
        </table:table-row>
        <table:table-row table:style-name="ro1">
          <table:table-cell office:value-type="string" calcext:value-type="string">
            <text:p>../passo3/perlin/n_128/r_57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0.993591308594" calcext:value-type="float">
            <text:p>0.9935913086</text:p>
          </table:table-cell>
          <table:table-cell office:value-type="float" office:value="0.081849321723" calcext:value-type="float">
            <text:p>0.0818493217</text:p>
          </table:table-cell>
        </table:table-row>
        <table:table-row table:style-name="ro1">
          <table:table-cell office:value-type="string" calcext:value-type="string">
            <text:p>../passo3/perlin/n_128/r_58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0.991882324219" calcext:value-type="float">
            <text:p>0.9918823242</text:p>
          </table:table-cell>
          <table:table-cell office:value-type="float" office:value="0.0708328485489" calcext:value-type="float">
            <text:p>0.0708328485</text:p>
          </table:table-cell>
        </table:table-row>
        <table:table-row table:style-name="ro1">
          <table:table-cell office:value-type="string" calcext:value-type="string">
            <text:p>../passo3/perlin/n_128/r_59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0.993041992188" calcext:value-type="float">
            <text:p>0.9930419922</text:p>
          </table:table-cell>
          <table:table-cell office:value-type="float" office:value="0.109091684222" calcext:value-type="float">
            <text:p>0.1090916842</text:p>
          </table:table-cell>
        </table:table-row>
        <table:table-row table:style-name="ro1">
          <table:table-cell office:value-type="string" calcext:value-type="string">
            <text:p>../passo3/perlin/n_128/r_5.txt</text:p>
          </table:table-cell>
          <table:table-cell office:value-type="float" office:value="1.79799997807" calcext:value-type="float">
            <text:p>1.7979999781</text:p>
          </table:table-cell>
          <table:table-cell office:value-type="float" office:value="0.993041992188" calcext:value-type="float">
            <text:p>0.9930419922</text:p>
          </table:table-cell>
          <table:table-cell office:value-type="float" office:value="0.189696058631" calcext:value-type="float">
            <text:p>0.1896960586</text:p>
          </table:table-cell>
        </table:table-row>
        <table:table-row table:style-name="ro1">
          <table:table-cell office:value-type="string" calcext:value-type="string">
            <text:p>../passo3/perlin/n_128/r_60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0.994750976562" calcext:value-type="float">
            <text:p>0.9947509766</text:p>
          </table:table-cell>
          <table:table-cell office:value-type="float" office:value="0.120235897601" calcext:value-type="float">
            <text:p>0.1202358976</text:p>
          </table:table-cell>
        </table:table-row>
        <table:table-row table:style-name="ro1">
          <table:table-cell office:value-type="string" calcext:value-type="string">
            <text:p>../passo3/perlin/n_128/r_61.txt</text:p>
          </table:table-cell>
          <table:table-cell office:value-type="float" office:value="1.78299999237" calcext:value-type="float">
            <text:p>1.7829999924</text:p>
          </table:table-cell>
          <table:table-cell office:value-type="float" office:value="0.992614746094" calcext:value-type="float">
            <text:p>0.9926147461</text:p>
          </table:table-cell>
          <table:table-cell office:value-type="float" office:value="0.20387648046" calcext:value-type="float">
            <text:p>0.2038764805</text:p>
          </table:table-cell>
        </table:table-row>
        <table:table-row table:style-name="ro1">
          <table:table-cell office:value-type="string" calcext:value-type="string">
            <text:p>../passo3/perlin/n_128/r_62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0.993713378906" calcext:value-type="float">
            <text:p>0.9937133789</text:p>
          </table:table-cell>
          <table:table-cell office:value-type="float" office:value="0.193877145648" calcext:value-type="float">
            <text:p>0.1938771456</text:p>
          </table:table-cell>
        </table:table-row>
        <table:table-row table:style-name="ro1">
          <table:table-cell office:value-type="string" calcext:value-type="string">
            <text:p>../passo3/perlin/n_128/r_63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0.990966796875" calcext:value-type="float">
            <text:p>0.9909667969</text:p>
          </table:table-cell>
          <table:table-cell office:value-type="float" office:value="0.131193459034" calcext:value-type="float">
            <text:p>0.131193459</text:p>
          </table:table-cell>
        </table:table-row>
        <table:table-row table:style-name="ro1">
          <table:table-cell office:value-type="string" calcext:value-type="string">
            <text:p>../passo3/perlin/n_128/r_64.txt</text:p>
          </table:table-cell>
          <table:table-cell office:value-type="float" office:value="1.86099994183" calcext:value-type="float">
            <text:p>1.8609999418</text:p>
          </table:table-cell>
          <table:table-cell office:value-type="float" office:value="0.990661621094" calcext:value-type="float">
            <text:p>0.9906616211</text:p>
          </table:table-cell>
          <table:table-cell office:value-type="float" office:value="0.12154443562" calcext:value-type="float">
            <text:p>0.1215444356</text:p>
          </table:table-cell>
        </table:table-row>
        <table:table-row table:style-name="ro1">
          <table:table-cell office:value-type="string" calcext:value-type="string">
            <text:p>../passo3/perlin/n_128/r_65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0.994873046875" calcext:value-type="float">
            <text:p>0.9948730469</text:p>
          </table:table-cell>
          <table:table-cell office:value-type="float" office:value="0.0919325351715" calcext:value-type="float">
            <text:p>0.0919325352</text:p>
          </table:table-cell>
        </table:table-row>
        <table:table-row table:style-name="ro1">
          <table:table-cell office:value-type="string" calcext:value-type="string">
            <text:p>../passo3/perlin/n_128/r_66.txt</text:p>
          </table:table-cell>
          <table:table-cell office:value-type="float" office:value="1.75100004673" calcext:value-type="float">
            <text:p>1.7510000467</text:p>
          </table:table-cell>
          <table:table-cell office:value-type="float" office:value="0.989196777344" calcext:value-type="float">
            <text:p>0.9891967773</text:p>
          </table:table-cell>
          <table:table-cell office:value-type="float" office:value="0.230373933911" calcext:value-type="float">
            <text:p>0.2303739339</text:p>
          </table:table-cell>
        </table:table-row>
        <table:table-row table:style-name="ro1">
          <table:table-cell office:value-type="string" calcext:value-type="string">
            <text:p>../passo3/perlin/n_128/r_67.txt</text:p>
          </table:table-cell>
          <table:table-cell office:value-type="float" office:value="1.84800004959" calcext:value-type="float">
            <text:p>1.8480000496</text:p>
          </table:table-cell>
          <table:table-cell office:value-type="float" office:value="0.993286132812" calcext:value-type="float">
            <text:p>0.9932861328</text:p>
          </table:table-cell>
          <table:table-cell office:value-type="float" office:value="0.139701798558" calcext:value-type="float">
            <text:p>0.1397017986</text:p>
          </table:table-cell>
        </table:table-row>
        <table:table-row table:style-name="ro1">
          <table:table-cell office:value-type="string" calcext:value-type="string">
            <text:p>../passo3/perlin/n_128/r_68.txt</text:p>
          </table:table-cell>
          <table:table-cell office:value-type="float" office:value="1.76499998569" calcext:value-type="float">
            <text:p>1.7649999857</text:p>
          </table:table-cell>
          <table:table-cell office:value-type="float" office:value="0.991088867188" calcext:value-type="float">
            <text:p>0.9910888672</text:p>
          </table:table-cell>
          <table:table-cell office:value-type="float" office:value="0.218692630529" calcext:value-type="float">
            <text:p>0.2186926305</text:p>
          </table:table-cell>
        </table:table-row>
        <table:table-row table:style-name="ro1">
          <table:table-cell office:value-type="string" calcext:value-type="string">
            <text:p>../passo3/perlin/n_128/r_69.txt</text:p>
          </table:table-cell>
          <table:table-cell office:value-type="float" office:value="1.81700003147" calcext:value-type="float">
            <text:p>1.8170000315</text:p>
          </table:table-cell>
          <table:table-cell office:value-type="float" office:value="0.990478515625" calcext:value-type="float">
            <text:p>0.9904785156</text:p>
          </table:table-cell>
          <table:table-cell office:value-type="float" office:value="0.165376722813" calcext:value-type="float">
            <text:p>0.1653767228</text:p>
          </table:table-cell>
        </table:table-row>
        <table:table-row table:style-name="ro1">
          <table:table-cell office:value-type="string" calcext:value-type="string">
            <text:p>../passo3/perlin/n_128/r_6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063087977469" calcext:value-type="float">
            <text:p>0.0630879775</text:p>
          </table:table-cell>
        </table:table-row>
        <table:table-row table:style-name="ro1">
          <table:table-cell office:value-type="string" calcext:value-type="string">
            <text:p>../passo3/perlin/n_128/r_70.txt</text:p>
          </table:table-cell>
          <table:table-cell office:value-type="float" office:value="1.76499998569" calcext:value-type="float">
            <text:p>1.7649999857</text:p>
          </table:table-cell>
          <table:table-cell office:value-type="float" office:value="0.993469238281" calcext:value-type="float">
            <text:p>0.9934692383</text:p>
          </table:table-cell>
          <table:table-cell office:value-type="float" office:value="0.223327979445" calcext:value-type="float">
            <text:p>0.2233279794</text:p>
          </table:table-cell>
        </table:table-row>
        <table:table-row table:style-name="ro1">
          <table:table-cell office:value-type="string" calcext:value-type="string">
            <text:p>../passo3/perlin/n_128/r_71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93774414062" calcext:value-type="float">
            <text:p>0.9937744141</text:p>
          </table:table-cell>
          <table:table-cell office:value-type="float" office:value="0.0141575327143" calcext:value-type="float">
            <text:p>0.0141575327</text:p>
          </table:table-cell>
        </table:table-row>
        <table:table-row table:style-name="ro1">
          <table:table-cell office:value-type="string" calcext:value-type="string">
            <text:p>../passo3/perlin/n_128/r_72.txt</text:p>
          </table:table-cell>
          <table:table-cell office:value-type="float" office:value="1.88300001621" calcext:value-type="float">
            <text:p>1.8830000162</text:p>
          </table:table-cell>
          <table:table-cell office:value-type="float" office:value="0.988830566406" calcext:value-type="float">
            <text:p>0.9888305664</text:p>
          </table:table-cell>
          <table:table-cell office:value-type="float" office:value="0.0952865406871" calcext:value-type="float">
            <text:p>0.0952865407</text:p>
          </table:table-cell>
        </table:table-row>
        <table:table-row table:style-name="ro1">
          <table:table-cell office:value-type="string" calcext:value-type="string">
            <text:p>../passo3/perlin/n_128/r_73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109624870121" calcext:value-type="float">
            <text:p>0.1096248701</text:p>
          </table:table-cell>
        </table:table-row>
        <table:table-row table:style-name="ro1">
          <table:table-cell office:value-type="string" calcext:value-type="string">
            <text:p>../passo3/perlin/n_128/r_74.txt</text:p>
          </table:table-cell>
          <table:table-cell office:value-type="float" office:value="1.86199998856" calcext:value-type="float">
            <text:p>1.8619999886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129115134478" calcext:value-type="float">
            <text:p>0.1291151345</text:p>
          </table:table-cell>
        </table:table-row>
        <table:table-row table:style-name="ro1">
          <table:table-cell office:value-type="string" calcext:value-type="string">
            <text:p>../passo3/perlin/n_128/r_75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0.994079589844" calcext:value-type="float">
            <text:p>0.9940795898</text:p>
          </table:table-cell>
          <table:table-cell office:value-type="float" office:value="0.0131863560528" calcext:value-type="float">
            <text:p>0.0131863561</text:p>
          </table:table-cell>
        </table:table-row>
        <table:table-row table:style-name="ro1">
          <table:table-cell office:value-type="string" calcext:value-type="string">
            <text:p>../passo3/perlin/n_128/r_76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0.992736816406" calcext:value-type="float">
            <text:p>0.9927368164</text:p>
          </table:table-cell>
          <table:table-cell office:value-type="float" office:value="0.141676768661" calcext:value-type="float">
            <text:p>0.1416767687</text:p>
          </table:table-cell>
        </table:table-row>
        <table:table-row table:style-name="ro1">
          <table:table-cell office:value-type="string" calcext:value-type="string">
            <text:p>../passo3/perlin/n_128/r_77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0.991638183594" calcext:value-type="float">
            <text:p>0.9916381836</text:p>
          </table:table-cell>
          <table:table-cell office:value-type="float" office:value="0.103962063789" calcext:value-type="float">
            <text:p>0.1039620638</text:p>
          </table:table-cell>
        </table:table-row>
        <table:table-row table:style-name="ro1">
          <table:table-cell office:value-type="string" calcext:value-type="string">
            <text:p>../passo3/perlin/n_128/r_78.txt</text:p>
          </table:table-cell>
          <table:table-cell office:value-type="float" office:value="1.85500001907" calcext:value-type="float">
            <text:p>1.8550000191</text:p>
          </table:table-cell>
          <table:table-cell office:value-type="float" office:value="0.994018554688" calcext:value-type="float">
            <text:p>0.9940185547</text:p>
          </table:table-cell>
          <table:table-cell office:value-type="float" office:value="0.133721888065" calcext:value-type="float">
            <text:p>0.1337218881</text:p>
          </table:table-cell>
        </table:table-row>
        <table:table-row table:style-name="ro1">
          <table:table-cell office:value-type="string" calcext:value-type="string">
            <text:p>../passo3/perlin/n_128/r_79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0.992980957031" calcext:value-type="float">
            <text:p>0.992980957</text:p>
          </table:table-cell>
          <table:table-cell office:value-type="float" office:value="0.191838249564" calcext:value-type="float">
            <text:p>0.1918382496</text:p>
          </table:table-cell>
        </table:table-row>
        <table:table-row table:style-name="ro1">
          <table:table-cell office:value-type="string" calcext:value-type="string">
            <text:p>../passo3/perlin/n_128/r_7.txt</text:p>
          </table:table-cell>
          <table:table-cell office:value-type="float" office:value="1.82299995422" calcext:value-type="float">
            <text:p>1.8229999542</text:p>
          </table:table-cell>
          <table:table-cell office:value-type="float" office:value="0.994018554688" calcext:value-type="float">
            <text:p>0.9940185547</text:p>
          </table:table-cell>
          <table:table-cell office:value-type="float" office:value="0.166523382068" calcext:value-type="float">
            <text:p>0.1665233821</text:p>
          </table:table-cell>
        </table:table-row>
        <table:table-row table:style-name="ro1">
          <table:table-cell office:value-type="string" calcext:value-type="string">
            <text:p>../passo3/perlin/n_128/r_80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0763188526034" calcext:value-type="float">
            <text:p>0.0763188526</text:p>
          </table:table-cell>
        </table:table-row>
        <table:table-row table:style-name="ro1">
          <table:table-cell office:value-type="string" calcext:value-type="string">
            <text:p>../passo3/perlin/n_128/r_81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0.995361328125" calcext:value-type="float">
            <text:p>0.9953613281</text:p>
          </table:table-cell>
          <table:table-cell office:value-type="float" office:value="0.173062592745" calcext:value-type="float">
            <text:p>0.1730625927</text:p>
          </table:table-cell>
        </table:table-row>
        <table:table-row table:style-name="ro1">
          <table:table-cell office:value-type="string" calcext:value-type="string">
            <text:p>../passo3/perlin/n_128/r_82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0.994750976562" calcext:value-type="float">
            <text:p>0.9947509766</text:p>
          </table:table-cell>
          <table:table-cell office:value-type="float" office:value="0.0348513163626" calcext:value-type="float">
            <text:p>0.0348513164</text:p>
          </table:table-cell>
        </table:table-row>
        <table:table-row table:style-name="ro1">
          <table:table-cell office:value-type="string" calcext:value-type="string">
            <text:p>../passo3/perlin/n_128/r_83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0.993896484375" calcext:value-type="float">
            <text:p>0.9938964844</text:p>
          </table:table-cell>
          <table:table-cell office:value-type="float" office:value="0.0522022843361" calcext:value-type="float">
            <text:p>0.0522022843</text:p>
          </table:table-cell>
        </table:table-row>
        <table:table-row table:style-name="ro1">
          <table:table-cell office:value-type="string" calcext:value-type="string">
            <text:p>../passo3/perlin/n_128/r_84.txt</text:p>
          </table:table-cell>
          <table:table-cell office:value-type="float" office:value="1.85599994659" calcext:value-type="float">
            <text:p>1.8559999466</text:p>
          </table:table-cell>
          <table:table-cell office:value-type="float" office:value="0.992614746094" calcext:value-type="float">
            <text:p>0.9926147461</text:p>
          </table:table-cell>
          <table:table-cell office:value-type="float" office:value="0.130482435226" calcext:value-type="float">
            <text:p>0.1304824352</text:p>
          </table:table-cell>
        </table:table-row>
        <table:table-row table:style-name="ro1">
          <table:table-cell office:value-type="string" calcext:value-type="string">
            <text:p>../passo3/perlin/n_128/r_85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94323730469" calcext:value-type="float">
            <text:p>0.9943237305</text:p>
          </table:table-cell>
          <table:table-cell office:value-type="float" office:value="0.120446071029" calcext:value-type="float">
            <text:p>0.120446071</text:p>
          </table:table-cell>
        </table:table-row>
        <table:table-row table:style-name="ro1">
          <table:table-cell office:value-type="string" calcext:value-type="string">
            <text:p>../passo3/perlin/n_128/r_86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0.991882324219" calcext:value-type="float">
            <text:p>0.9918823242</text:p>
          </table:table-cell>
          <table:table-cell office:value-type="float" office:value="0.0708328485489" calcext:value-type="float">
            <text:p>0.0708328485</text:p>
          </table:table-cell>
        </table:table-row>
        <table:table-row table:style-name="ro1">
          <table:table-cell office:value-type="string" calcext:value-type="string">
            <text:p>../passo3/perlin/n_128/r_87.txt</text:p>
          </table:table-cell>
          <table:table-cell office:value-type="float" office:value="1.9620000124" calcext:value-type="float">
            <text:p>1.9620000124</text:p>
          </table:table-cell>
          <table:table-cell office:value-type="float" office:value="0.993957519531" calcext:value-type="float">
            <text:p>0.9939575195</text:p>
          </table:table-cell>
          <table:table-cell office:value-type="float" office:value="0.0263738073409" calcext:value-type="float">
            <text:p>0.0263738073</text:p>
          </table:table-cell>
        </table:table-row>
        <table:table-row table:style-name="ro1">
          <table:table-cell office:value-type="string" calcext:value-type="string">
            <text:p>../passo3/perlin/n_128/r_88.txt</text:p>
          </table:table-cell>
          <table:table-cell office:value-type="float" office:value="1.90100002289" calcext:value-type="float">
            <text:p>1.9010000229</text:p>
          </table:table-cell>
          <table:table-cell office:value-type="float" office:value="0.994262695312" calcext:value-type="float">
            <text:p>0.9942626953</text:p>
          </table:table-cell>
          <table:table-cell office:value-type="float" office:value="0.0880082473159" calcext:value-type="float">
            <text:p>0.0880082473</text:p>
          </table:table-cell>
        </table:table-row>
        <table:table-row table:style-name="ro1">
          <table:table-cell office:value-type="string" calcext:value-type="string">
            <text:p>../passo3/perlin/n_128/r_89.txt</text:p>
          </table:table-cell>
          <table:table-cell office:value-type="float" office:value="1.84899997711" calcext:value-type="float">
            <text:p>1.8489999771</text:p>
          </table:table-cell>
          <table:table-cell office:value-type="float" office:value="0.989562988281" calcext:value-type="float">
            <text:p>0.9895629883</text:p>
          </table:table-cell>
          <table:table-cell office:value-type="float" office:value="0.131713420153" calcext:value-type="float">
            <text:p>0.1317134202</text:p>
          </table:table-cell>
        </table:table-row>
        <table:table-row table:style-name="ro1">
          <table:table-cell office:value-type="string" calcext:value-type="string">
            <text:p>../passo3/perlin/n_128/r_8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107197634876" calcext:value-type="float">
            <text:p>0.1071976349</text:p>
          </table:table-cell>
        </table:table-row>
        <table:table-row table:style-name="ro1">
          <table:table-cell office:value-type="string" calcext:value-type="string">
            <text:p>../passo3/perlin/n_128/r_90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89868164062" calcext:value-type="float">
            <text:p>0.9898681641</text:p>
          </table:table-cell>
          <table:table-cell office:value-type="float" office:value="0.112363062799" calcext:value-type="float">
            <text:p>0.1123630628</text:p>
          </table:table-cell>
        </table:table-row>
        <table:table-row table:style-name="ro1">
          <table:table-cell office:value-type="string" calcext:value-type="string">
            <text:p>../passo3/perlin/n_128/r_91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0.990905761719" calcext:value-type="float">
            <text:p>0.9909057617</text:p>
          </table:table-cell>
          <table:table-cell office:value-type="float" office:value="0.116635136306" calcext:value-type="float">
            <text:p>0.1166351363</text:p>
          </table:table-cell>
        </table:table-row>
        <table:table-row table:style-name="ro1">
          <table:table-cell office:value-type="string" calcext:value-type="string">
            <text:p>../passo3/perlin/n_128/r_92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0.992553710938" calcext:value-type="float">
            <text:p>0.9925537109</text:p>
          </table:table-cell>
          <table:table-cell office:value-type="float" office:value="0.14407505095" calcext:value-type="float">
            <text:p>0.144075051</text:p>
          </table:table-cell>
        </table:table-row>
        <table:table-row table:style-name="ro1">
          <table:table-cell office:value-type="string" calcext:value-type="string">
            <text:p>../passo3/perlin/n_128/r_93.txt</text:p>
          </table:table-cell>
          <table:table-cell office:value-type="float" office:value="1.85399997234" calcext:value-type="float">
            <text:p>1.8539999723</text:p>
          </table:table-cell>
          <table:table-cell office:value-type="float" office:value="0.994018554688" calcext:value-type="float">
            <text:p>0.9940185547</text:p>
          </table:table-cell>
          <table:table-cell office:value-type="float" office:value="0.134602561593" calcext:value-type="float">
            <text:p>0.1346025616</text:p>
          </table:table-cell>
        </table:table-row>
        <table:table-row table:style-name="ro1">
          <table:table-cell office:value-type="string" calcext:value-type="string">
            <text:p>../passo3/perlin/n_128/r_94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0.993713378906" calcext:value-type="float">
            <text:p>0.9937133789</text:p>
          </table:table-cell>
          <table:table-cell office:value-type="float" office:value="0.193732887506" calcext:value-type="float">
            <text:p>0.1937328875</text:p>
          </table:table-cell>
        </table:table-row>
        <table:table-row table:style-name="ro1">
          <table:table-cell office:value-type="string" calcext:value-type="string">
            <text:p>../passo3/perlin/n_128/r_95.txt</text:p>
          </table:table-cell>
          <table:table-cell office:value-type="float" office:value="1.80999994278" calcext:value-type="float">
            <text:p>1.8099999428</text:p>
          </table:table-cell>
          <table:table-cell office:value-type="float" office:value="0.993896484375" calcext:value-type="float">
            <text:p>0.9938964844</text:p>
          </table:table-cell>
          <table:table-cell office:value-type="float" office:value="0.178747549653" calcext:value-type="float">
            <text:p>0.1787475497</text:p>
          </table:table-cell>
        </table:table-row>
        <table:table-row table:style-name="ro1">
          <table:table-cell office:value-type="string" calcext:value-type="string">
            <text:p>../passo3/perlin/n_128/r_96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0.993774414062" calcext:value-type="float">
            <text:p>0.9937744141</text:p>
          </table:table-cell>
          <table:table-cell office:value-type="float" office:value="0.156994014978" calcext:value-type="float">
            <text:p>0.156994015</text:p>
          </table:table-cell>
        </table:table-row>
        <table:table-row table:style-name="ro1">
          <table:table-cell office:value-type="string" calcext:value-type="string">
            <text:p>../passo3/perlin/n_128/r_97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0.994445800781" calcext:value-type="float">
            <text:p>0.9944458008</text:p>
          </table:table-cell>
          <table:table-cell office:value-type="float" office:value="0.124795392156" calcext:value-type="float">
            <text:p>0.1247953922</text:p>
          </table:table-cell>
        </table:table-row>
        <table:table-row table:style-name="ro1">
          <table:table-cell office:value-type="string" calcext:value-type="string">
            <text:p>../passo3/perlin/n_128/r_98.txt</text:p>
          </table:table-cell>
          <table:table-cell office:value-type="float" office:value="1.85099995136" calcext:value-type="float">
            <text:p>1.8509999514</text:p>
          </table:table-cell>
          <table:table-cell office:value-type="float" office:value="0.990356445312" calcext:value-type="float">
            <text:p>0.9903564453</text:p>
          </table:table-cell>
          <table:table-cell office:value-type="float" office:value="0.130509972572" calcext:value-type="float">
            <text:p>0.1305099726</text:p>
          </table:table-cell>
        </table:table-row>
        <table:table-row table:style-name="ro1">
          <table:table-cell office:value-type="string" calcext:value-type="string">
            <text:p>../passo3/perlin/n_128/r_99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0.993041992188" calcext:value-type="float">
            <text:p>0.9930419922</text:p>
          </table:table-cell>
          <table:table-cell office:value-type="float" office:value="0.0532529875636" calcext:value-type="float">
            <text:p>0.0532529876</text:p>
          </table:table-cell>
        </table:table-row>
        <table:table-row table:style-name="ro1">
          <table:table-cell office:value-type="string" calcext:value-type="string">
            <text:p>../passo3/perlin/n_128/r_9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0.994445800781" calcext:value-type="float">
            <text:p>0.9944458008</text:p>
          </table:table-cell>
          <table:table-cell office:value-type="float" office:value="0.0695025697351" calcext:value-type="float">
            <text:p>0.06950256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759200024603" calcext:value-type="float">
            <text:p>1.8759200025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564957696113894" calcext:value-type="float">
            <text:p>0.0564957696</text:p>
          </table:table-cell>
          <table:table-cell table:number-columns-repeated="2"/>
        </table:table-row>
      </table:table>
      <table:table table:name="r256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256/r_0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0.985092163086" calcext:value-type="float">
            <text:p>0.9850921631</text:p>
          </table:table-cell>
          <table:table-cell office:value-type="float" office:value="0.132826432586" calcext:value-type="float">
            <text:p>0.1328264326</text:p>
          </table:table-cell>
        </table:table-row>
        <table:table-row table:style-name="ro1">
          <table:table-cell office:value-type="string" calcext:value-type="string">
            <text:p>../passo3/perlin/n_256/r_10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0.982818603516" calcext:value-type="float">
            <text:p>0.9828186035</text:p>
          </table:table-cell>
          <table:table-cell office:value-type="float" office:value="0.0403080359101" calcext:value-type="float">
            <text:p>0.0403080359</text:p>
          </table:table-cell>
        </table:table-row>
        <table:table-row table:style-name="ro1">
          <table:table-cell office:value-type="string" calcext:value-type="string">
            <text:p>../passo3/perlin/n_256/r_11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0.985305786133" calcext:value-type="float">
            <text:p>0.9853057861</text:p>
          </table:table-cell>
          <table:table-cell office:value-type="float" office:value="0.101063281298" calcext:value-type="float">
            <text:p>0.1010632813</text:p>
          </table:table-cell>
        </table:table-row>
        <table:table-row table:style-name="ro1">
          <table:table-cell office:value-type="string" calcext:value-type="string">
            <text:p>../passo3/perlin/n_256/r_12.txt</text:p>
          </table:table-cell>
          <table:table-cell office:value-type="float" office:value="1.79200005531" calcext:value-type="float">
            <text:p>1.7920000553</text:p>
          </table:table-cell>
          <table:table-cell office:value-type="float" office:value="0.980804443359" calcext:value-type="float">
            <text:p>0.9808044434</text:p>
          </table:table-cell>
          <table:table-cell office:value-type="float" office:value="0.172621384263" calcext:value-type="float">
            <text:p>0.1726213843</text:p>
          </table:table-cell>
        </table:table-row>
        <table:table-row table:style-name="ro1">
          <table:table-cell office:value-type="string" calcext:value-type="string">
            <text:p>../passo3/perlin/n_256/r_13.txt</text:p>
          </table:table-cell>
          <table:table-cell office:value-type="float" office:value="1.80700004101" calcext:value-type="float">
            <text:p>1.807000041</text:p>
          </table:table-cell>
          <table:table-cell office:value-type="float" office:value="0.985626220703" calcext:value-type="float">
            <text:p>0.9856262207</text:p>
          </table:table-cell>
          <table:table-cell office:value-type="float" office:value="0.166425377131" calcext:value-type="float">
            <text:p>0.1664253771</text:p>
          </table:table-cell>
        </table:table-row>
        <table:table-row table:style-name="ro1">
          <table:table-cell office:value-type="string" calcext:value-type="string">
            <text:p>../passo3/perlin/n_256/r_14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0.98291015625" calcext:value-type="float">
            <text:p>0.9829101563</text:p>
          </table:table-cell>
          <table:table-cell office:value-type="float" office:value="0.0449435524642" calcext:value-type="float">
            <text:p>0.0449435525</text:p>
          </table:table-cell>
        </table:table-row>
        <table:table-row table:style-name="ro1">
          <table:table-cell office:value-type="string" calcext:value-type="string">
            <text:p>../passo3/perlin/n_256/r_15.txt</text:p>
          </table:table-cell>
          <table:table-cell office:value-type="float" office:value="1.83800005913" calcext:value-type="float">
            <text:p>1.8380000591</text:p>
          </table:table-cell>
          <table:table-cell office:value-type="float" office:value="0.9814453125" calcext:value-type="float">
            <text:p>0.9814453125</text:p>
          </table:table-cell>
          <table:table-cell office:value-type="float" office:value="0.127200588584" calcext:value-type="float">
            <text:p>0.1272005886</text:p>
          </table:table-cell>
        </table:table-row>
        <table:table-row table:style-name="ro1">
          <table:table-cell office:value-type="string" calcext:value-type="string">
            <text:p>../passo3/perlin/n_256/r_16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0.984512329102" calcext:value-type="float">
            <text:p>0.9845123291</text:p>
          </table:table-cell>
          <table:table-cell office:value-type="float" office:value="0.0117255384102" calcext:value-type="float">
            <text:p>0.0117255384</text:p>
          </table:table-cell>
        </table:table-row>
        <table:table-row table:style-name="ro1">
          <table:table-cell office:value-type="string" calcext:value-type="string">
            <text:p>../passo3/perlin/n_256/r_17.txt</text:p>
          </table:table-cell>
          <table:table-cell office:value-type="float" office:value="1.86399996281" calcext:value-type="float">
            <text:p>1.8639999628</text:p>
          </table:table-cell>
          <table:table-cell office:value-type="float" office:value="0.985549926758" calcext:value-type="float">
            <text:p>0.9855499268</text:p>
          </table:table-cell>
          <table:table-cell office:value-type="float" office:value="0.108669489622" calcext:value-type="float">
            <text:p>0.1086694896</text:p>
          </table:table-cell>
        </table:table-row>
        <table:table-row table:style-name="ro1">
          <table:table-cell office:value-type="string" calcext:value-type="string">
            <text:p>../passo3/perlin/n_256/r_18.txt</text:p>
          </table:table-cell>
          <table:table-cell office:value-type="float" office:value="1.78299999237" calcext:value-type="float">
            <text:p>1.7829999924</text:p>
          </table:table-cell>
          <table:table-cell office:value-type="float" office:value="0.977111816406" calcext:value-type="float">
            <text:p>0.9771118164</text:p>
          </table:table-cell>
          <table:table-cell office:value-type="float" office:value="0.175172671676" calcext:value-type="float">
            <text:p>0.1751726717</text:p>
          </table:table-cell>
        </table:table-row>
        <table:table-row table:style-name="ro1">
          <table:table-cell office:value-type="string" calcext:value-type="string">
            <text:p>../passo3/perlin/n_256/r_19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0.984405517578" calcext:value-type="float">
            <text:p>0.9844055176</text:p>
          </table:table-cell>
          <table:table-cell office:value-type="float" office:value="0.0094308136031" calcext:value-type="float">
            <text:p>0.0094308136</text:p>
          </table:table-cell>
        </table:table-row>
        <table:table-row table:style-name="ro1">
          <table:table-cell office:value-type="string" calcext:value-type="string">
            <text:p>../passo3/perlin/n_256/r_1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0.985366821289" calcext:value-type="float">
            <text:p>0.9853668213</text:p>
          </table:table-cell>
          <table:table-cell office:value-type="float" office:value="0.0426218397915" calcext:value-type="float">
            <text:p>0.0426218398</text:p>
          </table:table-cell>
        </table:table-row>
        <table:table-row table:style-name="ro1">
          <table:table-cell office:value-type="string" calcext:value-type="string">
            <text:p>../passo3/perlin/n_256/r_20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0.984420776367" calcext:value-type="float">
            <text:p>0.9844207764</text:p>
          </table:table-cell>
          <table:table-cell office:value-type="float" office:value="0.113749831915" calcext:value-type="float">
            <text:p>0.1137498319</text:p>
          </table:table-cell>
        </table:table-row>
        <table:table-row table:style-name="ro1">
          <table:table-cell office:value-type="string" calcext:value-type="string">
            <text:p>../passo3/perlin/n_256/r_21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0.983840942383" calcext:value-type="float">
            <text:p>0.9838409424</text:p>
          </table:table-cell>
          <table:table-cell office:value-type="float" office:value="0.0429274216294" calcext:value-type="float">
            <text:p>0.0429274216</text:p>
          </table:table-cell>
        </table:table-row>
        <table:table-row table:style-name="ro1">
          <table:table-cell office:value-type="string" calcext:value-type="string">
            <text:p>../passo3/perlin/n_256/r_22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0.983123779297" calcext:value-type="float">
            <text:p>0.9831237793</text:p>
          </table:table-cell>
          <table:table-cell office:value-type="float" office:value="0.181438207626" calcext:value-type="float">
            <text:p>0.1814382076</text:p>
          </table:table-cell>
        </table:table-row>
        <table:table-row table:style-name="ro1">
          <table:table-cell office:value-type="string" calcext:value-type="string">
            <text:p>../passo3/perlin/n_256/r_23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0.98503112793" calcext:value-type="float">
            <text:p>0.9850311279</text:p>
          </table:table-cell>
          <table:table-cell office:value-type="float" office:value="0.0101993018761" calcext:value-type="float">
            <text:p>0.0101993019</text:p>
          </table:table-cell>
        </table:table-row>
        <table:table-row table:style-name="ro1">
          <table:table-cell office:value-type="string" calcext:value-type="string">
            <text:p>../passo3/perlin/n_256/r_24.txt</text:p>
          </table:table-cell>
          <table:table-cell office:value-type="float" office:value="1.88300001621" calcext:value-type="float">
            <text:p>1.8830000162</text:p>
          </table:table-cell>
          <table:table-cell office:value-type="float" office:value="0.981323242188" calcext:value-type="float">
            <text:p>0.9813232422</text:p>
          </table:table-cell>
          <table:table-cell office:value-type="float" office:value="0.0813212171197" calcext:value-type="float">
            <text:p>0.0813212171</text:p>
          </table:table-cell>
        </table:table-row>
        <table:table-row table:style-name="ro1">
          <table:table-cell office:value-type="string" calcext:value-type="string">
            <text:p>../passo3/perlin/n_256/r_25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0.985244750977" calcext:value-type="float">
            <text:p>0.985244751</text:p>
          </table:table-cell>
          <table:table-cell office:value-type="float" office:value="0.101858012378" calcext:value-type="float">
            <text:p>0.1018580124</text:p>
          </table:table-cell>
        </table:table-row>
        <table:table-row table:style-name="ro1">
          <table:table-cell office:value-type="string" calcext:value-type="string">
            <text:p>../passo3/perlin/n_256/r_26.txt</text:p>
          </table:table-cell>
          <table:table-cell office:value-type="float" office:value="1.8259999752" calcext:value-type="float">
            <text:p>1.8259999752</text:p>
          </table:table-cell>
          <table:table-cell office:value-type="float" office:value="0.982116699219" calcext:value-type="float">
            <text:p>0.9821166992</text:p>
          </table:table-cell>
          <table:table-cell office:value-type="float" office:value="0.140334829688" calcext:value-type="float">
            <text:p>0.1403348297</text:p>
          </table:table-cell>
        </table:table-row>
        <table:table-row table:style-name="ro1">
          <table:table-cell office:value-type="string" calcext:value-type="string">
            <text:p>../passo3/perlin/n_256/r_27.txt</text:p>
          </table:table-cell>
          <table:table-cell office:value-type="float" office:value="1.78499996662" calcext:value-type="float">
            <text:p>1.7849999666</text:p>
          </table:table-cell>
          <table:table-cell office:value-type="float" office:value="0.975967407227" calcext:value-type="float">
            <text:p>0.9759674072</text:p>
          </table:table-cell>
          <table:table-cell office:value-type="float" office:value="0.170840680599" calcext:value-type="float">
            <text:p>0.1708406806</text:p>
          </table:table-cell>
        </table:table-row>
        <table:table-row table:style-name="ro1">
          <table:table-cell office:value-type="string" calcext:value-type="string">
            <text:p>../passo3/perlin/n_256/r_28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0.984756469727" calcext:value-type="float">
            <text:p>0.9847564697</text:p>
          </table:table-cell>
          <table:table-cell office:value-type="float" office:value="0.0801192969084" calcext:value-type="float">
            <text:p>0.0801192969</text:p>
          </table:table-cell>
        </table:table-row>
        <table:table-row table:style-name="ro1">
          <table:table-cell office:value-type="string" calcext:value-type="string">
            <text:p>../passo3/perlin/n_256/r_29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0.974685668945" calcext:value-type="float">
            <text:p>0.9746856689</text:p>
          </table:table-cell>
          <table:table-cell office:value-type="float" office:value="0.0483979433775" calcext:value-type="float">
            <text:p>0.0483979434</text:p>
          </table:table-cell>
        </table:table-row>
        <table:table-row table:style-name="ro1">
          <table:table-cell office:value-type="string" calcext:value-type="string">
            <text:p>../passo3/perlin/n_256/r_2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0.984527587891" calcext:value-type="float">
            <text:p>0.9845275879</text:p>
          </table:table-cell>
          <table:table-cell office:value-type="float" office:value="0.138856351376" calcext:value-type="float">
            <text:p>0.1388563514</text:p>
          </table:table-cell>
        </table:table-row>
        <table:table-row table:style-name="ro1">
          <table:table-cell office:value-type="string" calcext:value-type="string">
            <text:p>../passo3/perlin/n_256/r_30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0.982604980469" calcext:value-type="float">
            <text:p>0.9826049805</text:p>
          </table:table-cell>
          <table:table-cell office:value-type="float" office:value="0.100489623845" calcext:value-type="float">
            <text:p>0.1004896238</text:p>
          </table:table-cell>
        </table:table-row>
        <table:table-row table:style-name="ro1">
          <table:table-cell office:value-type="string" calcext:value-type="string">
            <text:p>../passo3/perlin/n_256/r_31.txt</text:p>
          </table:table-cell>
          <table:table-cell office:value-type="float" office:value="1.84599995613" calcext:value-type="float">
            <text:p>1.8459999561</text:p>
          </table:table-cell>
          <table:table-cell office:value-type="float" office:value="0.980224609375" calcext:value-type="float">
            <text:p>0.9802246094</text:p>
          </table:table-cell>
          <table:table-cell office:value-type="float" office:value="0.116285152733" calcext:value-type="float">
            <text:p>0.1162851527</text:p>
          </table:table-cell>
        </table:table-row>
        <table:table-row table:style-name="ro1">
          <table:table-cell office:value-type="string" calcext:value-type="string">
            <text:p>../passo3/perlin/n_256/r_32.txt</text:p>
          </table:table-cell>
          <table:table-cell office:value-type="float" office:value="1.90400004387" calcext:value-type="float">
            <text:p>1.9040000439</text:p>
          </table:table-cell>
          <table:table-cell office:value-type="float" office:value="0.984802246094" calcext:value-type="float">
            <text:p>0.9848022461</text:p>
          </table:table-cell>
          <table:table-cell office:value-type="float" office:value="0.0666734352708" calcext:value-type="float">
            <text:p>0.0666734353</text:p>
          </table:table-cell>
        </table:table-row>
        <table:table-row table:style-name="ro1">
          <table:table-cell office:value-type="string" calcext:value-type="string">
            <text:p>../passo3/perlin/n_256/r_33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0.984176635742" calcext:value-type="float">
            <text:p>0.9841766357</text:p>
          </table:table-cell>
          <table:table-cell office:value-type="float" office:value="0.155027776957" calcext:value-type="float">
            <text:p>0.155027777</text:p>
          </table:table-cell>
        </table:table-row>
        <table:table-row table:style-name="ro1">
          <table:table-cell office:value-type="string" calcext:value-type="string">
            <text:p>../passo3/perlin/n_256/r_34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0.985427856445" calcext:value-type="float">
            <text:p>0.9854278564</text:p>
          </table:table-cell>
          <table:table-cell office:value-type="float" office:value="0.0338910929859" calcext:value-type="float">
            <text:p>0.033891093</text:p>
          </table:table-cell>
        </table:table-row>
        <table:table-row table:style-name="ro1">
          <table:table-cell office:value-type="string" calcext:value-type="string">
            <text:p>../passo3/perlin/n_256/r_35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0.981536865234" calcext:value-type="float">
            <text:p>0.9815368652</text:p>
          </table:table-cell>
          <table:table-cell office:value-type="float" office:value="0.0901648923755" calcext:value-type="float">
            <text:p>0.0901648924</text:p>
          </table:table-cell>
        </table:table-row>
        <table:table-row table:style-name="ro1">
          <table:table-cell office:value-type="string" calcext:value-type="string">
            <text:p>../passo3/perlin/n_256/r_36.txt</text:p>
          </table:table-cell>
          <table:table-cell office:value-type="float" office:value="1.8029999733" calcext:value-type="float">
            <text:p>1.8029999733</text:p>
          </table:table-cell>
          <table:table-cell office:value-type="float" office:value="0.980026245117" calcext:value-type="float">
            <text:p>0.9800262451</text:p>
          </table:table-cell>
          <table:table-cell office:value-type="float" office:value="0.16025583446" calcext:value-type="float">
            <text:p>0.1602558345</text:p>
          </table:table-cell>
        </table:table-row>
        <table:table-row table:style-name="ro1">
          <table:table-cell office:value-type="string" calcext:value-type="string">
            <text:p>../passo3/perlin/n_256/r_37.txt</text:p>
          </table:table-cell>
          <table:table-cell office:value-type="float" office:value="1.89600002766" calcext:value-type="float">
            <text:p>1.8960000277</text:p>
          </table:table-cell>
          <table:table-cell office:value-type="float" office:value="0.982772827148" calcext:value-type="float">
            <text:p>0.9827728271</text:p>
          </table:table-cell>
          <table:table-cell office:value-type="float" office:value="0.0710152611136" calcext:value-type="float">
            <text:p>0.0710152611</text:p>
          </table:table-cell>
        </table:table-row>
        <table:table-row table:style-name="ro1">
          <table:table-cell office:value-type="string" calcext:value-type="string">
            <text:p>../passo3/perlin/n_256/r_38.txt</text:p>
          </table:table-cell>
          <table:table-cell office:value-type="float" office:value="1.88300001621" calcext:value-type="float">
            <text:p>1.8830000162</text:p>
          </table:table-cell>
          <table:table-cell office:value-type="float" office:value="0.984085083008" calcext:value-type="float">
            <text:p>0.984085083</text:p>
          </table:table-cell>
          <table:table-cell office:value-type="float" office:value="0.0866227075458" calcext:value-type="float">
            <text:p>0.0866227075</text:p>
          </table:table-cell>
        </table:table-row>
        <table:table-row table:style-name="ro1">
          <table:table-cell office:value-type="string" calcext:value-type="string">
            <text:p>../passo3/perlin/n_256/r_39.txt</text:p>
          </table:table-cell>
          <table:table-cell office:value-type="float" office:value="1.93499994278" calcext:value-type="float">
            <text:p>1.9349999428</text:p>
          </table:table-cell>
          <table:table-cell office:value-type="float" office:value="0.984268188477" calcext:value-type="float">
            <text:p>0.9842681885</text:p>
          </table:table-cell>
          <table:table-cell office:value-type="float" office:value="0.0343424715102" calcext:value-type="float">
            <text:p>0.0343424715</text:p>
          </table:table-cell>
        </table:table-row>
        <table:table-row table:style-name="ro1">
          <table:table-cell office:value-type="string" calcext:value-type="string">
            <text:p>../passo3/perlin/n_256/r_3.txt</text:p>
          </table:table-cell>
          <table:table-cell office:value-type="float" office:value="1.89600002766" calcext:value-type="float">
            <text:p>1.8960000277</text:p>
          </table:table-cell>
          <table:table-cell office:value-type="float" office:value="0.984115600586" calcext:value-type="float">
            <text:p>0.9841156006</text:p>
          </table:table-cell>
          <table:table-cell office:value-type="float" office:value="0.0734149813652" calcext:value-type="float">
            <text:p>0.0734149814</text:p>
          </table:table-cell>
        </table:table-row>
        <table:table-row table:style-name="ro1">
          <table:table-cell office:value-type="string" calcext:value-type="string">
            <text:p>../passo3/perlin/n_256/r_40.txt</text:p>
          </table:table-cell>
          <table:table-cell office:value-type="float" office:value="1.83000004292" calcext:value-type="float">
            <text:p>1.8300000429</text:p>
          </table:table-cell>
          <table:table-cell office:value-type="float" office:value="0.983474731445" calcext:value-type="float">
            <text:p>0.9834747314</text:p>
          </table:table-cell>
          <table:table-cell office:value-type="float" office:value="0.139172822237" calcext:value-type="float">
            <text:p>0.1391728222</text:p>
          </table:table-cell>
        </table:table-row>
        <table:table-row table:style-name="ro1">
          <table:table-cell office:value-type="string" calcext:value-type="string">
            <text:p>../passo3/perlin/n_256/r_41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0.985717773438" calcext:value-type="float">
            <text:p>0.9857177734</text:p>
          </table:table-cell>
          <table:table-cell office:value-type="float" office:value="0.13385912776" calcext:value-type="float">
            <text:p>0.1338591278</text:p>
          </table:table-cell>
        </table:table-row>
        <table:table-row table:style-name="ro1">
          <table:table-cell office:value-type="string" calcext:value-type="string">
            <text:p>../passo3/perlin/n_256/r_42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81948852539" calcext:value-type="float">
            <text:p>0.9819488525</text:p>
          </table:table-cell>
          <table:table-cell office:value-type="float" office:value="0.0243702288717" calcext:value-type="float">
            <text:p>0.0243702289</text:p>
          </table:table-cell>
        </table:table-row>
        <table:table-row table:style-name="ro1">
          <table:table-cell office:value-type="string" calcext:value-type="string">
            <text:p>../passo3/perlin/n_256/r_43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0.985504150391" calcext:value-type="float">
            <text:p>0.9855041504</text:p>
          </table:table-cell>
          <table:table-cell office:value-type="float" office:value="0.098523080349" calcext:value-type="float">
            <text:p>0.0985230803</text:p>
          </table:table-cell>
        </table:table-row>
        <table:table-row table:style-name="ro1">
          <table:table-cell office:value-type="string" calcext:value-type="string">
            <text:p>../passo3/perlin/n_256/r_44.txt</text:p>
          </table:table-cell>
          <table:table-cell office:value-type="float" office:value="1.87699997425" calcext:value-type="float">
            <text:p>1.8769999743</text:p>
          </table:table-cell>
          <table:table-cell office:value-type="float" office:value="0.983917236328" calcext:value-type="float">
            <text:p>0.9839172363</text:p>
          </table:table-cell>
          <table:table-cell office:value-type="float" office:value="0.0921226739883" calcext:value-type="float">
            <text:p>0.092122674</text:p>
          </table:table-cell>
        </table:table-row>
        <table:table-row table:style-name="ro1">
          <table:table-cell office:value-type="string" calcext:value-type="string">
            <text:p>../passo3/perlin/n_256/r_45.txt</text:p>
          </table:table-cell>
          <table:table-cell office:value-type="float" office:value="1.90499997139" calcext:value-type="float">
            <text:p>1.9049999714</text:p>
          </table:table-cell>
          <table:table-cell office:value-type="float" office:value="0.985198974609" calcext:value-type="float">
            <text:p>0.9851989746</text:p>
          </table:table-cell>
          <table:table-cell office:value-type="float" office:value="0.0666746422648" calcext:value-type="float">
            <text:p>0.0666746423</text:p>
          </table:table-cell>
        </table:table-row>
        <table:table-row table:style-name="ro1">
          <table:table-cell office:value-type="string" calcext:value-type="string">
            <text:p>../passo3/perlin/n_256/r_46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0.983367919922" calcext:value-type="float">
            <text:p>0.9833679199</text:p>
          </table:table-cell>
          <table:table-cell office:value-type="float" office:value="0.0340333096683" calcext:value-type="float">
            <text:p>0.0340333097</text:p>
          </table:table-cell>
        </table:table-row>
        <table:table-row table:style-name="ro1">
          <table:table-cell office:value-type="string" calcext:value-type="string">
            <text:p>../passo3/perlin/n_256/r_47.txt</text:p>
          </table:table-cell>
          <table:table-cell office:value-type="float" office:value="1.85599994659" calcext:value-type="float">
            <text:p>1.8559999466</text:p>
          </table:table-cell>
          <table:table-cell office:value-type="float" office:value="0.985656738281" calcext:value-type="float">
            <text:p>0.9856567383</text:p>
          </table:table-cell>
          <table:table-cell office:value-type="float" office:value="0.117252081633" calcext:value-type="float">
            <text:p>0.1172520816</text:p>
          </table:table-cell>
        </table:table-row>
        <table:table-row table:style-name="ro1">
          <table:table-cell office:value-type="string" calcext:value-type="string">
            <text:p>../passo3/perlin/n_256/r_48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0.984939575195" calcext:value-type="float">
            <text:p>0.9849395752</text:p>
          </table:table-cell>
          <table:table-cell office:value-type="float" office:value="0.0562347322702" calcext:value-type="float">
            <text:p>0.0562347323</text:p>
          </table:table-cell>
        </table:table-row>
        <table:table-row table:style-name="ro1">
          <table:table-cell office:value-type="string" calcext:value-type="string">
            <text:p>../passo3/perlin/n_256/r_49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85946655273" calcext:value-type="float">
            <text:p>0.9859466553</text:p>
          </table:table-cell>
          <table:table-cell office:value-type="float" office:value="0.104040391743" calcext:value-type="float">
            <text:p>0.1040403917</text:p>
          </table:table-cell>
        </table:table-row>
        <table:table-row table:style-name="ro1">
          <table:table-cell office:value-type="string" calcext:value-type="string">
            <text:p>../passo3/perlin/n_256/r_4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0.983413696289" calcext:value-type="float">
            <text:p>0.9834136963</text:p>
          </table:table-cell>
          <table:table-cell office:value-type="float" office:value="0.0658577904105" calcext:value-type="float">
            <text:p>0.0658577904</text:p>
          </table:table-cell>
        </table:table-row>
        <table:table-row table:style-name="ro1">
          <table:table-cell office:value-type="string" calcext:value-type="string">
            <text:p>../passo3/perlin/n_256/r_50.txt</text:p>
          </table:table-cell>
          <table:table-cell office:value-type="float" office:value="1.81200003624" calcext:value-type="float">
            <text:p>1.8120000362</text:p>
          </table:table-cell>
          <table:table-cell office:value-type="float" office:value="0.983016967773" calcext:value-type="float">
            <text:p>0.9830169678</text:p>
          </table:table-cell>
          <table:table-cell office:value-type="float" office:value="0.157059133053" calcext:value-type="float">
            <text:p>0.1570591331</text:p>
          </table:table-cell>
        </table:table-row>
        <table:table-row table:style-name="ro1">
          <table:table-cell office:value-type="string" calcext:value-type="string">
            <text:p>../passo3/perlin/n_256/r_51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0.983551025391" calcext:value-type="float">
            <text:p>0.9835510254</text:p>
          </table:table-cell>
          <table:table-cell office:value-type="float" office:value="0.0813248977065" calcext:value-type="float">
            <text:p>0.0813248977</text:p>
          </table:table-cell>
        </table:table-row>
        <table:table-row table:style-name="ro1">
          <table:table-cell office:value-type="string" calcext:value-type="string">
            <text:p>../passo3/perlin/n_256/r_52.txt</text:p>
          </table:table-cell>
          <table:table-cell office:value-type="float" office:value="1.84300005436" calcext:value-type="float">
            <text:p>1.8430000544</text:p>
          </table:table-cell>
          <table:table-cell office:value-type="float" office:value="0.982406616211" calcext:value-type="float">
            <text:p>0.9824066162</text:p>
          </table:table-cell>
          <table:table-cell office:value-type="float" office:value="0.124330937862" calcext:value-type="float">
            <text:p>0.1243309379</text:p>
          </table:table-cell>
        </table:table-row>
        <table:table-row table:style-name="ro1">
          <table:table-cell office:value-type="string" calcext:value-type="string">
            <text:p>../passo3/perlin/n_256/r_53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0.984024047852" calcext:value-type="float">
            <text:p>0.9840240479</text:p>
          </table:table-cell>
          <table:table-cell office:value-type="float" office:value="0.0427308194339" calcext:value-type="float">
            <text:p>0.0427308194</text:p>
          </table:table-cell>
        </table:table-row>
        <table:table-row table:style-name="ro1">
          <table:table-cell office:value-type="string" calcext:value-type="string">
            <text:p>../passo3/perlin/n_256/r_54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0.982681274414" calcext:value-type="float">
            <text:p>0.9826812744</text:p>
          </table:table-cell>
          <table:table-cell office:value-type="float" office:value="0.074910312891" calcext:value-type="float">
            <text:p>0.0749103129</text:p>
          </table:table-cell>
        </table:table-row>
        <table:table-row table:style-name="ro1">
          <table:table-cell office:value-type="string" calcext:value-type="string">
            <text:p>../passo3/perlin/n_256/r_55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0.984344482422" calcext:value-type="float">
            <text:p>0.9843444824</text:p>
          </table:table-cell>
          <table:table-cell office:value-type="float" office:value="0.0915422961116" calcext:value-type="float">
            <text:p>0.0915422961</text:p>
          </table:table-cell>
        </table:table-row>
        <table:table-row table:style-name="ro1">
          <table:table-cell office:value-type="string" calcext:value-type="string">
            <text:p>../passo3/perlin/n_256/r_56.txt</text:p>
          </table:table-cell>
          <table:table-cell office:value-type="float" office:value="1.75199997425" calcext:value-type="float">
            <text:p>1.7519999743</text:p>
          </table:table-cell>
          <table:table-cell office:value-type="float" office:value="0.976516723633" calcext:value-type="float">
            <text:p>0.9765167236</text:p>
          </table:table-cell>
          <table:table-cell office:value-type="float" office:value="0.205484464765" calcext:value-type="float">
            <text:p>0.2054844648</text:p>
          </table:table-cell>
        </table:table-row>
        <table:table-row table:style-name="ro1">
          <table:table-cell office:value-type="string" calcext:value-type="string">
            <text:p>../passo3/perlin/n_256/r_57.txt</text:p>
          </table:table-cell>
          <table:table-cell office:value-type="float" office:value="1.85099995136" calcext:value-type="float">
            <text:p>1.8509999514</text:p>
          </table:table-cell>
          <table:table-cell office:value-type="float" office:value="0.977630615234" calcext:value-type="float">
            <text:p>0.9776306152</text:p>
          </table:table-cell>
          <table:table-cell office:value-type="float" office:value="0.107134483755" calcext:value-type="float">
            <text:p>0.1071344838</text:p>
          </table:table-cell>
        </table:table-row>
        <table:table-row table:style-name="ro1">
          <table:table-cell office:value-type="string" calcext:value-type="string">
            <text:p>../passo3/perlin/n_256/r_58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0.984603881836" calcext:value-type="float">
            <text:p>0.9846038818</text:p>
          </table:table-cell>
          <table:table-cell office:value-type="float" office:value="0.0866446569562" calcext:value-type="float">
            <text:p>0.086644657</text:p>
          </table:table-cell>
        </table:table-row>
        <table:table-row table:style-name="ro1">
          <table:table-cell office:value-type="string" calcext:value-type="string">
            <text:p>../passo3/perlin/n_256/r_59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0.982803344727" calcext:value-type="float">
            <text:p>0.9828033447</text:p>
          </table:table-cell>
          <table:table-cell office:value-type="float" office:value="0.0649277642369" calcext:value-type="float">
            <text:p>0.0649277642</text:p>
          </table:table-cell>
        </table:table-row>
        <table:table-row table:style-name="ro1">
          <table:table-cell office:value-type="string" calcext:value-type="string">
            <text:p>../passo3/perlin/n_256/r_5.txt</text:p>
          </table:table-cell>
          <table:table-cell office:value-type="float" office:value="1.76400005817" calcext:value-type="float">
            <text:p>1.7640000582</text:p>
          </table:table-cell>
          <table:table-cell office:value-type="float" office:value="0.976516723633" calcext:value-type="float">
            <text:p>0.9765167236</text:p>
          </table:table-cell>
          <table:table-cell office:value-type="float" office:value="0.193694725633" calcext:value-type="float">
            <text:p>0.1936947256</text:p>
          </table:table-cell>
        </table:table-row>
        <table:table-row table:style-name="ro1">
          <table:table-cell office:value-type="string" calcext:value-type="string">
            <text:p>../passo3/perlin/n_256/r_60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0.985443115234" calcext:value-type="float">
            <text:p>0.9854431152</text:p>
          </table:table-cell>
          <table:table-cell office:value-type="float" office:value="0.081122353673" calcext:value-type="float">
            <text:p>0.0811223537</text:p>
          </table:table-cell>
        </table:table-row>
        <table:table-row table:style-name="ro1">
          <table:table-cell office:value-type="string" calcext:value-type="string">
            <text:p>../passo3/perlin/n_256/r_61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0.985397338867" calcext:value-type="float">
            <text:p>0.9853973389</text:p>
          </table:table-cell>
          <table:table-cell office:value-type="float" office:value="0.0462563484907" calcext:value-type="float">
            <text:p>0.0462563485</text:p>
          </table:table-cell>
        </table:table-row>
        <table:table-row table:style-name="ro1">
          <table:table-cell office:value-type="string" calcext:value-type="string">
            <text:p>../passo3/perlin/n_256/r_62.txt</text:p>
          </table:table-cell>
          <table:table-cell office:value-type="float" office:value="1.79299998283" calcext:value-type="float">
            <text:p>1.7929999828</text:p>
          </table:table-cell>
          <table:table-cell office:value-type="float" office:value="0.983764648438" calcext:value-type="float">
            <text:p>0.9837646484</text:p>
          </table:table-cell>
          <table:table-cell office:value-type="float" office:value="0.177023693919" calcext:value-type="float">
            <text:p>0.1770236939</text:p>
          </table:table-cell>
        </table:table-row>
        <table:table-row table:style-name="ro1">
          <table:table-cell office:value-type="string" calcext:value-type="string">
            <text:p>../passo3/perlin/n_256/r_63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83154296875" calcext:value-type="float">
            <text:p>0.9831542969</text:p>
          </table:table-cell>
          <table:table-cell office:value-type="float" office:value="0.0990927517414" calcext:value-type="float">
            <text:p>0.0990927517</text:p>
          </table:table-cell>
        </table:table-row>
        <table:table-row table:style-name="ro1">
          <table:table-cell office:value-type="string" calcext:value-type="string">
            <text:p>../passo3/perlin/n_256/r_64.txt</text:p>
          </table:table-cell>
          <table:table-cell office:value-type="float" office:value="1.90999996662" calcext:value-type="float">
            <text:p>1.9099999666</text:p>
          </table:table-cell>
          <table:table-cell office:value-type="float" office:value="0.983291625977" calcext:value-type="float">
            <text:p>0.983291626</text:p>
          </table:table-cell>
          <table:table-cell office:value-type="float" office:value="0.0571529492736" calcext:value-type="float">
            <text:p>0.0571529493</text:p>
          </table:table-cell>
        </table:table-row>
        <table:table-row table:style-name="ro1">
          <table:table-cell office:value-type="string" calcext:value-type="string">
            <text:p>../passo3/perlin/n_256/r_65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0.983993530273" calcext:value-type="float">
            <text:p>0.9839935303</text:p>
          </table:table-cell>
          <table:table-cell office:value-type="float" office:value="0.0891406908631" calcext:value-type="float">
            <text:p>0.0891406909</text:p>
          </table:table-cell>
        </table:table-row>
        <table:table-row table:style-name="ro1">
          <table:table-cell office:value-type="string" calcext:value-type="string">
            <text:p>../passo3/perlin/n_256/r_66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0.982437133789" calcext:value-type="float">
            <text:p>0.9824371338</text:p>
          </table:table-cell>
          <table:table-cell office:value-type="float" office:value="0.0681298971176" calcext:value-type="float">
            <text:p>0.0681298971</text:p>
          </table:table-cell>
        </table:table-row>
        <table:table-row table:style-name="ro1">
          <table:table-cell office:value-type="string" calcext:value-type="string">
            <text:p>../passo3/perlin/n_256/r_67.txt</text:p>
          </table:table-cell>
          <table:table-cell office:value-type="float" office:value="1.89900004864" calcext:value-type="float">
            <text:p>1.8990000486</text:p>
          </table:table-cell>
          <table:table-cell office:value-type="float" office:value="0.987854003906" calcext:value-type="float">
            <text:p>0.9878540039</text:p>
          </table:table-cell>
          <table:table-cell office:value-type="float" office:value="0.0775887221098" calcext:value-type="float">
            <text:p>0.0775887221</text:p>
          </table:table-cell>
        </table:table-row>
        <table:table-row table:style-name="ro1">
          <table:table-cell office:value-type="string" calcext:value-type="string">
            <text:p>../passo3/perlin/n_256/r_68.txt</text:p>
          </table:table-cell>
          <table:table-cell office:value-type="float" office:value="1.86199998856" calcext:value-type="float">
            <text:p>1.8619999886</text:p>
          </table:table-cell>
          <table:table-cell office:value-type="float" office:value="0.983612060547" calcext:value-type="float">
            <text:p>0.9836120605</text:p>
          </table:table-cell>
          <table:table-cell office:value-type="float" office:value="0.107411727309" calcext:value-type="float">
            <text:p>0.1074117273</text:p>
          </table:table-cell>
        </table:table-row>
        <table:table-row table:style-name="ro1">
          <table:table-cell office:value-type="string" calcext:value-type="string">
            <text:p>../passo3/perlin/n_256/r_69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84527587891" calcext:value-type="float">
            <text:p>0.9845275879</text:p>
          </table:table-cell>
          <table:table-cell office:value-type="float" office:value="0.101249322295" calcext:value-type="float">
            <text:p>0.1012493223</text:p>
          </table:table-cell>
        </table:table-row>
        <table:table-row table:style-name="ro1">
          <table:table-cell office:value-type="string" calcext:value-type="string">
            <text:p>../passo3/perlin/n_256/r_6.txt</text:p>
          </table:table-cell>
          <table:table-cell office:value-type="float" office:value="1.9470000267" calcext:value-type="float">
            <text:p>1.9470000267</text:p>
          </table:table-cell>
          <table:table-cell office:value-type="float" office:value="0.985397338867" calcext:value-type="float">
            <text:p>0.9853973389</text:p>
          </table:table-cell>
          <table:table-cell office:value-type="float" office:value="0.0240078549832" calcext:value-type="float">
            <text:p>0.024007855</text:p>
          </table:table-cell>
        </table:table-row>
        <table:table-row table:style-name="ro1">
          <table:table-cell office:value-type="string" calcext:value-type="string">
            <text:p>../passo3/perlin/n_256/r_70.txt</text:p>
          </table:table-cell>
          <table:table-cell office:value-type="float" office:value="1.83099997044" calcext:value-type="float">
            <text:p>1.8309999704</text:p>
          </table:table-cell>
          <table:table-cell office:value-type="float" office:value="0.979156494141" calcext:value-type="float">
            <text:p>0.9791564941</text:p>
          </table:table-cell>
          <table:table-cell office:value-type="float" office:value="0.130332693458" calcext:value-type="float">
            <text:p>0.1303326935</text:p>
          </table:table-cell>
        </table:table-row>
        <table:table-row table:style-name="ro1">
          <table:table-cell office:value-type="string" calcext:value-type="string">
            <text:p>../passo3/perlin/n_256/r_71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85855102539" calcext:value-type="float">
            <text:p>0.9858551025</text:p>
          </table:table-cell>
          <table:table-cell office:value-type="float" office:value="0.104337602854" calcext:value-type="float">
            <text:p>0.1043376029</text:p>
          </table:table-cell>
        </table:table-row>
        <table:table-row table:style-name="ro1">
          <table:table-cell office:value-type="string" calcext:value-type="string">
            <text:p>../passo3/perlin/n_256/r_72.txt</text:p>
          </table:table-cell>
          <table:table-cell office:value-type="float" office:value="1.8220000267" calcext:value-type="float">
            <text:p>1.8220000267</text:p>
          </table:table-cell>
          <table:table-cell office:value-type="float" office:value="0.983459472656" calcext:value-type="float">
            <text:p>0.9834594727</text:p>
          </table:table-cell>
          <table:table-cell office:value-type="float" office:value="0.147086456418" calcext:value-type="float">
            <text:p>0.1470864564</text:p>
          </table:table-cell>
        </table:table-row>
        <table:table-row table:style-name="ro1">
          <table:table-cell office:value-type="string" calcext:value-type="string">
            <text:p>../passo3/perlin/n_256/r_73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0.985336303711" calcext:value-type="float">
            <text:p>0.9853363037</text:p>
          </table:table-cell>
          <table:table-cell office:value-type="float" office:value="0.163912847638" calcext:value-type="float">
            <text:p>0.1639128476</text:p>
          </table:table-cell>
        </table:table-row>
        <table:table-row table:style-name="ro1">
          <table:table-cell office:value-type="string" calcext:value-type="string">
            <text:p>../passo3/perlin/n_256/r_74.txt</text:p>
          </table:table-cell>
          <table:table-cell office:value-type="float" office:value="1.80599999428" calcext:value-type="float">
            <text:p>1.8059999943</text:p>
          </table:table-cell>
          <table:table-cell office:value-type="float" office:value="0.983840942383" calcext:value-type="float">
            <text:p>0.9838409424</text:p>
          </table:table-cell>
          <table:table-cell office:value-type="float" office:value="0.164768666029" calcext:value-type="float">
            <text:p>0.164768666</text:p>
          </table:table-cell>
        </table:table-row>
        <table:table-row table:style-name="ro1">
          <table:table-cell office:value-type="string" calcext:value-type="string">
            <text:p>../passo3/perlin/n_256/r_75.txt</text:p>
          </table:table-cell>
          <table:table-cell office:value-type="float" office:value="1.82700002193" calcext:value-type="float">
            <text:p>1.8270000219</text:p>
          </table:table-cell>
          <table:table-cell office:value-type="float" office:value="0.986373901367" calcext:value-type="float">
            <text:p>0.9863739014</text:p>
          </table:table-cell>
          <table:table-cell office:value-type="float" office:value="0.147271052003" calcext:value-type="float">
            <text:p>0.147271052</text:p>
          </table:table-cell>
        </table:table-row>
        <table:table-row table:style-name="ro1">
          <table:table-cell office:value-type="string" calcext:value-type="string">
            <text:p>../passo3/perlin/n_256/r_76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0.986862182617" calcext:value-type="float">
            <text:p>0.9868621826</text:p>
          </table:table-cell>
          <table:table-cell office:value-type="float" office:value="0.135675549507" calcext:value-type="float">
            <text:p>0.1356755495</text:p>
          </table:table-cell>
        </table:table-row>
        <table:table-row table:style-name="ro1">
          <table:table-cell office:value-type="string" calcext:value-type="string">
            <text:p>../passo3/perlin/n_256/r_77.txt</text:p>
          </table:table-cell>
          <table:table-cell office:value-type="float" office:value="1.88300001621" calcext:value-type="float">
            <text:p>1.8830000162</text:p>
          </table:table-cell>
          <table:table-cell office:value-type="float" office:value="0.985946655273" calcext:value-type="float">
            <text:p>0.9859466553</text:p>
          </table:table-cell>
          <table:table-cell office:value-type="float" office:value="0.089730001986" calcext:value-type="float">
            <text:p>0.089730002</text:p>
          </table:table-cell>
        </table:table-row>
        <table:table-row table:style-name="ro1">
          <table:table-cell office:value-type="string" calcext:value-type="string">
            <text:p>../passo3/perlin/n_256/r_78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0.981170654297" calcext:value-type="float">
            <text:p>0.9811706543</text:p>
          </table:table-cell>
          <table:table-cell office:value-type="float" office:value="0.0260002985597" calcext:value-type="float">
            <text:p>0.0260002986</text:p>
          </table:table-cell>
        </table:table-row>
        <table:table-row table:style-name="ro1">
          <table:table-cell office:value-type="string" calcext:value-type="string">
            <text:p>../passo3/perlin/n_256/r_79.txt</text:p>
          </table:table-cell>
          <table:table-cell office:value-type="float" office:value="1.83899998665" calcext:value-type="float">
            <text:p>1.8389999867</text:p>
          </table:table-cell>
          <table:table-cell office:value-type="float" office:value="0.98503112793" calcext:value-type="float">
            <text:p>0.9850311279</text:p>
          </table:table-cell>
          <table:table-cell office:value-type="float" office:value="0.132653653622" calcext:value-type="float">
            <text:p>0.1326536536</text:p>
          </table:table-cell>
        </table:table-row>
        <table:table-row table:style-name="ro1">
          <table:table-cell office:value-type="string" calcext:value-type="string">
            <text:p>../passo3/perlin/n_256/r_7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0.985229492188" calcext:value-type="float">
            <text:p>0.9852294922</text:p>
          </table:table-cell>
          <table:table-cell office:value-type="float" office:value="0.0261108521372" calcext:value-type="float">
            <text:p>0.0261108521</text:p>
          </table:table-cell>
        </table:table-row>
        <table:table-row table:style-name="ro1">
          <table:table-cell office:value-type="string" calcext:value-type="string">
            <text:p>../passo3/perlin/n_256/r_80.txt</text:p>
          </table:table-cell>
          <table:table-cell office:value-type="float" office:value="1.89800000191" calcext:value-type="float">
            <text:p>1.8980000019</text:p>
          </table:table-cell>
          <table:table-cell office:value-type="float" office:value="0.98600769043" calcext:value-type="float">
            <text:p>0.9860076904</text:p>
          </table:table-cell>
          <table:table-cell office:value-type="float" office:value="0.0755328908563" calcext:value-type="float">
            <text:p>0.0755328909</text:p>
          </table:table-cell>
        </table:table-row>
        <table:table-row table:style-name="ro1">
          <table:table-cell office:value-type="string" calcext:value-type="string">
            <text:p>../passo3/perlin/n_256/r_81.txt</text:p>
          </table:table-cell>
          <table:table-cell office:value-type="float" office:value="1.80400002003" calcext:value-type="float">
            <text:p>1.80400002</text:p>
          </table:table-cell>
          <table:table-cell office:value-type="float" office:value="0.984283447266" calcext:value-type="float">
            <text:p>0.9842834473</text:p>
          </table:table-cell>
          <table:table-cell office:value-type="float" office:value="0.167136520147" calcext:value-type="float">
            <text:p>0.1671365201</text:p>
          </table:table-cell>
        </table:table-row>
        <table:table-row table:style-name="ro1">
          <table:table-cell office:value-type="string" calcext:value-type="string">
            <text:p>../passo3/perlin/n_256/r_82.txt</text:p>
          </table:table-cell>
          <table:table-cell office:value-type="float" office:value="1.89300000668" calcext:value-type="float">
            <text:p>1.8930000067</text:p>
          </table:table-cell>
          <table:table-cell office:value-type="float" office:value="0.984100341797" calcext:value-type="float">
            <text:p>0.9841003418</text:p>
          </table:table-cell>
          <table:table-cell office:value-type="float" office:value="0.0764833837748" calcext:value-type="float">
            <text:p>0.0764833838</text:p>
          </table:table-cell>
        </table:table-row>
        <table:table-row table:style-name="ro1">
          <table:table-cell office:value-type="string" calcext:value-type="string">
            <text:p>../passo3/perlin/n_256/r_83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0.977478027344" calcext:value-type="float">
            <text:p>0.9774780273</text:p>
          </table:table-cell>
          <table:table-cell office:value-type="float" office:value="0.0993698313832" calcext:value-type="float">
            <text:p>0.0993698314</text:p>
          </table:table-cell>
        </table:table-row>
        <table:table-row table:style-name="ro1">
          <table:table-cell office:value-type="string" calcext:value-type="string">
            <text:p>../passo3/perlin/n_256/r_84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0.984848022461" calcext:value-type="float">
            <text:p>0.9848480225</text:p>
          </table:table-cell>
          <table:table-cell office:value-type="float" office:value="0.0830825269222" calcext:value-type="float">
            <text:p>0.0830825269</text:p>
          </table:table-cell>
        </table:table-row>
        <table:table-row table:style-name="ro1">
          <table:table-cell office:value-type="string" calcext:value-type="string">
            <text:p>../passo3/perlin/n_256/r_85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0.985137939453" calcext:value-type="float">
            <text:p>0.9851379395</text:p>
          </table:table-cell>
          <table:table-cell office:value-type="float" office:value="0.0342630334198" calcext:value-type="float">
            <text:p>0.0342630334</text:p>
          </table:table-cell>
        </table:table-row>
        <table:table-row table:style-name="ro1">
          <table:table-cell office:value-type="string" calcext:value-type="string">
            <text:p>../passo3/perlin/n_256/r_86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0.982711791992" calcext:value-type="float">
            <text:p>0.982711792</text:p>
          </table:table-cell>
          <table:table-cell office:value-type="float" office:value="0.0319307036698" calcext:value-type="float">
            <text:p>0.0319307037</text:p>
          </table:table-cell>
        </table:table-row>
        <table:table-row table:style-name="ro1">
          <table:table-cell office:value-type="string" calcext:value-type="string">
            <text:p>../passo3/perlin/n_256/r_87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0.983413696289" calcext:value-type="float">
            <text:p>0.9834136963</text:p>
          </table:table-cell>
          <table:table-cell office:value-type="float" office:value="0.00986955035478" calcext:value-type="float">
            <text:p>0.0098695504</text:p>
          </table:table-cell>
        </table:table-row>
        <table:table-row table:style-name="ro1">
          <table:table-cell office:value-type="string" calcext:value-type="string">
            <text:p>../passo3/perlin/n_256/r_88.txt</text:p>
          </table:table-cell>
          <table:table-cell office:value-type="float" office:value="1.90999996662" calcext:value-type="float">
            <text:p>1.9099999666</text:p>
          </table:table-cell>
          <table:table-cell office:value-type="float" office:value="0.983291625977" calcext:value-type="float">
            <text:p>0.983291626</text:p>
          </table:table-cell>
          <table:table-cell office:value-type="float" office:value="0.0571529492736" calcext:value-type="float">
            <text:p>0.0571529493</text:p>
          </table:table-cell>
        </table:table-row>
        <table:table-row table:style-name="ro1">
          <table:table-cell office:value-type="string" calcext:value-type="string">
            <text:p>../passo3/perlin/n_256/r_89.txt</text:p>
          </table:table-cell>
          <table:table-cell office:value-type="float" office:value="1.86399996281" calcext:value-type="float">
            <text:p>1.8639999628</text:p>
          </table:table-cell>
          <table:table-cell office:value-type="float" office:value="0.98258972168" calcext:value-type="float">
            <text:p>0.9825897217</text:p>
          </table:table-cell>
          <table:table-cell office:value-type="float" office:value="0.102713048458" calcext:value-type="float">
            <text:p>0.1027130485</text:p>
          </table:table-cell>
        </table:table-row>
        <table:table-row table:style-name="ro1">
          <table:table-cell office:value-type="string" calcext:value-type="string">
            <text:p>../passo3/perlin/n_256/r_8.txt</text:p>
          </table:table-cell>
          <table:table-cell office:value-type="float" office:value="1.79999995232" calcext:value-type="float">
            <text:p>1.7999999523</text:p>
          </table:table-cell>
          <table:table-cell office:value-type="float" office:value="0.984558105469" calcext:value-type="float">
            <text:p>0.9845581055</text:p>
          </table:table-cell>
          <table:table-cell office:value-type="float" office:value="0.171337798238" calcext:value-type="float">
            <text:p>0.1713377982</text:p>
          </table:table-cell>
        </table:table-row>
        <table:table-row table:style-name="ro1">
          <table:table-cell office:value-type="string" calcext:value-type="string">
            <text:p>../passo3/perlin/n_256/r_90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0.984268188477" calcext:value-type="float">
            <text:p>0.9842681885</text:p>
          </table:table-cell>
          <table:table-cell office:value-type="float" office:value="0.0573138296604" calcext:value-type="float">
            <text:p>0.0573138297</text:p>
          </table:table-cell>
        </table:table-row>
        <table:table-row table:style-name="ro1">
          <table:table-cell office:value-type="string" calcext:value-type="string">
            <text:p>../passo3/perlin/n_256/r_91.txt</text:p>
          </table:table-cell>
          <table:table-cell office:value-type="float" office:value="1.84599995613" calcext:value-type="float">
            <text:p>1.8459999561</text:p>
          </table:table-cell>
          <table:table-cell office:value-type="float" office:value="0.976135253906" calcext:value-type="float">
            <text:p>0.9761352539</text:p>
          </table:table-cell>
          <table:table-cell office:value-type="float" office:value="0.108453966677" calcext:value-type="float">
            <text:p>0.1084539667</text:p>
          </table:table-cell>
        </table:table-row>
        <table:table-row table:style-name="ro1">
          <table:table-cell office:value-type="string" calcext:value-type="string">
            <text:p>../passo3/perlin/n_256/r_92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0.984130859375" calcext:value-type="float">
            <text:p>0.9841308594</text:p>
          </table:table-cell>
          <table:table-cell office:value-type="float" office:value="0.0400706008077" calcext:value-type="float">
            <text:p>0.0400706008</text:p>
          </table:table-cell>
        </table:table-row>
        <table:table-row table:style-name="ro1">
          <table:table-cell office:value-type="string" calcext:value-type="string">
            <text:p>../passo3/perlin/n_256/r_93.txt</text:p>
          </table:table-cell>
          <table:table-cell office:value-type="float" office:value="1.8259999752" calcext:value-type="float">
            <text:p>1.8259999752</text:p>
          </table:table-cell>
          <table:table-cell office:value-type="float" office:value="0.97200012207" calcext:value-type="float">
            <text:p>0.9720001221</text:p>
          </table:table-cell>
          <table:table-cell office:value-type="float" office:value="0.120897866786" calcext:value-type="float">
            <text:p>0.1208978668</text:p>
          </table:table-cell>
        </table:table-row>
        <table:table-row table:style-name="ro1">
          <table:table-cell office:value-type="string" calcext:value-type="string">
            <text:p>../passo3/perlin/n_256/r_94.txt</text:p>
          </table:table-cell>
          <table:table-cell office:value-type="float" office:value="1.83800005913" calcext:value-type="float">
            <text:p>1.8380000591</text:p>
          </table:table-cell>
          <table:table-cell office:value-type="float" office:value="0.984313964844" calcext:value-type="float">
            <text:p>0.9843139648</text:p>
          </table:table-cell>
          <table:table-cell office:value-type="float" office:value="0.132628053427" calcext:value-type="float">
            <text:p>0.1326280534</text:p>
          </table:table-cell>
        </table:table-row>
        <table:table-row table:style-name="ro1">
          <table:table-cell office:value-type="string" calcext:value-type="string">
            <text:p>../passo3/perlin/n_256/r_95.txt</text:p>
          </table:table-cell>
          <table:table-cell office:value-type="float" office:value="1.93499994278" calcext:value-type="float">
            <text:p>1.9349999428</text:p>
          </table:table-cell>
          <table:table-cell office:value-type="float" office:value="0.987152099609" calcext:value-type="float">
            <text:p>0.9871520996</text:p>
          </table:table-cell>
          <table:table-cell office:value-type="float" office:value="0.039541862905" calcext:value-type="float">
            <text:p>0.0395418629</text:p>
          </table:table-cell>
        </table:table-row>
        <table:table-row table:style-name="ro1">
          <table:table-cell office:value-type="string" calcext:value-type="string">
            <text:p>../passo3/perlin/n_256/r_96.txt</text:p>
          </table:table-cell>
          <table:table-cell office:value-type="float" office:value="1.82299995422" calcext:value-type="float">
            <text:p>1.8229999542</text:p>
          </table:table-cell>
          <table:table-cell office:value-type="float" office:value="0.982620239258" calcext:value-type="float">
            <text:p>0.9826202393</text:p>
          </table:table-cell>
          <table:table-cell office:value-type="float" office:value="0.144588023424" calcext:value-type="float">
            <text:p>0.1445880234</text:p>
          </table:table-cell>
        </table:table-row>
        <table:table-row table:style-name="ro1">
          <table:table-cell office:value-type="string" calcext:value-type="string">
            <text:p>../passo3/perlin/n_256/r_97.txt</text:p>
          </table:table-cell>
          <table:table-cell office:value-type="float" office:value="1.90299999714" calcext:value-type="float">
            <text:p>1.9029999971</text:p>
          </table:table-cell>
          <table:table-cell office:value-type="float" office:value="0.984130859375" calcext:value-type="float">
            <text:p>0.9841308594</text:p>
          </table:table-cell>
          <table:table-cell office:value-type="float" office:value="0.0660976916552" calcext:value-type="float">
            <text:p>0.0660976917</text:p>
          </table:table-cell>
        </table:table-row>
        <table:table-row table:style-name="ro1">
          <table:table-cell office:value-type="string" calcext:value-type="string">
            <text:p>../passo3/perlin/n_256/r_98.txt</text:p>
          </table:table-cell>
          <table:table-cell office:value-type="float" office:value="1.76699995995" calcext:value-type="float">
            <text:p>1.76699996</text:p>
          </table:table-cell>
          <table:table-cell office:value-type="float" office:value="0.986206054688" calcext:value-type="float">
            <text:p>0.9862060547</text:p>
          </table:table-cell>
          <table:table-cell office:value-type="float" office:value="0.208227619529" calcext:value-type="float">
            <text:p>0.2082276195</text:p>
          </table:table-cell>
        </table:table-row>
        <table:table-row table:style-name="ro1">
          <table:table-cell office:value-type="string" calcext:value-type="string">
            <text:p>../passo3/perlin/n_256/r_99.txt</text:p>
          </table:table-cell>
          <table:table-cell office:value-type="float" office:value="1.83000004292" calcext:value-type="float">
            <text:p>1.8300000429</text:p>
          </table:table-cell>
          <table:table-cell office:value-type="float" office:value="0.982940673828" calcext:value-type="float">
            <text:p>0.9829406738</text:p>
          </table:table-cell>
          <table:table-cell office:value-type="float" office:value="0.138635665178" calcext:value-type="float">
            <text:p>0.1386356652</text:p>
          </table:table-cell>
        </table:table-row>
        <table:table-row table:style-name="ro1">
          <table:table-cell office:value-type="string" calcext:value-type="string">
            <text:p>../passo3/perlin/n_256/r_9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0.980026245117" calcext:value-type="float">
            <text:p>0.9800262451</text:p>
          </table:table-cell>
          <table:table-cell office:value-type="float" office:value="0.09609387815" calcext:value-type="float">
            <text:p>0.09609387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716399991516" calcext:value-type="float">
            <text:p>1.8716399992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498931246411756" calcext:value-type="float">
            <text:p>0.0498931246</text:p>
          </table:table-cell>
          <table:table-cell table:number-columns-repeated="2"/>
        </table:table-row>
      </table:table>
      <table:table table:name="r512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perlin/n_512/r_0.txt</text:p>
          </table:table-cell>
          <table:table-cell office:value-type="float" office:value="1.84899997711" calcext:value-type="float">
            <text:p>1.8489999771</text:p>
          </table:table-cell>
          <table:table-cell office:value-type="float" office:value="0.963233947754" calcext:value-type="float">
            <text:p>0.9632339478</text:p>
          </table:table-cell>
          <table:table-cell office:value-type="float" office:value="0.0806299969554" calcext:value-type="float">
            <text:p>0.080629997</text:p>
          </table:table-cell>
        </table:table-row>
        <table:table-row table:style-name="ro1">
          <table:table-cell office:value-type="string" calcext:value-type="string">
            <text:p>../passo3/perlin/n_512/r_10.txt</text:p>
          </table:table-cell>
          <table:table-cell office:value-type="float" office:value="1.82400000095" calcext:value-type="float">
            <text:p>1.824000001</text:p>
          </table:table-cell>
          <table:table-cell office:value-type="float" office:value="0.957584381104" calcext:value-type="float">
            <text:p>0.9575843811</text:p>
          </table:table-cell>
          <table:table-cell office:value-type="float" office:value="0.0951833724976" calcext:value-type="float">
            <text:p>0.0951833725</text:p>
          </table:table-cell>
        </table:table-row>
        <table:table-row table:style-name="ro1">
          <table:table-cell office:value-type="string" calcext:value-type="string">
            <text:p>../passo3/perlin/n_512/r_11.txt</text:p>
          </table:table-cell>
          <table:table-cell office:value-type="float" office:value="1.80200004578" calcext:value-type="float">
            <text:p>1.8020000458</text:p>
          </table:table-cell>
          <table:table-cell office:value-type="float" office:value="0.951183319092" calcext:value-type="float">
            <text:p>0.9511833191</text:p>
          </table:table-cell>
          <table:table-cell office:value-type="float" office:value="0.105858787894" calcext:value-type="float">
            <text:p>0.1058587879</text:p>
          </table:table-cell>
        </table:table-row>
        <table:table-row table:style-name="ro1">
          <table:table-cell office:value-type="string" calcext:value-type="string">
            <text:p>../passo3/perlin/n_512/r_12.txt</text:p>
          </table:table-cell>
          <table:table-cell office:value-type="float" office:value="1.79200005531" calcext:value-type="float">
            <text:p>1.7920000553</text:p>
          </table:table-cell>
          <table:table-cell office:value-type="float" office:value="0.95788192749" calcext:value-type="float">
            <text:p>0.9578819275</text:p>
          </table:table-cell>
          <table:table-cell office:value-type="float" office:value="0.128882214427" calcext:value-type="float">
            <text:p>0.1288822144</text:p>
          </table:table-cell>
        </table:table-row>
        <table:table-row table:style-name="ro1">
          <table:table-cell office:value-type="string" calcext:value-type="string">
            <text:p>../passo3/perlin/n_512/r_13.txt</text:p>
          </table:table-cell>
          <table:table-cell office:value-type="float" office:value="1.79200005531" calcext:value-type="float">
            <text:p>1.7920000553</text:p>
          </table:table-cell>
          <table:table-cell office:value-type="float" office:value="0.949645996094" calcext:value-type="float">
            <text:p>0.9496459961</text:p>
          </table:table-cell>
          <table:table-cell office:value-type="float" office:value="0.11280644685" calcext:value-type="float">
            <text:p>0.1128064469</text:p>
          </table:table-cell>
        </table:table-row>
        <table:table-row table:style-name="ro1">
          <table:table-cell office:value-type="string" calcext:value-type="string">
            <text:p>../passo3/perlin/n_512/r_14.txt</text:p>
          </table:table-cell>
          <table:table-cell office:value-type="float" office:value="1.85300004482" calcext:value-type="float">
            <text:p>1.8530000448</text:p>
          </table:table-cell>
          <table:table-cell office:value-type="float" office:value="0.956329345703" calcext:value-type="float">
            <text:p>0.9563293457</text:p>
          </table:table-cell>
          <table:table-cell office:value-type="float" office:value="0.0626161247492" calcext:value-type="float">
            <text:p>0.0626161247</text:p>
          </table:table-cell>
        </table:table-row>
        <table:table-row table:style-name="ro1">
          <table:table-cell office:value-type="string" calcext:value-type="string">
            <text:p>../passo3/perlin/n_512/r_15.txt</text:p>
          </table:table-cell>
          <table:table-cell office:value-type="float" office:value="1.78199994564" calcext:value-type="float">
            <text:p>1.7819999456</text:p>
          </table:table-cell>
          <table:table-cell office:value-type="float" office:value="0.956813812256" calcext:value-type="float">
            <text:p>0.9568138123</text:p>
          </table:table-cell>
          <table:table-cell office:value-type="float" office:value="0.137142583728" calcext:value-type="float">
            <text:p>0.1371425837</text:p>
          </table:table-cell>
        </table:table-row>
        <table:table-row table:style-name="ro1">
          <table:table-cell office:value-type="string" calcext:value-type="string">
            <text:p>../passo3/perlin/n_512/r_16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0.957466125488" calcext:value-type="float">
            <text:p>0.9574661255</text:p>
          </table:table-cell>
          <table:table-cell office:value-type="float" office:value="0.0757768154144" calcext:value-type="float">
            <text:p>0.0757768154</text:p>
          </table:table-cell>
        </table:table-row>
        <table:table-row table:style-name="ro1">
          <table:table-cell office:value-type="string" calcext:value-type="string">
            <text:p>../passo3/perlin/n_512/r_17.txt</text:p>
          </table:table-cell>
          <table:table-cell office:value-type="float" office:value="1.84800004959" calcext:value-type="float">
            <text:p>1.8480000496</text:p>
          </table:table-cell>
          <table:table-cell office:value-type="float" office:value="0.953330993652" calcext:value-type="float">
            <text:p>0.9533309937</text:p>
          </table:table-cell>
          <table:table-cell office:value-type="float" office:value="0.0617387630045" calcext:value-type="float">
            <text:p>0.061738763</text:p>
          </table:table-cell>
        </table:table-row>
        <table:table-row table:style-name="ro1">
          <table:table-cell office:value-type="string" calcext:value-type="string">
            <text:p>../passo3/perlin/n_512/r_18.txt</text:p>
          </table:table-cell>
          <table:table-cell office:value-type="float" office:value="1.78100001812" calcext:value-type="float">
            <text:p>1.7810000181</text:p>
          </table:table-cell>
          <table:table-cell office:value-type="float" office:value="0.965518951416" calcext:value-type="float">
            <text:p>0.9655189514</text:p>
          </table:table-cell>
          <table:table-cell office:value-type="float" office:value="0.155585512519" calcext:value-type="float">
            <text:p>0.1555855125</text:p>
          </table:table-cell>
        </table:table-row>
        <table:table-row table:style-name="ro1">
          <table:table-cell office:value-type="string" calcext:value-type="string">
            <text:p>../passo3/perlin/n_512/r_19.txt</text:p>
          </table:table-cell>
          <table:table-cell office:value-type="float" office:value="1.83399999142" calcext:value-type="float">
            <text:p>1.8339999914</text:p>
          </table:table-cell>
          <table:table-cell office:value-type="float" office:value="0.965026855469" calcext:value-type="float">
            <text:p>0.9650268555</text:p>
          </table:table-cell>
          <table:table-cell office:value-type="float" office:value="0.0998275279999" calcext:value-type="float">
            <text:p>0.099827528</text:p>
          </table:table-cell>
        </table:table-row>
        <table:table-row table:style-name="ro1">
          <table:table-cell office:value-type="string" calcext:value-type="string">
            <text:p>../passo3/perlin/n_512/r_1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0.960693359375" calcext:value-type="float">
            <text:p>0.9606933594</text:p>
          </table:table-cell>
          <table:table-cell office:value-type="float" office:value="0.0501018390059" calcext:value-type="float">
            <text:p>0.050101839</text:p>
          </table:table-cell>
        </table:table-row>
        <table:table-row table:style-name="ro1">
          <table:table-cell office:value-type="string" calcext:value-type="string">
            <text:p>../passo3/perlin/n_512/r_20.txt</text:p>
          </table:table-cell>
          <table:table-cell office:value-type="float" office:value="1.86399996281" calcext:value-type="float">
            <text:p>1.8639999628</text:p>
          </table:table-cell>
          <table:table-cell office:value-type="float" office:value="0.964435577393" calcext:value-type="float">
            <text:p>0.9644355774</text:p>
          </table:table-cell>
          <table:table-cell office:value-type="float" office:value="0.0668843984604" calcext:value-type="float">
            <text:p>0.0668843985</text:p>
          </table:table-cell>
        </table:table-row>
        <table:table-row table:style-name="ro1">
          <table:table-cell office:value-type="string" calcext:value-type="string">
            <text:p>../passo3/perlin/n_512/r_21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0.96215057373" calcext:value-type="float">
            <text:p>0.9621505737</text:p>
          </table:table-cell>
          <table:table-cell office:value-type="float" office:value="0.009263032116" calcext:value-type="float">
            <text:p>0.0092630321</text:p>
          </table:table-cell>
        </table:table-row>
        <table:table-row table:style-name="ro1">
          <table:table-cell office:value-type="string" calcext:value-type="string">
            <text:p>../passo3/perlin/n_512/r_22.txt</text:p>
          </table:table-cell>
          <table:table-cell office:value-type="float" office:value="1.83599996567" calcext:value-type="float">
            <text:p>1.8359999657</text:p>
          </table:table-cell>
          <table:table-cell office:value-type="float" office:value="0.962299346924" calcext:value-type="float">
            <text:p>0.9622993469</text:p>
          </table:table-cell>
          <table:table-cell office:value-type="float" office:value="0.0918960720301" calcext:value-type="float">
            <text:p>0.091896072</text:p>
          </table:table-cell>
        </table:table-row>
        <table:table-row table:style-name="ro1">
          <table:table-cell office:value-type="string" calcext:value-type="string">
            <text:p>../passo3/perlin/n_512/r_23.txt</text:p>
          </table:table-cell>
          <table:table-cell office:value-type="float" office:value="1.82400000095" calcext:value-type="float">
            <text:p>1.824000001</text:p>
          </table:table-cell>
          <table:table-cell office:value-type="float" office:value="0.961521148682" calcext:value-type="float">
            <text:p>0.9615211487</text:p>
          </table:table-cell>
          <table:table-cell office:value-type="float" office:value="0.102497108281" calcext:value-type="float">
            <text:p>0.1024971083</text:p>
          </table:table-cell>
        </table:table-row>
        <table:table-row table:style-name="ro1">
          <table:table-cell office:value-type="string" calcext:value-type="string">
            <text:p>../passo3/perlin/n_512/r_24.txt</text:p>
          </table:table-cell>
          <table:table-cell office:value-type="float" office:value="1.80499994755" calcext:value-type="float">
            <text:p>1.8049999476</text:p>
          </table:table-cell>
          <table:table-cell office:value-type="float" office:value="0.965019226074" calcext:value-type="float">
            <text:p>0.9650192261</text:p>
          </table:table-cell>
          <table:table-cell office:value-type="float" office:value="0.129476979375" calcext:value-type="float">
            <text:p>0.1294769794</text:p>
          </table:table-cell>
        </table:table-row>
        <table:table-row table:style-name="ro1">
          <table:table-cell office:value-type="string" calcext:value-type="string">
            <text:p>../passo3/perlin/n_512/r_25.txt</text:p>
          </table:table-cell>
          <table:table-cell office:value-type="float" office:value="1.75999999046" calcext:value-type="float">
            <text:p>1.7599999905</text:p>
          </table:table-cell>
          <table:table-cell office:value-type="float" office:value="0.961242675781" calcext:value-type="float">
            <text:p>0.9612426758</text:p>
          </table:table-cell>
          <table:table-cell office:value-type="float" office:value="0.168585643172" calcext:value-type="float">
            <text:p>0.1685856432</text:p>
          </table:table-cell>
        </table:table-row>
        <table:table-row table:style-name="ro1">
          <table:table-cell office:value-type="string" calcext:value-type="string">
            <text:p>../passo3/perlin/n_512/r_26.txt</text:p>
          </table:table-cell>
          <table:table-cell office:value-type="float" office:value="1.79100000858" calcext:value-type="float">
            <text:p>1.7910000086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120950423181" calcext:value-type="float">
            <text:p>0.1209504232</text:p>
          </table:table-cell>
        </table:table-row>
        <table:table-row table:style-name="ro1">
          <table:table-cell office:value-type="string" calcext:value-type="string">
            <text:p>../passo3/perlin/n_512/r_27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0.952983856201" calcext:value-type="float">
            <text:p>0.9529838562</text:p>
          </table:table-cell>
          <table:table-cell office:value-type="float" office:value="0.065261811018" calcext:value-type="float">
            <text:p>0.065261811</text:p>
          </table:table-cell>
        </table:table-row>
        <table:table-row table:style-name="ro1">
          <table:table-cell office:value-type="string" calcext:value-type="string">
            <text:p>../passo3/perlin/n_512/r_28.txt</text:p>
          </table:table-cell>
          <table:table-cell office:value-type="float" office:value="1.80499994755" calcext:value-type="float">
            <text:p>1.8049999476</text:p>
          </table:table-cell>
          <table:table-cell office:value-type="float" office:value="0.960437774658" calcext:value-type="float">
            <text:p>0.9604377747</text:p>
          </table:table-cell>
          <table:table-cell office:value-type="float" office:value="0.120809920132" calcext:value-type="float">
            <text:p>0.1208099201</text:p>
          </table:table-cell>
        </table:table-row>
        <table:table-row table:style-name="ro1">
          <table:table-cell office:value-type="string" calcext:value-type="string">
            <text:p>../passo3/perlin/n_512/r_29.txt</text:p>
          </table:table-cell>
          <table:table-cell office:value-type="float" office:value="1.86399996281" calcext:value-type="float">
            <text:p>1.8639999628</text:p>
          </table:table-cell>
          <table:table-cell office:value-type="float" office:value="0.957836151123" calcext:value-type="float">
            <text:p>0.9578361511</text:p>
          </table:table-cell>
          <table:table-cell office:value-type="float" office:value="0.0540046207607" calcext:value-type="float">
            <text:p>0.0540046208</text:p>
          </table:table-cell>
        </table:table-row>
        <table:table-row table:style-name="ro1">
          <table:table-cell office:value-type="string" calcext:value-type="string">
            <text:p>../passo3/perlin/n_512/r_2.txt</text:p>
          </table:table-cell>
          <table:table-cell office:value-type="float" office:value="1.77999997139" calcext:value-type="float">
            <text:p>1.7799999714</text:p>
          </table:table-cell>
          <table:table-cell office:value-type="float" office:value="0.960453033447" calcext:value-type="float">
            <text:p>0.9604530334</text:p>
          </table:table-cell>
          <table:table-cell office:value-type="float" office:value="0.14626558125" calcext:value-type="float">
            <text:p>0.1462655813</text:p>
          </table:table-cell>
        </table:table-row>
        <table:table-row table:style-name="ro1">
          <table:table-cell office:value-type="string" calcext:value-type="string">
            <text:p>../passo3/perlin/n_512/r_30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0.959911346436" calcext:value-type="float">
            <text:p>0.9599113464</text:p>
          </table:table-cell>
          <table:table-cell office:value-type="float" office:value="0.0758118182421" calcext:value-type="float">
            <text:p>0.0758118182</text:p>
          </table:table-cell>
        </table:table-row>
        <table:table-row table:style-name="ro1">
          <table:table-cell office:value-type="string" calcext:value-type="string">
            <text:p>../passo3/perlin/n_512/r_31.txt</text:p>
          </table:table-cell>
          <table:table-cell office:value-type="float" office:value="1.76600003242" calcext:value-type="float">
            <text:p>1.7660000324</text:p>
          </table:table-cell>
          <table:table-cell office:value-type="float" office:value="0.953155517578" calcext:value-type="float">
            <text:p>0.9531555176</text:p>
          </table:table-cell>
          <table:table-cell office:value-type="float" office:value="0.14739780128" calcext:value-type="float">
            <text:p>0.1473978013</text:p>
          </table:table-cell>
        </table:table-row>
        <table:table-row table:style-name="ro1">
          <table:table-cell office:value-type="string" calcext:value-type="string">
            <text:p>../passo3/perlin/n_512/r_32.txt</text:p>
          </table:table-cell>
          <table:table-cell office:value-type="float" office:value="1.7539999485" calcext:value-type="float">
            <text:p>1.7539999485</text:p>
          </table:table-cell>
          <table:table-cell office:value-type="float" office:value="0.965553283691" calcext:value-type="float">
            <text:p>0.9655532837</text:p>
          </table:table-cell>
          <table:table-cell office:value-type="float" office:value="0.183538913727" calcext:value-type="float">
            <text:p>0.1835389137</text:p>
          </table:table-cell>
        </table:table-row>
        <table:table-row table:style-name="ro1">
          <table:table-cell office:value-type="string" calcext:value-type="string">
            <text:p>../passo3/perlin/n_512/r_33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0.942440032959" calcext:value-type="float">
            <text:p>0.942440033</text:p>
          </table:table-cell>
          <table:table-cell office:value-type="float" office:value="0.047358289361" calcext:value-type="float">
            <text:p>0.0473582894</text:p>
          </table:table-cell>
        </table:table-row>
        <table:table-row table:style-name="ro1">
          <table:table-cell office:value-type="string" calcext:value-type="string">
            <text:p>../passo3/perlin/n_512/r_34.txt</text:p>
          </table:table-cell>
          <table:table-cell office:value-type="float" office:value="1.76600003242" calcext:value-type="float">
            <text:p>1.7660000324</text:p>
          </table:table-cell>
          <table:table-cell office:value-type="float" office:value="0.956878662109" calcext:value-type="float">
            <text:p>0.9568786621</text:p>
          </table:table-cell>
          <table:table-cell office:value-type="float" office:value="0.154771015048" calcext:value-type="float">
            <text:p>0.154771015</text:p>
          </table:table-cell>
        </table:table-row>
        <table:table-row table:style-name="ro1">
          <table:table-cell office:value-type="string" calcext:value-type="string">
            <text:p>../passo3/perlin/n_512/r_35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0.960842132568" calcext:value-type="float">
            <text:p>0.9608421326</text:p>
          </table:table-cell>
          <table:table-cell office:value-type="float" office:value="0.10627078265" calcext:value-type="float">
            <text:p>0.1062707827</text:p>
          </table:table-cell>
        </table:table-row>
        <table:table-row table:style-name="ro1">
          <table:table-cell office:value-type="string" calcext:value-type="string">
            <text:p>../passo3/perlin/n_512/r_36.txt</text:p>
          </table:table-cell>
          <table:table-cell office:value-type="float" office:value="1.91700005531" calcext:value-type="float">
            <text:p>1.9170000553</text:p>
          </table:table-cell>
          <table:table-cell office:value-type="float" office:value="0.962028503418" calcext:value-type="float">
            <text:p>0.9620285034</text:p>
          </table:table-cell>
          <table:table-cell office:value-type="float" office:value="0.00742744514719" calcext:value-type="float">
            <text:p>0.0074274451</text:p>
          </table:table-cell>
        </table:table-row>
        <table:table-row table:style-name="ro1">
          <table:table-cell office:value-type="string" calcext:value-type="string">
            <text:p>../passo3/perlin/n_512/r_37.txt</text:p>
          </table:table-cell>
          <table:table-cell office:value-type="float" office:value="1.77799999714" calcext:value-type="float">
            <text:p>1.7779999971</text:p>
          </table:table-cell>
          <table:table-cell office:value-type="float" office:value="0.950698852539" calcext:value-type="float">
            <text:p>0.9506988525</text:p>
          </table:table-cell>
          <table:table-cell office:value-type="float" office:value="0.129720017314" calcext:value-type="float">
            <text:p>0.1297200173</text:p>
          </table:table-cell>
        </table:table-row>
        <table:table-row table:style-name="ro1">
          <table:table-cell office:value-type="string" calcext:value-type="string">
            <text:p>../passo3/perlin/n_512/r_38.txt</text:p>
          </table:table-cell>
          <table:table-cell office:value-type="float" office:value="1.86300003529" calcext:value-type="float">
            <text:p>1.8630000353</text:p>
          </table:table-cell>
          <table:table-cell office:value-type="float" office:value="0.962230682373" calcext:value-type="float">
            <text:p>0.9622306824</text:p>
          </table:table-cell>
          <table:table-cell office:value-type="float" office:value="0.0636092573404" calcext:value-type="float">
            <text:p>0.0636092573</text:p>
          </table:table-cell>
        </table:table-row>
        <table:table-row table:style-name="ro1">
          <table:table-cell office:value-type="string" calcext:value-type="string">
            <text:p>../passo3/perlin/n_512/r_39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0.969017028809" calcext:value-type="float">
            <text:p>0.9690170288</text:p>
          </table:table-cell>
          <table:table-cell office:value-type="float" office:value="0.0757310464978" calcext:value-type="float">
            <text:p>0.0757310465</text:p>
          </table:table-cell>
        </table:table-row>
        <table:table-row table:style-name="ro1">
          <table:table-cell office:value-type="string" calcext:value-type="string">
            <text:p>../passo3/perlin/n_512/r_3.txt</text:p>
          </table:table-cell>
          <table:table-cell office:value-type="float" office:value="1.86199998856" calcext:value-type="float">
            <text:p>1.8619999886</text:p>
          </table:table-cell>
          <table:table-cell office:value-type="float" office:value="0.958202362061" calcext:value-type="float">
            <text:p>0.9582023621</text:p>
          </table:table-cell>
          <table:table-cell office:value-type="float" office:value="0.0564427189529" calcext:value-type="float">
            <text:p>0.056442719</text:p>
          </table:table-cell>
        </table:table-row>
        <table:table-row table:style-name="ro1">
          <table:table-cell office:value-type="string" calcext:value-type="string">
            <text:p>../passo3/perlin/n_512/r_40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0.960144042969" calcext:value-type="float">
            <text:p>0.960144043</text:p>
          </table:table-cell>
          <table:table-cell office:value-type="float" office:value="0.0493973605335" calcext:value-type="float">
            <text:p>0.0493973605</text:p>
          </table:table-cell>
        </table:table-row>
        <table:table-row table:style-name="ro1">
          <table:table-cell office:value-type="string" calcext:value-type="string">
            <text:p>../passo3/perlin/n_512/r_41.txt</text:p>
          </table:table-cell>
          <table:table-cell office:value-type="float" office:value="1.87399995327" calcext:value-type="float">
            <text:p>1.8739999533</text:p>
          </table:table-cell>
          <table:table-cell office:value-type="float" office:value="0.962120056152" calcext:value-type="float">
            <text:p>0.9621200562</text:p>
          </table:table-cell>
          <table:table-cell office:value-type="float" office:value="0.0524865053594" calcext:value-type="float">
            <text:p>0.0524865054</text:p>
          </table:table-cell>
        </table:table-row>
        <table:table-row table:style-name="ro1">
          <table:table-cell office:value-type="string" calcext:value-type="string">
            <text:p>../passo3/perlin/n_512/r_42.txt</text:p>
          </table:table-cell>
          <table:table-cell office:value-type="float" office:value="1.89499998093" calcext:value-type="float">
            <text:p>1.8949999809</text:p>
          </table:table-cell>
          <table:table-cell office:value-type="float" office:value="0.958290100098" calcext:value-type="float">
            <text:p>0.9582901001</text:p>
          </table:table-cell>
          <table:table-cell office:value-type="float" office:value="0.0226167626679" calcext:value-type="float">
            <text:p>0.0226167627</text:p>
          </table:table-cell>
        </table:table-row>
        <table:table-row table:style-name="ro1">
          <table:table-cell office:value-type="string" calcext:value-type="string">
            <text:p>../passo3/perlin/n_512/r_43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0.96021270752" calcext:value-type="float">
            <text:p>0.9602127075</text:p>
          </table:table-cell>
          <table:table-cell office:value-type="float" office:value="0.0476573221385" calcext:value-type="float">
            <text:p>0.0476573221</text:p>
          </table:table-cell>
        </table:table-row>
        <table:table-row table:style-name="ro1">
          <table:table-cell office:value-type="string" calcext:value-type="string">
            <text:p>../passo3/perlin/n_512/r_44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0.960906982422" calcext:value-type="float">
            <text:p>0.9609069824</text:p>
          </table:table-cell>
          <table:table-cell office:value-type="float" office:value="0.0488763861358" calcext:value-type="float">
            <text:p>0.0488763861</text:p>
          </table:table-cell>
        </table:table-row>
        <table:table-row table:style-name="ro1">
          <table:table-cell office:value-type="string" calcext:value-type="string">
            <text:p>../passo3/perlin/n_512/r_45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0.961669921875" calcext:value-type="float">
            <text:p>0.9616699219</text:p>
          </table:table-cell>
          <table:table-cell office:value-type="float" office:value="0.0896678417921" calcext:value-type="float">
            <text:p>0.0896678418</text:p>
          </table:table-cell>
        </table:table-row>
        <table:table-row table:style-name="ro1">
          <table:table-cell office:value-type="string" calcext:value-type="string">
            <text:p>../passo3/perlin/n_512/r_46.txt</text:p>
          </table:table-cell>
          <table:table-cell office:value-type="float" office:value="1.85500001907" calcext:value-type="float">
            <text:p>1.8550000191</text:p>
          </table:table-cell>
          <table:table-cell office:value-type="float" office:value="0.954998016357" calcext:value-type="float">
            <text:p>0.9549980164</text:p>
          </table:table-cell>
          <table:table-cell office:value-type="float" office:value="0.0579963177443" calcext:value-type="float">
            <text:p>0.0579963177</text:p>
          </table:table-cell>
        </table:table-row>
        <table:table-row table:style-name="ro1">
          <table:table-cell office:value-type="string" calcext:value-type="string">
            <text:p>../passo3/perlin/n_512/r_47.txt</text:p>
          </table:table-cell>
          <table:table-cell office:value-type="float" office:value="1.77799999714" calcext:value-type="float">
            <text:p>1.7779999971</text:p>
          </table:table-cell>
          <table:table-cell office:value-type="float" office:value="0.956260681152" calcext:value-type="float">
            <text:p>0.9562606812</text:p>
          </table:table-cell>
          <table:table-cell office:value-type="float" office:value="0.140788480639" calcext:value-type="float">
            <text:p>0.1407884806</text:p>
          </table:table-cell>
        </table:table-row>
        <table:table-row table:style-name="ro1">
          <table:table-cell office:value-type="string" calcext:value-type="string">
            <text:p>../passo3/perlin/n_512/r_48.txt</text:p>
          </table:table-cell>
          <table:table-cell office:value-type="float" office:value="1.77300000191" calcext:value-type="float">
            <text:p>1.7730000019</text:p>
          </table:table-cell>
          <table:table-cell office:value-type="float" office:value="0.96208190918" calcext:value-type="float">
            <text:p>0.9620819092</text:p>
          </table:table-cell>
          <table:table-cell office:value-type="float" office:value="0.156773835421" calcext:value-type="float">
            <text:p>0.1567738354</text:p>
          </table:table-cell>
        </table:table-row>
        <table:table-row table:style-name="ro1">
          <table:table-cell office:value-type="string" calcext:value-type="string">
            <text:p>../passo3/perlin/n_512/r_49.txt</text:p>
          </table:table-cell>
          <table:table-cell office:value-type="float" office:value="1.86199998856" calcext:value-type="float">
            <text:p>1.8619999886</text:p>
          </table:table-cell>
          <table:table-cell office:value-type="float" office:value="0.960277557373" calcext:value-type="float">
            <text:p>0.9602775574</text:p>
          </table:table-cell>
          <table:table-cell office:value-type="float" office:value="0.0606565326452" calcext:value-type="float">
            <text:p>0.0606565326</text:p>
          </table:table-cell>
        </table:table-row>
        <table:table-row table:style-name="ro1">
          <table:table-cell office:value-type="string" calcext:value-type="string">
            <text:p>../passo3/perlin/n_512/r_4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0.963802337646" calcext:value-type="float">
            <text:p>0.9638023376</text:p>
          </table:table-cell>
          <table:table-cell office:value-type="float" office:value="0.0909844785929" calcext:value-type="float">
            <text:p>0.0909844786</text:p>
          </table:table-cell>
        </table:table-row>
        <table:table-row table:style-name="ro1">
          <table:table-cell office:value-type="string" calcext:value-type="string">
            <text:p>../passo3/perlin/n_512/r_50.txt</text:p>
          </table:table-cell>
          <table:table-cell office:value-type="float" office:value="1.80200004578" calcext:value-type="float">
            <text:p>1.8020000458</text:p>
          </table:table-cell>
          <table:table-cell office:value-type="float" office:value="0.958301544189" calcext:value-type="float">
            <text:p>0.9583015442</text:p>
          </table:table-cell>
          <table:table-cell office:value-type="float" office:value="0.119850277901" calcext:value-type="float">
            <text:p>0.1198502779</text:p>
          </table:table-cell>
        </table:table-row>
        <table:table-row table:style-name="ro1">
          <table:table-cell office:value-type="string" calcext:value-type="string">
            <text:p>../passo3/perlin/n_512/r_51.txt</text:p>
          </table:table-cell>
          <table:table-cell office:value-type="float" office:value="1.89400005341" calcext:value-type="float">
            <text:p>1.8940000534</text:p>
          </table:table-cell>
          <table:table-cell office:value-type="float" office:value="0.959865570068" calcext:value-type="float">
            <text:p>0.9598655701</text:p>
          </table:table-cell>
          <table:table-cell office:value-type="float" office:value="0.0266590248793" calcext:value-type="float">
            <text:p>0.0266590249</text:p>
          </table:table-cell>
        </table:table-row>
        <table:table-row table:style-name="ro1">
          <table:table-cell office:value-type="string" calcext:value-type="string">
            <text:p>../passo3/perlin/n_512/r_52.txt</text:p>
          </table:table-cell>
          <table:table-cell office:value-type="float" office:value="1.82799994946" calcext:value-type="float">
            <text:p>1.8279999495</text:p>
          </table:table-cell>
          <table:table-cell office:value-type="float" office:value="0.955238342285" calcext:value-type="float">
            <text:p>0.9552383423</text:p>
          </table:table-cell>
          <table:table-cell office:value-type="float" office:value="0.0859091728926" calcext:value-type="float">
            <text:p>0.0859091729</text:p>
          </table:table-cell>
        </table:table-row>
        <table:table-row table:style-name="ro1">
          <table:table-cell office:value-type="string" calcext:value-type="string">
            <text:p>../passo3/perlin/n_512/r_53.txt</text:p>
          </table:table-cell>
          <table:table-cell office:value-type="float" office:value="1.84599995613" calcext:value-type="float">
            <text:p>1.8459999561</text:p>
          </table:table-cell>
          <table:table-cell office:value-type="float" office:value="0.959995269775" calcext:value-type="float">
            <text:p>0.9599952698</text:p>
          </table:table-cell>
          <table:table-cell office:value-type="float" office:value="0.076718583703" calcext:value-type="float">
            <text:p>0.0767185837</text:p>
          </table:table-cell>
        </table:table-row>
        <table:table-row table:style-name="ro1">
          <table:table-cell office:value-type="string" calcext:value-type="string">
            <text:p>../passo3/perlin/n_512/r_54.txt</text:p>
          </table:table-cell>
          <table:table-cell office:value-type="float" office:value="1.81700003147" calcext:value-type="float">
            <text:p>1.8170000315</text:p>
          </table:table-cell>
          <table:table-cell office:value-type="float" office:value="0.955753326416" calcext:value-type="float">
            <text:p>0.9557533264</text:p>
          </table:table-cell>
          <table:table-cell office:value-type="float" office:value="0.0985271707177" calcext:value-type="float">
            <text:p>0.0985271707</text:p>
          </table:table-cell>
        </table:table-row>
        <table:table-row table:style-name="ro1">
          <table:table-cell office:value-type="string" calcext:value-type="string">
            <text:p>../passo3/perlin/n_512/r_55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0.959270477295" calcext:value-type="float">
            <text:p>0.9592704773</text:p>
          </table:table-cell>
          <table:table-cell office:value-type="float" office:value="0.0553480871022" calcext:value-type="float">
            <text:p>0.0553480871</text:p>
          </table:table-cell>
        </table:table-row>
        <table:table-row table:style-name="ro1">
          <table:table-cell office:value-type="string" calcext:value-type="string">
            <text:p>../passo3/perlin/n_512/r_56.txt</text:p>
          </table:table-cell>
          <table:table-cell office:value-type="float" office:value="1.8259999752" calcext:value-type="float">
            <text:p>1.8259999752</text:p>
          </table:table-cell>
          <table:table-cell office:value-type="float" office:value="0.961029052734" calcext:value-type="float">
            <text:p>0.9610290527</text:p>
          </table:table-cell>
          <table:table-cell office:value-type="float" office:value="0.0995888635516" calcext:value-type="float">
            <text:p>0.0995888636</text:p>
          </table:table-cell>
        </table:table-row>
        <table:table-row table:style-name="ro1">
          <table:table-cell office:value-type="string" calcext:value-type="string">
            <text:p>../passo3/perlin/n_512/r_57.txt</text:p>
          </table:table-cell>
          <table:table-cell office:value-type="float" office:value="1.75999999046" calcext:value-type="float">
            <text:p>1.7599999905</text:p>
          </table:table-cell>
          <table:table-cell office:value-type="float" office:value="0.963684082031" calcext:value-type="float">
            <text:p>0.963684082</text:p>
          </table:table-cell>
          <table:table-cell office:value-type="float" office:value="0.173818469048" calcext:value-type="float">
            <text:p>0.173818469</text:p>
          </table:table-cell>
        </table:table-row>
        <table:table-row table:style-name="ro1">
          <table:table-cell office:value-type="string" calcext:value-type="string">
            <text:p>../passo3/perlin/n_512/r_58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0.962348937988" calcext:value-type="float">
            <text:p>0.962348938</text:p>
          </table:table-cell>
          <table:table-cell office:value-type="float" office:value="0.0705063641071" calcext:value-type="float">
            <text:p>0.0705063641</text:p>
          </table:table-cell>
        </table:table-row>
        <table:table-row table:style-name="ro1">
          <table:table-cell office:value-type="string" calcext:value-type="string">
            <text:p>../passo3/perlin/n_512/r_59.txt</text:p>
          </table:table-cell>
          <table:table-cell office:value-type="float" office:value="1.81500005722" calcext:value-type="float">
            <text:p>1.8150000572</text:p>
          </table:table-cell>
          <table:table-cell office:value-type="float" office:value="0.96017074585" calcext:value-type="float">
            <text:p>0.9601707459</text:p>
          </table:table-cell>
          <table:table-cell office:value-type="float" office:value="0.10988779366" calcext:value-type="float">
            <text:p>0.1098877937</text:p>
          </table:table-cell>
        </table:table-row>
        <table:table-row table:style-name="ro1">
          <table:table-cell office:value-type="string" calcext:value-type="string">
            <text:p>../passo3/perlin/n_512/r_5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0.962574005127" calcext:value-type="float">
            <text:p>0.9625740051</text:p>
          </table:table-cell>
          <table:table-cell office:value-type="float" office:value="0.0867888480425" calcext:value-type="float">
            <text:p>0.086788848</text:p>
          </table:table-cell>
        </table:table-row>
        <table:table-row table:style-name="ro1">
          <table:table-cell office:value-type="string" calcext:value-type="string">
            <text:p>../passo3/perlin/n_512/r_60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0.962696075439" calcext:value-type="float">
            <text:p>0.9626960754</text:p>
          </table:table-cell>
          <table:table-cell office:value-type="float" office:value="0.0844659283757" calcext:value-type="float">
            <text:p>0.0844659284</text:p>
          </table:table-cell>
        </table:table-row>
        <table:table-row table:style-name="ro1">
          <table:table-cell office:value-type="string" calcext:value-type="string">
            <text:p>../passo3/perlin/n_512/r_61.txt</text:p>
          </table:table-cell>
          <table:table-cell office:value-type="float" office:value="1.75999999046" calcext:value-type="float">
            <text:p>1.7599999905</text:p>
          </table:table-cell>
          <table:table-cell office:value-type="float" office:value="0.961242675781" calcext:value-type="float">
            <text:p>0.9612426758</text:p>
          </table:table-cell>
          <table:table-cell office:value-type="float" office:value="0.168585643172" calcext:value-type="float">
            <text:p>0.1685856432</text:p>
          </table:table-cell>
        </table:table-row>
        <table:table-row table:style-name="ro1">
          <table:table-cell office:value-type="string" calcext:value-type="string">
            <text:p>../passo3/perlin/n_512/r_62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0.959621429443" calcext:value-type="float">
            <text:p>0.9596214294</text:p>
          </table:table-cell>
          <table:table-cell office:value-type="float" office:value="0.0755505636334" calcext:value-type="float">
            <text:p>0.0755505636</text:p>
          </table:table-cell>
        </table:table-row>
        <table:table-row table:style-name="ro1">
          <table:table-cell office:value-type="string" calcext:value-type="string">
            <text:p>../passo3/perlin/n_512/r_63.txt</text:p>
          </table:table-cell>
          <table:table-cell office:value-type="float" office:value="1.7840000391" calcext:value-type="float">
            <text:p>1.7840000391</text:p>
          </table:table-cell>
          <table:table-cell office:value-type="float" office:value="0.956237792969" calcext:value-type="float">
            <text:p>0.956237793</text:p>
          </table:table-cell>
          <table:table-cell office:value-type="float" office:value="0.134147569537" calcext:value-type="float">
            <text:p>0.1341475695</text:p>
          </table:table-cell>
        </table:table-row>
        <table:table-row table:style-name="ro1">
          <table:table-cell office:value-type="string" calcext:value-type="string">
            <text:p>../passo3/perlin/n_512/r_64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0.945404052734" calcext:value-type="float">
            <text:p>0.9454040527</text:p>
          </table:table-cell>
          <table:table-cell office:value-type="float" office:value="0.0252409931272" calcext:value-type="float">
            <text:p>0.0252409931</text:p>
          </table:table-cell>
        </table:table-row>
        <table:table-row table:style-name="ro1">
          <table:table-cell office:value-type="string" calcext:value-type="string">
            <text:p>../passo3/perlin/n_512/r_65.txt</text:p>
          </table:table-cell>
          <table:table-cell office:value-type="float" office:value="1.81500005722" calcext:value-type="float">
            <text:p>1.8150000572</text:p>
          </table:table-cell>
          <table:table-cell office:value-type="float" office:value="0.959823608398" calcext:value-type="float">
            <text:p>0.9598236084</text:p>
          </table:table-cell>
          <table:table-cell office:value-type="float" office:value="0.109406888485" calcext:value-type="float">
            <text:p>0.1094068885</text:p>
          </table:table-cell>
        </table:table-row>
        <table:table-row table:style-name="ro1">
          <table:table-cell office:value-type="string" calcext:value-type="string">
            <text:p>../passo3/perlin/n_512/r_66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0.95923614502" calcext:value-type="float">
            <text:p>0.959236145</text:p>
          </table:table-cell>
          <table:table-cell office:value-type="float" office:value="0.0799369439483" calcext:value-type="float">
            <text:p>0.0799369439</text:p>
          </table:table-cell>
        </table:table-row>
        <table:table-row table:style-name="ro1">
          <table:table-cell office:value-type="string" calcext:value-type="string">
            <text:p>../passo3/perlin/n_512/r_67.txt</text:p>
          </table:table-cell>
          <table:table-cell office:value-type="float" office:value="1.89600002766" calcext:value-type="float">
            <text:p>1.8960000277</text:p>
          </table:table-cell>
          <table:table-cell office:value-type="float" office:value="0.957515716553" calcext:value-type="float">
            <text:p>0.9575157166</text:p>
          </table:table-cell>
          <table:table-cell office:value-type="float" office:value="0.0194231644273" calcext:value-type="float">
            <text:p>0.0194231644</text:p>
          </table:table-cell>
        </table:table-row>
        <table:table-row table:style-name="ro1">
          <table:table-cell office:value-type="string" calcext:value-type="string">
            <text:p>../passo3/perlin/n_512/r_68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62715148926" calcext:value-type="float">
            <text:p>0.9627151489</text:p>
          </table:table-cell>
          <table:table-cell office:value-type="float" office:value="0.0590255856514" calcext:value-type="float">
            <text:p>0.0590255857</text:p>
          </table:table-cell>
        </table:table-row>
        <table:table-row table:style-name="ro1">
          <table:table-cell office:value-type="string" calcext:value-type="string">
            <text:p>../passo3/perlin/n_512/r_69.txt</text:p>
          </table:table-cell>
          <table:table-cell office:value-type="float" office:value="1.78299999237" calcext:value-type="float">
            <text:p>1.7829999924</text:p>
          </table:table-cell>
          <table:table-cell office:value-type="float" office:value="0.956378936768" calcext:value-type="float">
            <text:p>0.9563789368</text:p>
          </table:table-cell>
          <table:table-cell office:value-type="float" office:value="0.135192632675" calcext:value-type="float">
            <text:p>0.1351926327</text:p>
          </table:table-cell>
        </table:table-row>
        <table:table-row table:style-name="ro1">
          <table:table-cell office:value-type="string" calcext:value-type="string">
            <text:p>../passo3/perlin/n_512/r_6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0.956165313721" calcext:value-type="float">
            <text:p>0.9561653137</text:p>
          </table:table-cell>
          <table:table-cell office:value-type="float" office:value="0.0718869939446" calcext:value-type="float">
            <text:p>0.0718869939</text:p>
          </table:table-cell>
        </table:table-row>
        <table:table-row table:style-name="ro1">
          <table:table-cell office:value-type="string" calcext:value-type="string">
            <text:p>../passo3/perlin/n_512/r_70.txt</text:p>
          </table:table-cell>
          <table:table-cell office:value-type="float" office:value="1.75100004673" calcext:value-type="float">
            <text:p>1.7510000467</text:p>
          </table:table-cell>
          <table:table-cell office:value-type="float" office:value="0.959964752197" calcext:value-type="float">
            <text:p>0.9599647522</text:p>
          </table:table-cell>
          <table:table-cell office:value-type="float" office:value="0.176186040044" calcext:value-type="float">
            <text:p>0.17618604</text:p>
          </table:table-cell>
        </table:table-row>
        <table:table-row table:style-name="ro1">
          <table:table-cell office:value-type="string" calcext:value-type="string">
            <text:p>../passo3/perlin/n_512/r_71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0.9582862854" calcext:value-type="float">
            <text:p>0.9582862854</text:p>
          </table:table-cell>
          <table:table-cell office:value-type="float" office:value="0.0760310962796" calcext:value-type="float">
            <text:p>0.0760310963</text:p>
          </table:table-cell>
        </table:table-row>
        <table:table-row table:style-name="ro1">
          <table:table-cell office:value-type="string" calcext:value-type="string">
            <text:p>../passo3/perlin/n_512/r_72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0.96017074585" calcext:value-type="float">
            <text:p>0.9601707459</text:p>
          </table:table-cell>
          <table:table-cell office:value-type="float" office:value="0.0465281382203" calcext:value-type="float">
            <text:p>0.0465281382</text:p>
          </table:table-cell>
        </table:table-row>
        <table:table-row table:style-name="ro1">
          <table:table-cell office:value-type="string" calcext:value-type="string">
            <text:p>../passo3/perlin/n_512/r_73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0.964546203613" calcext:value-type="float">
            <text:p>0.9645462036</text:p>
          </table:table-cell>
          <table:table-cell office:value-type="float" office:value="0.0241385176778" calcext:value-type="float">
            <text:p>0.0241385177</text:p>
          </table:table-cell>
        </table:table-row>
        <table:table-row table:style-name="ro1">
          <table:table-cell office:value-type="string" calcext:value-type="string">
            <text:p>../passo3/perlin/n_512/r_74.txt</text:p>
          </table:table-cell>
          <table:table-cell office:value-type="float" office:value="1.75600004196" calcext:value-type="float">
            <text:p>1.756000042</text:p>
          </table:table-cell>
          <table:table-cell office:value-type="float" office:value="0.953285217285" calcext:value-type="float">
            <text:p>0.9532852173</text:p>
          </table:table-cell>
          <table:table-cell office:value-type="float" office:value="0.158189997077" calcext:value-type="float">
            <text:p>0.1581899971</text:p>
          </table:table-cell>
        </table:table-row>
        <table:table-row table:style-name="ro1">
          <table:table-cell office:value-type="string" calcext:value-type="string">
            <text:p>../passo3/perlin/n_512/r_75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0.958072662354" calcext:value-type="float">
            <text:p>0.9580726624</text:p>
          </table:table-cell>
          <table:table-cell office:value-type="float" office:value="0.0882400795817" calcext:value-type="float">
            <text:p>0.0882400796</text:p>
          </table:table-cell>
        </table:table-row>
        <table:table-row table:style-name="ro1">
          <table:table-cell office:value-type="string" calcext:value-type="string">
            <text:p>../passo3/perlin/n_512/r_76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0.958393096924" calcext:value-type="float">
            <text:p>0.9583930969</text:p>
          </table:table-cell>
          <table:table-cell office:value-type="float" office:value="0.127241760492" calcext:value-type="float">
            <text:p>0.1272417605</text:p>
          </table:table-cell>
        </table:table-row>
        <table:table-row table:style-name="ro1">
          <table:table-cell office:value-type="string" calcext:value-type="string">
            <text:p>../passo3/perlin/n_512/r_77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0.965858459473" calcext:value-type="float">
            <text:p>0.9658584595</text:p>
          </table:table-cell>
          <table:table-cell office:value-type="float" office:value="0.11600214988" calcext:value-type="float">
            <text:p>0.1160021499</text:p>
          </table:table-cell>
        </table:table-row>
        <table:table-row table:style-name="ro1">
          <table:table-cell office:value-type="string" calcext:value-type="string">
            <text:p>../passo3/perlin/n_512/r_78.txt</text:p>
          </table:table-cell>
          <table:table-cell office:value-type="float" office:value="1.78100001812" calcext:value-type="float">
            <text:p>1.7810000181</text:p>
          </table:table-cell>
          <table:table-cell office:value-type="float" office:value="0.956558227539" calcext:value-type="float">
            <text:p>0.9565582275</text:p>
          </table:table-cell>
          <table:table-cell office:value-type="float" office:value="0.138575851917" calcext:value-type="float">
            <text:p>0.1385758519</text:p>
          </table:table-cell>
        </table:table-row>
        <table:table-row table:style-name="ro1">
          <table:table-cell office:value-type="string" calcext:value-type="string">
            <text:p>../passo3/perlin/n_512/r_79.txt</text:p>
          </table:table-cell>
          <table:table-cell office:value-type="float" office:value="1.84300005436" calcext:value-type="float">
            <text:p>1.8430000544</text:p>
          </table:table-cell>
          <table:table-cell office:value-type="float" office:value="0.960735321045" calcext:value-type="float">
            <text:p>0.960735321</text:p>
          </table:table-cell>
          <table:table-cell office:value-type="float" office:value="0.0821218565106" calcext:value-type="float">
            <text:p>0.0821218565</text:p>
          </table:table-cell>
        </table:table-row>
        <table:table-row table:style-name="ro1">
          <table:table-cell office:value-type="string" calcext:value-type="string">
            <text:p>../passo3/perlin/n_512/r_7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0.959754943848" calcext:value-type="float">
            <text:p>0.9597549438</text:p>
          </table:table-cell>
          <table:table-cell office:value-type="float" office:value="0.125526040792" calcext:value-type="float">
            <text:p>0.1255260408</text:p>
          </table:table-cell>
        </table:table-row>
        <table:table-row table:style-name="ro1">
          <table:table-cell office:value-type="string" calcext:value-type="string">
            <text:p>../passo3/perlin/n_512/r_80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0.95873260498" calcext:value-type="float">
            <text:p>0.958732605</text:p>
          </table:table-cell>
          <table:table-cell office:value-type="float" office:value="0.12596154213" calcext:value-type="float">
            <text:p>0.1259615421</text:p>
          </table:table-cell>
        </table:table-row>
        <table:table-row table:style-name="ro1">
          <table:table-cell office:value-type="string" calcext:value-type="string">
            <text:p>../passo3/perlin/n_512/r_81.txt</text:p>
          </table:table-cell>
          <table:table-cell office:value-type="float" office:value="1.75699996948" calcext:value-type="float">
            <text:p>1.7569999695</text:p>
          </table:table-cell>
          <table:table-cell office:value-type="float" office:value="0.958271026611" calcext:value-type="float">
            <text:p>0.9582710266</text:p>
          </table:table-cell>
          <table:table-cell office:value-type="float" office:value="0.166854396462" calcext:value-type="float">
            <text:p>0.1668543965</text:p>
          </table:table-cell>
        </table:table-row>
        <table:table-row table:style-name="ro1">
          <table:table-cell office:value-type="string" calcext:value-type="string">
            <text:p>../passo3/perlin/n_512/r_82.txt</text:p>
          </table:table-cell>
          <table:table-cell office:value-type="float" office:value="1.80999994278" calcext:value-type="float">
            <text:p>1.8099999428</text:p>
          </table:table-cell>
          <table:table-cell office:value-type="float" office:value="0.958187103271" calcext:value-type="float">
            <text:p>0.9581871033</text:p>
          </table:table-cell>
          <table:table-cell office:value-type="float" office:value="0.111080415547" calcext:value-type="float">
            <text:p>0.1110804155</text:p>
          </table:table-cell>
        </table:table-row>
        <table:table-row table:style-name="ro1">
          <table:table-cell office:value-type="string" calcext:value-type="string">
            <text:p>../passo3/perlin/n_512/r_83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0.959339141846" calcext:value-type="float">
            <text:p>0.9593391418</text:p>
          </table:table-cell>
          <table:table-cell office:value-type="float" office:value="0.0314990952611" calcext:value-type="float">
            <text:p>0.0314990953</text:p>
          </table:table-cell>
        </table:table-row>
        <table:table-row table:style-name="ro1">
          <table:table-cell office:value-type="string" calcext:value-type="string">
            <text:p>../passo3/perlin/n_512/r_84.txt</text:p>
          </table:table-cell>
          <table:table-cell office:value-type="float" office:value="1.86300003529" calcext:value-type="float">
            <text:p>1.8630000353</text:p>
          </table:table-cell>
          <table:table-cell office:value-type="float" office:value="0.959655761719" calcext:value-type="float">
            <text:p>0.9596557617</text:p>
          </table:table-cell>
          <table:table-cell office:value-type="float" office:value="0.0588237382472" calcext:value-type="float">
            <text:p>0.0588237382</text:p>
          </table:table-cell>
        </table:table-row>
        <table:table-row table:style-name="ro1">
          <table:table-cell office:value-type="string" calcext:value-type="string">
            <text:p>../passo3/perlin/n_512/r_85.txt</text:p>
          </table:table-cell>
          <table:table-cell office:value-type="float" office:value="1.90999996662" calcext:value-type="float">
            <text:p>1.9099999666</text:p>
          </table:table-cell>
          <table:table-cell office:value-type="float" office:value="0.960987091064" calcext:value-type="float">
            <text:p>0.9609870911</text:p>
          </table:table-cell>
          <table:table-cell office:value-type="float" office:value="0.0127390613779" calcext:value-type="float">
            <text:p>0.0127390614</text:p>
          </table:table-cell>
        </table:table-row>
        <table:table-row table:style-name="ro1">
          <table:table-cell office:value-type="string" calcext:value-type="string">
            <text:p>../passo3/perlin/n_512/r_86.txt</text:p>
          </table:table-cell>
          <table:table-cell office:value-type="float" office:value="1.76600003242" calcext:value-type="float">
            <text:p>1.7660000324</text:p>
          </table:table-cell>
          <table:table-cell office:value-type="float" office:value="0.961067199707" calcext:value-type="float">
            <text:p>0.9610671997</text:p>
          </table:table-cell>
          <table:table-cell office:value-type="float" office:value="0.162110358477" calcext:value-type="float">
            <text:p>0.1621103585</text:p>
          </table:table-cell>
        </table:table-row>
        <table:table-row table:style-name="ro1">
          <table:table-cell office:value-type="string" calcext:value-type="string">
            <text:p>../passo3/perlin/n_512/r_87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0.96480178833" calcext:value-type="float">
            <text:p>0.9648017883</text:p>
          </table:table-cell>
          <table:table-cell office:value-type="float" office:value="0.0569034516811" calcext:value-type="float">
            <text:p>0.0569034517</text:p>
          </table:table-cell>
        </table:table-row>
        <table:table-row table:style-name="ro1">
          <table:table-cell office:value-type="string" calcext:value-type="string">
            <text:p>../passo3/perlin/n_512/r_88.txt</text:p>
          </table:table-cell>
          <table:table-cell office:value-type="float" office:value="1.88399994373" calcext:value-type="float">
            <text:p>1.8839999437</text:p>
          </table:table-cell>
          <table:table-cell office:value-type="float" office:value="0.965381622314" calcext:value-type="float">
            <text:p>0.9653816223</text:p>
          </table:table-cell>
          <table:table-cell office:value-type="float" office:value="0.0480082258582" calcext:value-type="float">
            <text:p>0.0480082259</text:p>
          </table:table-cell>
        </table:table-row>
        <table:table-row table:style-name="ro1">
          <table:table-cell office:value-type="string" calcext:value-type="string">
            <text:p>../passo3/perlin/n_512/r_89.txt</text:p>
          </table:table-cell>
          <table:table-cell office:value-type="float" office:value="1.86000001431" calcext:value-type="float">
            <text:p>1.8600000143</text:p>
          </table:table-cell>
          <table:table-cell office:value-type="float" office:value="0.958843231201" calcext:value-type="float">
            <text:p>0.9588432312</text:p>
          </table:table-cell>
          <table:table-cell office:value-type="float" office:value="0.0606127604842" calcext:value-type="float">
            <text:p>0.0606127605</text:p>
          </table:table-cell>
        </table:table-row>
        <table:table-row table:style-name="ro1">
          <table:table-cell office:value-type="string" calcext:value-type="string">
            <text:p>../passo3/perlin/n_512/r_8.txt</text:p>
          </table:table-cell>
          <table:table-cell office:value-type="float" office:value="1.80099999905" calcext:value-type="float">
            <text:p>1.8009999991</text:p>
          </table:table-cell>
          <table:table-cell office:value-type="float" office:value="0.943965911865" calcext:value-type="float">
            <text:p>0.9439659119</text:p>
          </table:table-cell>
          <table:table-cell office:value-type="float" office:value="0.09167355299" calcext:value-type="float">
            <text:p>0.091673553</text:p>
          </table:table-cell>
        </table:table-row>
        <table:table-row table:style-name="ro1">
          <table:table-cell office:value-type="string" calcext:value-type="string">
            <text:p>../passo3/perlin/n_512/r_90.txt</text:p>
          </table:table-cell>
          <table:table-cell office:value-type="float" office:value="1.81099998951" calcext:value-type="float">
            <text:p>1.8109999895</text:p>
          </table:table-cell>
          <table:table-cell office:value-type="float" office:value="0.9606590271" calcext:value-type="float">
            <text:p>0.9606590271</text:p>
          </table:table-cell>
          <table:table-cell office:value-type="float" office:value="0.114823058248" calcext:value-type="float">
            <text:p>0.1148230582</text:p>
          </table:table-cell>
        </table:table-row>
        <table:table-row table:style-name="ro1">
          <table:table-cell office:value-type="string" calcext:value-type="string">
            <text:p>../passo3/perlin/n_512/r_91.txt</text:p>
          </table:table-cell>
          <table:table-cell office:value-type="float" office:value="1.82000005245" calcext:value-type="float">
            <text:p>1.8200000525</text:p>
          </table:table-cell>
          <table:table-cell office:value-type="float" office:value="0.960014343262" calcext:value-type="float">
            <text:p>0.9600143433</text:p>
          </table:table-cell>
          <table:table-cell office:value-type="float" office:value="0.10378690809" calcext:value-type="float">
            <text:p>0.1037869081</text:p>
          </table:table-cell>
        </table:table-row>
        <table:table-row table:style-name="ro1">
          <table:table-cell office:value-type="string" calcext:value-type="string">
            <text:p>../passo3/perlin/n_512/r_92.txt</text:p>
          </table:table-cell>
          <table:table-cell office:value-type="float" office:value="1.63800001144" calcext:value-type="float">
            <text:p>1.6380000114</text:p>
          </table:table-cell>
          <table:table-cell office:value-type="float" office:value="0.940563201904" calcext:value-type="float">
            <text:p>0.9405632019</text:p>
          </table:table-cell>
          <table:table-cell office:value-type="float" office:value="0.259017765522" calcext:value-type="float">
            <text:p>0.2590177655</text:p>
          </table:table-cell>
        </table:table-row>
        <table:table-row table:style-name="ro1">
          <table:table-cell office:value-type="string" calcext:value-type="string">
            <text:p>../passo3/perlin/n_512/r_93.txt</text:p>
          </table:table-cell>
          <table:table-cell office:value-type="float" office:value="1.88600003719" calcext:value-type="float">
            <text:p>1.8860000372</text:p>
          </table:table-cell>
          <table:table-cell office:value-type="float" office:value="0.953285217285" calcext:value-type="float">
            <text:p>0.9532852173</text:p>
          </table:table-cell>
          <table:table-cell office:value-type="float" office:value="0.0219558868557" calcext:value-type="float">
            <text:p>0.0219558869</text:p>
          </table:table-cell>
        </table:table-row>
        <table:table-row table:style-name="ro1">
          <table:table-cell office:value-type="string" calcext:value-type="string">
            <text:p>../passo3/perlin/n_512/r_94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0.955131530762" calcext:value-type="float">
            <text:p>0.9551315308</text:p>
          </table:table-cell>
          <table:table-cell office:value-type="float" office:value="0.0719853565097" calcext:value-type="float">
            <text:p>0.0719853565</text:p>
          </table:table-cell>
        </table:table-row>
        <table:table-row table:style-name="ro1">
          <table:table-cell office:value-type="string" calcext:value-type="string">
            <text:p>../passo3/perlin/n_512/r_95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0.959575653076" calcext:value-type="float">
            <text:p>0.9595756531</text:p>
          </table:table-cell>
          <table:table-cell office:value-type="float" office:value="0.0769256576896" calcext:value-type="float">
            <text:p>0.0769256577</text:p>
          </table:table-cell>
        </table:table-row>
        <table:table-row table:style-name="ro1">
          <table:table-cell office:value-type="string" calcext:value-type="string">
            <text:p>../passo3/perlin/n_512/r_96.txt</text:p>
          </table:table-cell>
          <table:table-cell office:value-type="float" office:value="1.83599996567" calcext:value-type="float">
            <text:p>1.8359999657</text:p>
          </table:table-cell>
          <table:table-cell office:value-type="float" office:value="0.964267730713" calcext:value-type="float">
            <text:p>0.9642677307</text:p>
          </table:table-cell>
          <table:table-cell office:value-type="float" office:value="0.0959113389254" calcext:value-type="float">
            <text:p>0.0959113389</text:p>
          </table:table-cell>
        </table:table-row>
        <table:table-row table:style-name="ro1">
          <table:table-cell office:value-type="string" calcext:value-type="string">
            <text:p>../passo3/perlin/n_512/r_97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0.961570739746" calcext:value-type="float">
            <text:p>0.9615707397</text:p>
          </table:table-cell>
          <table:table-cell office:value-type="float" office:value="0.0744058340788" calcext:value-type="float">
            <text:p>0.0744058341</text:p>
          </table:table-cell>
        </table:table-row>
        <table:table-row table:style-name="ro1">
          <table:table-cell office:value-type="string" calcext:value-type="string">
            <text:p>../passo3/perlin/n_512/r_98.txt</text:p>
          </table:table-cell>
          <table:table-cell office:value-type="float" office:value="1.8710000515" calcext:value-type="float">
            <text:p>1.8710000515</text:p>
          </table:table-cell>
          <table:table-cell office:value-type="float" office:value="0.95979309082" calcext:value-type="float">
            <text:p>0.9597930908</text:p>
          </table:table-cell>
          <table:table-cell office:value-type="float" office:value="0.0505799502134" calcext:value-type="float">
            <text:p>0.0505799502</text:p>
          </table:table-cell>
        </table:table-row>
        <table:table-row table:style-name="ro1">
          <table:table-cell office:value-type="string" calcext:value-type="string">
            <text:p>../passo3/perlin/n_512/r_99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0.954700469971" calcext:value-type="float">
            <text:p>0.95470047</text:p>
          </table:table-cell>
          <table:table-cell office:value-type="float" office:value="0.126661285758" calcext:value-type="float">
            <text:p>0.1266612858</text:p>
          </table:table-cell>
        </table:table-row>
        <table:table-row table:style-name="ro1">
          <table:table-cell office:value-type="string" calcext:value-type="string">
            <text:p>../passo3/perlin/n_512/r_9.txt</text:p>
          </table:table-cell>
          <table:table-cell office:value-type="float" office:value="1.86899995804" calcext:value-type="float">
            <text:p>1.868999958</text:p>
          </table:table-cell>
          <table:table-cell office:value-type="float" office:value="0.946334838867" calcext:value-type="float">
            <text:p>0.9463348389</text:p>
          </table:table-cell>
          <table:table-cell office:value-type="float" office:value="0.0249896552414" calcext:value-type="float">
            <text:p>0.02498965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295000052451" calcext:value-type="float">
            <text:p>1.8295000052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459429804352825" calcext:value-type="float">
            <text:p>0.04594298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7:26:44.523202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30T17:35:00.834401595</dc:date>
    <meta:editing-duration>PT19M32S</meta:editing-duration>
    <meta:editing-cycles>28</meta:editing-cycles>
    <meta:document-statistic meta:table-count="9" meta:cell-count="3268" meta:object-count="0"/>
  </office:meta>
</office:document-meta>
</file>